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8pt"/>
    </style:style>
    <style:style style:name="co3" style:family="table-column">
      <style:table-column-properties fo:break-before="auto" style:column-width="133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122.2pt"/>
    </style:style>
    <style:style style:name="co8" style:family="table-column">
      <style:table-column-properties fo:break-before="auto" style:column-width="39.6pt"/>
    </style:style>
    <style:style style:name="co9" style:family="table-column">
      <style:table-column-properties fo:break-before="auto" style:column-width="15.65pt"/>
    </style:style>
    <style:style style:name="co10" style:family="table-column">
      <style:table-column-properties fo:break-before="auto" style:column-width="22.59pt"/>
    </style:style>
    <style:style style:name="co11" style:family="table-column">
      <style:table-column-properties fo:break-before="auto" style:column-width="38.55pt"/>
    </style:style>
    <style:style style:name="co12" style:family="table-column">
      <style:table-column-properties fo:break-before="auto" style:column-width="40.11pt"/>
    </style:style>
    <style:style style:name="co13" style:family="table-column">
      <style:table-column-properties fo:break-before="auto" style:column-width="41.16pt"/>
    </style:style>
    <style:style style:name="co14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1" style:family="table-cell" style:parent-style-name="Default" style:data-style-name="N1"/>
    <style:style style:name="ce82" style:family="table-cell" style:parent-style-name="Default" style:data-style-name="N1">
      <style:table-cell-properties fo:background-color="#ff0000"/>
    </style:style>
    <style:style style:name="ce83" style:family="table-cell" style:parent-style-name="Default">
      <style:table-cell-properties fo:background-color="#ff0000"/>
    </style:style>
    <style:style style:name="ce84" style:family="table-cell" style:parent-style-name="Default">
      <style:table-cell-properties fo:background-color="#81d41a"/>
    </style:style>
    <style:style style:name="ce85" style:family="table-cell" style:parent-style-name="Default">
      <style:table-cell-properties fo:background-color="#780373"/>
    </style:style>
    <style:style style:name="ce86" style:family="table-cell" style:parent-style-name="Default">
      <style:table-cell-properties fo:background-color="#729fcf"/>
    </style:style>
    <style:style style:name="ce87" style:family="table-cell" style:parent-style-name="Default">
      <style:table-cell-properties fo:background-color="#ff8000"/>
    </style:style>
    <style:style style:name="ce88" style:family="table-cell" style:parent-style-name="Default">
      <style:table-cell-properties fo:background-color="#ffffa6"/>
    </style:style>
    <style:style style:name="ce89" style:family="table-cell" style:parent-style-name="Default">
      <style:table-cell-properties fo:background-color="#ff8000" fo:border="none"/>
    </style:style>
    <style:style style:name="ce90" style:family="table-cell" style:parent-style-name="Default">
      <style:table-cell-properties fo:background-color="#729fcf" fo:border="none"/>
    </style:style>
    <style:style style:name="ce91" style:family="table-cell" style:parent-style-name="Default">
      <style:table-cell-properties fo:background-color="#780373" fo:border="none"/>
    </style:style>
    <style:style style:name="ce92" style:family="table-cell" style:parent-style-name="Default">
      <style:table-cell-properties fo:border-bottom="none" fo:background-color="#ff8000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729fcf" fo:border-left="0.06pt solid #000000" fo:border-right="none" fo:border-top="none"/>
    </style:style>
    <style:style style:name="ce94" style:family="table-cell" style:parent-style-name="Default">
      <style:table-cell-properties fo:border-bottom="none" fo:background-color="#780373" fo:border-left="0.06pt solid #000000" fo:border-right="none" fo:border-top="none"/>
    </style:style>
    <style:style style:name="ce95" style:family="table-cell" style:parent-style-name="Default">
      <style:table-cell-properties fo:border-bottom="0.06pt solid #000000" fo:background-color="#780373" fo:border-left="0.06pt solid #000000" fo:border-right="none" fo:border-top="none"/>
    </style:style>
    <style:style style:name="ce96" style:family="table-cell" style:parent-style-name="Default">
      <style:table-cell-properties fo:background-color="#ffffa6" fo:border="none"/>
    </style:style>
    <style:style style:name="ce97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ff8000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ackground-color="#729fcf" fo:border-left="none" fo:border-right="0.06pt solid #000000" fo:border-top="none"/>
    </style:style>
    <style:style style:name="ce101" style:family="table-cell" style:parent-style-name="Default">
      <style:table-cell-properties fo:background-color="#3faf46"/>
    </style:style>
    <style:style style:name="ce102" style:family="table-cell" style:parent-style-name="Default">
      <style:table-cell-properties fo:background-color="#a1467e"/>
    </style:style>
    <style:style style:name="ce103" style:family="table-cell" style:parent-style-name="Default">
      <style:table-cell-properties fo:background-color="#ed4c05"/>
    </style:style>
    <style:style style:name="ce104" style:family="table-cell" style:parent-style-name="Default">
      <style:table-cell-properties fo:background-color="#e6e905"/>
    </style:style>
    <style:style style:name="ce105" style:family="table-cell" style:parent-style-name="Default">
      <style:table-cell-properties fo:background-color="#ed4c05" fo:border="none"/>
    </style:style>
    <style:style style:name="ce106" style:family="table-cell" style:parent-style-name="Default">
      <style:table-cell-properties fo:background-color="#a1467e" fo:border="none"/>
    </style:style>
    <style:style style:name="ce107" style:family="table-cell" style:parent-style-name="Default">
      <style:table-cell-properties fo:background-color="#3faf46" fo:border="none"/>
    </style:style>
    <style:style style:name="ce108" style:family="table-cell" style:parent-style-name="Default">
      <style:table-cell-properties fo:border-bottom="none" fo:background-color="#ed4c05" fo:border-left="0.06pt solid #000000" fo:border-right="none" fo:border-top="0.06pt solid #000000"/>
    </style:style>
    <style:style style:name="ce109" style:family="table-cell" style:parent-style-name="Default">
      <style:table-cell-properties fo:border-bottom="none" fo:background-color="#a1467e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3faf46" fo:border-left="0.06pt solid #000000" fo:border-right="none" fo:border-top="none"/>
    </style:style>
    <style:style style:name="ce111" style:family="table-cell" style:parent-style-name="Default">
      <style:table-cell-properties fo:border-bottom="0.06pt solid #000000" fo:background-color="#3faf46" fo:border-left="0.06pt solid #000000" fo:border-right="none" fo:border-top="none"/>
    </style:style>
    <style:style style:name="ce112" style:family="table-cell" style:parent-style-name="Default">
      <style:table-cell-properties fo:background-color="#e6e905" fo:border="none"/>
    </style:style>
    <style:style style:name="ce113" style:family="table-cell" style:parent-style-name="Default">
      <style:table-cell-properties fo:border-bottom="none" fo:background-color="#e6e905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ackground-color="#e6e905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ed4c05" fo:border-left="none" fo:border-right="0.06pt solid #000000" fo:border-top="none"/>
    </style:style>
    <style:style style:name="ce116" style:family="table-cell" style:parent-style-name="Default">
      <style:table-cell-properties fo:border-bottom="0.06pt solid #000000" fo:background-color="#a1467e" fo:border-left="none" fo:border-right="0.06pt solid #000000" fo:border-top="none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b4c7dc"/>
    </style:style>
    <style:style style:name="ce119" style:family="table-cell" style:parent-style-name="Default">
      <style:table-cell-properties fo:background-color="#e0c2cd"/>
    </style:style>
    <style:style style:name="ce120" style:family="table-cell" style:parent-style-name="Default">
      <style:table-cell-properties fo:background-color="#f6f9d4"/>
    </style:style>
    <style:style style:name="ce121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123" style:family="table-cell" style:parent-style-name="Default">
      <style:table-cell-properties fo:border-bottom="0.06pt solid #000000" fo:border-left="0.06pt solid #000000" fo:border-right="none" fo:border-top="none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125" style:family="table-cell" style:parent-style-name="Default">
      <style:table-cell-properties fo:border-bottom="0.06pt solid #000000" fo:background-color="#ffff00" fo:border-left="none" fo:border-right="none" fo:border-top="none"/>
      <style:text-properties fo:color="#808080"/>
    </style:style>
    <style:style style:name="ce126" style:family="table-cell" style:parent-style-name="Default">
      <style:table-cell-properties fo:background-color="#ffff00"/>
      <style:text-properties style:use-window-font-color="true"/>
    </style:style>
    <style:style style:name="ce127" style:family="table-cell" style:parent-style-name="Default">
      <style:table-cell-properties fo:border-bottom="0.06pt solid #000000" fo:border-left="none" fo:border-right="none" fo:border-top="none"/>
      <style:text-properties fo:color="#808080"/>
    </style:style>
    <style:style style:name="ce128" style:family="table-cell" style:parent-style-name="Default">
      <style:table-cell-properties fo:background-color="#ffff00"/>
    </style:style>
    <style:style style:name="ce129" style:family="table-cell" style:parent-style-name="Default">
      <style:text-properties fo:color="#808080"/>
    </style:style>
    <style:style style:name="ce130" style:family="table-cell" style:parent-style-name="Default">
      <style:table-cell-properties fo:background-color="#ffff00"/>
      <style:text-properties fo:color="#808080"/>
    </style:style>
    <style:style style:name="ce131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order-left="none" fo:border-right="0.06pt solid #000000" fo:border-top="none"/>
      <style:text-properties fo:color="#808080"/>
    </style:style>
    <style:style style:name="ce133" style:family="table-cell" style:parent-style-name="Default">
      <style:table-cell-properties fo:border-bottom="0.06pt solid #000000" fo:border-left="none" fo:border-right="0.06pt solid #000000" fo:border-top="none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8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BIN([.A1];2)" office:value-type="string" office:string-value="" calcext:value-type="error">
            <text:p>Err:502</text:p>
          </table:table-cell>
          <table:table-cell table:formula="of:=COMBIN([.B1];1)" office:value-type="string" office:string-value="" calcext:value-type="error">
            <text:p>Err:502</text:p>
          </table:table-cell>
          <table:table-cell office:value-type="float" office:value="26" calcext:value-type="float">
            <text:p>26</text:p>
          </table:table-cell>
          <table:table-cell table:formula="of:=COMBIN([.E1];2)" office:value-type="float" office:value="325" calcext:value-type="float">
            <text:p>325</text:p>
          </table:table-cell>
          <table:table-cell table:style-name="ce81" table:formula="of:=PRODUCT([.F$1:.F1])" office:value-type="float" office:value="325" calcext:value-type="float">
            <text:p>32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formula="of:=[.G1]/[.H1]" office:value-type="float" office:value="325" calcext:value-type="float">
            <text:p>325</text:p>
          </table:table-cell>
          <table:table-cell table:style-name="ce81" table:formula="of:=[.G1]/FACT(ROW())" office:value-type="float" office:value="325" calcext:value-type="float">
            <text:p>325</text:p>
          </table:table-cell>
          <table:table-cell table:formula="of:=SUM([.J$1:.J1])" office:value-type="float" office:value="325" calcext:value-type="float">
            <text:p>325</text:p>
          </table:table-cell>
          <table:table-cell/>
          <table:table-cell table:formula="of:=PRODUCT([.F1:.F$13])" office:value-type="float" office:value="4.92299146883064E+022" calcext:value-type="float">
            <text:p>4.92299146883064E+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BIN([.A2];2)" office:value-type="float" office:value="1" calcext:value-type="float">
            <text:p>1</text:p>
          </table:table-cell>
          <table:table-cell table:formula="of:=COMBIN([.B2];1)" office:value-type="string" office:string-value="" calcext:value-type="error">
            <text:p>Err:502</text:p>
          </table:table-cell>
          <table:table-cell table:formula="of:=[.E1]-2" office:value-type="float" office:value="24" calcext:value-type="float">
            <text:p>24</text:p>
          </table:table-cell>
          <table:table-cell table:formula="of:=COMBIN([.E2];2)" office:value-type="float" office:value="276" calcext:value-type="float">
            <text:p>276</text:p>
          </table:table-cell>
          <table:table-cell table:style-name="ce81" table:formula="of:=[.G1]*[.F2]" office:value-type="float" office:value="89700" calcext:value-type="float">
            <text:p>89700</text:p>
          </table:table-cell>
          <table:table-cell table:style-name="ce81" office:value-type="float" office:value="2" calcext:value-type="float">
            <text:p>2</text:p>
          </table:table-cell>
          <table:table-cell table:style-name="ce81" table:formula="of:=[.I1]*[.F2]/[.H2]" office:value-type="float" office:value="44850" calcext:value-type="float">
            <text:p>44850</text:p>
          </table:table-cell>
          <table:table-cell table:style-name="ce81" table:formula="of:=[.G2]/FACT(ROW())" office:value-type="float" office:value="44850" calcext:value-type="float">
            <text:p>44850</text:p>
          </table:table-cell>
          <table:table-cell table:formula="of:=SUM([.J$1:.J2])" office:value-type="float" office:value="45175" calcext:value-type="float">
            <text:p>45175</text:p>
          </table:table-cell>
          <table:table-cell/>
          <table:table-cell table:formula="of:=PRODUCT([.F2:.F$13])" office:value-type="float" office:value="1.51476660579404E+020" calcext:value-type="float">
            <text:p>1.51476660579404E+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BIN([.A3];2)" office:value-type="float" office:value="1" calcext:value-type="float">
            <text:p>1</text:p>
          </table:table-cell>
          <table:table-cell table:formula="of:=COMBIN([.B3];1)" office:value-type="float" office:value="1" calcext:value-type="float">
            <text:p>1</text:p>
          </table:table-cell>
          <table:table-cell table:formula="of:=[.E2]-2" office:value-type="float" office:value="22" calcext:value-type="float">
            <text:p>22</text:p>
          </table:table-cell>
          <table:table-cell table:formula="of:=COMBIN([.E3];2)" office:value-type="float" office:value="231" calcext:value-type="float">
            <text:p>231</text:p>
          </table:table-cell>
          <table:table-cell table:style-name="ce81" table:formula="of:=[.G2]*[.F3]" office:value-type="float" office:value="20720700" calcext:value-type="float">
            <text:p>20720700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formula="of:=[.I2]*[.F3]/[.H3]" office:value-type="float" office:value="3453450" calcext:value-type="float">
            <text:p>3453450</text:p>
          </table:table-cell>
          <table:table-cell table:style-name="ce81" table:formula="of:=[.G3]/FACT(ROW())" office:value-type="float" office:value="3453450" calcext:value-type="float">
            <text:p>3453450</text:p>
          </table:table-cell>
          <table:table-cell table:formula="of:=SUM([.J$1:.J3])" office:value-type="float" office:value="3498625" calcext:value-type="float">
            <text:p>3498625</text:p>
          </table:table-cell>
          <table:table-cell/>
          <table:table-cell table:formula="of:=PRODUCT([.F3:.F$13])" office:value-type="float" office:value="5.4882848036016E+017" calcext:value-type="float">
            <text:p>5.4882848036016E+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BIN([.A4];2)" office:value-type="float" office:value="3" calcext:value-type="float">
            <text:p>3</text:p>
          </table:table-cell>
          <table:table-cell table:formula="of:=COMBIN([.B4];1)" office:value-type="string" office:string-value="" calcext:value-type="error">
            <text:p>Err:502</text:p>
          </table:table-cell>
          <table:table-cell table:formula="of:=[.E3]-2" office:value-type="float" office:value="20" calcext:value-type="float">
            <text:p>20</text:p>
          </table:table-cell>
          <table:table-cell table:formula="of:=COMBIN([.E4];2)" office:value-type="float" office:value="190" calcext:value-type="float">
            <text:p>190</text:p>
          </table:table-cell>
          <table:table-cell table:style-name="ce81" table:formula="of:=[.G3]*[.F4]" office:value-type="float" office:value="3936933000" calcext:value-type="float">
            <text:p>3936933000</text:p>
          </table:table-cell>
          <table:table-cell table:style-name="ce81" office:value-type="float" office:value="4" calcext:value-type="float">
            <text:p>4</text:p>
          </table:table-cell>
          <table:table-cell table:style-name="ce81" table:formula="of:=[.I3]*[.F4]/[.H4]" office:value-type="float" office:value="164038875" calcext:value-type="float">
            <text:p>164038875</text:p>
          </table:table-cell>
          <table:table-cell table:style-name="ce81" table:formula="of:=[.G4]/FACT(ROW())" office:value-type="float" office:value="164038875" calcext:value-type="float">
            <text:p>164038875</text:p>
          </table:table-cell>
          <table:table-cell table:formula="of:=SUM([.J$1:.J4])" office:value-type="float" office:value="167537500" calcext:value-type="float">
            <text:p>167537500</text:p>
          </table:table-cell>
          <table:table-cell/>
          <table:table-cell table:formula="of:=PRODUCT([.F4:.F$13])" office:value-type="float" office:value="2375880867360000" calcext:value-type="float">
            <text:p>237588086736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BIN([.A5];2)" office:value-type="float" office:value="3" calcext:value-type="float">
            <text:p>3</text:p>
          </table:table-cell>
          <table:table-cell table:formula="of:=COMBIN([.B5];1)" office:value-type="float" office:value="1" calcext:value-type="float">
            <text:p>1</text:p>
          </table:table-cell>
          <table:table-cell table:formula="of:=[.E4]-2" office:value-type="float" office:value="18" calcext:value-type="float">
            <text:p>18</text:p>
          </table:table-cell>
          <table:table-cell table:formula="of:=COMBIN([.E5];2)" office:value-type="float" office:value="153" calcext:value-type="float">
            <text:p>153</text:p>
          </table:table-cell>
          <table:table-cell table:style-name="ce81" table:formula="of:=[.G4]*[.F5]" office:value-type="float" office:value="602350749000" calcext:value-type="float">
            <text:p>602350749000</text:p>
          </table:table-cell>
          <table:table-cell table:style-name="ce81" office:value-type="float" office:value="5" calcext:value-type="float">
            <text:p>5</text:p>
          </table:table-cell>
          <table:table-cell table:style-name="ce81" table:formula="of:=[.I4]*[.F5]/[.H5]" office:value-type="float" office:value="5019589575" calcext:value-type="float">
            <text:p>5019589575</text:p>
          </table:table-cell>
          <table:table-cell table:style-name="ce81" table:formula="of:=[.G5]/FACT(ROW())" office:value-type="float" office:value="5019589575" calcext:value-type="float">
            <text:p>5019589575</text:p>
          </table:table-cell>
          <table:table-cell table:formula="of:=SUM([.J$1:.J5])" office:value-type="float" office:value="5187127075" calcext:value-type="float">
            <text:p>5187127075</text:p>
          </table:table-cell>
          <table:table-cell/>
          <table:table-cell table:formula="of:=PRODUCT([.F5:.F$13])" office:value-type="float" office:value="12504636144000" calcext:value-type="float">
            <text:p>1250463614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BIN([.A6];2)" office:value-type="float" office:value="3" calcext:value-type="float">
            <text:p>3</text:p>
          </table:table-cell>
          <table:table-cell table:formula="of:=COMBIN([.B6];1)" office:value-type="float" office:value="2" calcext:value-type="float">
            <text:p>2</text:p>
          </table:table-cell>
          <table:table-cell table:formula="of:=[.E5]-2" office:value-type="float" office:value="16" calcext:value-type="float">
            <text:p>16</text:p>
          </table:table-cell>
          <table:table-cell table:formula="of:=COMBIN([.E6];2)" office:value-type="float" office:value="120" calcext:value-type="float">
            <text:p>120</text:p>
          </table:table-cell>
          <table:table-cell table:style-name="ce81" table:formula="of:=[.G5]*[.F6]" office:value-type="float" office:value="72282089880000" calcext:value-type="float">
            <text:p>72282089880000</text:p>
          </table:table-cell>
          <table:table-cell table:style-name="ce81" office:value-type="float" office:value="6" calcext:value-type="float">
            <text:p>6</text:p>
          </table:table-cell>
          <table:table-cell table:style-name="ce81" table:formula="of:=[.I5]*[.F6]/[.H6]" office:value-type="float" office:value="100391791500" calcext:value-type="float">
            <text:p>100391791500</text:p>
          </table:table-cell>
          <table:table-cell table:style-name="ce81" table:formula="of:=[.G6]/FACT(ROW())" office:value-type="float" office:value="100391791500" calcext:value-type="float">
            <text:p>100391791500</text:p>
          </table:table-cell>
          <table:table-cell table:formula="of:=SUM([.J$1:.J6])" office:value-type="float" office:value="105578918575" calcext:value-type="float">
            <text:p>105578918575</text:p>
          </table:table-cell>
          <table:table-cell/>
          <table:table-cell table:formula="of:=PRODUCT([.F6:.F$13])" office:value-type="float" office:value="81729648000" calcext:value-type="float">
            <text:p>81729648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BIN([.A7];2)" office:value-type="float" office:value="6" calcext:value-type="float">
            <text:p>6</text:p>
          </table:table-cell>
          <table:table-cell table:formula="of:=COMBIN([.B7];1)" office:value-type="string" office:string-value="" calcext:value-type="error">
            <text:p>Err:502</text:p>
          </table:table-cell>
          <table:table-cell table:formula="of:=[.E6]-2" office:value-type="float" office:value="14" calcext:value-type="float">
            <text:p>14</text:p>
          </table:table-cell>
          <table:table-cell table:formula="of:=COMBIN([.E7];2)" office:value-type="float" office:value="91" calcext:value-type="float">
            <text:p>91</text:p>
          </table:table-cell>
          <table:table-cell table:style-name="ce81" table:formula="of:=[.G6]*[.F7]" office:value-type="float" office:value="6577670179080000" calcext:value-type="float">
            <text:p>6577670179080000</text:p>
          </table:table-cell>
          <table:table-cell table:style-name="ce81" office:value-type="float" office:value="7" calcext:value-type="float">
            <text:p>7</text:p>
          </table:table-cell>
          <table:table-cell table:style-name="ce81" table:formula="of:=[.I6]*[.F7]/[.H7]" office:value-type="float" office:value="1305093289500" calcext:value-type="float">
            <text:p>1305093289500</text:p>
          </table:table-cell>
          <table:table-cell table:style-name="ce81" table:formula="of:=[.G7]/FACT(ROW())" office:value-type="float" office:value="1305093289500" calcext:value-type="float">
            <text:p>1305093289500</text:p>
          </table:table-cell>
          <table:table-cell table:formula="of:=SUM([.J$1:.J7])" office:value-type="float" office:value="1410672208075" calcext:value-type="float">
            <text:p>1410672208075</text:p>
          </table:table-cell>
          <table:table-cell/>
          <table:table-cell table:formula="of:=PRODUCT([.F7:.F$13])" office:value-type="float" office:value="681080400" calcext:value-type="float">
            <text:p>681080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BIN([.A8];2)" office:value-type="float" office:value="6" calcext:value-type="float">
            <text:p>6</text:p>
          </table:table-cell>
          <table:table-cell table:formula="of:=COMBIN([.B8];1)" office:value-type="float" office:value="1" calcext:value-type="float">
            <text:p>1</text:p>
          </table:table-cell>
          <table:table-cell table:formula="of:=[.E7]-2" office:value-type="float" office:value="12" calcext:value-type="float">
            <text:p>12</text:p>
          </table:table-cell>
          <table:table-cell table:formula="of:=COMBIN([.E8];2)" office:value-type="float" office:value="66" calcext:value-type="float">
            <text:p>66</text:p>
          </table:table-cell>
          <table:table-cell table:style-name="ce81" table:formula="of:=[.G7]*[.F8]" office:value-type="float" office:value="4.3412623181928E+017" calcext:value-type="float">
            <text:p>434126231819280000</text:p>
          </table:table-cell>
          <table:table-cell table:style-name="ce81" office:value-type="float" office:value="8" calcext:value-type="float">
            <text:p>8</text:p>
          </table:table-cell>
          <table:table-cell table:style-name="ce81" table:formula="of:=[.I7]*[.F8]/[.H8]" office:value-type="float" office:value="10767019638375" calcext:value-type="float">
            <text:p>10767019638375</text:p>
          </table:table-cell>
          <table:table-cell table:style-name="ce81" table:formula="of:=[.G8]/FACT(ROW())" office:value-type="float" office:value="10767019638375" calcext:value-type="float">
            <text:p>10767019638375</text:p>
          </table:table-cell>
          <table:table-cell table:formula="of:=SUM([.J$1:.J8])" office:value-type="float" office:value="12177691846450" calcext:value-type="float">
            <text:p>12177691846450</text:p>
          </table:table-cell>
          <table:table-cell/>
          <table:table-cell table:formula="of:=PRODUCT([.F8:.F$13])" office:value-type="float" office:value="7484400" calcext:value-type="float">
            <text:p>7484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BIN([.A9];2)" office:value-type="float" office:value="6" calcext:value-type="float">
            <text:p>6</text:p>
          </table:table-cell>
          <table:table-cell table:formula="of:=COMBIN([.B9];1)" office:value-type="float" office:value="2" calcext:value-type="float">
            <text:p>2</text:p>
          </table:table-cell>
          <table:table-cell table:formula="of:=[.E8]-2" office:value-type="float" office:value="10" calcext:value-type="float">
            <text:p>10</text:p>
          </table:table-cell>
          <table:table-cell table:formula="of:=COMBIN([.E9];2)" office:value-type="float" office:value="45" calcext:value-type="float">
            <text:p>45</text:p>
          </table:table-cell>
          <table:table-cell table:style-name="ce81" table:formula="of:=[.G8]*[.F9]" office:value-type="float" office:value="1.95356804318676E+019" calcext:value-type="float">
            <text:p>19535680431867600000</text:p>
          </table:table-cell>
          <table:table-cell table:style-name="ce81" office:value-type="float" office:value="9" calcext:value-type="float">
            <text:p>9</text:p>
          </table:table-cell>
          <table:table-cell table:style-name="ce81" table:formula="of:=[.I8]*[.F9]/[.H9]" office:value-type="float" office:value="53835098191875" calcext:value-type="float">
            <text:p>53835098191875</text:p>
          </table:table-cell>
          <table:table-cell table:style-name="ce81" table:formula="of:=[.G9]/FACT(ROW())" office:value-type="float" office:value="53835098191875" calcext:value-type="float">
            <text:p>53835098191875</text:p>
          </table:table-cell>
          <table:table-cell table:formula="of:=SUM([.J$1:.J9])" office:value-type="float" office:value="66012790038325" calcext:value-type="float">
            <text:p>66012790038325</text:p>
          </table:table-cell>
          <table:table-cell/>
          <table:table-cell table:formula="of:=PRODUCT([.F9:.F$13])" office:value-type="float" office:value="113400" calcext:value-type="float">
            <text:p>113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BIN([.A10];2)" office:value-type="float" office:value="6" calcext:value-type="float">
            <text:p>6</text:p>
          </table:table-cell>
          <table:table-cell table:formula="of:=COMBIN([.B10];1)" office:value-type="float" office:value="3" calcext:value-type="float">
            <text:p>3</text:p>
          </table:table-cell>
          <table:table-cell table:formula="of:=[.E9]-2" office:value-type="float" office:value="8" calcext:value-type="float">
            <text:p>8</text:p>
          </table:table-cell>
          <table:table-cell table:formula="of:=COMBIN([.E10];2)" office:value-type="float" office:value="28" calcext:value-type="float">
            <text:p>28</text:p>
          </table:table-cell>
          <table:table-cell table:style-name="ce81" table:formula="of:=[.G9]*[.F10]" office:value-type="float" office:value="5.46999052092293E+020" calcext:value-type="float">
            <text:p>546999052092293000000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formula="of:=[.I9]*[.F10]/[.H10]" office:value-type="float" office:value="150738274937250" calcext:value-type="float">
            <text:p>150738274937250</text:p>
          </table:table-cell>
          <table:table-cell table:style-name="ce81" table:formula="of:=[.G10]/FACT(ROW())" office:value-type="float" office:value="150738274937250" calcext:value-type="float">
            <text:p>150738274937250</text:p>
          </table:table-cell>
          <table:table-cell table:formula="of:=SUM([.J$1:.J10])" office:value-type="float" office:value="216751064975575" calcext:value-type="float">
            <text:p>216751064975575</text:p>
          </table:table-cell>
          <table:table-cell/>
          <table:table-cell table:formula="of:=PRODUCT([.F10:.F$13])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MBIN([.A11];2)" office:value-type="float" office:value="10" calcext:value-type="float">
            <text:p>10</text:p>
          </table:table-cell>
          <table:table-cell table:formula="of:=COMBIN([.B11];1)" office:value-type="string" office:string-value="" calcext:value-type="error">
            <text:p>Err:502</text:p>
          </table:table-cell>
          <table:table-cell table:formula="of:=[.E10]-2" office:value-type="float" office:value="6" calcext:value-type="float">
            <text:p>6</text:p>
          </table:table-cell>
          <table:table-cell table:formula="of:=COMBIN([.E11];2)" office:value-type="float" office:value="15" calcext:value-type="float">
            <text:p>15</text:p>
          </table:table-cell>
          <table:table-cell table:style-name="ce81" table:formula="of:=[.G10]*[.F11]" office:value-type="float" office:value="8.20498578138439E+021" calcext:value-type="float">
            <text:p>8204985781384390000000</text:p>
          </table:table-cell>
          <table:table-cell table:style-name="ce81" office:value-type="float" office:value="11" calcext:value-type="float">
            <text:p>11</text:p>
          </table:table-cell>
          <table:table-cell table:style-name="ce81" table:formula="of:=[.I10]*[.F11]/[.H11]" office:value-type="float" office:value="205552193096250" calcext:value-type="float">
            <text:p>205552193096250</text:p>
          </table:table-cell>
          <table:table-cell table:style-name="ce81" table:formula="of:=[.G11]/FACT(ROW())" office:value-type="float" office:value="205552193096250" calcext:value-type="float">
            <text:p>205552193096250</text:p>
          </table:table-cell>
          <table:table-cell table:formula="of:=SUM([.J$1:.J11])" office:value-type="float" office:value="422303258071825" calcext:value-type="float">
            <text:p>422303258071825</text:p>
          </table:table-cell>
          <table:table-cell/>
          <table:table-cell table:formula="of:=PRODUCT([.F11:.F$13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BIN([.A12];2)" office:value-type="float" office:value="10" calcext:value-type="float">
            <text:p>10</text:p>
          </table:table-cell>
          <table:table-cell table:formula="of:=COMBIN([.B12];1)" office:value-type="float" office:value="1" calcext:value-type="float">
            <text:p>1</text:p>
          </table:table-cell>
          <table:table-cell table:formula="of:=[.E11]-2" office:value-type="float" office:value="4" calcext:value-type="float">
            <text:p>4</text:p>
          </table:table-cell>
          <table:table-cell table:formula="of:=COMBIN([.E12];2)" office:value-type="float" office:value="6" calcext:value-type="float">
            <text:p>6</text:p>
          </table:table-cell>
          <table:table-cell table:style-name="ce81" table:formula="of:=[.G11]*[.F12]" office:value-type="float" office:value="4.92299146883064E+022" calcext:value-type="float">
            <text:p>49229914688306400000000</text:p>
          </table:table-cell>
          <table:table-cell table:style-name="ce81" office:value-type="float" office:value="12" calcext:value-type="float">
            <text:p>12</text:p>
          </table:table-cell>
          <table:table-cell table:style-name="ce81" table:formula="of:=[.I11]*[.F12]/[.H12]" office:value-type="float" office:value="102776096548125" calcext:value-type="float">
            <text:p>102776096548125</text:p>
          </table:table-cell>
          <table:table-cell table:style-name="ce81" table:formula="of:=[.G12]/FACT(ROW())" office:value-type="float" office:value="102776096548125" calcext:value-type="float">
            <text:p>102776096548125</text:p>
          </table:table-cell>
          <table:table-cell table:formula="of:=SUM([.J$1:.J12])" office:value-type="float" office:value="525079354619950" calcext:value-type="float">
            <text:p>525079354619950</text:p>
          </table:table-cell>
          <table:table-cell/>
          <table:table-cell table:formula="of:=PRODUCT([.F12:.F$1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BIN([.A13];2)" office:value-type="float" office:value="10" calcext:value-type="float">
            <text:p>10</text:p>
          </table:table-cell>
          <table:table-cell table:formula="of:=COMBIN([.B13];1)" office:value-type="float" office:value="2" calcext:value-type="float">
            <text:p>2</text:p>
          </table:table-cell>
          <table:table-cell table:formula="of:=[.E12]-2" office:value-type="float" office:value="2" calcext:value-type="float">
            <text:p>2</text:p>
          </table:table-cell>
          <table:table-cell table:formula="of:=COMBIN([.E13];2)" office:value-type="float" office:value="1" calcext:value-type="float">
            <text:p>1</text:p>
          </table:table-cell>
          <table:table-cell table:style-name="ce81" table:formula="of:=[.G12]*[.F13]" office:value-type="float" office:value="4.92299146883064E+022" calcext:value-type="float">
            <text:p>49229914688306400000000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formula="of:=[.I12]*[.F13]/[.H13]" office:value-type="float" office:value="7905853580625" calcext:value-type="float">
            <text:p>7905853580625</text:p>
          </table:table-cell>
          <table:table-cell table:style-name="ce81" table:formula="of:=[.G13]/FACT(ROW())" office:value-type="float" office:value="7905853580625" calcext:value-type="float">
            <text:p>7905853580625</text:p>
          </table:table-cell>
          <table:table-cell table:formula="of:=SUM([.J$1:.J13])" office:value-type="float" office:value="532985208200575" calcext:value-type="float">
            <text:p>532985208200575</text:p>
          </table:table-cell>
          <table:table-cell/>
          <table:table-cell table:formula="of:=PRODUCT([.F13:.F$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BIN([.A14];2)" office:value-type="float" office:value="10" calcext:value-type="float">
            <text:p>10</text:p>
          </table:table-cell>
          <table:table-cell table:formula="of:=COMBIN([.B14];1)" office:value-type="float" office:value="3" calcext:value-type="float">
            <text:p>3</text:p>
          </table:table-cell>
          <table:table-cell table:number-columns-repeated="2"/>
          <table:table-cell table:style-name="ce81" table:number-columns-repeated="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BIN([.A15];2)" office:value-type="float" office:value="10" calcext:value-type="float">
            <text:p>10</text:p>
          </table:table-cell>
          <table:table-cell table:formula="of:=COMBIN([.B15];1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MBIN([.A16];2)" office:value-type="float" office:value="15" calcext:value-type="float">
            <text:p>15</text:p>
          </table:table-cell>
          <table:table-cell table:formula="of:=COMBIN([.B16];1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BIN([.A17];2)" office:value-type="float" office:value="15" calcext:value-type="float">
            <text:p>15</text:p>
          </table:table-cell>
          <table:table-cell table:formula="of:=COMBIN([.B17];1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BIN([.A18];2)" office:value-type="float" office:value="15" calcext:value-type="float">
            <text:p>15</text:p>
          </table:table-cell>
          <table:table-cell table:formula="of:=COMBIN([.B18];1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BIN([.A19];2)" office:value-type="float" office:value="15" calcext:value-type="float">
            <text:p>15</text:p>
          </table:table-cell>
          <table:table-cell table:formula="of:=COMBIN([.B19];1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BIN([.A20];2)" office:value-type="float" office:value="15" calcext:value-type="float">
            <text:p>15</text:p>
          </table:table-cell>
          <table:table-cell table:formula="of:=COMBIN([.B20];1)"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COMBIN([.F20];[.G20])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MBIN([.A21];2)" office:value-type="float" office:value="15" calcext:value-type="float">
            <text:p>15</text:p>
          </table:table-cell>
          <table:table-cell table:formula="of:=COMBIN([.B21];1)"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COMBIN([.F21];[.G21])" office:value-type="float" office:value="24" calcext:value-type="float">
            <text:p>24</text:p>
          </table:table-cell>
          <table:table-cell table:formula="of:=SUM([.H20:.H21])"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MBIN([.A22];2)" office:value-type="float" office:value="21" calcext:value-type="float">
            <text:p>21</text:p>
          </table:table-cell>
          <table:table-cell table:formula="of:=COMBIN([.B22];1)" office:value-type="string" office:string-value="" calcext:value-type="error">
            <text:p>Err:5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COMBIN([.F22];[.G22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BIN([.A23];2)" office:value-type="float" office:value="21" calcext:value-type="float">
            <text:p>21</text:p>
          </table:table-cell>
          <table:table-cell table:formula="of:=COMBIN([.B23];1)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MBIN([.F23];[.G23])" office:value-type="float" office:value="22" calcext:value-type="float">
            <text:p>22</text:p>
          </table:table-cell>
          <table:table-cell table:formula="of:=SUM([.H22:.H23])" office:value-type="float" office:value="275" calcext:value-type="float">
            <text:p>275</text:p>
          </table:table-cell>
          <table:table-cell/>
          <table:table-cell table:formula="of:=[.I23]*[.J21]+[.I21]" office:value-type="float" office:value="89699" calcext:value-type="float">
            <text:p>896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MBIN([.A24];2)" office:value-type="float" office:value="21" calcext:value-type="float">
            <text:p>21</text:p>
          </table:table-cell>
          <table:table-cell table:formula="of:=COMBIN([.B24];1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MBIN([.A25];2)" office:value-type="float" office:value="21" calcext:value-type="float">
            <text:p>21</text:p>
          </table:table-cell>
          <table:table-cell table:formula="of:=COMBIN([.B25];1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BIN([.A26];2)" office:value-type="float" office:value="21" calcext:value-type="float">
            <text:p>21</text:p>
          </table:table-cell>
          <table:table-cell table:formula="of:=COMBIN([.B26];1)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COMBIN([.F26];[.G26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OMBIN([.A27];2)" office:value-type="float" office:value="21" calcext:value-type="float">
            <text:p>21</text:p>
          </table:table-cell>
          <table:table-cell table:formula="of:=COMBIN([.B27];1)"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MBIN([.F27];[.G27])" office:value-type="float" office:value="17" calcext:value-type="float">
            <text:p>17</text:p>
          </table:table-cell>
          <table:table-cell table:formula="of:=SUM([.H26:.H27])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MBIN([.A28];2)" office:value-type="float" office:value="21" calcext:value-type="float">
            <text:p>21</text:p>
          </table:table-cell>
          <table:table-cell table:formula="of:=COMBIN([.B28];1)"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COMBIN([.F28];[.G28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MBIN([.A29];2)" office:value-type="float" office:value="28" calcext:value-type="float">
            <text:p>28</text:p>
          </table:table-cell>
          <table:table-cell table:formula="of:=COMBIN([.B29];1)" office:value-type="string" office:string-value="" calcext:value-type="error">
            <text:p>Err:5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MBIN([.F29];[.G29])" office:value-type="float" office:value="22" calcext:value-type="float">
            <text:p>22</text:p>
          </table:table-cell>
          <table:table-cell table:formula="of:=SUM([.H28:.H29])"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BIN([.A30];2)" office:value-type="float" office:value="28" calcext:value-type="float">
            <text:p>28</text:p>
          </table:table-cell>
          <table:table-cell table:formula="of:=COMBIN([.B30];1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MBIN([.A31];2)" office:value-type="float" office:value="28" calcext:value-type="float">
            <text:p>28</text:p>
          </table:table-cell>
          <table:table-cell table:formula="of:=COMBIN([.B31];1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MBIN([.A32];2)" office:value-type="float" office:value="28" calcext:value-type="float">
            <text:p>28</text:p>
          </table:table-cell>
          <table:table-cell table:formula="of:=COMBIN([.B32];1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BIN([.A33];2)" office:value-type="float" office:value="28" calcext:value-type="float">
            <text:p>28</text:p>
          </table:table-cell>
          <table:table-cell table:formula="of:=COMBIN([.B33];1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MBIN([.A34];2)" office:value-type="float" office:value="28" calcext:value-type="float">
            <text:p>28</text:p>
          </table:table-cell>
          <table:table-cell table:formula="of:=COMBIN([.B34];1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MBIN([.A35];2)" office:value-type="float" office:value="28" calcext:value-type="float">
            <text:p>28</text:p>
          </table:table-cell>
          <table:table-cell table:formula="of:=COMBIN([.B35];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MBIN([.A36];2)" office:value-type="float" office:value="28" calcext:value-type="float">
            <text:p>28</text:p>
          </table:table-cell>
          <table:table-cell table:formula="of:=COMBIN([.B36];1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MBIN([.A37];2)" office:value-type="float" office:value="36" calcext:value-type="float">
            <text:p>36</text:p>
          </table:table-cell>
          <table:table-cell table:formula="of:=COMBIN([.B37];1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MBIN([.A38];2)" office:value-type="float" office:value="36" calcext:value-type="float">
            <text:p>36</text:p>
          </table:table-cell>
          <table:table-cell table:formula="of:=COMBIN([.B38];1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MBIN([.A39];2)" office:value-type="float" office:value="36" calcext:value-type="float">
            <text:p>36</text:p>
          </table:table-cell>
          <table:table-cell table:formula="of:=COMBIN([.B39];1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MBIN([.A40];2)" office:value-type="float" office:value="36" calcext:value-type="float">
            <text:p>36</text:p>
          </table:table-cell>
          <table:table-cell table:formula="of:=COMBIN([.B40];1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MBIN([.A41];2)" office:value-type="float" office:value="36" calcext:value-type="float">
            <text:p>36</text:p>
          </table:table-cell>
          <table:table-cell table:formula="of:=COMBIN([.B41];1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MBIN([.A42];2)" office:value-type="float" office:value="36" calcext:value-type="float">
            <text:p>36</text:p>
          </table:table-cell>
          <table:table-cell table:formula="of:=COMBIN([.B42];1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MBIN([.A43];2)" office:value-type="float" office:value="36" calcext:value-type="float">
            <text:p>36</text:p>
          </table:table-cell>
          <table:table-cell table:formula="of:=COMBIN([.B43];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MBIN([.A44];2)" office:value-type="float" office:value="36" calcext:value-type="float">
            <text:p>36</text:p>
          </table:table-cell>
          <table:table-cell table:formula="of:=COMBIN([.B44];1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MBIN([.A45];2)" office:value-type="float" office:value="36" calcext:value-type="float">
            <text:p>36</text:p>
          </table:table-cell>
          <table:table-cell table:formula="of:=COMBIN([.B45];1)"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104853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8" table:number-columns-repeated="3" table:default-cell-style-name="Default"/>
        <table:table-column table:style-name="co8" table:default-cell-style-name="ce81"/>
        <table:table-column table:style-name="co8" table:number-columns-repeated="2" table:default-cell-style-name="Default"/>
        <table:table-column table:style-name="co1" table:number-columns-repeated="10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style-name="ce81" table:formula="of:=COMBIN([.A1];2)" office:value-type="float" office:value="15" calcext:value-type="float">
            <text:p>15</text:p>
          </table:table-cell>
          <table:table-cell table:style-name="ce81" table:formula="of:=PRODUCT([.B$1:.B1])" office:value-type="float" office:value="15" calcext:value-type="float">
            <text:p>1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formula="of:=[.C1]/[.D1]" office:value-type="float" office:value="15" calcext:value-type="float">
            <text:p>15</text:p>
          </table:table-cell>
          <table:table-cell table:formula="of:=[.C1]/FACT(ROW())" office:value-type="float" office:value="15" calcext:value-type="float">
            <text:p>15</text:p>
          </table:table-cell>
          <table:table-cell table:formula="of:=SUM([.F$1:.F1])" office:value-type="float" office:value="15" calcext:value-type="float">
            <text:p>15</text:p>
          </table:table-cell>
          <table:table-cell/>
          <table:table-cell table:formula="of:=PRODUCT([.B1:.B$13])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table:formula="of:=[.A1]-2" office:value-type="float" office:value="4" calcext:value-type="float">
            <text:p>4</text:p>
          </table:table-cell>
          <table:table-cell table:style-name="ce81" table:formula="of:=COMBIN([.A2];2)" office:value-type="float" office:value="6" calcext:value-type="float">
            <text:p>6</text:p>
          </table:table-cell>
          <table:table-cell table:style-name="ce81" table:formula="of:=[.C1]*[.B2]" office:value-type="float" office:value="90" calcext:value-type="float">
            <text:p>90</text:p>
          </table:table-cell>
          <table:table-cell table:style-name="ce81" office:value-type="float" office:value="2" calcext:value-type="float">
            <text:p>2</text:p>
          </table:table-cell>
          <table:table-cell table:style-name="ce81" table:formula="of:=[.E1]*[.B2]/[.D2]" office:value-type="float" office:value="45" calcext:value-type="float">
            <text:p>45</text:p>
          </table:table-cell>
          <table:table-cell table:formula="of:=[.C2]/FACT(ROW())" office:value-type="float" office:value="45" calcext:value-type="float">
            <text:p>45</text:p>
          </table:table-cell>
          <table:table-cell table:formula="of:=SUM([.F$1:.F2])" office:value-type="float" office:value="60" calcext:value-type="float">
            <text:p>60</text:p>
          </table:table-cell>
          <table:table-cell/>
          <table:table-cell table:formula="of:=PRODUCT([.B2:.B$13])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formula="of:=[.A2]-2" office:value-type="float" office:value="2" calcext:value-type="float">
            <text:p>2</text:p>
          </table:table-cell>
          <table:table-cell table:style-name="ce81" table:formula="of:=COMBIN([.A3];2)" office:value-type="float" office:value="1" calcext:value-type="float">
            <text:p>1</text:p>
          </table:table-cell>
          <table:table-cell table:style-name="ce81" table:formula="of:=[.C2]*[.B3]" office:value-type="float" office:value="90" calcext:value-type="float">
            <text:p>90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formula="of:=[.E2]*[.B3]/[.D3]" office:value-type="float" office:value="15" calcext:value-type="float">
            <text:p>15</text:p>
          </table:table-cell>
          <table:table-cell table:formula="of:=[.C3]/FACT(ROW())" office:value-type="float" office:value="15" calcext:value-type="float">
            <text:p>15</text:p>
          </table:table-cell>
          <table:table-cell table:formula="of:=SUM([.F$1:.F3])" office:value-type="float" office:value="75" calcext:value-type="float">
            <text:p>75</text:p>
          </table:table-cell>
          <table:table-cell/>
          <table:table-cell table:formula="of:=PRODUCT([.B3:.B$13])"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9">
          <table:table-cell/>
          <table:table-cell table:style-name="ce81" table:number-columns-repeated="4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1" office:value-type="float" office:value="4" calcext:value-type="float">
            <text:p>4</text:p>
          </table:table-cell>
          <table:table-cell table:style-name="ce82" office:value-type="string" calcext:value-type="string">
            <text:p>3,2</text:p>
          </table:table-cell>
          <table:table-cell table:style-name="ce82" office:value-type="string" calcext:value-type="string">
            <text:p>3,1</text:p>
          </table:table-cell>
          <table:table-cell table:style-name="ce82" office:value-type="string" calcext:value-type="string">
            <text:p>3,0</text:p>
          </table:table-cell>
          <table:table-cell table:style-name="ce82" office:value-type="string" calcext:value-type="string">
            <text:p>2,1</text:p>
          </table:table-cell>
          <table:table-cell table:style-name="ce83" office:value-type="string" calcext:value-type="string">
            <text:p>2,0</text:p>
          </table:table-cell>
          <table:table-cell table:style-name="ce83" office:value-type="string" calcext:value-type="string">
            <text:p>1,0</text:p>
          </table:table-cell>
          <table:table-cell/>
          <table:table-cell table:formula="of:=IFERROR(COMBIN([.A13];2);0)" office:value-type="float" office:value="10" calcext:value-type="float">
            <text:p>10</text:p>
          </table:table-cell>
          <table:table-cell table:formula="of:=IFERROR(COMBIN([.B13];1);0)" office:value-type="float" office:value="4" calcext:value-type="float">
            <text:p>4</text:p>
          </table:table-cell>
          <table:table-cell table:formula="of:=[.K13]+[.J13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1" office:value-type="float" office:value="3" calcext:value-type="float">
            <text:p>3</text:p>
          </table:table-cell>
          <table:table-cell table:style-name="ce83" office:value-type="string" calcext:value-type="string">
            <text:p>4,2</text:p>
          </table:table-cell>
          <table:table-cell table:style-name="ce83" office:value-type="string" calcext:value-type="string">
            <text:p>4,1</text:p>
          </table:table-cell>
          <table:table-cell table:style-name="ce83" office:value-type="string" calcext:value-type="string">
            <text:p>4,0</text:p>
          </table:table-cell>
          <table:table-cell table:style-name="ce83" office:value-type="string" calcext:value-type="string">
            <text:p>2,1</text:p>
          </table:table-cell>
          <table:table-cell table:style-name="ce83" office:value-type="string" calcext:value-type="string">
            <text:p>2,0</text:p>
          </table:table-cell>
          <table:table-cell table:style-name="ce83" office:value-type="string" calcext:value-type="string">
            <text:p>1,0</text:p>
          </table:table-cell>
          <table:table-cell/>
          <table:table-cell table:formula="of:=IFERROR(COMBIN([.A14];2);0)" office:value-type="float" office:value="10" calcext:value-type="float">
            <text:p>10</text:p>
          </table:table-cell>
          <table:table-cell table:formula="of:=IFERROR(COMBIN([.B14];1);0)" office:value-type="float" office:value="3" calcext:value-type="float">
            <text:p>3</text:p>
          </table:table-cell>
          <table:table-cell table:formula="of:=[.K14]+[.J14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3" office:value-type="string" calcext:value-type="string">
            <text:p>4,3</text:p>
          </table:table-cell>
          <table:table-cell table:style-name="ce83" office:value-type="string" calcext:value-type="string">
            <text:p>4,1</text:p>
          </table:table-cell>
          <table:table-cell table:style-name="ce83" office:value-type="string" calcext:value-type="string">
            <text:p>4,0</text:p>
          </table:table-cell>
          <table:table-cell table:style-name="ce83" office:value-type="string" calcext:value-type="string">
            <text:p>3,1</text:p>
          </table:table-cell>
          <table:table-cell table:style-name="ce83" office:value-type="string" calcext:value-type="string">
            <text:p>3,0</text:p>
          </table:table-cell>
          <table:table-cell table:style-name="ce83" office:value-type="string" calcext:value-type="string">
            <text:p>1,0</text:p>
          </table:table-cell>
          <table:table-cell/>
          <table:table-cell table:formula="of:=IFERROR(COMBIN([.A15];2);0)" office:value-type="float" office:value="10" calcext:value-type="float">
            <text:p>10</text:p>
          </table:table-cell>
          <table:table-cell table:formula="of:=IFERROR(COMBIN([.B15];1);0)" office:value-type="float" office:value="2" calcext:value-type="float">
            <text:p>2</text:p>
          </table:table-cell>
          <table:table-cell table:formula="of:=[.K15]+[.J15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string" calcext:value-type="string">
            <text:p>4,3</text:p>
          </table:table-cell>
          <table:table-cell table:style-name="ce83" office:value-type="string" calcext:value-type="string">
            <text:p>4,2</text:p>
          </table:table-cell>
          <table:table-cell table:style-name="ce83" office:value-type="string" calcext:value-type="string">
            <text:p>4,0</text:p>
          </table:table-cell>
          <table:table-cell table:style-name="ce83" office:value-type="string" calcext:value-type="string">
            <text:p>3,2</text:p>
          </table:table-cell>
          <table:table-cell table:style-name="ce83" office:value-type="string" calcext:value-type="string">
            <text:p>3,0</text:p>
          </table:table-cell>
          <table:table-cell table:style-name="ce83" office:value-type="string" calcext:value-type="string">
            <text:p>2,0</text:p>
          </table:table-cell>
          <table:table-cell/>
          <table:table-cell table:formula="of:=IFERROR(COMBIN([.A16];2);0)" office:value-type="float" office:value="10" calcext:value-type="float">
            <text:p>10</text:p>
          </table:table-cell>
          <table:table-cell table:formula="of:=IFERROR(COMBIN([.B16];1);0)" office:value-type="float" office:value="1" calcext:value-type="float">
            <text:p>1</text:p>
          </table:table-cell>
          <table:table-cell table:formula="of:=[.K16]+[.J16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string" calcext:value-type="string">
            <text:p>4,3</text:p>
          </table:table-cell>
          <table:table-cell table:style-name="ce83" office:value-type="string" calcext:value-type="string">
            <text:p>4,2</text:p>
          </table:table-cell>
          <table:table-cell table:style-name="ce83" office:value-type="string" calcext:value-type="string">
            <text:p>4,1</text:p>
          </table:table-cell>
          <table:table-cell table:style-name="ce83" office:value-type="string" calcext:value-type="string">
            <text:p>3,2</text:p>
          </table:table-cell>
          <table:table-cell table:style-name="ce83" office:value-type="string" calcext:value-type="string">
            <text:p>3,1</text:p>
          </table:table-cell>
          <table:table-cell table:style-name="ce83" office:value-type="string" calcext:value-type="string">
            <text:p>2,1</text:p>
          </table:table-cell>
          <table:table-cell/>
          <table:table-cell table:formula="of:=IFERROR(COMBIN([.A17];2);0)" office:value-type="float" office:value="10" calcext:value-type="float">
            <text:p>10</text:p>
          </table:table-cell>
          <table:table-cell table:formula="of:=IFERROR(COMBIN([.B17];1);0)" office:value-type="float" office:value="0" calcext:value-type="float">
            <text:p>0</text:p>
          </table:table-cell>
          <table:table-cell table:formula="of:=[.K17]+[.J17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0</text:p>
          </table:table-cell>
          <table:table-cell table:style-name="ce83" office:value-type="string" calcext:value-type="string">
            <text:p>2,1</text:p>
          </table:table-cell>
          <table:table-cell table:style-name="ce83" office:value-type="string" calcext:value-type="string">
            <text:p>2,0</text:p>
          </table:table-cell>
          <table:table-cell table:style-name="ce83" office:value-type="string" calcext:value-type="string">
            <text:p>1,0</text:p>
          </table:table-cell>
          <table:table-cell/>
          <table:table-cell table:formula="of:=IFERROR(COMBIN([.A18];2);0)" office:value-type="float" office:value="6" calcext:value-type="float">
            <text:p>6</text:p>
          </table:table-cell>
          <table:table-cell table:formula="of:=IFERROR(COMBIN([.B18];1);0)" office:value-type="float" office:value="3" calcext:value-type="float">
            <text:p>3</text:p>
          </table:table-cell>
          <table:table-cell table:formula="of:=[.K18]+[.J18]" office:value-type="float" office:value="9" calcext:value-type="float">
            <text:p>9</text:p>
          </table:table-cell>
          <table:table-cell table:formula="of:=IFERROR(COMBIN(LEFT([.C18];SEARCH(&quot;,&quot;;[.C18])-1);2);) +IFERROR(COMBIN(RIGHT([.C18];SEARCH(&quot;,&quot;;[.C18])-1);1);0)" office:value-type="float" office:value="12" calcext:value-type="float">
            <text:p>12</text:p>
          </table:table-cell>
          <table:table-cell table:formula="of:=IFERROR(COMBIN(LEFT([.D18];SEARCH(&quot;,&quot;;[.D18])-1);2);) +IFERROR(COMBIN(RIGHT([.D18];SEARCH(&quot;,&quot;;[.D18])-1);1);0)" office:value-type="float" office:value="11" calcext:value-type="float">
            <text:p>11</text:p>
          </table:table-cell>
          <table:table-cell table:formula="of:=IFERROR(COMBIN(LEFT([.E18];SEARCH(&quot;,&quot;;[.E18])-1);2);) +IFERROR(COMBIN(RIGHT([.E18];SEARCH(&quot;,&quot;;[.E18])-1);1)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0</text:p>
          </table:table-cell>
          <table:table-cell table:style-name="ce83" office:value-type="string" calcext:value-type="string">
            <text:p>3,1</text:p>
          </table:table-cell>
          <table:table-cell table:style-name="ce83" office:value-type="string" calcext:value-type="string">
            <text:p>3,0</text:p>
          </table:table-cell>
          <table:table-cell table:style-name="ce83" office:value-type="string" calcext:value-type="string">
            <text:p>1,0</text:p>
          </table:table-cell>
          <table:table-cell/>
          <table:table-cell table:formula="of:=IFERROR(COMBIN([.A19];2);0)" office:value-type="float" office:value="6" calcext:value-type="float">
            <text:p>6</text:p>
          </table:table-cell>
          <table:table-cell table:formula="of:=IFERROR(COMBIN([.B19];1);0)" office:value-type="float" office:value="2" calcext:value-type="float">
            <text:p>2</text:p>
          </table:table-cell>
          <table:table-cell table:formula="of:=[.K19]+[.J19]" office:value-type="float" office:value="8" calcext:value-type="float">
            <text:p>8</text:p>
          </table:table-cell>
          <table:table-cell table:formula="of:=IFERROR(COMBIN(LEFT([.C19];SEARCH(&quot;,&quot;;[.C19])-1);2);) +IFERROR(COMBIN(RIGHT([.C19];SEARCH(&quot;,&quot;;[.C19])-1);1);0)" office:value-type="float" office:value="13" calcext:value-type="float">
            <text:p>13</text:p>
          </table:table-cell>
          <table:table-cell table:formula="of:=IFERROR(COMBIN(LEFT([.D19];SEARCH(&quot;,&quot;;[.D19])-1);2);) +IFERROR(COMBIN(RIGHT([.D19];SEARCH(&quot;,&quot;;[.D19])-1);1);0)" office:value-type="float" office:value="11" calcext:value-type="float">
            <text:p>11</text:p>
          </table:table-cell>
          <table:table-cell table:formula="of:=IFERROR(COMBIN(LEFT([.E19];SEARCH(&quot;,&quot;;[.E19])-1);2);) +IFERROR(COMBIN(RIGHT([.E19];SEARCH(&quot;,&quot;;[.E19])-1);1)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0</text:p>
          </table:table-cell>
          <table:table-cell table:style-name="ce83" office:value-type="string" calcext:value-type="string">
            <text:p>3,2</text:p>
          </table:table-cell>
          <table:table-cell table:style-name="ce83" office:value-type="string" calcext:value-type="string">
            <text:p>3,0</text:p>
          </table:table-cell>
          <table:table-cell table:style-name="ce83" office:value-type="string" calcext:value-type="string">
            <text:p>2,0</text:p>
          </table:table-cell>
          <table:table-cell/>
          <table:table-cell table:formula="of:=IFERROR(COMBIN([.A20];2);0)" office:value-type="float" office:value="6" calcext:value-type="float">
            <text:p>6</text:p>
          </table:table-cell>
          <table:table-cell table:formula="of:=IFERROR(COMBIN([.B20];1);0)" office:value-type="float" office:value="1" calcext:value-type="float">
            <text:p>1</text:p>
          </table:table-cell>
          <table:table-cell table:formula="of:=[.K20]+[.J20]" office:value-type="float" office:value="7" calcext:value-type="float">
            <text:p>7</text:p>
          </table:table-cell>
          <table:table-cell table:formula="of:=IFERROR(COMBIN(LEFT([.C20];SEARCH(&quot;,&quot;;[.C20])-1);2);) +IFERROR(COMBIN(RIGHT([.C20];SEARCH(&quot;,&quot;;[.C20])-1);1);0)" office:value-type="float" office:value="13" calcext:value-type="float">
            <text:p>13</text:p>
          </table:table-cell>
          <table:table-cell table:formula="of:=IFERROR(COMBIN(LEFT([.D20];SEARCH(&quot;,&quot;;[.D20])-1);2);) +IFERROR(COMBIN(RIGHT([.D20];SEARCH(&quot;,&quot;;[.D20])-1);1);0)" office:value-type="float" office:value="12" calcext:value-type="float">
            <text:p>12</text:p>
          </table:table-cell>
          <table:table-cell table:formula="of:=IFERROR(COMBIN(LEFT([.E20];SEARCH(&quot;,&quot;;[.E20])-1);2);) +IFERROR(COMBIN(RIGHT([.E20];SEARCH(&quot;,&quot;;[.E20])-1);1)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1" office:value-type="float" office:value="0" calcext:value-type="float">
            <text:p>0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1</text:p>
          </table:table-cell>
          <table:table-cell table:style-name="ce83" office:value-type="string" calcext:value-type="string">
            <text:p>3,2</text:p>
          </table:table-cell>
          <table:table-cell table:style-name="ce83" office:value-type="string" calcext:value-type="string">
            <text:p>3,1</text:p>
          </table:table-cell>
          <table:table-cell table:style-name="ce83" office:value-type="string" calcext:value-type="string">
            <text:p>2,1</text:p>
          </table:table-cell>
          <table:table-cell/>
          <table:table-cell table:formula="of:=IFERROR(COMBIN([.A21];2);0)" office:value-type="float" office:value="6" calcext:value-type="float">
            <text:p>6</text:p>
          </table:table-cell>
          <table:table-cell table:formula="of:=IFERROR(COMBIN([.B21];1);0)" office:value-type="float" office:value="0" calcext:value-type="float">
            <text:p>0</text:p>
          </table:table-cell>
          <table:table-cell table:formula="of:=[.K21]+[.J21]" office:value-type="float" office:value="6" calcext:value-type="float">
            <text:p>6</text:p>
          </table:table-cell>
          <table:table-cell table:formula="of:=IFERROR(COMBIN(LEFT([.C21];SEARCH(&quot;,&quot;;[.C21])-1);2);) +IFERROR(COMBIN(RIGHT([.C21];SEARCH(&quot;,&quot;;[.C21])-1);1);0)" office:value-type="float" office:value="13" calcext:value-type="float">
            <text:p>13</text:p>
          </table:table-cell>
          <table:table-cell table:formula="of:=IFERROR(COMBIN(LEFT([.D21];SEARCH(&quot;,&quot;;[.D21])-1);2);) +IFERROR(COMBIN(RIGHT([.D21];SEARCH(&quot;,&quot;;[.D21])-1);1);0)" office:value-type="float" office:value="12" calcext:value-type="float">
            <text:p>12</text:p>
          </table:table-cell>
          <table:table-cell table:formula="of:=IFERROR(COMBIN(LEFT([.E21];SEARCH(&quot;,&quot;;[.E21])-1);2);) +IFERROR(COMBIN(RIGHT([.E21];SEARCH(&quot;,&quot;;[.E21])-1);1)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0</text:p>
          </table:table-cell>
          <table:table-cell table:style-name="Default" office:value-type="string" calcext:value-type="string">
            <text:p>4,1</text:p>
          </table:table-cell>
          <table:table-cell office:value-type="string" calcext:value-type="string">
            <text:p>4,0</text:p>
          </table:table-cell>
          <table:table-cell table:style-name="ce83" office:value-type="string" calcext:value-type="string">
            <text:p>1,0</text:p>
          </table:table-cell>
          <table:table-cell/>
          <table:table-cell table:formula="of:=IFERROR(COMBIN([.A22];2);0)" office:value-type="float" office:value="3" calcext:value-type="float">
            <text:p>3</text:p>
          </table:table-cell>
          <table:table-cell table:formula="of:=IFERROR(COMBIN([.B22];1);0)" office:value-type="float" office:value="2" calcext:value-type="float">
            <text:p>2</text:p>
          </table:table-cell>
          <table:table-cell table:formula="of:=[.K22]+[.J22]" office:value-type="float" office:value="5" calcext:value-type="float">
            <text:p>5</text:p>
          </table:table-cell>
          <table:table-cell table:formula="of:=IFERROR(COMBIN(LEFT([.C22];SEARCH(&quot;,&quot;;[.C22])-1);2);) +IFERROR(COMBIN(RIGHT([.C22];SEARCH(&quot;,&quot;;[.C22])-1);1);0)" office:value-type="float" office:value="14" calcext:value-type="float">
            <text:p>14</text:p>
          </table:table-cell>
          <table:table-cell table:formula="of:=IFERROR(COMBIN(LEFT([.D22];SEARCH(&quot;,&quot;;[.D22])-1);2);) +IFERROR(COMBIN(RIGHT([.D22];SEARCH(&quot;,&quot;;[.D22])-1);1);0)" office:value-type="float" office:value="11" calcext:value-type="float">
            <text:p>11</text:p>
          </table:table-cell>
          <table:table-cell table:formula="of:=IFERROR(COMBIN(LEFT([.E22];SEARCH(&quot;,&quot;;[.E22])-1);2);) +IFERROR(COMBIN(RIGHT([.E22];SEARCH(&quot;,&quot;;[.E22])-1);1);0)" office:value-type="float" office:value="10" calcext:value-type="float">
            <text:p>10</text:p>
          </table:table-cell>
          <table:table-cell table:formula="of:=IFERROR(COMBIN(LEFT([.F22];SEARCH(&quot;,&quot;;[.F22])-1);2);) +IFERROR(COMBIN(RIGHT([.F22];SEARCH(&quot;,&quot;;[.F22])-1);1);0)" office:value-type="float" office:value="7" calcext:value-type="float">
            <text:p>7</text:p>
          </table:table-cell>
          <table:table-cell table:formula="of:=IFERROR(COMBIN(LEFT([.G22];SEARCH(&quot;,&quot;;[.G22])-1);2);) +IFERROR(COMBIN(RIGHT([.G22];SEARCH(&quot;,&quot;;[.G22])-1);1)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0</text:p>
          </table:table-cell>
          <table:table-cell table:style-name="Default" office:value-type="string" calcext:value-type="string">
            <text:p>4,2</text:p>
          </table:table-cell>
          <table:table-cell office:value-type="string" calcext:value-type="string">
            <text:p>4,0</text:p>
          </table:table-cell>
          <table:table-cell table:style-name="ce83" office:value-type="string" calcext:value-type="string">
            <text:p>2,0</text:p>
          </table:table-cell>
          <table:table-cell/>
          <table:table-cell table:formula="of:=IFERROR(COMBIN([.A23];2);0)" office:value-type="float" office:value="3" calcext:value-type="float">
            <text:p>3</text:p>
          </table:table-cell>
          <table:table-cell table:formula="of:=IFERROR(COMBIN([.B23];1);0)" office:value-type="float" office:value="1" calcext:value-type="float">
            <text:p>1</text:p>
          </table:table-cell>
          <table:table-cell table:formula="of:=[.K23]+[.J23]" office:value-type="float" office:value="4" calcext:value-type="float">
            <text:p>4</text:p>
          </table:table-cell>
          <table:table-cell table:formula="of:=IFERROR(COMBIN(LEFT([.C23];SEARCH(&quot;,&quot;;[.C23])-1);2);) +IFERROR(COMBIN(RIGHT([.C23];SEARCH(&quot;,&quot;;[.C23])-1);1);0)" office:value-type="float" office:value="14" calcext:value-type="float">
            <text:p>14</text:p>
          </table:table-cell>
          <table:table-cell table:formula="of:=IFERROR(COMBIN(LEFT([.D23];SEARCH(&quot;,&quot;;[.D23])-1);2);) +IFERROR(COMBIN(RIGHT([.D23];SEARCH(&quot;,&quot;;[.D23])-1);1);0)" office:value-type="float" office:value="12" calcext:value-type="float">
            <text:p>12</text:p>
          </table:table-cell>
          <table:table-cell table:formula="of:=IFERROR(COMBIN(LEFT([.E23];SEARCH(&quot;,&quot;;[.E23])-1);2);) +IFERROR(COMBIN(RIGHT([.E23];SEARCH(&quot;,&quot;;[.E23])-1);1);0)" office:value-type="float" office:value="10" calcext:value-type="float">
            <text:p>10</text:p>
          </table:table-cell>
          <table:table-cell table:formula="of:=IFERROR(COMBIN(LEFT([.F23];SEARCH(&quot;,&quot;;[.F23])-1);2);) +IFERROR(COMBIN(RIGHT([.F23];SEARCH(&quot;,&quot;;[.F23])-1);1);0)" office:value-type="float" office:value="8" calcext:value-type="float">
            <text:p>8</text:p>
          </table:table-cell>
          <table:table-cell table:formula="of:=IFERROR(COMBIN(LEFT([.G23];SEARCH(&quot;,&quot;;[.G23])-1);2);) +IFERROR(COMBIN(RIGHT([.G23];SEARCH(&quot;,&quot;;[.G23])-1);1)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1" office:value-type="float" office:value="0" calcext:value-type="float">
            <text:p>0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1</text:p>
          </table:table-cell>
          <table:table-cell table:style-name="Default" office:value-type="string" calcext:value-type="string">
            <text:p>4,2</text:p>
          </table:table-cell>
          <table:table-cell office:value-type="string" calcext:value-type="string">
            <text:p>4,1</text:p>
          </table:table-cell>
          <table:table-cell table:style-name="ce83" office:value-type="string" calcext:value-type="string">
            <text:p>2,1</text:p>
          </table:table-cell>
          <table:table-cell/>
          <table:table-cell table:formula="of:=IFERROR(COMBIN([.A24];2);0)" office:value-type="float" office:value="3" calcext:value-type="float">
            <text:p>3</text:p>
          </table:table-cell>
          <table:table-cell table:formula="of:=IFERROR(COMBIN([.B24];1);0)" office:value-type="float" office:value="0" calcext:value-type="float">
            <text:p>0</text:p>
          </table:table-cell>
          <table:table-cell table:formula="of:=[.K24]+[.J24]" office:value-type="float" office:value="3" calcext:value-type="float">
            <text:p>3</text:p>
          </table:table-cell>
          <table:table-cell table:formula="of:=IFERROR(COMBIN(LEFT([.C24];SEARCH(&quot;,&quot;;[.C24])-1);2);) +IFERROR(COMBIN(RIGHT([.C24];SEARCH(&quot;,&quot;;[.C24])-1);1);0)" office:value-type="float" office:value="14" calcext:value-type="float">
            <text:p>14</text:p>
          </table:table-cell>
          <table:table-cell table:formula="of:=IFERROR(COMBIN(LEFT([.D24];SEARCH(&quot;,&quot;;[.D24])-1);2);) +IFERROR(COMBIN(RIGHT([.D24];SEARCH(&quot;,&quot;;[.D24])-1);1);0)" office:value-type="float" office:value="12" calcext:value-type="float">
            <text:p>12</text:p>
          </table:table-cell>
          <table:table-cell table:formula="of:=IFERROR(COMBIN(LEFT([.E24];SEARCH(&quot;,&quot;;[.E24])-1);2);) +IFERROR(COMBIN(RIGHT([.E24];SEARCH(&quot;,&quot;;[.E24])-1);1);0)" office:value-type="float" office:value="11" calcext:value-type="float">
            <text:p>11</text:p>
          </table:table-cell>
          <table:table-cell table:formula="of:=IFERROR(COMBIN(LEFT([.F24];SEARCH(&quot;,&quot;;[.F24])-1);2);) +IFERROR(COMBIN(RIGHT([.F24];SEARCH(&quot;,&quot;;[.F24])-1);1);0)" office:value-type="float" office:value="8" calcext:value-type="float">
            <text:p>8</text:p>
          </table:table-cell>
          <table:table-cell table:formula="of:=IFERROR(COMBIN(LEFT([.G24];SEARCH(&quot;,&quot;;[.G24])-1);2);) +IFERROR(COMBIN(RIGHT([.G24];SEARCH(&quot;,&quot;;[.G24])-1);1);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0</text:p>
          </table:table-cell>
          <table:table-cell table:style-name="Default" office:value-type="string" calcext:value-type="string">
            <text:p>4,3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3,0</text:p>
          </table:table-cell>
          <table:table-cell/>
          <table:table-cell table:formula="of:=IFERROR(COMBIN([.A25];2);0)" office:value-type="float" office:value="1" calcext:value-type="float">
            <text:p>1</text:p>
          </table:table-cell>
          <table:table-cell table:formula="of:=IFERROR(COMBIN([.B25];1);0)" office:value-type="float" office:value="1" calcext:value-type="float">
            <text:p>1</text:p>
          </table:table-cell>
          <table:table-cell table:formula="of:=[.K25]+[.J25]" office:value-type="float" office:value="2" calcext:value-type="float">
            <text:p>2</text:p>
          </table:table-cell>
          <table:table-cell table:formula="of:=IFERROR(COMBIN(LEFT([.C25];SEARCH(&quot;,&quot;;[.C25])-1);2);) +IFERROR(COMBIN(RIGHT([.C25];SEARCH(&quot;,&quot;;[.C25])-1);1);0)" office:value-type="float" office:value="14" calcext:value-type="float">
            <text:p>14</text:p>
          </table:table-cell>
          <table:table-cell table:formula="of:=IFERROR(COMBIN(LEFT([.D25];SEARCH(&quot;,&quot;;[.D25])-1);2);) +IFERROR(COMBIN(RIGHT([.D25];SEARCH(&quot;,&quot;;[.D25])-1);1);0)" office:value-type="float" office:value="13" calcext:value-type="float">
            <text:p>13</text:p>
          </table:table-cell>
          <table:table-cell table:formula="of:=IFERROR(COMBIN(LEFT([.E25];SEARCH(&quot;,&quot;;[.E25])-1);2);) +IFERROR(COMBIN(RIGHT([.E25];SEARCH(&quot;,&quot;;[.E25])-1);1);0)" office:value-type="float" office:value="10" calcext:value-type="float">
            <text:p>10</text:p>
          </table:table-cell>
          <table:table-cell table:formula="of:=IFERROR(COMBIN(LEFT([.F25];SEARCH(&quot;,&quot;;[.F25])-1);2);) +IFERROR(COMBIN(RIGHT([.F25];SEARCH(&quot;,&quot;;[.F25])-1);1);0)" office:value-type="float" office:value="9" calcext:value-type="float">
            <text:p>9</text:p>
          </table:table-cell>
          <table:table-cell table:formula="of:=IFERROR(COMBIN(LEFT([.G25];SEARCH(&quot;,&quot;;[.G25])-1);2);) +IFERROR(COMBIN(RIGHT([.G25];SEARCH(&quot;,&quot;;[.G25])-1);1);0)" office:value-type="float" office:value="6" calcext:value-type="float">
            <text:p>6</text:p>
          </table:table-cell>
          <table:table-cell table:formula="of:=IFERROR(COMBIN(LEFT([.H25];SEARCH(&quot;,&quot;;[.H25])-1);2);) +IFERROR(COMBIN(RIGHT([.H25];SEARCH(&quot;,&quot;;[.H25])-1);1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1</text:p>
          </table:table-cell>
          <table:table-cell table:style-name="Default" office:value-type="string" calcext:value-type="string">
            <text:p>4,3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1</text:p>
          </table:table-cell>
          <table:table-cell/>
          <table:table-cell table:formula="of:=IFERROR(COMBIN([.A26];2);0)" office:value-type="float" office:value="1" calcext:value-type="float">
            <text:p>1</text:p>
          </table:table-cell>
          <table:table-cell table:formula="of:=IFERROR(COMBIN([.B26];1);0)" office:value-type="float" office:value="0" calcext:value-type="float">
            <text:p>0</text:p>
          </table:table-cell>
          <table:table-cell table:formula="of:=[.K26]+[.J26]" office:value-type="float" office:value="1" calcext:value-type="float">
            <text:p>1</text:p>
          </table:table-cell>
          <table:table-cell table:formula="of:=IFERROR(COMBIN(LEFT([.C26];SEARCH(&quot;,&quot;;[.C26])-1);2);) +IFERROR(COMBIN(RIGHT([.C26];SEARCH(&quot;,&quot;;[.C26])-1);1);0)" office:value-type="float" office:value="14" calcext:value-type="float">
            <text:p>14</text:p>
          </table:table-cell>
          <table:table-cell table:formula="of:=IFERROR(COMBIN(LEFT([.D26];SEARCH(&quot;,&quot;;[.D26])-1);2);) +IFERROR(COMBIN(RIGHT([.D26];SEARCH(&quot;,&quot;;[.D26])-1);1);0)" office:value-type="float" office:value="13" calcext:value-type="float">
            <text:p>13</text:p>
          </table:table-cell>
          <table:table-cell table:formula="of:=IFERROR(COMBIN(LEFT([.E26];SEARCH(&quot;,&quot;;[.E26])-1);2);) +IFERROR(COMBIN(RIGHT([.E26];SEARCH(&quot;,&quot;;[.E26])-1);1);0)" office:value-type="float" office:value="11" calcext:value-type="float">
            <text:p>11</text:p>
          </table:table-cell>
          <table:table-cell table:formula="of:=IFERROR(COMBIN(LEFT([.F26];SEARCH(&quot;,&quot;;[.F26])-1);2);) +IFERROR(COMBIN(RIGHT([.F26];SEARCH(&quot;,&quot;;[.F26])-1);1);0)" office:value-type="float" office:value="9" calcext:value-type="float">
            <text:p>9</text:p>
          </table:table-cell>
          <table:table-cell table:formula="of:=IFERROR(COMBIN(LEFT([.G26];SEARCH(&quot;,&quot;;[.G26])-1);2);) +IFERROR(COMBIN(RIGHT([.G26];SEARCH(&quot;,&quot;;[.G26])-1);1);0)" office:value-type="float" office:value="7" calcext:value-type="float">
            <text:p>7</text:p>
          </table:table-cell>
          <table:table-cell table:formula="of:=IFERROR(COMBIN(LEFT([.H26];SEARCH(&quot;,&quot;;[.H26])-1);2);) +IFERROR(COMBIN(RIGHT([.H26];SEARCH(&quot;,&quot;;[.H26])-1);1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2</text:p>
          </table:table-cell>
          <table:table-cell table:style-name="Default" office:value-type="string" calcext:value-type="string">
            <text:p>4,3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3,2</text:p>
          </table:table-cell>
          <table:table-cell/>
          <table:table-cell table:formula="of:=IFERROR(COMBIN([.A27];2);0)" office:value-type="float" office:value="0" calcext:value-type="float">
            <text:p>0</text:p>
          </table:table-cell>
          <table:table-cell table:formula="of:=IFERROR(COMBIN([.B27];1);0)" office:value-type="float" office:value="0" calcext:value-type="float">
            <text:p>0</text:p>
          </table:table-cell>
          <table:table-cell table:formula="of:=[.K27]+[.J27]" office:value-type="float" office:value="0" calcext:value-type="float">
            <text:p>0</text:p>
          </table:table-cell>
          <table:table-cell table:formula="of:=IFERROR(COMBIN(LEFT([.C27];SEARCH(&quot;,&quot;;[.C27])-1);2);) +IFERROR(COMBIN(RIGHT([.C27];SEARCH(&quot;,&quot;;[.C27])-1);1);0)" office:value-type="float" office:value="14" calcext:value-type="float">
            <text:p>14</text:p>
          </table:table-cell>
          <table:table-cell table:formula="of:=IFERROR(COMBIN(LEFT([.D27];SEARCH(&quot;,&quot;;[.D27])-1);2);) +IFERROR(COMBIN(RIGHT([.D27];SEARCH(&quot;,&quot;;[.D27])-1);1);0)" office:value-type="float" office:value="13" calcext:value-type="float">
            <text:p>13</text:p>
          </table:table-cell>
          <table:table-cell table:formula="of:=IFERROR(COMBIN(LEFT([.E27];SEARCH(&quot;,&quot;;[.E27])-1);2);) +IFERROR(COMBIN(RIGHT([.E27];SEARCH(&quot;,&quot;;[.E27])-1);1);0)" office:value-type="float" office:value="12" calcext:value-type="float">
            <text:p>12</text:p>
          </table:table-cell>
          <table:table-cell table:formula="of:=IFERROR(COMBIN(LEFT([.F27];SEARCH(&quot;,&quot;;[.F27])-1);2);) +IFERROR(COMBIN(RIGHT([.F27];SEARCH(&quot;,&quot;;[.F27])-1);1);0)" office:value-type="float" office:value="9" calcext:value-type="float">
            <text:p>9</text:p>
          </table:table-cell>
          <table:table-cell table:formula="of:=IFERROR(COMBIN(LEFT([.G27];SEARCH(&quot;,&quot;;[.G27])-1);2);) +IFERROR(COMBIN(RIGHT([.G27];SEARCH(&quot;,&quot;;[.G27])-1);1);0)" office:value-type="float" office:value="8" calcext:value-type="float">
            <text:p>8</text:p>
          </table:table-cell>
          <table:table-cell table:formula="of:=IFERROR(COMBIN(LEFT([.H27];SEARCH(&quot;,&quot;;[.H27])-1);2);) +IFERROR(COMBIN(RIGHT([.H27];SEARCH(&quot;,&quot;;[.H27])-1);1);0)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formula="of:=IFERROR(COMBIN(LEFT([.C48];SEARCH(&quot;,&quot;;[.C48])-1);2);) +IFERROR(COMBIN(RIGHT([.C48];SEARCH(&quot;,&quot;;[.C48])-1);1);0)" office:value-type="float" office:value="5" calcext:value-type="float">
            <text:p>5</text:p>
          </table:table-cell>
          <table:table-cell table:formula="of:=IFERROR(COMBIN(LEFT([.D48];SEARCH(&quot;,&quot;;[.D48])-1);2);) +IFERROR(COMBIN(RIGHT([.D48];SEARCH(&quot;,&quot;;[.D48])-1);1);0)" office:value-type="float" office:value="4" calcext:value-type="float">
            <text:p>4</text:p>
          </table:table-cell>
          <table:table-cell table:formula="of:=IFERROR(COMBIN(LEFT([.E48];SEARCH(&quot;,&quot;;[.E48])-1);2);) +IFERROR(COMBIN(RIGHT([.E48];SEARCH(&quot;,&quot;;[.E48])-1);1);0)" office:value-type="float" office:value="3" calcext:value-type="float">
            <text:p>3</text:p>
          </table:table-cell>
          <table:table-cell table:formula="of:=IFERROR(COMBIN(LEFT([.F48];SEARCH(&quot;,&quot;;[.F48])-1);2);) +IFERROR(COMBIN(RIGHT([.F48];SEARCH(&quot;,&quot;;[.F48])-1);1);0)" office:value-type="float" office:value="2" calcext:value-type="float">
            <text:p>2</text:p>
          </table:table-cell>
          <table:table-cell table:formula="of:=IFERROR(COMBIN(LEFT([.G48];SEARCH(&quot;,&quot;;[.G48])-1);2);) +IFERROR(COMBIN(RIGHT([.G48];SEARCH(&quot;,&quot;;[.G48])-1);1);0)" office:value-type="float" office:value="1" calcext:value-type="float">
            <text:p>1</text:p>
          </table:table-cell>
          <table:table-cell table:formula="of:=IFERROR(COMBIN(LEFT([.H48];SEARCH(&quot;,&quot;;[.H48])-1);2);) +IFERROR(COMBIN(RIGHT([.H48];SEARCH(&quot;,&quot;;[.H48])-1);1)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,4</text:p>
          </table:table-cell>
          <table:table-cell table:style-name="ce84" table:formula="of:=COM.MICROSOFT.CONCAT([.$B31];&quot;,&quot;;[.C13])" office:value-type="string" office:string-value="5,4,3,2" calcext:value-type="string">
            <text:p>5,4,3,2</text:p>
          </table:table-cell>
          <table:table-cell table:style-name="ce84" table:formula="of:=COM.MICROSOFT.CONCAT([.$B31];&quot;,&quot;;[.D13])" office:value-type="string" office:string-value="5,4,3,1" calcext:value-type="string">
            <text:p>5,4,3,1</text:p>
          </table:table-cell>
          <table:table-cell table:style-name="ce84" table:formula="of:=COM.MICROSOFT.CONCAT([.$B31];&quot;,&quot;;[.E13])" office:value-type="string" office:string-value="5,4,3,0" calcext:value-type="string">
            <text:p>5,4,3,0</text:p>
          </table:table-cell>
          <table:table-cell table:style-name="ce84" table:formula="of:=COM.MICROSOFT.CONCAT([.$B31];&quot;,&quot;;[.F13])" office:value-type="string" office:string-value="5,4,2,1" calcext:value-type="string">
            <text:p>5,4,2,1</text:p>
          </table:table-cell>
          <table:table-cell table:style-name="ce84" table:formula="of:=COM.MICROSOFT.CONCAT([.$B31];&quot;,&quot;;[.G13])" office:value-type="string" office:string-value="5,4,2,0" calcext:value-type="string">
            <text:p>5,4,2,0</text:p>
          </table:table-cell>
          <table:table-cell table:style-name="ce84" table:formula="of:=COM.MICROSOFT.CONCAT([.$B31];&quot;,&quot;;[.H13])" office:value-type="string" office:string-value="5,4,1,0" calcext:value-type="string">
            <text:p>5,4,1,0</text:p>
          </table:table-cell>
          <table:table-cell table:number-columns-repeated="3"/>
          <table:table-cell table:formula="of:=[.L13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5,3</text:p>
          </table:table-cell>
          <table:table-cell table:style-name="ce85" table:formula="of:=COM.MICROSOFT.CONCAT([.$B32];&quot;,&quot;;[.C14])" office:value-type="string" office:string-value="5,3,4,2" calcext:value-type="string">
            <text:p>5,3,4,2</text:p>
          </table:table-cell>
          <table:table-cell table:style-name="ce85" table:formula="of:=COM.MICROSOFT.CONCAT([.$B32];&quot;,&quot;;[.D14])" office:value-type="string" office:string-value="5,3,4,1" calcext:value-type="string">
            <text:p>5,3,4,1</text:p>
          </table:table-cell>
          <table:table-cell table:style-name="ce85" table:formula="of:=COM.MICROSOFT.CONCAT([.$B32];&quot;,&quot;;[.E14])" office:value-type="string" office:string-value="5,3,4,0" calcext:value-type="string">
            <text:p>5,3,4,0</text:p>
          </table:table-cell>
          <table:table-cell table:style-name="ce85" table:formula="of:=COM.MICROSOFT.CONCAT([.$B32];&quot;,&quot;;[.F14])" office:value-type="string" office:string-value="5,3,2,1" calcext:value-type="string">
            <text:p>5,3,2,1</text:p>
          </table:table-cell>
          <table:table-cell table:style-name="ce85" table:formula="of:=COM.MICROSOFT.CONCAT([.$B32];&quot;,&quot;;[.G14])" office:value-type="string" office:string-value="5,3,2,0" calcext:value-type="string">
            <text:p>5,3,2,0</text:p>
          </table:table-cell>
          <table:table-cell table:style-name="ce85" table:formula="of:=COM.MICROSOFT.CONCAT([.$B32];&quot;,&quot;;[.H14])" office:value-type="string" office:string-value="5,3,1,0" calcext:value-type="string">
            <text:p>5,3,1,0</text:p>
          </table:table-cell>
          <table:table-cell table:number-columns-repeated="3"/>
          <table:table-cell table:formula="of:=[.L14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5,2</text:p>
          </table:table-cell>
          <table:table-cell table:style-name="ce86" table:formula="of:=COM.MICROSOFT.CONCAT([.$B33];&quot;,&quot;;[.C15])" office:value-type="string" office:string-value="5,2,4,3" calcext:value-type="string">
            <text:p>5,2,4,3</text:p>
          </table:table-cell>
          <table:table-cell table:style-name="ce86" table:formula="of:=COM.MICROSOFT.CONCAT([.$B33];&quot;,&quot;;[.D15])" office:value-type="string" office:string-value="5,2,4,1" calcext:value-type="string">
            <text:p>5,2,4,1</text:p>
          </table:table-cell>
          <table:table-cell table:style-name="ce86" table:formula="of:=COM.MICROSOFT.CONCAT([.$B33];&quot;,&quot;;[.E15])" office:value-type="string" office:string-value="5,2,4,0" calcext:value-type="string">
            <text:p>5,2,4,0</text:p>
          </table:table-cell>
          <table:table-cell table:style-name="ce86" table:formula="of:=COM.MICROSOFT.CONCAT([.$B33];&quot;,&quot;;[.F15])" office:value-type="string" office:string-value="5,2,3,1" calcext:value-type="string">
            <text:p>5,2,3,1</text:p>
          </table:table-cell>
          <table:table-cell table:style-name="ce86" table:formula="of:=COM.MICROSOFT.CONCAT([.$B33];&quot;,&quot;;[.G15])" office:value-type="string" office:string-value="5,2,3,0" calcext:value-type="string">
            <text:p>5,2,3,0</text:p>
          </table:table-cell>
          <table:table-cell table:style-name="ce86" table:formula="of:=COM.MICROSOFT.CONCAT([.$B33];&quot;,&quot;;[.H15])" office:value-type="string" office:string-value="5,2,1,0" calcext:value-type="string">
            <text:p>5,2,1,0</text:p>
          </table:table-cell>
          <table:table-cell table:number-columns-repeated="3"/>
          <table:table-cell table:formula="of:=[.L15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5,1</text:p>
          </table:table-cell>
          <table:table-cell table:style-name="ce87" table:formula="of:=COM.MICROSOFT.CONCAT([.$B34];&quot;,&quot;;[.C16])" office:value-type="string" office:string-value="5,1,4,3" calcext:value-type="string">
            <text:p>5,1,4,3</text:p>
          </table:table-cell>
          <table:table-cell table:style-name="ce87" table:formula="of:=COM.MICROSOFT.CONCAT([.$B34];&quot;,&quot;;[.D16])" office:value-type="string" office:string-value="5,1,4,2" calcext:value-type="string">
            <text:p>5,1,4,2</text:p>
          </table:table-cell>
          <table:table-cell table:style-name="ce87" table:formula="of:=COM.MICROSOFT.CONCAT([.$B34];&quot;,&quot;;[.E16])" office:value-type="string" office:string-value="5,1,4,0" calcext:value-type="string">
            <text:p>5,1,4,0</text:p>
          </table:table-cell>
          <table:table-cell table:style-name="ce87" table:formula="of:=COM.MICROSOFT.CONCAT([.$B34];&quot;,&quot;;[.F16])" office:value-type="string" office:string-value="5,1,3,2" calcext:value-type="string">
            <text:p>5,1,3,2</text:p>
          </table:table-cell>
          <table:table-cell table:style-name="ce87" table:formula="of:=COM.MICROSOFT.CONCAT([.$B34];&quot;,&quot;;[.G16])" office:value-type="string" office:string-value="5,1,3,0" calcext:value-type="string">
            <text:p>5,1,3,0</text:p>
          </table:table-cell>
          <table:table-cell table:style-name="ce87" table:formula="of:=COM.MICROSOFT.CONCAT([.$B34];&quot;,&quot;;[.H16])" office:value-type="string" office:string-value="5,1,2,0" calcext:value-type="string">
            <text:p>5,1,2,0</text:p>
          </table:table-cell>
          <table:table-cell table:number-columns-repeated="3"/>
          <table:table-cell table:formula="of:=[.L16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5,0</text:p>
          </table:table-cell>
          <table:table-cell table:style-name="ce88" table:formula="of:=COM.MICROSOFT.CONCAT([.$B35];&quot;,&quot;;[.C17])" office:value-type="string" office:string-value="5,0,4,3" calcext:value-type="string">
            <text:p>5,0,4,3</text:p>
          </table:table-cell>
          <table:table-cell table:style-name="ce88" table:formula="of:=COM.MICROSOFT.CONCAT([.$B35];&quot;,&quot;;[.D17])" office:value-type="string" office:string-value="5,0,4,2" calcext:value-type="string">
            <text:p>5,0,4,2</text:p>
          </table:table-cell>
          <table:table-cell table:style-name="ce88" table:formula="of:=COM.MICROSOFT.CONCAT([.$B35];&quot;,&quot;;[.E17])" office:value-type="string" office:string-value="5,0,4,1" calcext:value-type="string">
            <text:p>5,0,4,1</text:p>
          </table:table-cell>
          <table:table-cell table:style-name="ce88" table:formula="of:=COM.MICROSOFT.CONCAT([.$B35];&quot;,&quot;;[.F17])" office:value-type="string" office:string-value="5,0,3,2" calcext:value-type="string">
            <text:p>5,0,3,2</text:p>
          </table:table-cell>
          <table:table-cell table:style-name="ce88" table:formula="of:=COM.MICROSOFT.CONCAT([.$B35];&quot;,&quot;;[.G17])" office:value-type="string" office:string-value="5,0,3,1" calcext:value-type="string">
            <text:p>5,0,3,1</text:p>
          </table:table-cell>
          <table:table-cell table:style-name="ce88" table:formula="of:=COM.MICROSOFT.CONCAT([.$B35];&quot;,&quot;;[.H17])" office:value-type="string" office:string-value="5,0,2,1" calcext:value-type="string">
            <text:p>5,0,2,1</text:p>
          </table:table-cell>
          <table:table-cell table:number-columns-repeated="3"/>
          <table:table-cell table:formula="of:=[.L17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4,3</text:p>
          </table:table-cell>
          <table:table-cell table:style-name="ce86" table:formula="of:=COM.MICROSOFT.CONCAT([.C18];&quot;,&quot;;[.$B36])" office:value-type="string" office:string-value="5,2,4,3" calcext:value-type="string">
            <text:p>5,2,4,3</text:p>
          </table:table-cell>
          <table:table-cell table:style-name="ce87" table:formula="of:=COM.MICROSOFT.CONCAT([.D18];&quot;,&quot;;[.$B36])" office:value-type="string" office:string-value="5,1,4,3" calcext:value-type="string">
            <text:p>5,1,4,3</text:p>
          </table:table-cell>
          <table:table-cell table:style-name="ce88" table:formula="of:=COM.MICROSOFT.CONCAT([.E18];&quot;,&quot;;[.$B36])" office:value-type="string" office:string-value="5,0,4,3" calcext:value-type="string">
            <text:p>5,0,4,3</text:p>
          </table:table-cell>
          <table:table-cell table:style-name="ce101" table:formula="of:=COM.MICROSOFT.CONCAT([.$B36];&quot;,&quot;;[.F18])" office:value-type="string" office:string-value="4,3,2,1" calcext:value-type="string">
            <text:p>4,3,2,1</text:p>
          </table:table-cell>
          <table:table-cell table:style-name="ce101" table:formula="of:=COM.MICROSOFT.CONCAT([.$B36];&quot;,&quot;;[.G18])" office:value-type="string" office:string-value="4,3,2,0" calcext:value-type="string">
            <text:p>4,3,2,0</text:p>
          </table:table-cell>
          <table:table-cell table:style-name="ce101" table:formula="of:=COM.MICROSOFT.CONCAT([.$B36];&quot;,&quot;;[.H18])" office:value-type="string" office:string-value="4,3,1,0" calcext:value-type="string">
            <text:p>4,3,1,0</text:p>
          </table:table-cell>
          <table:table-cell table:number-columns-repeated="3"/>
          <table:table-cell table:formula="of:=[.L18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4,2</text:p>
          </table:table-cell>
          <table:table-cell table:style-name="ce85" table:formula="of:=COM.MICROSOFT.CONCAT([.C19];&quot;,&quot;;[.$B37])" office:value-type="string" office:string-value="5,3,4,2" calcext:value-type="string">
            <text:p>5,3,4,2</text:p>
          </table:table-cell>
          <table:table-cell table:style-name="ce87" table:formula="of:=COM.MICROSOFT.CONCAT([.D19];&quot;,&quot;;[.$B37])" office:value-type="string" office:string-value="5,1,4,2" calcext:value-type="string">
            <text:p>5,1,4,2</text:p>
          </table:table-cell>
          <table:table-cell table:style-name="ce88" table:formula="of:=COM.MICROSOFT.CONCAT([.E19];&quot;,&quot;;[.$B37])" office:value-type="string" office:string-value="5,0,4,2" calcext:value-type="string">
            <text:p>5,0,4,2</text:p>
          </table:table-cell>
          <table:table-cell table:style-name="ce102" table:formula="of:=COM.MICROSOFT.CONCAT([.$B37];&quot;,&quot;;[.F19])" office:value-type="string" office:string-value="4,2,3,1" calcext:value-type="string">
            <text:p>4,2,3,1</text:p>
          </table:table-cell>
          <table:table-cell table:style-name="ce102" table:formula="of:=COM.MICROSOFT.CONCAT([.$B37];&quot;,&quot;;[.G19])" office:value-type="string" office:string-value="4,2,3,0" calcext:value-type="string">
            <text:p>4,2,3,0</text:p>
          </table:table-cell>
          <table:table-cell table:style-name="ce102" table:formula="of:=COM.MICROSOFT.CONCAT([.$B37];&quot;,&quot;;[.H19])" office:value-type="string" office:string-value="4,2,1,0" calcext:value-type="string">
            <text:p>4,2,1,0</text:p>
          </table:table-cell>
          <table:table-cell table:number-columns-repeated="3"/>
          <table:table-cell table:formula="of:=[.L19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4,1</text:p>
          </table:table-cell>
          <table:table-cell table:style-name="ce85" table:formula="of:=COM.MICROSOFT.CONCAT([.C20];&quot;,&quot;;[.$B38])" office:value-type="string" office:string-value="5,3,4,1" calcext:value-type="string">
            <text:p>5,3,4,1</text:p>
          </table:table-cell>
          <table:table-cell table:style-name="ce86" table:formula="of:=COM.MICROSOFT.CONCAT([.D20];&quot;,&quot;;[.$B38])" office:value-type="string" office:string-value="5,2,4,1" calcext:value-type="string">
            <text:p>5,2,4,1</text:p>
          </table:table-cell>
          <table:table-cell table:style-name="ce88" table:formula="of:=COM.MICROSOFT.CONCAT([.E20];&quot;,&quot;;[.$B38])" office:value-type="string" office:string-value="5,0,4,1" calcext:value-type="string">
            <text:p>5,0,4,1</text:p>
          </table:table-cell>
          <table:table-cell table:style-name="ce103" table:formula="of:=COM.MICROSOFT.CONCAT([.$B38];&quot;,&quot;;[.F20])" office:value-type="string" office:string-value="4,1,3,2" calcext:value-type="string">
            <text:p>4,1,3,2</text:p>
          </table:table-cell>
          <table:table-cell table:style-name="ce103" table:formula="of:=COM.MICROSOFT.CONCAT([.$B38];&quot;,&quot;;[.G20])" office:value-type="string" office:string-value="4,1,3,0" calcext:value-type="string">
            <text:p>4,1,3,0</text:p>
          </table:table-cell>
          <table:table-cell table:style-name="ce103" table:formula="of:=COM.MICROSOFT.CONCAT([.$B38];&quot;,&quot;;[.H20])" office:value-type="string" office:string-value="4,1,2,0" calcext:value-type="string">
            <text:p>4,1,2,0</text:p>
          </table:table-cell>
          <table:table-cell table:number-columns-repeated="3"/>
          <table:table-cell table:formula="of:=[.L20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4,0</text:p>
          </table:table-cell>
          <table:table-cell table:style-name="ce85" table:formula="of:=COM.MICROSOFT.CONCAT([.C21];&quot;,&quot;;[.$B39])" office:value-type="string" office:string-value="5,3,4,0" calcext:value-type="string">
            <text:p>5,3,4,0</text:p>
          </table:table-cell>
          <table:table-cell table:style-name="ce86" table:formula="of:=COM.MICROSOFT.CONCAT([.D21];&quot;,&quot;;[.$B39])" office:value-type="string" office:string-value="5,2,4,0" calcext:value-type="string">
            <text:p>5,2,4,0</text:p>
          </table:table-cell>
          <table:table-cell table:style-name="ce87" table:formula="of:=COM.MICROSOFT.CONCAT([.E21];&quot;,&quot;;[.$B39])" office:value-type="string" office:string-value="5,1,4,0" calcext:value-type="string">
            <text:p>5,1,4,0</text:p>
          </table:table-cell>
          <table:table-cell table:style-name="ce104" table:formula="of:=COM.MICROSOFT.CONCAT([.$B39];&quot;,&quot;;[.F21])" office:value-type="string" office:string-value="4,0,3,2" calcext:value-type="string">
            <text:p>4,0,3,2</text:p>
          </table:table-cell>
          <table:table-cell table:style-name="ce104" table:formula="of:=COM.MICROSOFT.CONCAT([.$B39];&quot;,&quot;;[.G21])" office:value-type="string" office:string-value="4,0,3,1" calcext:value-type="string">
            <text:p>4,0,3,1</text:p>
          </table:table-cell>
          <table:table-cell table:style-name="ce104" table:formula="of:=COM.MICROSOFT.CONCAT([.$B39];&quot;,&quot;;[.H21])" office:value-type="string" office:string-value="4,0,2,1" calcext:value-type="string">
            <text:p>4,0,2,1</text:p>
          </table:table-cell>
          <table:table-cell table:number-columns-repeated="3"/>
          <table:table-cell table:formula="of:=[.L2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,2</text:p>
          </table:table-cell>
          <table:table-cell table:style-name="ce84" table:formula="of:=COM.MICROSOFT.CONCAT([.C22];&quot;,&quot;;[.$B40])" office:value-type="string" office:string-value="5,4,3,2" calcext:value-type="string">
            <text:p>5,4,3,2</text:p>
          </table:table-cell>
          <table:table-cell table:style-name="ce89" table:formula="of:=COM.MICROSOFT.CONCAT([.D22];&quot;,&quot;;[.$B40])" office:value-type="string" office:string-value="5,1,3,2" calcext:value-type="string">
            <text:p>5,1,3,2</text:p>
          </table:table-cell>
          <table:table-cell table:style-name="ce96" table:formula="of:=COM.MICROSOFT.CONCAT([.E22];&quot;,&quot;;[.$B40])" office:value-type="string" office:string-value="5,0,3,2" calcext:value-type="string">
            <text:p>5,0,3,2</text:p>
          </table:table-cell>
          <table:table-cell table:style-name="ce105" table:formula="of:=COM.MICROSOFT.CONCAT([.F22];&quot;,&quot;;[.$B40])" office:value-type="string" office:string-value="4,1,3,2" calcext:value-type="string">
            <text:p>4,1,3,2</text:p>
          </table:table-cell>
          <table:table-cell table:style-name="ce112" table:formula="of:=COM.MICROSOFT.CONCAT([.G22];&quot;,&quot;;[.$B40])" office:value-type="string" office:string-value="4,0,3,2" calcext:value-type="string">
            <text:p>4,0,3,2</text:p>
          </table:table-cell>
          <table:table-cell table:style-name="ce117" table:formula="of:=COM.MICROSOFT.CONCAT([.$B40];&quot;,&quot;;[.H22])" office:value-type="string" office:string-value="3,2,1,0" calcext:value-type="string">
            <text:p>3,2,1,0</text:p>
          </table:table-cell>
          <table:table-cell table:number-columns-repeated="3"/>
          <table:table-cell table:formula="of:=[.L2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table:style-name="ce84" table:formula="of:=COM.MICROSOFT.CONCAT([.C23];&quot;,&quot;;[.$B41])" office:value-type="string" office:string-value="5,4,3,1" calcext:value-type="string">
            <text:p>5,4,3,1</text:p>
          </table:table-cell>
          <table:table-cell table:style-name="ce90" table:formula="of:=COM.MICROSOFT.CONCAT([.D23];&quot;,&quot;;[.$B41])" office:value-type="string" office:string-value="5,2,3,1" calcext:value-type="string">
            <text:p>5,2,3,1</text:p>
          </table:table-cell>
          <table:table-cell table:style-name="ce96" table:formula="of:=COM.MICROSOFT.CONCAT([.E23];&quot;,&quot;;[.$B41])" office:value-type="string" office:string-value="5,0,3,1" calcext:value-type="string">
            <text:p>5,0,3,1</text:p>
          </table:table-cell>
          <table:table-cell table:style-name="ce106" table:formula="of:=COM.MICROSOFT.CONCAT([.F23];&quot;,&quot;;[.$B41])" office:value-type="string" office:string-value="4,2,3,1" calcext:value-type="string">
            <text:p>4,2,3,1</text:p>
          </table:table-cell>
          <table:table-cell table:style-name="ce112" table:formula="of:=COM.MICROSOFT.CONCAT([.G23];&quot;,&quot;;[.$B41])" office:value-type="string" office:string-value="4,0,3,1" calcext:value-type="string">
            <text:p>4,0,3,1</text:p>
          </table:table-cell>
          <table:table-cell table:style-name="ce117" table:formula="of:=COM.MICROSOFT.CONCAT([.$B41];&quot;,&quot;;[.H23])" office:value-type="string" office:string-value="3,1,2,0" calcext:value-type="string">
            <text:p>3,1,2,0</text:p>
          </table:table-cell>
          <table:table-cell table:number-columns-repeated="3"/>
          <table:table-cell table:formula="of:=[.L23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table:style-name="ce84" table:formula="of:=COM.MICROSOFT.CONCAT([.C24];&quot;,&quot;;[.$B42])" office:value-type="string" office:string-value="5,4,3,0" calcext:value-type="string">
            <text:p>5,4,3,0</text:p>
          </table:table-cell>
          <table:table-cell table:style-name="ce90" table:formula="of:=COM.MICROSOFT.CONCAT([.D24];&quot;,&quot;;[.$B42])" office:value-type="string" office:string-value="5,2,3,0" calcext:value-type="string">
            <text:p>5,2,3,0</text:p>
          </table:table-cell>
          <table:table-cell table:style-name="ce89" table:formula="of:=COM.MICROSOFT.CONCAT([.E24];&quot;,&quot;;[.$B42])" office:value-type="string" office:string-value="5,1,3,0" calcext:value-type="string">
            <text:p>5,1,3,0</text:p>
          </table:table-cell>
          <table:table-cell table:style-name="ce106" table:formula="of:=COM.MICROSOFT.CONCAT([.F24];&quot;,&quot;;[.$B42])" office:value-type="string" office:string-value="4,2,3,0" calcext:value-type="string">
            <text:p>4,2,3,0</text:p>
          </table:table-cell>
          <table:table-cell table:style-name="ce105" table:formula="of:=COM.MICROSOFT.CONCAT([.G24];&quot;,&quot;;[.$B42])" office:value-type="string" office:string-value="4,1,3,0" calcext:value-type="string">
            <text:p>4,1,3,0</text:p>
          </table:table-cell>
          <table:table-cell table:style-name="ce118" table:formula="of:=COM.MICROSOFT.CONCAT([.$B42];&quot;,&quot;;[.H24])" office:value-type="string" office:string-value="3,0,2,1" calcext:value-type="string">
            <text:p>3,0,2,1</text:p>
          </table:table-cell>
          <table:table-cell table:number-columns-repeated="3"/>
          <table:table-cell table:formula="of:=[.L2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table:style-name="ce84" table:formula="of:=COM.MICROSOFT.CONCAT([.C25];&quot;,&quot;;[.$B43])" office:value-type="string" office:string-value="5,4,2,1" calcext:value-type="string">
            <text:p>5,4,2,1</text:p>
          </table:table-cell>
          <table:table-cell table:style-name="ce91" table:formula="of:=COM.MICROSOFT.CONCAT([.D25];&quot;,&quot;;[.$B43])" office:value-type="string" office:string-value="5,3,2,1" calcext:value-type="string">
            <text:p>5,3,2,1</text:p>
          </table:table-cell>
          <table:table-cell table:style-name="ce96" table:formula="of:=COM.MICROSOFT.CONCAT([.E25];&quot;,&quot;;[.$B43])" office:value-type="string" office:string-value="5,0,2,1" calcext:value-type="string">
            <text:p>5,0,2,1</text:p>
          </table:table-cell>
          <table:table-cell table:style-name="ce107" table:formula="of:=COM.MICROSOFT.CONCAT([.F25];&quot;,&quot;;[.$B43])" office:value-type="string" office:string-value="4,3,2,1" calcext:value-type="string">
            <text:p>4,3,2,1</text:p>
          </table:table-cell>
          <table:table-cell table:style-name="ce112" table:formula="of:=COM.MICROSOFT.CONCAT([.G25];&quot;,&quot;;[.$B43])" office:value-type="string" office:string-value="4,0,2,1" calcext:value-type="string">
            <text:p>4,0,2,1</text:p>
          </table:table-cell>
          <table:table-cell table:style-name="ce118" table:formula="of:=COM.MICROSOFT.CONCAT([.H25];&quot;,&quot;;[.$B43])" office:value-type="string" office:string-value="3,0,2,1" calcext:value-type="string">
            <text:p>3,0,2,1</text:p>
          </table:table-cell>
          <table:table-cell table:number-columns-repeated="3"/>
          <table:table-cell table:formula="of:=[.L2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table:style-name="ce84" table:formula="of:=COM.MICROSOFT.CONCAT([.C26];&quot;,&quot;;[.$B44])" office:value-type="string" office:string-value="5,4,2,0" calcext:value-type="string">
            <text:p>5,4,2,0</text:p>
          </table:table-cell>
          <table:table-cell table:style-name="ce91" table:formula="of:=COM.MICROSOFT.CONCAT([.D26];&quot;,&quot;;[.$B44])" office:value-type="string" office:string-value="5,3,2,0" calcext:value-type="string">
            <text:p>5,3,2,0</text:p>
          </table:table-cell>
          <table:table-cell table:style-name="ce89" table:formula="of:=COM.MICROSOFT.CONCAT([.E26];&quot;,&quot;;[.$B44])" office:value-type="string" office:string-value="5,1,2,0" calcext:value-type="string">
            <text:p>5,1,2,0</text:p>
          </table:table-cell>
          <table:table-cell table:style-name="ce107" table:formula="of:=COM.MICROSOFT.CONCAT([.F26];&quot;,&quot;;[.$B44])" office:value-type="string" office:string-value="4,3,2,0" calcext:value-type="string">
            <text:p>4,3,2,0</text:p>
          </table:table-cell>
          <table:table-cell table:style-name="ce105" table:formula="of:=COM.MICROSOFT.CONCAT([.G26];&quot;,&quot;;[.$B44])" office:value-type="string" office:string-value="4,1,2,0" calcext:value-type="string">
            <text:p>4,1,2,0</text:p>
          </table:table-cell>
          <table:table-cell table:style-name="ce117" table:formula="of:=COM.MICROSOFT.CONCAT([.H26];&quot;,&quot;;[.$B44])" office:value-type="string" office:string-value="3,1,2,0" calcext:value-type="string">
            <text:p>3,1,2,0</text:p>
          </table:table-cell>
          <table:table-cell table:number-columns-repeated="3"/>
          <table:table-cell table:formula="of:=[.L2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table:style-name="ce84" table:formula="of:=COM.MICROSOFT.CONCAT([.C27];&quot;,&quot;;[.$B45])" office:value-type="string" office:string-value="5,4,1,0" calcext:value-type="string">
            <text:p>5,4,1,0</text:p>
          </table:table-cell>
          <table:table-cell table:style-name="ce91" table:formula="of:=COM.MICROSOFT.CONCAT([.D27];&quot;,&quot;;[.$B45])" office:value-type="string" office:string-value="5,3,1,0" calcext:value-type="string">
            <text:p>5,3,1,0</text:p>
          </table:table-cell>
          <table:table-cell table:style-name="ce90" table:formula="of:=COM.MICROSOFT.CONCAT([.E27];&quot;,&quot;;[.$B45])" office:value-type="string" office:string-value="5,2,1,0" calcext:value-type="string">
            <text:p>5,2,1,0</text:p>
          </table:table-cell>
          <table:table-cell table:style-name="ce107" table:formula="of:=COM.MICROSOFT.CONCAT([.F27];&quot;,&quot;;[.$B45])" office:value-type="string" office:string-value="4,3,1,0" calcext:value-type="string">
            <text:p>4,3,1,0</text:p>
          </table:table-cell>
          <table:table-cell table:style-name="ce106" table:formula="of:=COM.MICROSOFT.CONCAT([.G27];&quot;,&quot;;[.$B45])" office:value-type="string" office:string-value="4,2,1,0" calcext:value-type="string">
            <text:p>4,2,1,0</text:p>
          </table:table-cell>
          <table:table-cell table:style-name="ce117" table:formula="of:=COM.MICROSOFT.CONCAT([.H27];&quot;,&quot;;[.$B45])" office:value-type="string" office:string-value="3,2,1,0" calcext:value-type="string">
            <text:p>3,2,1,0</text:p>
          </table:table-cell>
          <table:table-cell table:number-columns-repeated="3"/>
          <table:table-cell table:formula="of:=[.L27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,2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0</text:p>
          </table:table-cell>
          <table:table-cell table:style-name="Default" office:value-type="string" calcext:value-type="string">
            <text:p>2,1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,4</text:p>
          </table:table-cell>
          <table:table-cell table:style-name="ce84" table:formula="of:=COM.MICROSOFT.CONCAT([.$B49];&quot;,&quot;;[.C$48])" office:value-type="string" office:string-value="5,4,3,2" calcext:value-type="string">
            <text:p>5,4,3,2</text:p>
          </table:table-cell>
          <table:table-cell table:style-name="ce84" table:formula="of:=COM.MICROSOFT.CONCAT([.$B49];&quot;,&quot;;[.D$48])" office:value-type="string" office:string-value="5,4,3,1" calcext:value-type="string">
            <text:p>5,4,3,1</text:p>
          </table:table-cell>
          <table:table-cell table:style-name="ce84" table:formula="of:=COM.MICROSOFT.CONCAT([.$B49];&quot;,&quot;;[.E$48])" office:value-type="string" office:string-value="5,4,3,0" calcext:value-type="string">
            <text:p>5,4,3,0</text:p>
          </table:table-cell>
          <table:table-cell table:style-name="ce84" table:formula="of:=COM.MICROSOFT.CONCAT([.$B49];&quot;,&quot;;[.F$48])" office:value-type="string" office:string-value="5,4,2,1" calcext:value-type="string">
            <text:p>5,4,2,1</text:p>
          </table:table-cell>
          <table:table-cell table:style-name="ce84" table:formula="of:=COM.MICROSOFT.CONCAT([.$B49];&quot;,&quot;;[.G$48])" office:value-type="string" office:string-value="5,4,2,0" calcext:value-type="string">
            <text:p>5,4,2,0</text:p>
          </table:table-cell>
          <table:table-cell table:style-name="ce84" table:formula="of:=COM.MICROSOFT.CONCAT([.$B49];&quot;,&quot;;[.H$48])" office:value-type="string" office:string-value="5,4,1,0" calcext:value-type="string">
            <text:p>5,4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,3</text:p>
          </table:table-cell>
          <table:table-cell table:style-name="ce85" table:formula="of:=COM.MICROSOFT.CONCAT([.$B50];&quot;,&quot;;[.C$48])" office:value-type="string" office:string-value="5,3,3,2" calcext:value-type="string">
            <text:p>5,3,3,2</text:p>
          </table:table-cell>
          <table:table-cell table:style-name="ce85" table:formula="of:=COM.MICROSOFT.CONCAT([.$B50];&quot;,&quot;;[.D$48])" office:value-type="string" office:string-value="5,3,3,1" calcext:value-type="string">
            <text:p>5,3,3,1</text:p>
          </table:table-cell>
          <table:table-cell table:style-name="ce85" table:formula="of:=COM.MICROSOFT.CONCAT([.$B50];&quot;,&quot;;[.E$48])" office:value-type="string" office:string-value="5,3,3,0" calcext:value-type="string">
            <text:p>5,3,3,0</text:p>
          </table:table-cell>
          <table:table-cell table:style-name="ce85" table:formula="of:=COM.MICROSOFT.CONCAT([.$B50];&quot;,&quot;;[.F$48])" office:value-type="string" office:string-value="5,3,2,1" calcext:value-type="string">
            <text:p>5,3,2,1</text:p>
          </table:table-cell>
          <table:table-cell table:style-name="ce85" table:formula="of:=COM.MICROSOFT.CONCAT([.$B50];&quot;,&quot;;[.G$48])" office:value-type="string" office:string-value="5,3,2,0" calcext:value-type="string">
            <text:p>5,3,2,0</text:p>
          </table:table-cell>
          <table:table-cell table:style-name="ce85" table:formula="of:=COM.MICROSOFT.CONCAT([.$B50];&quot;,&quot;;[.H$48])" office:value-type="string" office:string-value="5,3,1,0" calcext:value-type="string">
            <text:p>5,3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,2</text:p>
          </table:table-cell>
          <table:table-cell table:style-name="ce86" table:formula="of:=COM.MICROSOFT.CONCAT([.$B51];&quot;,&quot;;[.C$48])" office:value-type="string" office:string-value="5,2,3,2" calcext:value-type="string">
            <text:p>5,2,3,2</text:p>
          </table:table-cell>
          <table:table-cell table:style-name="ce86" table:formula="of:=COM.MICROSOFT.CONCAT([.$B51];&quot;,&quot;;[.D$48])" office:value-type="string" office:string-value="5,2,3,1" calcext:value-type="string">
            <text:p>5,2,3,1</text:p>
          </table:table-cell>
          <table:table-cell table:style-name="ce86" table:formula="of:=COM.MICROSOFT.CONCAT([.$B51];&quot;,&quot;;[.E$48])" office:value-type="string" office:string-value="5,2,3,0" calcext:value-type="string">
            <text:p>5,2,3,0</text:p>
          </table:table-cell>
          <table:table-cell table:style-name="ce86" table:formula="of:=COM.MICROSOFT.CONCAT([.$B51];&quot;,&quot;;[.F$48])" office:value-type="string" office:string-value="5,2,2,1" calcext:value-type="string">
            <text:p>5,2,2,1</text:p>
          </table:table-cell>
          <table:table-cell table:style-name="ce86" table:formula="of:=COM.MICROSOFT.CONCAT([.$B51];&quot;,&quot;;[.G$48])" office:value-type="string" office:string-value="5,2,2,0" calcext:value-type="string">
            <text:p>5,2,2,0</text:p>
          </table:table-cell>
          <table:table-cell table:style-name="ce86" table:formula="of:=COM.MICROSOFT.CONCAT([.$B51];&quot;,&quot;;[.H$48])" office:value-type="string" office:string-value="5,2,1,0" calcext:value-type="string">
            <text:p>5,2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,1</text:p>
          </table:table-cell>
          <table:table-cell table:style-name="ce87" table:formula="of:=COM.MICROSOFT.CONCAT([.$B52];&quot;,&quot;;[.C$48])" office:value-type="string" office:string-value="5,1,3,2" calcext:value-type="string">
            <text:p>5,1,3,2</text:p>
          </table:table-cell>
          <table:table-cell table:style-name="ce87" table:formula="of:=COM.MICROSOFT.CONCAT([.$B52];&quot;,&quot;;[.D$48])" office:value-type="string" office:string-value="5,1,3,1" calcext:value-type="string">
            <text:p>5,1,3,1</text:p>
          </table:table-cell>
          <table:table-cell table:style-name="ce87" table:formula="of:=COM.MICROSOFT.CONCAT([.$B52];&quot;,&quot;;[.E$48])" office:value-type="string" office:string-value="5,1,3,0" calcext:value-type="string">
            <text:p>5,1,3,0</text:p>
          </table:table-cell>
          <table:table-cell table:style-name="ce87" table:formula="of:=COM.MICROSOFT.CONCAT([.$B52];&quot;,&quot;;[.F$48])" office:value-type="string" office:string-value="5,1,2,1" calcext:value-type="string">
            <text:p>5,1,2,1</text:p>
          </table:table-cell>
          <table:table-cell table:style-name="ce87" table:formula="of:=COM.MICROSOFT.CONCAT([.$B52];&quot;,&quot;;[.G$48])" office:value-type="string" office:string-value="5,1,2,0" calcext:value-type="string">
            <text:p>5,1,2,0</text:p>
          </table:table-cell>
          <table:table-cell table:style-name="ce87" table:formula="of:=COM.MICROSOFT.CONCAT([.$B52];&quot;,&quot;;[.H$48])" office:value-type="string" office:string-value="5,1,1,0" calcext:value-type="string">
            <text:p>5,1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,0</text:p>
          </table:table-cell>
          <table:table-cell table:style-name="ce88" table:formula="of:=COM.MICROSOFT.CONCAT([.$B53];&quot;,&quot;;[.C$48])" office:value-type="string" office:string-value="5,0,3,2" calcext:value-type="string">
            <text:p>5,0,3,2</text:p>
          </table:table-cell>
          <table:table-cell table:style-name="ce88" table:formula="of:=COM.MICROSOFT.CONCAT([.$B53];&quot;,&quot;;[.D$48])" office:value-type="string" office:string-value="5,0,3,1" calcext:value-type="string">
            <text:p>5,0,3,1</text:p>
          </table:table-cell>
          <table:table-cell table:style-name="ce88" table:formula="of:=COM.MICROSOFT.CONCAT([.$B53];&quot;,&quot;;[.E$48])" office:value-type="string" office:string-value="5,0,3,0" calcext:value-type="string">
            <text:p>5,0,3,0</text:p>
          </table:table-cell>
          <table:table-cell table:style-name="ce88" table:formula="of:=COM.MICROSOFT.CONCAT([.$B53];&quot;,&quot;;[.F$48])" office:value-type="string" office:string-value="5,0,2,1" calcext:value-type="string">
            <text:p>5,0,2,1</text:p>
          </table:table-cell>
          <table:table-cell table:style-name="ce88" table:formula="of:=COM.MICROSOFT.CONCAT([.$B53];&quot;,&quot;;[.G$48])" office:value-type="string" office:string-value="5,0,2,0" calcext:value-type="string">
            <text:p>5,0,2,0</text:p>
          </table:table-cell>
          <table:table-cell table:style-name="ce88" table:formula="of:=COM.MICROSOFT.CONCAT([.$B53];&quot;,&quot;;[.H$48])" office:value-type="string" office:string-value="5,0,1,0" calcext:value-type="string">
            <text:p>5,0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,3</text:p>
          </table:table-cell>
          <table:table-cell table:style-name="ce86" table:formula="of:=COM.MICROSOFT.CONCAT([.$B54];&quot;,&quot;;[.C$48])" office:value-type="string" office:string-value="4,3,3,2" calcext:value-type="string">
            <text:p>4,3,3,2</text:p>
          </table:table-cell>
          <table:table-cell table:style-name="ce87" table:formula="of:=COM.MICROSOFT.CONCAT([.$B54];&quot;,&quot;;[.D$48])" office:value-type="string" office:string-value="4,3,3,1" calcext:value-type="string">
            <text:p>4,3,3,1</text:p>
          </table:table-cell>
          <table:table-cell table:style-name="ce88" table:formula="of:=COM.MICROSOFT.CONCAT([.$B54];&quot;,&quot;;[.E$48])" office:value-type="string" office:string-value="4,3,3,0" calcext:value-type="string">
            <text:p>4,3,3,0</text:p>
          </table:table-cell>
          <table:table-cell table:style-name="ce101" table:formula="of:=COM.MICROSOFT.CONCAT([.$B54];&quot;,&quot;;[.F$48])" office:value-type="string" office:string-value="4,3,2,1" calcext:value-type="string">
            <text:p>4,3,2,1</text:p>
          </table:table-cell>
          <table:table-cell table:style-name="ce101" table:formula="of:=COM.MICROSOFT.CONCAT([.$B54];&quot;,&quot;;[.G$48])" office:value-type="string" office:string-value="4,3,2,0" calcext:value-type="string">
            <text:p>4,3,2,0</text:p>
          </table:table-cell>
          <table:table-cell table:style-name="ce101" table:formula="of:=COM.MICROSOFT.CONCAT([.$B54];&quot;,&quot;;[.H$48])" office:value-type="string" office:string-value="4,3,1,0" calcext:value-type="string">
            <text:p>4,3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,2</text:p>
          </table:table-cell>
          <table:table-cell table:style-name="ce85" table:formula="of:=COM.MICROSOFT.CONCAT([.$B55];&quot;,&quot;;[.C$48])" office:value-type="string" office:string-value="4,2,3,2" calcext:value-type="string">
            <text:p>4,2,3,2</text:p>
          </table:table-cell>
          <table:table-cell table:style-name="ce87" table:formula="of:=COM.MICROSOFT.CONCAT([.$B55];&quot;,&quot;;[.D$48])" office:value-type="string" office:string-value="4,2,3,1" calcext:value-type="string">
            <text:p>4,2,3,1</text:p>
          </table:table-cell>
          <table:table-cell table:style-name="ce88" table:formula="of:=COM.MICROSOFT.CONCAT([.$B55];&quot;,&quot;;[.E$48])" office:value-type="string" office:string-value="4,2,3,0" calcext:value-type="string">
            <text:p>4,2,3,0</text:p>
          </table:table-cell>
          <table:table-cell table:style-name="ce102" table:formula="of:=COM.MICROSOFT.CONCAT([.$B55];&quot;,&quot;;[.F$48])" office:value-type="string" office:string-value="4,2,2,1" calcext:value-type="string">
            <text:p>4,2,2,1</text:p>
          </table:table-cell>
          <table:table-cell table:style-name="ce102" table:formula="of:=COM.MICROSOFT.CONCAT([.$B55];&quot;,&quot;;[.G$48])" office:value-type="string" office:string-value="4,2,2,0" calcext:value-type="string">
            <text:p>4,2,2,0</text:p>
          </table:table-cell>
          <table:table-cell table:style-name="ce102" table:formula="of:=COM.MICROSOFT.CONCAT([.$B55];&quot;,&quot;;[.H$48])" office:value-type="string" office:string-value="4,2,1,0" calcext:value-type="string">
            <text:p>4,2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,1</text:p>
          </table:table-cell>
          <table:table-cell table:style-name="ce85" table:formula="of:=COM.MICROSOFT.CONCAT([.$B56];&quot;,&quot;;[.C$48])" office:value-type="string" office:string-value="4,1,3,2" calcext:value-type="string">
            <text:p>4,1,3,2</text:p>
          </table:table-cell>
          <table:table-cell table:style-name="ce86" table:formula="of:=COM.MICROSOFT.CONCAT([.$B56];&quot;,&quot;;[.D$48])" office:value-type="string" office:string-value="4,1,3,1" calcext:value-type="string">
            <text:p>4,1,3,1</text:p>
          </table:table-cell>
          <table:table-cell table:style-name="ce88" table:formula="of:=COM.MICROSOFT.CONCAT([.$B56];&quot;,&quot;;[.E$48])" office:value-type="string" office:string-value="4,1,3,0" calcext:value-type="string">
            <text:p>4,1,3,0</text:p>
          </table:table-cell>
          <table:table-cell table:style-name="ce103" table:formula="of:=COM.MICROSOFT.CONCAT([.$B56];&quot;,&quot;;[.F$48])" office:value-type="string" office:string-value="4,1,2,1" calcext:value-type="string">
            <text:p>4,1,2,1</text:p>
          </table:table-cell>
          <table:table-cell table:style-name="ce103" table:formula="of:=COM.MICROSOFT.CONCAT([.$B56];&quot;,&quot;;[.G$48])" office:value-type="string" office:string-value="4,1,2,0" calcext:value-type="string">
            <text:p>4,1,2,0</text:p>
          </table:table-cell>
          <table:table-cell table:style-name="ce103" table:formula="of:=COM.MICROSOFT.CONCAT([.$B56];&quot;,&quot;;[.H$48])" office:value-type="string" office:string-value="4,1,1,0" calcext:value-type="string">
            <text:p>4,1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,0</text:p>
          </table:table-cell>
          <table:table-cell table:style-name="ce85" table:formula="of:=COM.MICROSOFT.CONCAT([.$B57];&quot;,&quot;;[.C$48])" office:value-type="string" office:string-value="4,0,3,2" calcext:value-type="string">
            <text:p>4,0,3,2</text:p>
          </table:table-cell>
          <table:table-cell table:style-name="ce86" table:formula="of:=COM.MICROSOFT.CONCAT([.$B57];&quot;,&quot;;[.D$48])" office:value-type="string" office:string-value="4,0,3,1" calcext:value-type="string">
            <text:p>4,0,3,1</text:p>
          </table:table-cell>
          <table:table-cell table:style-name="ce87" table:formula="of:=COM.MICROSOFT.CONCAT([.$B57];&quot;,&quot;;[.E$48])" office:value-type="string" office:string-value="4,0,3,0" calcext:value-type="string">
            <text:p>4,0,3,0</text:p>
          </table:table-cell>
          <table:table-cell table:style-name="ce104" table:formula="of:=COM.MICROSOFT.CONCAT([.$B57];&quot;,&quot;;[.F$48])" office:value-type="string" office:string-value="4,0,2,1" calcext:value-type="string">
            <text:p>4,0,2,1</text:p>
          </table:table-cell>
          <table:table-cell table:style-name="ce104" table:formula="of:=COM.MICROSOFT.CONCAT([.$B57];&quot;,&quot;;[.G$48])" office:value-type="string" office:string-value="4,0,2,0" calcext:value-type="string">
            <text:p>4,0,2,0</text:p>
          </table:table-cell>
          <table:table-cell table:style-name="ce104" table:formula="of:=COM.MICROSOFT.CONCAT([.$B57];&quot;,&quot;;[.H$48])" office:value-type="string" office:string-value="4,0,1,0" calcext:value-type="string">
            <text:p>4,0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,2</text:p>
          </table:table-cell>
          <table:table-cell table:style-name="ce84" table:formula="of:=COM.MICROSOFT.CONCAT([.$B58];&quot;,&quot;;[.C$48])" office:value-type="string" office:string-value="3,2,3,2" calcext:value-type="string">
            <text:p>3,2,3,2</text:p>
          </table:table-cell>
          <table:table-cell table:style-name="ce92" table:formula="of:=COM.MICROSOFT.CONCAT([.$B58];&quot;,&quot;;[.D$48])" office:value-type="string" office:string-value="3,2,3,1" calcext:value-type="string">
            <text:p>3,2,3,1</text:p>
          </table:table-cell>
          <table:table-cell table:style-name="ce97" table:formula="of:=COM.MICROSOFT.CONCAT([.$B58];&quot;,&quot;;[.E$48])" office:value-type="string" office:string-value="3,2,3,0" calcext:value-type="string">
            <text:p>3,2,3,0</text:p>
          </table:table-cell>
          <table:table-cell table:style-name="ce108" table:formula="of:=COM.MICROSOFT.CONCAT([.$B58];&quot;,&quot;;[.F$48])" office:value-type="string" office:string-value="3,2,2,1" calcext:value-type="string">
            <text:p>3,2,2,1</text:p>
          </table:table-cell>
          <table:table-cell table:style-name="ce113" table:formula="of:=COM.MICROSOFT.CONCAT([.$B58];&quot;,&quot;;[.G$48])" office:value-type="string" office:string-value="3,2,2,0" calcext:value-type="string">
            <text:p>3,2,2,0</text:p>
          </table:table-cell>
          <table:table-cell table:style-name="ce119" table:formula="of:=COM.MICROSOFT.CONCAT([.$B58];&quot;,&quot;;[.H$48])" office:value-type="string" office:string-value="3,2,1,0" calcext:value-type="string">
            <text:p>3,2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table:style-name="ce84" table:formula="of:=COM.MICROSOFT.CONCAT([.$B59];&quot;,&quot;;[.C$48])" office:value-type="string" office:string-value="3,1,3,2" calcext:value-type="string">
            <text:p>3,1,3,2</text:p>
          </table:table-cell>
          <table:table-cell table:style-name="ce93" table:formula="of:=COM.MICROSOFT.CONCAT([.$B59];&quot;,&quot;;[.D$48])" office:value-type="string" office:string-value="3,1,3,1" calcext:value-type="string">
            <text:p>3,1,3,1</text:p>
          </table:table-cell>
          <table:table-cell table:style-name="ce98" table:formula="of:=COM.MICROSOFT.CONCAT([.$B59];&quot;,&quot;;[.E$48])" office:value-type="string" office:string-value="3,1,3,0" calcext:value-type="string">
            <text:p>3,1,3,0</text:p>
          </table:table-cell>
          <table:table-cell table:style-name="ce109" table:formula="of:=COM.MICROSOFT.CONCAT([.$B59];&quot;,&quot;;[.F$48])" office:value-type="string" office:string-value="3,1,2,1" calcext:value-type="string">
            <text:p>3,1,2,1</text:p>
          </table:table-cell>
          <table:table-cell table:style-name="ce114" table:formula="of:=COM.MICROSOFT.CONCAT([.$B59];&quot;,&quot;;[.G$48])" office:value-type="string" office:string-value="3,1,2,0" calcext:value-type="string">
            <text:p>3,1,2,0</text:p>
          </table:table-cell>
          <table:table-cell table:style-name="ce120" table:formula="of:=COM.MICROSOFT.CONCAT([.$B59];&quot;,&quot;;[.H$48])" office:value-type="string" office:string-value="3,1,1,0" calcext:value-type="string">
            <text:p>3,1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table:style-name="ce84" table:formula="of:=COM.MICROSOFT.CONCAT([.$B60];&quot;,&quot;;[.C$48])" office:value-type="string" office:string-value="3,0,3,2" calcext:value-type="string">
            <text:p>3,0,3,2</text:p>
          </table:table-cell>
          <table:table-cell table:style-name="ce93" table:formula="of:=COM.MICROSOFT.CONCAT([.$B60];&quot;,&quot;;[.D$48])" office:value-type="string" office:string-value="3,0,3,1" calcext:value-type="string">
            <text:p>3,0,3,1</text:p>
          </table:table-cell>
          <table:table-cell table:style-name="ce99" table:formula="of:=COM.MICROSOFT.CONCAT([.$B60];&quot;,&quot;;[.E$48])" office:value-type="string" office:string-value="3,0,3,0" calcext:value-type="string">
            <text:p>3,0,3,0</text:p>
          </table:table-cell>
          <table:table-cell table:style-name="ce109" table:formula="of:=COM.MICROSOFT.CONCAT([.$B60];&quot;,&quot;;[.F$48])" office:value-type="string" office:string-value="3,0,2,1" calcext:value-type="string">
            <text:p>3,0,2,1</text:p>
          </table:table-cell>
          <table:table-cell table:style-name="ce115" table:formula="of:=COM.MICROSOFT.CONCAT([.$B60];&quot;,&quot;;[.G$48])" office:value-type="string" office:string-value="3,0,2,0" calcext:value-type="string">
            <text:p>3,0,2,0</text:p>
          </table:table-cell>
          <table:table-cell table:style-name="ce118" table:formula="of:=COM.MICROSOFT.CONCAT([.$B60];&quot;,&quot;;[.H$48])" office:value-type="string" office:string-value="3,0,1,0" calcext:value-type="string">
            <text:p>3,0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table:style-name="ce84" table:formula="of:=COM.MICROSOFT.CONCAT([.$B61];&quot;,&quot;;[.C$48])" office:value-type="string" office:string-value="2,1,3,2" calcext:value-type="string">
            <text:p>2,1,3,2</text:p>
          </table:table-cell>
          <table:table-cell table:style-name="ce94" table:formula="of:=COM.MICROSOFT.CONCAT([.$B61];&quot;,&quot;;[.D$48])" office:value-type="string" office:string-value="2,1,3,1" calcext:value-type="string">
            <text:p>2,1,3,1</text:p>
          </table:table-cell>
          <table:table-cell table:style-name="ce98" table:formula="of:=COM.MICROSOFT.CONCAT([.$B61];&quot;,&quot;;[.E$48])" office:value-type="string" office:string-value="2,1,3,0" calcext:value-type="string">
            <text:p>2,1,3,0</text:p>
          </table:table-cell>
          <table:table-cell table:style-name="ce110" table:formula="of:=COM.MICROSOFT.CONCAT([.$B61];&quot;,&quot;;[.F$48])" office:value-type="string" office:string-value="2,1,2,1" calcext:value-type="string">
            <text:p>2,1,2,1</text:p>
          </table:table-cell>
          <table:table-cell table:style-name="ce114" table:formula="of:=COM.MICROSOFT.CONCAT([.$B61];&quot;,&quot;;[.G$48])" office:value-type="string" office:string-value="2,1,2,0" calcext:value-type="string">
            <text:p>2,1,2,0</text:p>
          </table:table-cell>
          <table:table-cell table:style-name="ce118" table:formula="of:=COM.MICROSOFT.CONCAT([.$B61];&quot;,&quot;;[.H$48])" office:value-type="string" office:string-value="2,1,1,0" calcext:value-type="string">
            <text:p>2,1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table:style-name="ce84" table:formula="of:=COM.MICROSOFT.CONCAT([.$B62];&quot;,&quot;;[.C$48])" office:value-type="string" office:string-value="2,0,3,2" calcext:value-type="string">
            <text:p>2,0,3,2</text:p>
          </table:table-cell>
          <table:table-cell table:style-name="ce94" table:formula="of:=COM.MICROSOFT.CONCAT([.$B62];&quot;,&quot;;[.D$48])" office:value-type="string" office:string-value="2,0,3,1" calcext:value-type="string">
            <text:p>2,0,3,1</text:p>
          </table:table-cell>
          <table:table-cell table:style-name="ce99" table:formula="of:=COM.MICROSOFT.CONCAT([.$B62];&quot;,&quot;;[.E$48])" office:value-type="string" office:string-value="2,0,3,0" calcext:value-type="string">
            <text:p>2,0,3,0</text:p>
          </table:table-cell>
          <table:table-cell table:style-name="ce110" table:formula="of:=COM.MICROSOFT.CONCAT([.$B62];&quot;,&quot;;[.F$48])" office:value-type="string" office:string-value="2,0,2,1" calcext:value-type="string">
            <text:p>2,0,2,1</text:p>
          </table:table-cell>
          <table:table-cell table:style-name="ce115" table:formula="of:=COM.MICROSOFT.CONCAT([.$B62];&quot;,&quot;;[.G$48])" office:value-type="string" office:string-value="2,0,2,0" calcext:value-type="string">
            <text:p>2,0,2,0</text:p>
          </table:table-cell>
          <table:table-cell table:style-name="ce120" table:formula="of:=COM.MICROSOFT.CONCAT([.$B62];&quot;,&quot;;[.H$48])" office:value-type="string" office:string-value="2,0,1,0" calcext:value-type="string">
            <text:p>2,0,1,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table:style-name="ce84" table:formula="of:=COM.MICROSOFT.CONCAT([.$B63];&quot;,&quot;;[.C$48])" office:value-type="string" office:string-value="1,0,3,2" calcext:value-type="string">
            <text:p>1,0,3,2</text:p>
          </table:table-cell>
          <table:table-cell table:style-name="ce95" table:formula="of:=COM.MICROSOFT.CONCAT([.$B63];&quot;,&quot;;[.D$48])" office:value-type="string" office:string-value="1,0,3,1" calcext:value-type="string">
            <text:p>1,0,3,1</text:p>
          </table:table-cell>
          <table:table-cell table:style-name="ce100" table:formula="of:=COM.MICROSOFT.CONCAT([.$B63];&quot;,&quot;;[.E$48])" office:value-type="string" office:string-value="1,0,3,0" calcext:value-type="string">
            <text:p>1,0,3,0</text:p>
          </table:table-cell>
          <table:table-cell table:style-name="ce111" table:formula="of:=COM.MICROSOFT.CONCAT([.$B63];&quot;,&quot;;[.F$48])" office:value-type="string" office:string-value="1,0,2,1" calcext:value-type="string">
            <text:p>1,0,2,1</text:p>
          </table:table-cell>
          <table:table-cell table:style-name="ce116" table:formula="of:=COM.MICROSOFT.CONCAT([.$B63];&quot;,&quot;;[.G$48])" office:value-type="string" office:string-value="1,0,2,0" calcext:value-type="string">
            <text:p>1,0,2,0</text:p>
          </table:table-cell>
          <table:table-cell table:style-name="ce119" table:formula="of:=COM.MICROSOFT.CONCAT([.$B63];&quot;,&quot;;[.H$48])" office:value-type="string" office:string-value="1,0,1,0" calcext:value-type="string">
            <text:p>1,0,1,0</text:p>
          </table:table-cell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81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number-columns-repeated="4" table:default-cell-style-name="Default"/>
        <table:table-column table:style-name="co13" table:number-columns-repeated="5" table:default-cell-style-name="ce129"/>
        <table:table-row table:style-name="ro1" table:number-rows-repeated="3">
          <table:table-cell table:number-columns-repeated="2"/>
          <table:table-cell table:style-name="Default"/>
          <table:table-cell table:number-columns-repeated="10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1,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table:style-name="Default" office:value-type="string" calcext:value-type="string">
            <text:p>5,0</text:p>
          </table:table-cell>
          <table:table-cell table:style-name="Default" office:value-type="string" calcext:value-type="string">
            <text:p>5,1</text:p>
          </table:table-cell>
          <table:table-cell table:style-name="Default" office:value-type="string" calcext:value-type="string">
            <text:p>5,2</text:p>
          </table:table-cell>
          <table:table-cell table:style-name="Default" office:value-type="string" calcext:value-type="string">
            <text:p>5,3</text:p>
          </table:table-cell>
          <table:table-cell table:style-name="Default" office:value-type="string" calcext:value-type="string">
            <text:p>5,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,4</text:p>
          </table:table-cell>
          <table:table-cell table:formula="of:=[.$C5]&amp;&quot;,&quot;&amp;[.D$4]" office:value-type="string" office:string-value="5,4,1,0" calcext:value-type="string">
            <text:p>5,4,1,0</text:p>
          </table:table-cell>
          <table:table-cell table:formula="of:=[.$C5]&amp;&quot;,&quot;&amp;[.E$4]" office:value-type="string" office:string-value="5,4,2,0" calcext:value-type="string">
            <text:p>5,4,2,0</text:p>
          </table:table-cell>
          <table:table-cell table:formula="of:=[.$C5]&amp;&quot;,&quot;&amp;[.F$4]" office:value-type="string" office:string-value="5,4,2,1" calcext:value-type="string">
            <text:p>5,4,2,1</text:p>
          </table:table-cell>
          <table:table-cell table:formula="of:=[.$C5]&amp;&quot;,&quot;&amp;[.G$4]" office:value-type="string" office:string-value="5,4,3,0" calcext:value-type="string">
            <text:p>5,4,3,0</text:p>
          </table:table-cell>
          <table:table-cell table:formula="of:=[.$C5]&amp;&quot;,&quot;&amp;[.H$4]" office:value-type="string" office:string-value="5,4,3,1" calcext:value-type="string">
            <text:p>5,4,3,1</text:p>
          </table:table-cell>
          <table:table-cell table:formula="of:=[.$C5]&amp;&quot;,&quot;&amp;[.I$4]" office:value-type="string" office:string-value="5,4,3,2" calcext:value-type="string">
            <text:p>5,4,3,2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,3</text:p>
          </table:table-cell>
          <table:table-cell table:formula="of:=[.$C6]&amp;&quot;,&quot;&amp;[.D$4]" office:value-type="string" office:string-value="5,3,1,0" calcext:value-type="string">
            <text:p>5,3,1,0</text:p>
          </table:table-cell>
          <table:table-cell table:formula="of:=[.$C6]&amp;&quot;,&quot;&amp;[.E$4]" office:value-type="string" office:string-value="5,3,2,0" calcext:value-type="string">
            <text:p>5,3,2,0</text:p>
          </table:table-cell>
          <table:table-cell table:formula="of:=[.$C6]&amp;&quot;,&quot;&amp;[.F$4]" office:value-type="string" office:string-value="5,3,2,1" calcext:value-type="string">
            <text:p>5,3,2,1</text:p>
          </table:table-cell>
          <table:table-cell table:number-columns-repeated="3" office:value-type="string" calcext:value-type="string">
            <text:p>x</text:p>
          </table:table-cell>
          <table:table-cell table:formula="of:=[.$C6]&amp;&quot;,&quot;&amp;[.J$4]" office:value-type="string" office:string-value="5,3,4,0" calcext:value-type="string">
            <text:p>5,3,4,0</text:p>
          </table:table-cell>
          <table:table-cell table:formula="of:=[.$C6]&amp;&quot;,&quot;&amp;[.K$4]" office:value-type="string" office:string-value="5,3,4,1" calcext:value-type="string">
            <text:p>5,3,4,1</text:p>
          </table:table-cell>
          <table:table-cell table:formula="of:=[.$C6]&amp;&quot;,&quot;&amp;[.L$4]" office:value-type="string" office:string-value="5,3,4,2" calcext:value-type="string">
            <text:p>5,3,4,2</text:p>
          </table:table-cell>
          <table:table-cell office:value-type="string" calcext:value-type="string">
            <text:p>x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,2</text:p>
          </table:table-cell>
          <table:table-cell table:formula="of:=[.$C7]&amp;&quot;,&quot;&amp;[.D$4]" office:value-type="string" office:string-value="5,2,1,0" calcext:value-type="string">
            <text:p>5,2,1,0</text:p>
          </table:table-cell>
          <table:table-cell table:number-columns-repeated="2" office:value-type="string" calcext:value-type="string">
            <text:p>x</text:p>
          </table:table-cell>
          <table:table-cell table:formula="of:=[.$C7]&amp;&quot;,&quot;&amp;[.G$4]" office:value-type="string" office:string-value="5,2,3,0" calcext:value-type="string">
            <text:p>5,2,3,0</text:p>
          </table:table-cell>
          <table:table-cell table:formula="of:=[.$C7]&amp;&quot;,&quot;&amp;[.H$4]" office:value-type="string" office:string-value="5,2,3,1" calcext:value-type="string">
            <text:p>5,2,3,1</text:p>
          </table:table-cell>
          <table:table-cell office:value-type="string" calcext:value-type="string">
            <text:p>x</text:p>
          </table:table-cell>
          <table:table-cell table:formula="of:=[.$C7]&amp;&quot;,&quot;&amp;[.J$4]" office:value-type="string" office:string-value="5,2,4,0" calcext:value-type="string">
            <text:p>5,2,4,0</text:p>
          </table:table-cell>
          <table:table-cell table:formula="of:=[.$C7]&amp;&quot;,&quot;&amp;[.K$4]" office:value-type="string" office:string-value="5,2,4,1" calcext:value-type="string">
            <text:p>5,2,4,1</text:p>
          </table:table-cell>
          <table:table-cell office:value-type="string" calcext:value-type="string">
            <text:p>x</text:p>
          </table:table-cell>
          <table:table-cell table:formula="of:=[.$C7]&amp;&quot;,&quot;&amp;[.M$4]" office:value-type="string" office:string-value="5,2,4,3" calcext:value-type="string">
            <text:p>5,2,4,3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,1</text:p>
          </table:table-cell>
          <table:table-cell office:value-type="string" calcext:value-type="string">
            <text:p>x</text:p>
          </table:table-cell>
          <table:table-cell table:formula="of:=[.$C8]&amp;&quot;,&quot;&amp;[.E$4]" office:value-type="string" office:string-value="5,1,2,0" calcext:value-type="string">
            <text:p>5,1,2,0</text:p>
          </table:table-cell>
          <table:table-cell office:value-type="string" calcext:value-type="string">
            <text:p>x</text:p>
          </table:table-cell>
          <table:table-cell table:formula="of:=[.$C8]&amp;&quot;,&quot;&amp;[.G$4]" office:value-type="string" office:string-value="5,1,3,0" calcext:value-type="string">
            <text:p>5,1,3,0</text:p>
          </table:table-cell>
          <table:table-cell office:value-type="string" calcext:value-type="string">
            <text:p>x</text:p>
          </table:table-cell>
          <table:table-cell table:formula="of:=[.$C8]&amp;&quot;,&quot;&amp;[.I$4]" office:value-type="string" office:string-value="5,1,3,2" calcext:value-type="string">
            <text:p>5,1,3,2</text:p>
          </table:table-cell>
          <table:table-cell table:formula="of:=[.$C8]&amp;&quot;,&quot;&amp;[.J$4]" office:value-type="string" office:string-value="5,1,4,0" calcext:value-type="string">
            <text:p>5,1,4,0</text:p>
          </table:table-cell>
          <table:table-cell office:value-type="string" calcext:value-type="string">
            <text:p>x</text:p>
          </table:table-cell>
          <table:table-cell table:formula="of:=[.$C8]&amp;&quot;,&quot;&amp;[.L$4]" office:value-type="string" office:string-value="5,1,4,2" calcext:value-type="string">
            <text:p>5,1,4,2</text:p>
          </table:table-cell>
          <table:table-cell table:formula="of:=[.$C8]&amp;&quot;,&quot;&amp;[.M$4]" office:value-type="string" office:string-value="5,1,4,3" calcext:value-type="string">
            <text:p>5,1,4,3</text:p>
          </table:table-cell>
          <table:table-cell table:style-name="Default" office:value-type="string" calcext:value-type="string">
            <text:p>x</text:p>
          </table:table-cell>
          <table:table-cell table:style-name="ce130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,0</text:p>
          </table:table-cell>
          <table:table-cell table:number-columns-repeated="2" office:value-type="string" calcext:value-type="string">
            <text:p>x</text:p>
          </table:table-cell>
          <table:table-cell table:formula="of:=[.$C9]&amp;&quot;,&quot;&amp;[.F$4]" office:value-type="string" office:string-value="5,0,2,1" calcext:value-type="string">
            <text:p>5,0,2,1</text:p>
          </table:table-cell>
          <table:table-cell office:value-type="string" calcext:value-type="string">
            <text:p>x</text:p>
          </table:table-cell>
          <table:table-cell table:formula="of:=[.$C9]&amp;&quot;,&quot;&amp;[.H$4]" office:value-type="string" office:string-value="5,0,3,1" calcext:value-type="string">
            <text:p>5,0,3,1</text:p>
          </table:table-cell>
          <table:table-cell table:formula="of:=[.$C9]&amp;&quot;,&quot;&amp;[.I$4]" office:value-type="string" office:string-value="5,0,3,2" calcext:value-type="string">
            <text:p>5,0,3,2</text:p>
          </table:table-cell>
          <table:table-cell office:value-type="string" calcext:value-type="string">
            <text:p>x</text:p>
          </table:table-cell>
          <table:table-cell table:formula="of:=[.$C9]&amp;&quot;,&quot;&amp;[.K$4]" office:value-type="string" office:string-value="5,0,4,1" calcext:value-type="string">
            <text:p>5,0,4,1</text:p>
          </table:table-cell>
          <table:table-cell table:formula="of:=[.$C9]&amp;&quot;,&quot;&amp;[.L$4]" office:value-type="string" office:string-value="5,0,4,2" calcext:value-type="string">
            <text:p>5,0,4,2</text:p>
          </table:table-cell>
          <table:table-cell table:formula="of:=[.$C9]&amp;&quot;,&quot;&amp;[.M$4]" office:value-type="string" office:string-value="5,0,4,3" calcext:value-type="string">
            <text:p>5,0,4,3</text:p>
          </table:table-cell>
          <table:table-cell table:style-name="ce12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,3</text:p>
          </table:table-cell>
          <table:table-cell table:formula="of:=[.$C10]&amp;&quot;,&quot;&amp;[.D$4]" office:value-type="string" office:string-value="4,3,1,0" calcext:value-type="string">
            <text:p>4,3,1,0</text:p>
          </table:table-cell>
          <table:table-cell table:formula="of:=[.$C10]&amp;&quot;,&quot;&amp;[.E$4]" office:value-type="string" office:string-value="4,3,2,0" calcext:value-type="string">
            <text:p>4,3,2,0</text:p>
          </table:table-cell>
          <table:table-cell table:formula="of:=[.$C10]&amp;&quot;,&quot;&amp;[.F$4]" office:value-type="string" office:string-value="4,3,2,1" calcext:value-type="string">
            <text:p>4,3,2,1</text:p>
          </table:table-cell>
          <table:table-cell table:number-columns-repeated="6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  <table:table-cell table:formula="of:=[.$C10]&amp;&quot;,&quot;&amp;[.N$4]" office:value-type="string" office:string-value="4,3,5,0" calcext:value-type="string">
            <text:p>4,3,5,0</text:p>
          </table:table-cell>
          <table:table-cell table:formula="of:=[.$C10]&amp;&quot;,&quot;&amp;[.O$4]" office:value-type="string" office:string-value="4,3,5,1" calcext:value-type="string">
            <text:p>4,3,5,1</text:p>
          </table:table-cell>
          <table:table-cell table:formula="of:=[.$C10]&amp;&quot;,&quot;&amp;[.P$4]" office:value-type="string" office:string-value="4,3,5,2" calcext:value-type="string">
            <text:p>4,3,5,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,2</text:p>
          </table:table-cell>
          <table:table-cell table:formula="of:=[.$C11]&amp;&quot;,&quot;&amp;[.D$4]" office:value-type="string" office:string-value="4,2,1,0" calcext:value-type="string">
            <text:p>4,2,1,0</text:p>
          </table:table-cell>
          <table:table-cell table:number-columns-repeated="2" office:value-type="string" calcext:value-type="string">
            <text:p>x</text:p>
          </table:table-cell>
          <table:table-cell table:formula="of:=[.$C11]&amp;&quot;,&quot;&amp;[.G$4]" office:value-type="string" office:string-value="4,2,3,0" calcext:value-type="string">
            <text:p>4,2,3,0</text:p>
          </table:table-cell>
          <table:table-cell table:formula="of:=[.$C11]&amp;&quot;,&quot;&amp;[.H$4]" office:value-type="string" office:string-value="4,2,3,1" calcext:value-type="string">
            <text:p>4,2,3,1</text:p>
          </table:table-cell>
          <table:table-cell table:number-columns-repeated="3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[.$C11]&amp;&quot;,&quot;&amp;[.N$4]" office:value-type="string" office:string-value="4,2,5,0" calcext:value-type="string">
            <text:p>4,2,5,0</text:p>
          </table:table-cell>
          <table:table-cell table:formula="of:=[.$C11]&amp;&quot;,&quot;&amp;[.O$4]" office:value-type="string" office:string-value="4,2,5,1" calcext:value-type="string">
            <text:p>4,2,5,1</text:p>
          </table:table-cell>
          <table:table-cell office:value-type="string" calcext:value-type="string">
            <text:p>x</text:p>
          </table:table-cell>
          <table:table-cell table:formula="of:=[.$C11]&amp;&quot;,&quot;&amp;[.Q$4]" office:value-type="string" office:string-value="4,2,5,3" calcext:value-type="string">
            <text:p>4,2,5,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,1</text:p>
          </table:table-cell>
          <table:table-cell office:value-type="string" calcext:value-type="string">
            <text:p>x</text:p>
          </table:table-cell>
          <table:table-cell table:formula="of:=[.$C12]&amp;&quot;,&quot;&amp;[.E$4]" office:value-type="string" office:string-value="4,1,2,0" calcext:value-type="string">
            <text:p>4,1,2,0</text:p>
          </table:table-cell>
          <table:table-cell office:value-type="string" calcext:value-type="string">
            <text:p>x</text:p>
          </table:table-cell>
          <table:table-cell table:formula="of:=[.$C12]&amp;&quot;,&quot;&amp;[.G$4]" office:value-type="string" office:string-value="4,1,3,0" calcext:value-type="string">
            <text:p>4,1,3,0</text:p>
          </table:table-cell>
          <table:table-cell office:value-type="string" calcext:value-type="string">
            <text:p>x</text:p>
          </table:table-cell>
          <table:table-cell table:formula="of:=[.$C12]&amp;&quot;,&quot;&amp;[.I$4]" office:value-type="string" office:string-value="4,1,3,2" calcext:value-type="string">
            <text:p>4,1,3,2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x</text:p>
          </table:table-cell>
          <table:table-cell table:number-columns-repeated="2" table:style-name="ce129" office:value-type="string" calcext:value-type="string">
            <text:p>x</text:p>
          </table:table-cell>
          <table:table-cell table:formula="of:=[.$C12]&amp;&quot;,&quot;&amp;[.N$4]" office:value-type="string" office:string-value="4,1,5,0" calcext:value-type="string">
            <text:p>4,1,5,0</text:p>
          </table:table-cell>
          <table:table-cell office:value-type="string" calcext:value-type="string">
            <text:p>x</text:p>
          </table:table-cell>
          <table:table-cell table:formula="of:=[.$C12]&amp;&quot;,&quot;&amp;[.P$4]" office:value-type="string" office:string-value="4,1,5,2" calcext:value-type="string">
            <text:p>4,1,5,2</text:p>
          </table:table-cell>
          <table:table-cell table:formula="of:=[.$C12]&amp;&quot;,&quot;&amp;[.Q$4]" office:value-type="string" office:string-value="4,1,5,3" calcext:value-type="string">
            <text:p>4,1,5,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,0</text:p>
          </table:table-cell>
          <table:table-cell table:number-columns-repeated="2" office:value-type="string" calcext:value-type="string">
            <text:p>x</text:p>
          </table:table-cell>
          <table:table-cell table:formula="of:=[.$C13]&amp;&quot;,&quot;&amp;[.F$4]" office:value-type="string" office:string-value="4,0,2,1" calcext:value-type="string">
            <text:p>4,0,2,1</text:p>
          </table:table-cell>
          <table:table-cell office:value-type="string" calcext:value-type="string">
            <text:p>x</text:p>
          </table:table-cell>
          <table:table-cell table:formula="of:=[.$C13]&amp;&quot;,&quot;&amp;[.H$4]" office:value-type="string" office:string-value="4,0,3,1" calcext:value-type="string">
            <text:p>4,0,3,1</text:p>
          </table:table-cell>
          <table:table-cell table:formula="of:=[.$C13]&amp;&quot;,&quot;&amp;[.I$4]" office:value-type="string" office:string-value="4,0,3,2" calcext:value-type="string">
            <text:p>4,0,3,2</text:p>
          </table:table-cell>
          <table:table-cell table:style-name="ce128" office:value-type="string" calcext:value-type="string">
            <text:p>x</text:p>
          </table:table-cell>
          <table:table-cell table:number-columns-repeated="3" table:style-name="ce1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[.$C13]&amp;&quot;,&quot;&amp;[.O$4]" office:value-type="string" office:string-value="4,0,5,1" calcext:value-type="string">
            <text:p>4,0,5,1</text:p>
          </table:table-cell>
          <table:table-cell table:formula="of:=[.$C13]&amp;&quot;,&quot;&amp;[.P$4]" office:value-type="string" office:string-value="4,0,5,2" calcext:value-type="string">
            <text:p>4,0,5,2</text:p>
          </table:table-cell>
          <table:table-cell table:formula="of:=[.$C13]&amp;&quot;,&quot;&amp;[.Q$4]" office:value-type="string" office:string-value="4,0,5,3" calcext:value-type="string">
            <text:p>4,0,5,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ce121" office:value-type="string" calcext:value-type="string">
            <text:p>3,2</text:p>
          </table:table-cell>
          <table:table-cell table:style-name="ce124" table:formula="of:=[.$C14]&amp;&quot;,&quot;&amp;[.D$4]" office:value-type="string" office:string-value="3,2,1,0" calcext:value-type="string">
            <text:p>3,2,1,0</text:p>
          </table:table-cell>
          <table:table-cell table:number-columns-repeated="4" table:style-name="ce124" office:value-type="string" calcext:value-type="string">
            <text:p>x</text:p>
          </table:table-cell>
          <table:table-cell table:style-name="ce131" office:value-type="string" calcext:value-type="string">
            <text:p>x</text:p>
          </table:table-cell>
          <table:table-cell table:style-name="ce129" table:formula="of:=[.$C14]&amp;&quot;,&quot;&amp;[.J$4]" office:value-type="string" office:string-value="3,2,4,0" calcext:value-type="string">
            <text:p>3,2,4,0</text:p>
          </table:table-cell>
          <table:table-cell table:style-name="ce129" table:formula="of:=[.$C14]&amp;&quot;,&quot;&amp;[.K$4]" office:value-type="string" office:string-value="3,2,4,1" calcext:value-type="string">
            <text:p>3,2,4,1</text:p>
          </table:table-cell>
          <table:table-cell table:number-columns-repeated="2" table:style-name="ce129" office:value-type="string" calcext:value-type="string">
            <text:p>x</text:p>
          </table:table-cell>
          <table:table-cell table:formula="of:=[.$C14]&amp;&quot;,&quot;&amp;[.N$4]" office:value-type="string" office:string-value="3,2,5,0" calcext:value-type="string">
            <text:p>3,2,5,0</text:p>
          </table:table-cell>
          <table:table-cell table:formula="of:=[.$C14]&amp;&quot;,&quot;&amp;[.O$4]" office:value-type="string" office:string-value="3,2,5,1" calcext:value-type="string">
            <text:p>3,2,5,1</text:p>
          </table:table-cell>
          <table:table-cell table:number-columns-repeated="2" office:value-type="string" calcext:value-type="string">
            <text:p>x</text:p>
          </table:table-cell>
          <table:table-cell table:formula="of:=[.$C14]&amp;&quot;,&quot;&amp;[.R$4]" office:value-type="string" office:string-value="3,2,5,4" calcext:value-type="string">
            <text:p>3,2,5,4</text:p>
          </table:table-cell>
        </table:table-row>
        <table:table-row table:style-name="ro1">
          <table:table-cell table:number-columns-repeated="2"/>
          <table:table-cell table:style-name="ce122" office:value-type="string" calcext:value-type="string">
            <text:p>3,1</text:p>
          </table:table-cell>
          <table:table-cell office:value-type="string" calcext:value-type="string">
            <text:p>x</text:p>
          </table:table-cell>
          <table:table-cell table:formula="of:=[.$C15]&amp;&quot;,&quot;&amp;[.E$4]" office:value-type="string" office:string-value="3,1,2,0" calcext:value-type="string">
            <text:p>3,1,2,0</text:p>
          </table:table-cell>
          <table:table-cell office:value-type="string" calcext:value-type="string">
            <text:p>x</text:p>
          </table:table-cell>
          <table:table-cell table:style-name="ce129" office:value-type="string" calcext:value-type="string">
            <text:p>x</text:p>
          </table:table-cell>
          <table:table-cell table:style-name="ce130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style-name="ce129" table:formula="of:=[.$C15]&amp;&quot;,&quot;&amp;[.J$4]" office:value-type="string" office:string-value="3,1,4,0" calcext:value-type="string">
            <text:p>3,1,4,0</text:p>
          </table:table-cell>
          <table:table-cell table:style-name="ce129" office:value-type="string" calcext:value-type="string">
            <text:p>x</text:p>
          </table:table-cell>
          <table:table-cell table:style-name="ce129" table:formula="of:=[.$C15]&amp;&quot;,&quot;&amp;[.L$4]" office:value-type="string" office:string-value="3,1,4,2" calcext:value-type="string">
            <text:p>3,1,4,2</text:p>
          </table:table-cell>
          <table:table-cell table:style-name="ce129" office:value-type="string" calcext:value-type="string">
            <text:p>x</text:p>
          </table:table-cell>
          <table:table-cell table:formula="of:=[.$C15]&amp;&quot;,&quot;&amp;[.N$4]" office:value-type="string" office:string-value="3,1,5,0" calcext:value-type="string">
            <text:p>3,1,5,0</text:p>
          </table:table-cell>
          <table:table-cell office:value-type="string" calcext:value-type="string">
            <text:p>x</text:p>
          </table:table-cell>
          <table:table-cell table:formula="of:=[.$C15]&amp;&quot;,&quot;&amp;[.P$4]" office:value-type="string" office:string-value="3,1,5,2" calcext:value-type="string">
            <text:p>3,1,5,2</text:p>
          </table:table-cell>
          <table:table-cell office:value-type="string" calcext:value-type="string">
            <text:p>x</text:p>
          </table:table-cell>
          <table:table-cell table:formula="of:=[.$C15]&amp;&quot;,&quot;&amp;[.R$4]" office:value-type="string" office:string-value="3,1,5,4" calcext:value-type="string">
            <text:p>3,1,5,4</text:p>
          </table:table-cell>
        </table:table-row>
        <table:table-row table:style-name="ro1">
          <table:table-cell table:number-columns-repeated="2"/>
          <table:table-cell table:style-name="ce122" office:value-type="string" calcext:value-type="string">
            <text:p>3,0</text:p>
          </table:table-cell>
          <table:table-cell table:number-columns-repeated="2" office:value-type="string" calcext:value-type="string">
            <text:p>x</text:p>
          </table:table-cell>
          <table:table-cell table:formula="of:=[.$C16]&amp;&quot;,&quot;&amp;[.F$4]" office:value-type="string" office:string-value="3,0,2,1" calcext:value-type="string">
            <text:p>3,0,2,1</text:p>
          </table:table-cell>
          <table:table-cell table:style-name="ce130" office:value-type="string" calcext:value-type="string">
            <text:p>x</text:p>
          </table:table-cell>
          <table:table-cell table:style-name="ce129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style-name="ce129" office:value-type="string" calcext:value-type="string">
            <text:p>x</text:p>
          </table:table-cell>
          <table:table-cell table:style-name="ce129" table:formula="of:=[.$C16]&amp;&quot;,&quot;&amp;[.K$4]" office:value-type="string" office:string-value="3,0,4,1" calcext:value-type="string">
            <text:p>3,0,4,1</text:p>
          </table:table-cell>
          <table:table-cell table:style-name="ce129" table:formula="of:=[.$C16]&amp;&quot;,&quot;&amp;[.L$4]" office:value-type="string" office:string-value="3,0,4,2" calcext:value-type="string">
            <text:p>3,0,4,2</text:p>
          </table:table-cell>
          <table:table-cell table:style-name="ce1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[.$C16]&amp;&quot;,&quot;&amp;[.O$4]" office:value-type="string" office:string-value="3,0,5,1" calcext:value-type="string">
            <text:p>3,0,5,1</text:p>
          </table:table-cell>
          <table:table-cell table:formula="of:=[.$C16]&amp;&quot;,&quot;&amp;[.P$4]" office:value-type="string" office:string-value="3,0,5,2" calcext:value-type="string">
            <text:p>3,0,5,2</text:p>
          </table:table-cell>
          <table:table-cell office:value-type="string" calcext:value-type="string">
            <text:p>x</text:p>
          </table:table-cell>
          <table:table-cell table:formula="of:=[.$C16]&amp;&quot;,&quot;&amp;[.R$4]" office:value-type="string" office:string-value="3,0,5,4" calcext:value-type="string">
            <text:p>3,0,5,4</text:p>
          </table:table-cell>
        </table:table-row>
        <table:table-row table:style-name="ro1">
          <table:table-cell table:number-columns-repeated="2"/>
          <table:table-cell table:style-name="ce122" office:value-type="string" calcext:value-type="string">
            <text:p>2,1</text:p>
          </table:table-cell>
          <table:table-cell table:number-columns-repeated="2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  <table:table-cell table:style-name="ce129" table:formula="of:=[.$C17]&amp;&quot;,&quot;&amp;[.G$4]" office:value-type="string" office:string-value="2,1,3,0" calcext:value-type="string">
            <text:p>2,1,3,0</text:p>
          </table:table-cell>
          <table:table-cell table:style-name="ce129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style-name="ce129" table:formula="of:=[.$C17]&amp;&quot;,&quot;&amp;[.J$4]" office:value-type="string" office:string-value="2,1,4,0" calcext:value-type="string">
            <text:p>2,1,4,0</text:p>
          </table:table-cell>
          <table:table-cell table:number-columns-repeated="2" table:style-name="ce129" office:value-type="string" calcext:value-type="string">
            <text:p>x</text:p>
          </table:table-cell>
          <table:table-cell table:style-name="ce129" table:formula="of:=[.$C17]&amp;&quot;,&quot;&amp;[.M$4]" office:value-type="string" office:string-value="2,1,4,3" calcext:value-type="string">
            <text:p>2,1,4,3</text:p>
          </table:table-cell>
          <table:table-cell table:formula="of:=[.$C17]&amp;&quot;,&quot;&amp;[.N$4]" office:value-type="string" office:string-value="2,1,5,0" calcext:value-type="string">
            <text:p>2,1,5,0</text:p>
          </table:table-cell>
          <table:table-cell table:number-columns-repeated="2" office:value-type="string" calcext:value-type="string">
            <text:p>x</text:p>
          </table:table-cell>
          <table:table-cell table:formula="of:=[.$C17]&amp;&quot;,&quot;&amp;[.Q$4]" office:value-type="string" office:string-value="2,1,5,3" calcext:value-type="string">
            <text:p>2,1,5,3</text:p>
          </table:table-cell>
          <table:table-cell table:formula="of:=[.$C17]&amp;&quot;,&quot;&amp;[.R$4]" office:value-type="string" office:string-value="2,1,5,4" calcext:value-type="string">
            <text:p>2,1,5,4</text:p>
          </table:table-cell>
        </table:table-row>
        <table:table-row table:style-name="ro1">
          <table:table-cell table:number-columns-repeated="2"/>
          <table:table-cell table:style-name="ce122" office:value-type="string" calcext:value-type="string">
            <text:p>2,0</text:p>
          </table:table-cell>
          <table:table-cell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number-columns-repeated="2" table:style-name="ce129" office:value-type="string" calcext:value-type="string">
            <text:p>x</text:p>
          </table:table-cell>
          <table:table-cell table:style-name="ce129" table:formula="of:=[.$C18]&amp;&quot;,&quot;&amp;[.H$4]" office:value-type="string" office:string-value="2,0,3,1" calcext:value-type="string">
            <text:p>2,0,3,1</text:p>
          </table:table-cell>
          <table:table-cell table:style-name="ce132" office:value-type="string" calcext:value-type="string">
            <text:p>x</text:p>
          </table:table-cell>
          <table:table-cell table:style-name="ce129" office:value-type="string" calcext:value-type="string">
            <text:p>x</text:p>
          </table:table-cell>
          <table:table-cell table:style-name="ce129" table:formula="of:=[.$C18]&amp;&quot;,&quot;&amp;[.K$4]" office:value-type="string" office:string-value="2,0,4,1" calcext:value-type="string">
            <text:p>2,0,4,1</text:p>
          </table:table-cell>
          <table:table-cell table:style-name="ce129" office:value-type="string" calcext:value-type="string">
            <text:p>x</text:p>
          </table:table-cell>
          <table:table-cell table:style-name="ce129" table:formula="of:=[.$C18]&amp;&quot;,&quot;&amp;[.M$4]" office:value-type="string" office:string-value="2,0,4,3" calcext:value-type="string">
            <text:p>2,0,4,3</text:p>
          </table:table-cell>
          <table:table-cell office:value-type="string" calcext:value-type="string">
            <text:p>x</text:p>
          </table:table-cell>
          <table:table-cell table:formula="of:=[.$C18]&amp;&quot;,&quot;&amp;[.O$4]" office:value-type="string" office:string-value="2,0,5,1" calcext:value-type="string">
            <text:p>2,0,5,1</text:p>
          </table:table-cell>
          <table:table-cell office:value-type="string" calcext:value-type="string">
            <text:p>x</text:p>
          </table:table-cell>
          <table:table-cell table:formula="of:=[.$C18]&amp;&quot;,&quot;&amp;[.Q$4]" office:value-type="string" office:string-value="2,0,5,3" calcext:value-type="string">
            <text:p>2,0,5,3</text:p>
          </table:table-cell>
          <table:table-cell table:formula="of:=[.$C18]&amp;&quot;,&quot;&amp;[.R$4]" office:value-type="string" office:string-value="2,0,5,4" calcext:value-type="string">
            <text:p>2,0,5,4</text:p>
          </table:table-cell>
        </table:table-row>
        <table:table-row table:style-name="ro1">
          <table:table-cell table:number-columns-repeated="2"/>
          <table:table-cell table:style-name="ce123" office:value-type="string" calcext:value-type="string">
            <text:p>1,0</text:p>
          </table:table-cell>
          <table:table-cell table:style-name="ce125" office:value-type="string" calcext:value-type="string">
            <text:p>x</text:p>
          </table:table-cell>
          <table:table-cell table:number-columns-repeated="4" table:style-name="ce127" office:value-type="string" calcext:value-type="string">
            <text:p>x</text:p>
          </table:table-cell>
          <table:table-cell table:style-name="ce133" table:formula="of:=[.$C19]&amp;&quot;,&quot;&amp;[.I$4]" office:value-type="string" office:string-value="1,0,3,2" calcext:value-type="string">
            <text:p>1,0,3,2</text:p>
          </table:table-cell>
          <table:table-cell table:number-columns-repeated="2" table:style-name="ce129" office:value-type="string" calcext:value-type="string">
            <text:p>x</text:p>
          </table:table-cell>
          <table:table-cell table:style-name="ce129" table:formula="of:=[.$C19]&amp;&quot;,&quot;&amp;[.L$4]" office:value-type="string" office:string-value="1,0,4,2" calcext:value-type="string">
            <text:p>1,0,4,2</text:p>
          </table:table-cell>
          <table:table-cell table:style-name="ce129" table:formula="of:=[.$C19]&amp;&quot;,&quot;&amp;[.M$4]" office:value-type="string" office:string-value="1,0,4,3" calcext:value-type="string">
            <text:p>1,0,4,3</text:p>
          </table:table-cell>
          <table:table-cell table:number-columns-repeated="2" office:value-type="string" calcext:value-type="string">
            <text:p>x</text:p>
          </table:table-cell>
          <table:table-cell table:formula="of:=[.$C19]&amp;&quot;,&quot;&amp;[.P$4]" office:value-type="string" office:string-value="1,0,5,2" calcext:value-type="string">
            <text:p>1,0,5,2</text:p>
          </table:table-cell>
          <table:table-cell table:formula="of:=[.$C19]&amp;&quot;,&quot;&amp;[.Q$4]" office:value-type="string" office:string-value="1,0,5,3" calcext:value-type="string">
            <text:p>1,0,5,3</text:p>
          </table:table-cell>
          <table:table-cell table:formula="of:=[.$C19]&amp;&quot;,&quot;&amp;[.R$4]" office:value-type="string" office:string-value="1,0,5,4" calcext:value-type="string">
            <text:p>1,0,5,4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:t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qefiugkjlzyxpdvswhrtonm</text:p>
          </table:table-cell>
          <table:table-cell table:formula="of:=MATCH([.A2];[.A$2:.A$653];0)" office:value-type="float" office:value="1" calcext:value-type="float">
            <text:p>1</text:p>
          </table:table-cell>
          <table:table-cell table:formula="of:=[.B2]-ROW()+1" office:value-type="float" office:value="0" calcext:value-type="float">
            <text:p>0</text:p>
          </table:table-cell>
          <table:table-cell table:formula="of:=IF([.C2]&gt;=0;COUNTIF([.B$2:.B$653];&quot;=&quot;&amp;[.B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cqefiugkjlmyxpdvswhrtonb</text:p>
          </table:table-cell>
          <table:table-cell table:formula="of:=MATCH([.A3];[.A$2:.A$653];0)" office:value-type="float" office:value="2" calcext:value-type="float">
            <text:p>2</text:p>
          </table:table-cell>
          <table:table-cell table:formula="of:=[.B3]-ROW()+1" office:value-type="float" office:value="0" calcext:value-type="float">
            <text:p>0</text:p>
          </table:table-cell>
          <table:table-cell table:formula="of:=IF([.C3]&gt;=0;COUNTIF([.B$2:.B$653];&quot;=&quot;&amp;[.B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cqefgubkjlzyxpdvswhrtonm</text:p>
          </table:table-cell>
          <table:table-cell table:formula="of:=MATCH([.A4];[.A$2:.A$653];0)" office:value-type="float" office:value="3" calcext:value-type="float">
            <text:p>3</text:p>
          </table:table-cell>
          <table:table-cell table:formula="of:=[.B4]-ROW()+1" office:value-type="float" office:value="0" calcext:value-type="float">
            <text:p>0</text:p>
          </table:table-cell>
          <table:table-cell table:formula="of:=IF([.C4]&gt;=0;COUNTIF([.B$2:.B$653];&quot;=&quot;&amp;[.B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cqebiugkjlzyxpdvswhrtonm</text:p>
          </table:table-cell>
          <table:table-cell table:formula="of:=MATCH([.A5];[.A$2:.A$653];0)" office:value-type="float" office:value="4" calcext:value-type="float">
            <text:p>4</text:p>
          </table:table-cell>
          <table:table-cell table:formula="of:=[.B5]-ROW()+1" office:value-type="float" office:value="0" calcext:value-type="float">
            <text:p>0</text:p>
          </table:table-cell>
          <table:table-cell table:formula="of:=IF([.C5]&gt;=0;COUNTIF([.B$2:.B$653];&quot;=&quot;&amp;[.B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cqefiugkjlzyxpdvsthrbonm</text:p>
          </table:table-cell>
          <table:table-cell table:formula="of:=MATCH([.A6];[.A$2:.A$653];0)" office:value-type="float" office:value="5" calcext:value-type="float">
            <text:p>5</text:p>
          </table:table-cell>
          <table:table-cell table:formula="of:=[.B6]-ROW()+1" office:value-type="float" office:value="0" calcext:value-type="float">
            <text:p>0</text:p>
          </table:table-cell>
          <table:table-cell table:formula="of:=IF([.C6]&gt;=0;COUNTIF([.B$2:.B$653];&quot;=&quot;&amp;[.B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cqefibgkjlzyxpdvswurtonm</text:p>
          </table:table-cell>
          <table:table-cell table:formula="of:=MATCH([.A7];[.A$2:.A$653];0)" office:value-type="float" office:value="6" calcext:value-type="float">
            <text:p>6</text:p>
          </table:table-cell>
          <table:table-cell table:formula="of:=[.B7]-ROW()+1" office:value-type="float" office:value="0" calcext:value-type="float">
            <text:p>0</text:p>
          </table:table-cell>
          <table:table-cell table:formula="of:=IF([.C7]&gt;=0;COUNTIF([.B$2:.B$653];&quot;=&quot;&amp;[.B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qefiugkjlzyxpdbswhvtonm</text:p>
          </table:table-cell>
          <table:table-cell table:formula="of:=MATCH([.A8];[.A$2:.A$653];0)" office:value-type="float" office:value="7" calcext:value-type="float">
            <text:p>7</text:p>
          </table:table-cell>
          <table:table-cell table:formula="of:=[.B8]-ROW()+1" office:value-type="float" office:value="0" calcext:value-type="float">
            <text:p>0</text:p>
          </table:table-cell>
          <table:table-cell table:formula="of:=IF([.C8]&gt;=0;COUNTIF([.B$2:.B$653];&quot;=&quot;&amp;[.B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qefiugkjlbyxpdrswhvtonz</text:p>
          </table:table-cell>
          <table:table-cell table:formula="of:=MATCH([.A9];[.A$2:.A$653];0)" office:value-type="float" office:value="8" calcext:value-type="float">
            <text:p>8</text:p>
          </table:table-cell>
          <table:table-cell table:formula="of:=[.B9]-ROW()+1" office:value-type="float" office:value="0" calcext:value-type="float">
            <text:p>0</text:p>
          </table:table-cell>
          <table:table-cell table:formula="of:=IF([.C9]&gt;=0;COUNTIF([.B$2:.B$653];&quot;=&quot;&amp;[.B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xcqefiugkjlzyopdrswhvtbnm</text:p>
          </table:table-cell>
          <table:table-cell table:formula="of:=MATCH([.A10];[.A$2:.A$653];0)" office:value-type="float" office:value="9" calcext:value-type="float">
            <text:p>9</text:p>
          </table:table-cell>
          <table:table-cell table:formula="of:=[.B10]-ROW()+1" office:value-type="float" office:value="0" calcext:value-type="float">
            <text:p>0</text:p>
          </table:table-cell>
          <table:table-cell table:formula="of:=IF([.C10]&gt;=0;COUNTIF([.B$2:.B$653];&quot;=&quot;&amp;[.B1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cdefiugkjlzyxpbrswhvtonm</text:p>
          </table:table-cell>
          <table:table-cell table:formula="of:=MATCH([.A11];[.A$2:.A$653];0)" office:value-type="float" office:value="10" calcext:value-type="float">
            <text:p>10</text:p>
          </table:table-cell>
          <table:table-cell table:formula="of:=[.B11]-ROW()+1" office:value-type="float" office:value="0" calcext:value-type="float">
            <text:p>0</text:p>
          </table:table-cell>
          <table:table-cell table:formula="of:=IF([.C11]&gt;=0;COUNTIF([.B$2:.B$653];&quot;=&quot;&amp;[.B1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cbefiugkjlzyxpqrswhvtonm</text:p>
          </table:table-cell>
          <table:table-cell table:formula="of:=MATCH([.A12];[.A$2:.A$653];0)" office:value-type="float" office:value="11" calcext:value-type="float">
            <text:p>11</text:p>
          </table:table-cell>
          <table:table-cell table:formula="of:=[.B12]-ROW()+1" office:value-type="float" office:value="0" calcext:value-type="float">
            <text:p>0</text:p>
          </table:table-cell>
          <table:table-cell table:formula="of:=IF([.C12]&gt;=0;COUNTIF([.B$2:.B$653];&quot;=&quot;&amp;[.B1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qefiugkjlzyxpdrswhvtonm</text:p>
          </table:table-cell>
          <table:table-cell table:formula="of:=MATCH([.A13];[.A$2:.A$653];0)" office:value-type="float" office:value="12" calcext:value-type="float">
            <text:p>12</text:p>
          </table:table-cell>
          <table:table-cell table:formula="of:=[.B13]-ROW()+1" office:value-type="float" office:value="0" calcext:value-type="float">
            <text:p>0</text:p>
          </table:table-cell>
          <table:table-cell table:formula="of:=IF([.C13]&gt;=0;COUNTIF([.B$2:.B$653];&quot;=&quot;&amp;[.B1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cqefiugkjbzyxpdrswhvtonm</text:p>
          </table:table-cell>
          <table:table-cell table:formula="of:=MATCH([.A14];[.A$2:.A$653];0)" office:value-type="float" office:value="13" calcext:value-type="float">
            <text:p>13</text:p>
          </table:table-cell>
          <table:table-cell table:formula="of:=[.B14]-ROW()+1" office:value-type="float" office:value="0" calcext:value-type="float">
            <text:p>0</text:p>
          </table:table-cell>
          <table:table-cell table:formula="of:=IF([.C14]&gt;=0;COUNTIF([.B$2:.B$653];&quot;=&quot;&amp;[.B1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bqefiugkjlzyxpdrswhvtonm</text:p>
          </table:table-cell>
          <table:table-cell table:formula="of:=MATCH([.A15];[.A$2:.A$653];0)" office:value-type="float" office:value="14" calcext:value-type="float">
            <text:p>14</text:p>
          </table:table-cell>
          <table:table-cell table:formula="of:=[.B15]-ROW()+1" office:value-type="float" office:value="0" calcext:value-type="float">
            <text:p>0</text:p>
          </table:table-cell>
          <table:table-cell table:formula="of:=IF([.C15]&gt;=0;COUNTIF([.B$2:.B$653];&quot;=&quot;&amp;[.B1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cqefbuikjlzyxpdrswhvtonm</text:p>
          </table:table-cell>
          <table:table-cell table:formula="of:=MATCH([.A16];[.A$2:.A$653];0)" office:value-type="float" office:value="15" calcext:value-type="float">
            <text:p>15</text:p>
          </table:table-cell>
          <table:table-cell table:formula="of:=[.B16]-ROW()+1" office:value-type="float" office:value="0" calcext:value-type="float">
            <text:p>0</text:p>
          </table:table-cell>
          <table:table-cell table:formula="of:=IF([.C16]&gt;=0;COUNTIF([.B$2:.B$653];&quot;=&quot;&amp;[.B1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cqefiugbklzyxpdrswhvtonm</text:p>
          </table:table-cell>
          <table:table-cell table:formula="of:=MATCH([.A17];[.A$2:.A$653];0)" office:value-type="float" office:value="16" calcext:value-type="float">
            <text:p>16</text:p>
          </table:table-cell>
          <table:table-cell table:formula="of:=[.B17]-ROW()+1" office:value-type="float" office:value="0" calcext:value-type="float">
            <text:p>0</text:p>
          </table:table-cell>
          <table:table-cell table:formula="of:=IF([.C17]&gt;=0;COUNTIF([.B$2:.B$653];&quot;=&quot;&amp;[.B1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zyxpdrbwhvtonm</text:p>
          </table:table-cell>
          <table:table-cell table:formula="of:=MATCH([.A18];[.A$2:.A$653];0)" office:value-type="float" office:value="17" calcext:value-type="float">
            <text:p>17</text:p>
          </table:table-cell>
          <table:table-cell table:formula="of:=[.B18]-ROW()+1" office:value-type="float" office:value="0" calcext:value-type="float">
            <text:p>0</text:p>
          </table:table-cell>
          <table:table-cell table:formula="of:=IF([.C18]&gt;=0;COUNTIF([.B$2:.B$653];&quot;=&quot;&amp;[.B1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cqefiugkjlzyxpdrsbhvwonm</text:p>
          </table:table-cell>
          <table:table-cell table:formula="of:=MATCH([.A19];[.A$2:.A$653];0)" office:value-type="float" office:value="18" calcext:value-type="float">
            <text:p>18</text:p>
          </table:table-cell>
          <table:table-cell table:formula="of:=[.B19]-ROW()+1" office:value-type="float" office:value="0" calcext:value-type="float">
            <text:p>0</text:p>
          </table:table-cell>
          <table:table-cell table:formula="of:=IF([.C19]&gt;=0;COUNTIF([.B$2:.B$653];&quot;=&quot;&amp;[.B1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ycqefiugkjlznxpdrswhvtobm</text:p>
          </table:table-cell>
          <table:table-cell table:formula="of:=MATCH([.A20];[.A$2:.A$653];0)" office:value-type="float" office:value="19" calcext:value-type="float">
            <text:p>19</text:p>
          </table:table-cell>
          <table:table-cell table:formula="of:=[.B20]-ROW()+1" office:value-type="float" office:value="0" calcext:value-type="float">
            <text:p>0</text:p>
          </table:table-cell>
          <table:table-cell table:formula="of:=IF([.C20]&gt;=0;COUNTIF([.B$2:.B$653];&quot;=&quot;&amp;[.B2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cqefiugkjlzyxpdrswhbtonm</text:p>
          </table:table-cell>
          <table:table-cell table:formula="of:=MATCH([.A21];[.A$2:.A$653];0)" office:value-type="float" office:value="20" calcext:value-type="float">
            <text:p>20</text:p>
          </table:table-cell>
          <table:table-cell table:formula="of:=[.B21]-ROW()+1" office:value-type="float" office:value="0" calcext:value-type="float">
            <text:p>0</text:p>
          </table:table-cell>
          <table:table-cell table:formula="of:=IF([.C21]&gt;=0;COUNTIF([.B$2:.B$653];&quot;=&quot;&amp;[.B2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cqbfiugkjlzyxpdrswhvtonm</text:p>
          </table:table-cell>
          <table:table-cell table:formula="of:=MATCH([.A22];[.A$2:.A$653];0)" office:value-type="float" office:value="21" calcext:value-type="float">
            <text:p>21</text:p>
          </table:table-cell>
          <table:table-cell table:formula="of:=[.B22]-ROW()+1" office:value-type="float" office:value="0" calcext:value-type="float">
            <text:p>0</text:p>
          </table:table-cell>
          <table:table-cell table:formula="of:=IF([.C22]&gt;=0;COUNTIF([.B$2:.B$653];&quot;=&quot;&amp;[.B2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cqefiugkjlzybpdrswhvtxnm</text:p>
          </table:table-cell>
          <table:table-cell table:formula="of:=MATCH([.A23];[.A$2:.A$653];0)" office:value-type="float" office:value="22" calcext:value-type="float">
            <text:p>22</text:p>
          </table:table-cell>
          <table:table-cell table:formula="of:=[.B23]-ROW()+1" office:value-type="float" office:value="0" calcext:value-type="float">
            <text:p>0</text:p>
          </table:table-cell>
          <table:table-cell table:formula="of:=IF([.C23]&gt;=0;COUNTIF([.B$2:.B$653];&quot;=&quot;&amp;[.B2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cqefihgkjlzyxpdrswbvtonm</text:p>
          </table:table-cell>
          <table:table-cell table:formula="of:=MATCH([.A24];[.A$2:.A$653];0)" office:value-type="float" office:value="23" calcext:value-type="float">
            <text:p>23</text:p>
          </table:table-cell>
          <table:table-cell table:formula="of:=[.B24]-ROW()+1" office:value-type="float" office:value="0" calcext:value-type="float">
            <text:p>0</text:p>
          </table:table-cell>
          <table:table-cell table:formula="of:=IF([.C24]&gt;=0;COUNTIF([.B$2:.B$653];&quot;=&quot;&amp;[.B2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cqefiugkjlzbxpdrswhvtoym</text:p>
          </table:table-cell>
          <table:table-cell table:formula="of:=MATCH([.A25];[.A$2:.A$653];0)" office:value-type="float" office:value="24" calcext:value-type="float">
            <text:p>24</text:p>
          </table:table-cell>
          <table:table-cell table:formula="of:=[.B25]-ROW()+1" office:value-type="float" office:value="0" calcext:value-type="float">
            <text:p>0</text:p>
          </table:table-cell>
          <table:table-cell table:formula="of:=IF([.C25]&gt;=0;COUNTIF([.B$2:.B$653];&quot;=&quot;&amp;[.B2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cqefiugkjlzyxbdrswhvtonm</text:p>
          </table:table-cell>
          <table:table-cell table:formula="of:=MATCH([.A26];[.A$2:.A$653];0)" office:value-type="float" office:value="25" calcext:value-type="float">
            <text:p>25</text:p>
          </table:table-cell>
          <table:table-cell table:formula="of:=[.B26]-ROW()+1" office:value-type="float" office:value="0" calcext:value-type="float">
            <text:p>0</text:p>
          </table:table-cell>
          <table:table-cell table:formula="of:=IF([.C26]&gt;=0;COUNTIF([.B$2:.B$653];&quot;=&quot;&amp;[.B2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cqefiugjblzyxpdrswhvtonm</text:p>
          </table:table-cell>
          <table:table-cell table:formula="of:=MATCH([.A27];[.A$2:.A$653];0)" office:value-type="float" office:value="26" calcext:value-type="float">
            <text:p>26</text:p>
          </table:table-cell>
          <table:table-cell table:formula="of:=[.B27]-ROW()+1" office:value-type="float" office:value="0" calcext:value-type="float">
            <text:p>0</text:p>
          </table:table-cell>
          <table:table-cell table:formula="of:=IF([.C27]&gt;=0;COUNTIF([.B$2:.B$653];&quot;=&quot;&amp;[.B2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zkjlmyxpdrbwhvtoni</text:p>
          </table:table-cell>
          <table:table-cell table:formula="of:=MATCH([.A28];[.A$2:.A$653];0)" office:value-type="float" office:value="27" calcext:value-type="float">
            <text:p>27</text:p>
          </table:table-cell>
          <table:table-cell table:formula="of:=[.B28]-ROW()+1" office:value-type="float" office:value="0" calcext:value-type="float">
            <text:p>0</text:p>
          </table:table-cell>
          <table:table-cell table:formula="of:=IF([.C28]&gt;=0;COUNTIF([.B$2:.B$653];&quot;=&quot;&amp;[.B2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ziugkjlmyxpdrbwhvtonf</text:p>
          </table:table-cell>
          <table:table-cell table:formula="of:=MATCH([.A29];[.A$2:.A$653];0)" office:value-type="float" office:value="28" calcext:value-type="float">
            <text:p>28</text:p>
          </table:table-cell>
          <table:table-cell table:formula="of:=[.B29]-ROW()+1" office:value-type="float" office:value="0" calcext:value-type="float">
            <text:p>0</text:p>
          </table:table-cell>
          <table:table-cell table:formula="of:=IF([.C29]&gt;=0;COUNTIF([.B$2:.B$653];&quot;=&quot;&amp;[.B2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yxpdrbthvzonw</text:p>
          </table:table-cell>
          <table:table-cell table:formula="of:=MATCH([.A30];[.A$2:.A$653];0)" office:value-type="float" office:value="29" calcext:value-type="float">
            <text:p>29</text:p>
          </table:table-cell>
          <table:table-cell table:formula="of:=[.B30]-ROW()+1" office:value-type="float" office:value="0" calcext:value-type="float">
            <text:p>0</text:p>
          </table:table-cell>
          <table:table-cell table:formula="of:=IF([.C30]&gt;=0;COUNTIF([.B$2:.B$653];&quot;=&quot;&amp;[.B3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zgkjlmyxpdrbwuvtonh</text:p>
          </table:table-cell>
          <table:table-cell table:formula="of:=MATCH([.A31];[.A$2:.A$653];0)" office:value-type="float" office:value="30" calcext:value-type="float">
            <text:p>30</text:p>
          </table:table-cell>
          <table:table-cell table:formula="of:=[.B31]-ROW()+1" office:value-type="float" office:value="0" calcext:value-type="float">
            <text:p>0</text:p>
          </table:table-cell>
          <table:table-cell table:formula="of:=IF([.C31]&gt;=0;COUNTIF([.B$2:.B$653];&quot;=&quot;&amp;[.B3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yxpdzbwhvtonr</text:p>
          </table:table-cell>
          <table:table-cell table:formula="of:=MATCH([.A32];[.A$2:.A$653];0)" office:value-type="float" office:value="31" calcext:value-type="float">
            <text:p>31</text:p>
          </table:table-cell>
          <table:table-cell table:formula="of:=[.B32]-ROW()+1" office:value-type="float" office:value="0" calcext:value-type="float">
            <text:p>0</text:p>
          </table:table-cell>
          <table:table-cell table:formula="of:=IF([.C32]&gt;=0;COUNTIF([.B$2:.B$653];&quot;=&quot;&amp;[.B3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yxpdrbwhvtonz</text:p>
          </table:table-cell>
          <table:table-cell table:formula="of:=MATCH([.A33];[.A$2:.A$653];0)" office:value-type="float" office:value="32" calcext:value-type="float">
            <text:p>32</text:p>
          </table:table-cell>
          <table:table-cell table:formula="of:=[.B33]-ROW()+1" office:value-type="float" office:value="0" calcext:value-type="float">
            <text:p>0</text:p>
          </table:table-cell>
          <table:table-cell table:formula="of:=IF([.C33]&gt;=0;COUNTIF([.B$2:.B$653];&quot;=&quot;&amp;[.B3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yopdrbwhvtznx</text:p>
          </table:table-cell>
          <table:table-cell table:formula="of:=MATCH([.A34];[.A$2:.A$653];0)" office:value-type="float" office:value="33" calcext:value-type="float">
            <text:p>33</text:p>
          </table:table-cell>
          <table:table-cell table:formula="of:=[.B34]-ROW()+1" office:value-type="float" office:value="0" calcext:value-type="float">
            <text:p>0</text:p>
          </table:table-cell>
          <table:table-cell table:formula="of:=IF([.C34]&gt;=0;COUNTIF([.B$2:.B$653];&quot;=&quot;&amp;[.B3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fiugkjlmyxpzrbwhvtonq</text:p>
          </table:table-cell>
          <table:table-cell table:formula="of:=MATCH([.A35];[.A$2:.A$653];0)" office:value-type="float" office:value="34" calcext:value-type="float">
            <text:p>34</text:p>
          </table:table-cell>
          <table:table-cell table:formula="of:=[.B35]-ROW()+1" office:value-type="float" office:value="0" calcext:value-type="float">
            <text:p>0</text:p>
          </table:table-cell>
          <table:table-cell table:formula="of:=IF([.C35]&gt;=0;COUNTIF([.B$2:.B$653];&quot;=&quot;&amp;[.B3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zefiugkjlmyxpqrbwhvtond</text:p>
          </table:table-cell>
          <table:table-cell table:formula="of:=MATCH([.A36];[.A$2:.A$653];0)" office:value-type="float" office:value="35" calcext:value-type="float">
            <text:p>35</text:p>
          </table:table-cell>
          <table:table-cell table:formula="of:=[.B36]-ROW()+1" office:value-type="float" office:value="0" calcext:value-type="float">
            <text:p>0</text:p>
          </table:table-cell>
          <table:table-cell table:formula="of:=IF([.C36]&gt;=0;COUNTIF([.B$2:.B$653];&quot;=&quot;&amp;[.B3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scqefiugkjlmyxpdrbwhvtona</text:p>
          </table:table-cell>
          <table:table-cell table:formula="of:=MATCH([.A37];[.A$2:.A$653];0)" office:value-type="float" office:value="36" calcext:value-type="float">
            <text:p>36</text:p>
          </table:table-cell>
          <table:table-cell table:formula="of:=[.B37]-ROW()+1" office:value-type="float" office:value="0" calcext:value-type="float">
            <text:p>0</text:p>
          </table:table-cell>
          <table:table-cell table:formula="of:=IF([.C37]&gt;=0;COUNTIF([.B$2:.B$653];&quot;=&quot;&amp;[.B3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zmyxpdrbwhvtonl</text:p>
          </table:table-cell>
          <table:table-cell table:formula="of:=MATCH([.A38];[.A$2:.A$653];0)" office:value-type="float" office:value="37" calcext:value-type="float">
            <text:p>37</text:p>
          </table:table-cell>
          <table:table-cell table:formula="of:=[.B38]-ROW()+1" office:value-type="float" office:value="0" calcext:value-type="float">
            <text:p>0</text:p>
          </table:table-cell>
          <table:table-cell table:formula="of:=IF([.C38]&gt;=0;COUNTIF([.B$2:.B$653];&quot;=&quot;&amp;[.B3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zqefiugkjlmyxpdrbwhvtonc</text:p>
          </table:table-cell>
          <table:table-cell table:formula="of:=MATCH([.A39];[.A$2:.A$653];0)" office:value-type="float" office:value="38" calcext:value-type="float">
            <text:p>38</text:p>
          </table:table-cell>
          <table:table-cell table:formula="of:=[.B39]-ROW()+1" office:value-type="float" office:value="0" calcext:value-type="float">
            <text:p>0</text:p>
          </table:table-cell>
          <table:table-cell table:formula="of:=IF([.C39]&gt;=0;COUNTIF([.B$2:.B$653];&quot;=&quot;&amp;[.B3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zuikjlmyxpdrbwhvtong</text:p>
          </table:table-cell>
          <table:table-cell table:formula="of:=MATCH([.A40];[.A$2:.A$653];0)" office:value-type="float" office:value="39" calcext:value-type="float">
            <text:p>39</text:p>
          </table:table-cell>
          <table:table-cell table:formula="of:=[.B40]-ROW()+1" office:value-type="float" office:value="0" calcext:value-type="float">
            <text:p>0</text:p>
          </table:table-cell>
          <table:table-cell table:formula="of:=IF([.C40]&gt;=0;COUNTIF([.B$2:.B$653];&quot;=&quot;&amp;[.B4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zklmyxpdrbwhvtonj</text:p>
          </table:table-cell>
          <table:table-cell table:formula="of:=MATCH([.A41];[.A$2:.A$653];0)" office:value-type="float" office:value="40" calcext:value-type="float">
            <text:p>40</text:p>
          </table:table-cell>
          <table:table-cell table:formula="of:=[.B41]-ROW()+1" office:value-type="float" office:value="0" calcext:value-type="float">
            <text:p>0</text:p>
          </table:table-cell>
          <table:table-cell table:formula="of:=IF([.C41]&gt;=0;COUNTIF([.B$2:.B$653];&quot;=&quot;&amp;[.B4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qefiugkjlmyxpdrzwhvtons</text:p>
          </table:table-cell>
          <table:table-cell table:formula="of:=MATCH([.A42];[.A$2:.A$653];0)" office:value-type="float" office:value="41" calcext:value-type="float">
            <text:p>41</text:p>
          </table:table-cell>
          <table:table-cell table:formula="of:=[.B42]-ROW()+1" office:value-type="float" office:value="0" calcext:value-type="float">
            <text:p>0</text:p>
          </table:table-cell>
          <table:table-cell table:formula="of:=IF([.C42]&gt;=0;COUNTIF([.B$2:.B$653];&quot;=&quot;&amp;[.B4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yxpdrbzhvwont</text:p>
          </table:table-cell>
          <table:table-cell table:formula="of:=MATCH([.A43];[.A$2:.A$653];0)" office:value-type="float" office:value="42" calcext:value-type="float">
            <text:p>42</text:p>
          </table:table-cell>
          <table:table-cell table:formula="of:=[.B43]-ROW()+1" office:value-type="float" office:value="0" calcext:value-type="float">
            <text:p>0</text:p>
          </table:table-cell>
          <table:table-cell table:formula="of:=IF([.C43]&gt;=0;COUNTIF([.B$2:.B$653];&quot;=&quot;&amp;[.B4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nxpdrbwhvtozy</text:p>
          </table:table-cell>
          <table:table-cell table:formula="of:=MATCH([.A44];[.A$2:.A$653];0)" office:value-type="float" office:value="43" calcext:value-type="float">
            <text:p>43</text:p>
          </table:table-cell>
          <table:table-cell table:formula="of:=[.B44]-ROW()+1" office:value-type="float" office:value="0" calcext:value-type="float">
            <text:p>0</text:p>
          </table:table-cell>
          <table:table-cell table:formula="of:=IF([.C44]&gt;=0;COUNTIF([.B$2:.B$653];&quot;=&quot;&amp;[.B4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yxpdrbwhztonv</text:p>
          </table:table-cell>
          <table:table-cell table:formula="of:=MATCH([.A45];[.A$2:.A$653];0)" office:value-type="float" office:value="44" calcext:value-type="float">
            <text:p>44</text:p>
          </table:table-cell>
          <table:table-cell table:formula="of:=[.B45]-ROW()+1" office:value-type="float" office:value="0" calcext:value-type="float">
            <text:p>0</text:p>
          </table:table-cell>
          <table:table-cell table:formula="of:=IF([.C45]&gt;=0;COUNTIF([.B$2:.B$653];&quot;=&quot;&amp;[.B4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zfiugkjlmyxpdrbwhvtone</text:p>
          </table:table-cell>
          <table:table-cell table:formula="of:=MATCH([.A46];[.A$2:.A$653];0)" office:value-type="float" office:value="45" calcext:value-type="float">
            <text:p>45</text:p>
          </table:table-cell>
          <table:table-cell table:formula="of:=[.B46]-ROW()+1" office:value-type="float" office:value="0" calcext:value-type="float">
            <text:p>0</text:p>
          </table:table-cell>
          <table:table-cell table:formula="of:=IF([.C46]&gt;=0;COUNTIF([.B$2:.B$653];&quot;=&quot;&amp;[.B4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yzpdrbwhvtxno</text:p>
          </table:table-cell>
          <table:table-cell table:formula="of:=MATCH([.A47];[.A$2:.A$653];0)" office:value-type="float" office:value="46" calcext:value-type="float">
            <text:p>46</text:p>
          </table:table-cell>
          <table:table-cell table:formula="of:=[.B47]-ROW()+1" office:value-type="float" office:value="0" calcext:value-type="float">
            <text:p>0</text:p>
          </table:table-cell>
          <table:table-cell table:formula="of:=IF([.C47]&gt;=0;COUNTIF([.B$2:.B$653];&quot;=&quot;&amp;[.B4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hgkjlmyxpdrbwzvtonu</text:p>
          </table:table-cell>
          <table:table-cell table:formula="of:=MATCH([.A48];[.A$2:.A$653];0)" office:value-type="float" office:value="47" calcext:value-type="float">
            <text:p>47</text:p>
          </table:table-cell>
          <table:table-cell table:formula="of:=[.B48]-ROW()+1" office:value-type="float" office:value="0" calcext:value-type="float">
            <text:p>0</text:p>
          </table:table-cell>
          <table:table-cell table:formula="of:=IF([.C48]&gt;=0;COUNTIF([.B$2:.B$653];&quot;=&quot;&amp;[.B4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zxpdrbwhvtoyn</text:p>
          </table:table-cell>
          <table:table-cell table:formula="of:=MATCH([.A49];[.A$2:.A$653];0)" office:value-type="float" office:value="48" calcext:value-type="float">
            <text:p>48</text:p>
          </table:table-cell>
          <table:table-cell table:formula="of:=[.B49]-ROW()+1" office:value-type="float" office:value="0" calcext:value-type="float">
            <text:p>0</text:p>
          </table:table-cell>
          <table:table-cell table:formula="of:=IF([.C49]&gt;=0;COUNTIF([.B$2:.B$653];&quot;=&quot;&amp;[.B4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myxzdrbwhvtonp</text:p>
          </table:table-cell>
          <table:table-cell table:formula="of:=MATCH([.A50];[.A$2:.A$653];0)" office:value-type="float" office:value="49" calcext:value-type="float">
            <text:p>49</text:p>
          </table:table-cell>
          <table:table-cell table:formula="of:=[.B50]-ROW()+1" office:value-type="float" office:value="0" calcext:value-type="float">
            <text:p>0</text:p>
          </table:table-cell>
          <table:table-cell table:formula="of:=IF([.C50]&gt;=0;COUNTIF([.B$2:.B$653];&quot;=&quot;&amp;[.B5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jzlmyxpdrbwhvtonk</text:p>
          </table:table-cell>
          <table:table-cell table:formula="of:=MATCH([.A51];[.A$2:.A$653];0)" office:value-type="float" office:value="50" calcext:value-type="float">
            <text:p>50</text:p>
          </table:table-cell>
          <table:table-cell table:formula="of:=[.B51]-ROW()+1" office:value-type="float" office:value="0" calcext:value-type="float">
            <text:p>0</text:p>
          </table:table-cell>
          <table:table-cell table:formula="of:=IF([.C51]&gt;=0;COUNTIF([.B$2:.B$653];&quot;=&quot;&amp;[.B5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igufkjlzyxpdrbwhvtonm</text:p>
          </table:table-cell>
          <table:table-cell table:formula="of:=MATCH([.A52];[.A$2:.A$653];0)" office:value-type="float" office:value="51" calcext:value-type="float">
            <text:p>51</text:p>
          </table:table-cell>
          <table:table-cell table:formula="of:=[.B52]-ROW()+1" office:value-type="float" office:value="0" calcext:value-type="float">
            <text:p>0</text:p>
          </table:table-cell>
          <table:table-cell table:formula="of:=IF([.C52]&gt;=0;COUNTIF([.B$2:.B$653];&quot;=&quot;&amp;[.B5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wkjlzyxpdrbthvionm</text:p>
          </table:table-cell>
          <table:table-cell table:formula="of:=MATCH([.A53];[.A$2:.A$653];0)" office:value-type="float" office:value="52" calcext:value-type="float">
            <text:p>52</text:p>
          </table:table-cell>
          <table:table-cell table:formula="of:=[.B53]-ROW()+1" office:value-type="float" office:value="0" calcext:value-type="float">
            <text:p>0</text:p>
          </table:table-cell>
          <table:table-cell table:formula="of:=IF([.C53]&gt;=0;COUNTIF([.B$2:.B$653];&quot;=&quot;&amp;[.B5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ihkjlzyxpdrbwuvtonm</text:p>
          </table:table-cell>
          <table:table-cell table:formula="of:=MATCH([.A54];[.A$2:.A$653];0)" office:value-type="float" office:value="53" calcext:value-type="float">
            <text:p>53</text:p>
          </table:table-cell>
          <table:table-cell table:formula="of:=[.B54]-ROW()+1" office:value-type="float" office:value="0" calcext:value-type="float">
            <text:p>0</text:p>
          </table:table-cell>
          <table:table-cell table:formula="of:=IF([.C54]&gt;=0;COUNTIF([.B$2:.B$653];&quot;=&quot;&amp;[.B5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rkjlzyxpdibwhvtonm</text:p>
          </table:table-cell>
          <table:table-cell table:formula="of:=MATCH([.A55];[.A$2:.A$653];0)" office:value-type="float" office:value="54" calcext:value-type="float">
            <text:p>54</text:p>
          </table:table-cell>
          <table:table-cell table:formula="of:=[.B55]-ROW()+1" office:value-type="float" office:value="0" calcext:value-type="float">
            <text:p>0</text:p>
          </table:table-cell>
          <table:table-cell table:formula="of:=IF([.C55]&gt;=0;COUNTIF([.B$2:.B$653];&quot;=&quot;&amp;[.B5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mkjliyxpdrbwhvtonz</text:p>
          </table:table-cell>
          <table:table-cell table:formula="of:=MATCH([.A56];[.A$2:.A$653];0)" office:value-type="float" office:value="55" calcext:value-type="float">
            <text:p>55</text:p>
          </table:table-cell>
          <table:table-cell table:formula="of:=[.B56]-ROW()+1" office:value-type="float" office:value="0" calcext:value-type="float">
            <text:p>0</text:p>
          </table:table-cell>
          <table:table-cell table:formula="of:=IF([.C56]&gt;=0;COUNTIF([.B$2:.B$653];&quot;=&quot;&amp;[.B5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xkjlzyopdrbwhvtinm</text:p>
          </table:table-cell>
          <table:table-cell table:formula="of:=MATCH([.A57];[.A$2:.A$653];0)" office:value-type="float" office:value="56" calcext:value-type="float">
            <text:p>56</text:p>
          </table:table-cell>
          <table:table-cell table:formula="of:=[.B57]-ROW()+1" office:value-type="float" office:value="0" calcext:value-type="float">
            <text:p>0</text:p>
          </table:table-cell>
          <table:table-cell table:formula="of:=IF([.C57]&gt;=0;COUNTIF([.B$2:.B$653];&quot;=&quot;&amp;[.B5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fguqkjlzyxpirbwhvtonm</text:p>
          </table:table-cell>
          <table:table-cell table:formula="of:=MATCH([.A58];[.A$2:.A$653];0)" office:value-type="float" office:value="57" calcext:value-type="float">
            <text:p>57</text:p>
          </table:table-cell>
          <table:table-cell table:formula="of:=[.B58]-ROW()+1" office:value-type="float" office:value="0" calcext:value-type="float">
            <text:p>0</text:p>
          </table:table-cell>
          <table:table-cell table:formula="of:=IF([.C58]&gt;=0;COUNTIF([.B$2:.B$653];&quot;=&quot;&amp;[.B5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iefgudkjlzyxpqrbwhvtonm</text:p>
          </table:table-cell>
          <table:table-cell table:formula="of:=MATCH([.A59];[.A$2:.A$653];0)" office:value-type="float" office:value="58" calcext:value-type="float">
            <text:p>58</text:p>
          </table:table-cell>
          <table:table-cell table:formula="of:=[.B59]-ROW()+1" office:value-type="float" office:value="0" calcext:value-type="float">
            <text:p>0</text:p>
          </table:table-cell>
          <table:table-cell table:formula="of:=IF([.C59]&gt;=0;COUNTIF([.B$2:.B$653];&quot;=&quot;&amp;[.B5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cqefguakjlzyxpdrbwhvtonm</text:p>
          </table:table-cell>
          <table:table-cell table:formula="of:=MATCH([.A60];[.A$2:.A$653];0)" office:value-type="float" office:value="59" calcext:value-type="float">
            <text:p>59</text:p>
          </table:table-cell>
          <table:table-cell table:formula="of:=[.B60]-ROW()+1" office:value-type="float" office:value="0" calcext:value-type="float">
            <text:p>0</text:p>
          </table:table-cell>
          <table:table-cell table:formula="of:=IF([.C60]&gt;=0;COUNTIF([.B$2:.B$653];&quot;=&quot;&amp;[.B6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lkjizyxpdrbwhvtonm</text:p>
          </table:table-cell>
          <table:table-cell table:formula="of:=MATCH([.A61];[.A$2:.A$653];0)" office:value-type="float" office:value="60" calcext:value-type="float">
            <text:p>60</text:p>
          </table:table-cell>
          <table:table-cell table:formula="of:=[.B61]-ROW()+1" office:value-type="float" office:value="0" calcext:value-type="float">
            <text:p>0</text:p>
          </table:table-cell>
          <table:table-cell table:formula="of:=IF([.C61]&gt;=0;COUNTIF([.B$2:.B$653];&quot;=&quot;&amp;[.B6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qefguckjlzyxpdrbwhvtonm</text:p>
          </table:table-cell>
          <table:table-cell table:formula="of:=MATCH([.A62];[.A$2:.A$653];0)" office:value-type="float" office:value="61" calcext:value-type="float">
            <text:p>61</text:p>
          </table:table-cell>
          <table:table-cell table:formula="of:=[.B62]-ROW()+1" office:value-type="float" office:value="0" calcext:value-type="float">
            <text:p>0</text:p>
          </table:table-cell>
          <table:table-cell table:formula="of:=IF([.C62]&gt;=0;COUNTIF([.B$2:.B$653];&quot;=&quot;&amp;[.B6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ikjlzyxpdrbwhvtonm</text:p>
          </table:table-cell>
          <table:table-cell table:formula="of:=MATCH([.A63];[.A$2:.A$653];0)" office:value-type="float" office:value="62" calcext:value-type="float">
            <text:p>62</text:p>
          </table:table-cell>
          <table:table-cell table:formula="of:=[.B63]-ROW()+1" office:value-type="float" office:value="0" calcext:value-type="float">
            <text:p>0</text:p>
          </table:table-cell>
          <table:table-cell table:formula="of:=IF([.C63]&gt;=0;COUNTIF([.B$2:.B$653];&quot;=&quot;&amp;[.B6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jiklzyxpdrbwhvtonm</text:p>
          </table:table-cell>
          <table:table-cell table:formula="of:=MATCH([.A64];[.A$2:.A$653];0)" office:value-type="float" office:value="63" calcext:value-type="float">
            <text:p>63</text:p>
          </table:table-cell>
          <table:table-cell table:formula="of:=[.B64]-ROW()+1" office:value-type="float" office:value="0" calcext:value-type="float">
            <text:p>0</text:p>
          </table:table-cell>
          <table:table-cell table:formula="of:=IF([.C64]&gt;=0;COUNTIF([.B$2:.B$653];&quot;=&quot;&amp;[.B6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qefguskjlzyxpdriwhvtonm</text:p>
          </table:table-cell>
          <table:table-cell table:formula="of:=MATCH([.A65];[.A$2:.A$653];0)" office:value-type="float" office:value="64" calcext:value-type="float">
            <text:p>64</text:p>
          </table:table-cell>
          <table:table-cell table:formula="of:=[.B65]-ROW()+1" office:value-type="float" office:value="0" calcext:value-type="float">
            <text:p>0</text:p>
          </table:table-cell>
          <table:table-cell table:formula="of:=IF([.C65]&gt;=0;COUNTIF([.B$2:.B$653];&quot;=&quot;&amp;[.B6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tkjlzyxpdrbihvwonm</text:p>
          </table:table-cell>
          <table:table-cell table:formula="of:=MATCH([.A66];[.A$2:.A$653];0)" office:value-type="float" office:value="65" calcext:value-type="float">
            <text:p>65</text:p>
          </table:table-cell>
          <table:table-cell table:formula="of:=[.B66]-ROW()+1" office:value-type="float" office:value="0" calcext:value-type="float">
            <text:p>0</text:p>
          </table:table-cell>
          <table:table-cell table:formula="of:=IF([.C66]&gt;=0;COUNTIF([.B$2:.B$653];&quot;=&quot;&amp;[.B6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ykjlznxpdrbwhvtoim</text:p>
          </table:table-cell>
          <table:table-cell table:formula="of:=MATCH([.A67];[.A$2:.A$653];0)" office:value-type="float" office:value="66" calcext:value-type="float">
            <text:p>66</text:p>
          </table:table-cell>
          <table:table-cell table:formula="of:=[.B67]-ROW()+1" office:value-type="float" office:value="0" calcext:value-type="float">
            <text:p>0</text:p>
          </table:table-cell>
          <table:table-cell table:formula="of:=IF([.C67]&gt;=0;COUNTIF([.B$2:.B$653];&quot;=&quot;&amp;[.B6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vkjlzyxpdrbwhitonm</text:p>
          </table:table-cell>
          <table:table-cell table:formula="of:=MATCH([.A68];[.A$2:.A$653];0)" office:value-type="float" office:value="67" calcext:value-type="float">
            <text:p>67</text:p>
          </table:table-cell>
          <table:table-cell table:formula="of:=[.B68]-ROW()+1" office:value-type="float" office:value="0" calcext:value-type="float">
            <text:p>0</text:p>
          </table:table-cell>
          <table:table-cell table:formula="of:=IF([.C68]&gt;=0;COUNTIF([.B$2:.B$653];&quot;=&quot;&amp;[.B6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ifguekjlzyxpdrbwhvtonm</text:p>
          </table:table-cell>
          <table:table-cell table:formula="of:=MATCH([.A69];[.A$2:.A$653];0)" office:value-type="float" office:value="68" calcext:value-type="float">
            <text:p>68</text:p>
          </table:table-cell>
          <table:table-cell table:formula="of:=[.B69]-ROW()+1" office:value-type="float" office:value="0" calcext:value-type="float">
            <text:p>0</text:p>
          </table:table-cell>
          <table:table-cell table:formula="of:=IF([.C69]&gt;=0;COUNTIF([.B$2:.B$653];&quot;=&quot;&amp;[.B6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okjlzyipdrbwhvtxnm</text:p>
          </table:table-cell>
          <table:table-cell table:formula="of:=MATCH([.A70];[.A$2:.A$653];0)" office:value-type="float" office:value="69" calcext:value-type="float">
            <text:p>69</text:p>
          </table:table-cell>
          <table:table-cell table:formula="of:=[.B70]-ROW()+1" office:value-type="float" office:value="0" calcext:value-type="float">
            <text:p>0</text:p>
          </table:table-cell>
          <table:table-cell table:formula="of:=IF([.C70]&gt;=0;COUNTIF([.B$2:.B$653];&quot;=&quot;&amp;[.B7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hukjlzyxpdrbwivtonm</text:p>
          </table:table-cell>
          <table:table-cell table:formula="of:=MATCH([.A71];[.A$2:.A$653];0)" office:value-type="float" office:value="70" calcext:value-type="float">
            <text:p>70</text:p>
          </table:table-cell>
          <table:table-cell table:formula="of:=[.B71]-ROW()+1" office:value-type="float" office:value="0" calcext:value-type="float">
            <text:p>0</text:p>
          </table:table-cell>
          <table:table-cell table:formula="of:=IF([.C71]&gt;=0;COUNTIF([.B$2:.B$653];&quot;=&quot;&amp;[.B7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nkjlzixpdrbwhvtoym</text:p>
          </table:table-cell>
          <table:table-cell table:formula="of:=MATCH([.A72];[.A$2:.A$653];0)" office:value-type="float" office:value="71" calcext:value-type="float">
            <text:p>71</text:p>
          </table:table-cell>
          <table:table-cell table:formula="of:=[.B72]-ROW()+1" office:value-type="float" office:value="0" calcext:value-type="float">
            <text:p>0</text:p>
          </table:table-cell>
          <table:table-cell table:formula="of:=IF([.C72]&gt;=0;COUNTIF([.B$2:.B$653];&quot;=&quot;&amp;[.B7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pkjlzyxidrbwhvtonm</text:p>
          </table:table-cell>
          <table:table-cell table:formula="of:=MATCH([.A73];[.A$2:.A$653];0)" office:value-type="float" office:value="72" calcext:value-type="float">
            <text:p>72</text:p>
          </table:table-cell>
          <table:table-cell table:formula="of:=[.B73]-ROW()+1" office:value-type="float" office:value="0" calcext:value-type="float">
            <text:p>0</text:p>
          </table:table-cell>
          <table:table-cell table:formula="of:=IF([.C73]&gt;=0;COUNTIF([.B$2:.B$653];&quot;=&quot;&amp;[.B7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gukjilzyxpdrbwhvtonm</text:p>
          </table:table-cell>
          <table:table-cell table:formula="of:=MATCH([.A74];[.A$2:.A$653];0)" office:value-type="float" office:value="73" calcext:value-type="float">
            <text:p>73</text:p>
          </table:table-cell>
          <table:table-cell table:formula="of:=[.B74]-ROW()+1" office:value-type="float" office:value="0" calcext:value-type="float">
            <text:p>0</text:p>
          </table:table-cell>
          <table:table-cell table:formula="of:=IF([.C74]&gt;=0;COUNTIF([.B$2:.B$653];&quot;=&quot;&amp;[.B7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wiugkjlzyxpdrbthvfonm</text:p>
          </table:table-cell>
          <table:table-cell table:formula="of:=MATCH([.A75];[.A$2:.A$653];0)" office:value-type="float" office:value="74" calcext:value-type="float">
            <text:p>74</text:p>
          </table:table-cell>
          <table:table-cell table:formula="of:=[.B75]-ROW()+1" office:value-type="float" office:value="0" calcext:value-type="float">
            <text:p>0</text:p>
          </table:table-cell>
          <table:table-cell table:formula="of:=IF([.C75]&gt;=0;COUNTIF([.B$2:.B$653];&quot;=&quot;&amp;[.B7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hifgkjlzyxpdrbwuvtonm</text:p>
          </table:table-cell>
          <table:table-cell table:formula="of:=MATCH([.A76];[.A$2:.A$653];0)" office:value-type="float" office:value="75" calcext:value-type="float">
            <text:p>75</text:p>
          </table:table-cell>
          <table:table-cell table:formula="of:=[.B76]-ROW()+1" office:value-type="float" office:value="0" calcext:value-type="float">
            <text:p>0</text:p>
          </table:table-cell>
          <table:table-cell table:formula="of:=IF([.C76]&gt;=0;COUNTIF([.B$2:.B$653];&quot;=&quot;&amp;[.B7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riugkjlzyxpdfbwhvtonm</text:p>
          </table:table-cell>
          <table:table-cell table:formula="of:=MATCH([.A77];[.A$2:.A$653];0)" office:value-type="float" office:value="76" calcext:value-type="float">
            <text:p>76</text:p>
          </table:table-cell>
          <table:table-cell table:formula="of:=[.B77]-ROW()+1" office:value-type="float" office:value="0" calcext:value-type="float">
            <text:p>0</text:p>
          </table:table-cell>
          <table:table-cell table:formula="of:=IF([.C77]&gt;=0;COUNTIF([.B$2:.B$653];&quot;=&quot;&amp;[.B7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miugkjlfyxpdrbwhvtonz</text:p>
          </table:table-cell>
          <table:table-cell table:formula="of:=MATCH([.A78];[.A$2:.A$653];0)" office:value-type="float" office:value="77" calcext:value-type="float">
            <text:p>77</text:p>
          </table:table-cell>
          <table:table-cell table:formula="of:=[.B78]-ROW()+1" office:value-type="float" office:value="0" calcext:value-type="float">
            <text:p>0</text:p>
          </table:table-cell>
          <table:table-cell table:formula="of:=IF([.C78]&gt;=0;COUNTIF([.B$2:.B$653];&quot;=&quot;&amp;[.B7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xiugkjlzyopdrbwhvtfnm</text:p>
          </table:table-cell>
          <table:table-cell table:formula="of:=MATCH([.A79];[.A$2:.A$653];0)" office:value-type="float" office:value="78" calcext:value-type="float">
            <text:p>78</text:p>
          </table:table-cell>
          <table:table-cell table:formula="of:=[.B79]-ROW()+1" office:value-type="float" office:value="0" calcext:value-type="float">
            <text:p>0</text:p>
          </table:table-cell>
          <table:table-cell table:formula="of:=IF([.C79]&gt;=0;COUNTIF([.B$2:.B$653];&quot;=&quot;&amp;[.B7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qiugkjlzyxpfrbwhvtonm</text:p>
          </table:table-cell>
          <table:table-cell table:formula="of:=MATCH([.A80];[.A$2:.A$653];0)" office:value-type="float" office:value="79" calcext:value-type="float">
            <text:p>79</text:p>
          </table:table-cell>
          <table:table-cell table:formula="of:=[.B80]-ROW()+1" office:value-type="float" office:value="0" calcext:value-type="float">
            <text:p>0</text:p>
          </table:table-cell>
          <table:table-cell table:formula="of:=IF([.C80]&gt;=0;COUNTIF([.B$2:.B$653];&quot;=&quot;&amp;[.B8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fediugkjlzyxpqrbwhvtonm</text:p>
          </table:table-cell>
          <table:table-cell table:formula="of:=MATCH([.A81];[.A$2:.A$653];0)" office:value-type="float" office:value="80" calcext:value-type="float">
            <text:p>80</text:p>
          </table:table-cell>
          <table:table-cell table:formula="of:=[.B81]-ROW()+1" office:value-type="float" office:value="0" calcext:value-type="float">
            <text:p>0</text:p>
          </table:table-cell>
          <table:table-cell table:formula="of:=IF([.C81]&gt;=0;COUNTIF([.B$2:.B$653];&quot;=&quot;&amp;[.B8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cqeaiugkjlzyxpdrbwhvtonm</text:p>
          </table:table-cell>
          <table:table-cell table:formula="of:=MATCH([.A82];[.A$2:.A$653];0)" office:value-type="float" office:value="81" calcext:value-type="float">
            <text:p>81</text:p>
          </table:table-cell>
          <table:table-cell table:formula="of:=[.B82]-ROW()+1" office:value-type="float" office:value="0" calcext:value-type="float">
            <text:p>0</text:p>
          </table:table-cell>
          <table:table-cell table:formula="of:=IF([.C82]&gt;=0;COUNTIF([.B$2:.B$653];&quot;=&quot;&amp;[.B8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liugkjfzyxpdrbwhvtonm</text:p>
          </table:table-cell>
          <table:table-cell table:formula="of:=MATCH([.A83];[.A$2:.A$653];0)" office:value-type="float" office:value="82" calcext:value-type="float">
            <text:p>82</text:p>
          </table:table-cell>
          <table:table-cell table:formula="of:=[.B83]-ROW()+1" office:value-type="float" office:value="0" calcext:value-type="float">
            <text:p>0</text:p>
          </table:table-cell>
          <table:table-cell table:formula="of:=IF([.C83]&gt;=0;COUNTIF([.B$2:.B$653];&quot;=&quot;&amp;[.B8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fqeciugkjlzyxpdrbwhvtonm</text:p>
          </table:table-cell>
          <table:table-cell table:formula="of:=MATCH([.A84];[.A$2:.A$653];0)" office:value-type="float" office:value="83" calcext:value-type="float">
            <text:p>83</text:p>
          </table:table-cell>
          <table:table-cell table:formula="of:=[.B84]-ROW()+1" office:value-type="float" office:value="0" calcext:value-type="float">
            <text:p>0</text:p>
          </table:table-cell>
          <table:table-cell table:formula="of:=IF([.C84]&gt;=0;COUNTIF([.B$2:.B$653];&quot;=&quot;&amp;[.B8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gfuikjlzyxpdrbwhvtonm</text:p>
          </table:table-cell>
          <table:table-cell table:formula="of:=MATCH([.A85];[.A$2:.A$653];0)" office:value-type="float" office:value="84" calcext:value-type="float">
            <text:p>84</text:p>
          </table:table-cell>
          <table:table-cell table:formula="of:=[.B85]-ROW()+1" office:value-type="float" office:value="0" calcext:value-type="float">
            <text:p>0</text:p>
          </table:table-cell>
          <table:table-cell table:formula="of:=IF([.C85]&gt;=0;COUNTIF([.B$2:.B$653];&quot;=&quot;&amp;[.B8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jiugfklzyxpdrbwhvtonm</text:p>
          </table:table-cell>
          <table:table-cell table:formula="of:=MATCH([.A86];[.A$2:.A$653];0)" office:value-type="float" office:value="85" calcext:value-type="float">
            <text:p>85</text:p>
          </table:table-cell>
          <table:table-cell table:formula="of:=[.B86]-ROW()+1" office:value-type="float" office:value="0" calcext:value-type="float">
            <text:p>0</text:p>
          </table:table-cell>
          <table:table-cell table:formula="of:=IF([.C86]&gt;=0;COUNTIF([.B$2:.B$653];&quot;=&quot;&amp;[.B8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qesiugkjlzyxpdrfwhvtonm</text:p>
          </table:table-cell>
          <table:table-cell table:formula="of:=MATCH([.A87];[.A$2:.A$653];0)" office:value-type="float" office:value="86" calcext:value-type="float">
            <text:p>86</text:p>
          </table:table-cell>
          <table:table-cell table:formula="of:=[.B87]-ROW()+1" office:value-type="float" office:value="0" calcext:value-type="float">
            <text:p>0</text:p>
          </table:table-cell>
          <table:table-cell table:formula="of:=IF([.C87]&gt;=0;COUNTIF([.B$2:.B$653];&quot;=&quot;&amp;[.B8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tiugkjlzyxpdrbfhvwonm</text:p>
          </table:table-cell>
          <table:table-cell table:formula="of:=MATCH([.A88];[.A$2:.A$653];0)" office:value-type="float" office:value="87" calcext:value-type="float">
            <text:p>87</text:p>
          </table:table-cell>
          <table:table-cell table:formula="of:=[.B88]-ROW()+1" office:value-type="float" office:value="0" calcext:value-type="float">
            <text:p>0</text:p>
          </table:table-cell>
          <table:table-cell table:formula="of:=IF([.C88]&gt;=0;COUNTIF([.B$2:.B$653];&quot;=&quot;&amp;[.B8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yiugkjlznxpdrbwhvtofm</text:p>
          </table:table-cell>
          <table:table-cell table:formula="of:=MATCH([.A89];[.A$2:.A$653];0)" office:value-type="float" office:value="88" calcext:value-type="float">
            <text:p>88</text:p>
          </table:table-cell>
          <table:table-cell table:formula="of:=[.B89]-ROW()+1" office:value-type="float" office:value="0" calcext:value-type="float">
            <text:p>0</text:p>
          </table:table-cell>
          <table:table-cell table:formula="of:=IF([.C89]&gt;=0;COUNTIF([.B$2:.B$653];&quot;=&quot;&amp;[.B8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xpdrbwhftonm</text:p>
          </table:table-cell>
          <table:table-cell table:formula="of:=MATCH([.A90];[.A$2:.A$653];0)" office:value-type="float" office:value="89" calcext:value-type="float">
            <text:p>89</text:p>
          </table:table-cell>
          <table:table-cell table:formula="of:=[.B90]-ROW()+1" office:value-type="float" office:value="0" calcext:value-type="float">
            <text:p>0</text:p>
          </table:table-cell>
          <table:table-cell table:formula="of:=IF([.C90]&gt;=0;COUNTIF([.B$2:.B$653];&quot;=&quot;&amp;[.B9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feiugkjlzyxpdrbwhvtonm</text:p>
          </table:table-cell>
          <table:table-cell table:formula="of:=MATCH([.A91];[.A$2:.A$653];0)" office:value-type="float" office:value="90" calcext:value-type="float">
            <text:p>90</text:p>
          </table:table-cell>
          <table:table-cell table:formula="of:=[.B91]-ROW()+1" office:value-type="float" office:value="0" calcext:value-type="float">
            <text:p>0</text:p>
          </table:table-cell>
          <table:table-cell table:formula="of:=IF([.C91]&gt;=0;COUNTIF([.B$2:.B$653];&quot;=&quot;&amp;[.B9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oiugkjlzyfpdrbwhvtxnm</text:p>
          </table:table-cell>
          <table:table-cell table:formula="of:=MATCH([.A92];[.A$2:.A$653];0)" office:value-type="float" office:value="91" calcext:value-type="float">
            <text:p>91</text:p>
          </table:table-cell>
          <table:table-cell table:formula="of:=[.B92]-ROW()+1" office:value-type="float" office:value="0" calcext:value-type="float">
            <text:p>0</text:p>
          </table:table-cell>
          <table:table-cell table:formula="of:=IF([.C92]&gt;=0;COUNTIF([.B$2:.B$653];&quot;=&quot;&amp;[.B9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uihgkjlzyxpdrbwfvtonm</text:p>
          </table:table-cell>
          <table:table-cell table:formula="of:=MATCH([.A93];[.A$2:.A$653];0)" office:value-type="float" office:value="92" calcext:value-type="float">
            <text:p>92</text:p>
          </table:table-cell>
          <table:table-cell table:formula="of:=[.B93]-ROW()+1" office:value-type="float" office:value="0" calcext:value-type="float">
            <text:p>0</text:p>
          </table:table-cell>
          <table:table-cell table:formula="of:=IF([.C93]&gt;=0;COUNTIF([.B$2:.B$653];&quot;=&quot;&amp;[.B9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niugkjlzfxpdrbwhvtoym</text:p>
          </table:table-cell>
          <table:table-cell table:formula="of:=MATCH([.A94];[.A$2:.A$653];0)" office:value-type="float" office:value="93" calcext:value-type="float">
            <text:p>93</text:p>
          </table:table-cell>
          <table:table-cell table:formula="of:=[.B94]-ROW()+1" office:value-type="float" office:value="0" calcext:value-type="float">
            <text:p>0</text:p>
          </table:table-cell>
          <table:table-cell table:formula="of:=IF([.C94]&gt;=0;COUNTIF([.B$2:.B$653];&quot;=&quot;&amp;[.B9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piugkjlzyxfdrbwhvtonm</text:p>
          </table:table-cell>
          <table:table-cell table:formula="of:=MATCH([.A95];[.A$2:.A$653];0)" office:value-type="float" office:value="94" calcext:value-type="float">
            <text:p>94</text:p>
          </table:table-cell>
          <table:table-cell table:formula="of:=[.B95]-ROW()+1" office:value-type="float" office:value="0" calcext:value-type="float">
            <text:p>0</text:p>
          </table:table-cell>
          <table:table-cell table:formula="of:=IF([.C95]&gt;=0;COUNTIF([.B$2:.B$653];&quot;=&quot;&amp;[.B9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kiugjflzyxpdrbwhvtonm</text:p>
          </table:table-cell>
          <table:table-cell table:formula="of:=MATCH([.A96];[.A$2:.A$653];0)" office:value-type="float" office:value="95" calcext:value-type="float">
            <text:p>95</text:p>
          </table:table-cell>
          <table:table-cell table:formula="of:=[.B96]-ROW()+1" office:value-type="float" office:value="0" calcext:value-type="float">
            <text:p>0</text:p>
          </table:table-cell>
          <table:table-cell table:formula="of:=IF([.C96]&gt;=0;COUNTIF([.B$2:.B$653];&quot;=&quot;&amp;[.B9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wgkjlzyxpdrbtufhonm</text:p>
          </table:table-cell>
          <table:table-cell table:formula="of:=MATCH([.A97];[.A$2:.A$653];0)" office:value-type="float" office:value="96" calcext:value-type="float">
            <text:p>96</text:p>
          </table:table-cell>
          <table:table-cell table:formula="of:=[.B97]-ROW()+1" office:value-type="float" office:value="0" calcext:value-type="float">
            <text:p>0</text:p>
          </table:table-cell>
          <table:table-cell table:formula="of:=IF([.C97]&gt;=0;COUNTIF([.B$2:.B$653];&quot;=&quot;&amp;[.B9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xpdwbthfronm</text:p>
          </table:table-cell>
          <table:table-cell table:formula="of:=MATCH([.A98];[.A$2:.A$653];0)" office:value-type="float" office:value="97" calcext:value-type="float">
            <text:p>97</text:p>
          </table:table-cell>
          <table:table-cell table:formula="of:=[.B98]-ROW()+1" office:value-type="float" office:value="0" calcext:value-type="float">
            <text:p>0</text:p>
          </table:table-cell>
          <table:table-cell table:formula="of:=IF([.C98]&gt;=0;COUNTIF([.B$2:.B$653];&quot;=&quot;&amp;[.B9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wyxpdrbthfmonz</text:p>
          </table:table-cell>
          <table:table-cell table:formula="of:=MATCH([.A99];[.A$2:.A$653];0)" office:value-type="float" office:value="98" calcext:value-type="float">
            <text:p>98</text:p>
          </table:table-cell>
          <table:table-cell table:formula="of:=[.B99]-ROW()+1" office:value-type="float" office:value="0" calcext:value-type="float">
            <text:p>0</text:p>
          </table:table-cell>
          <table:table-cell table:formula="of:=IF([.C99]&gt;=0;COUNTIF([.B$2:.B$653];&quot;=&quot;&amp;[.B9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opdrbthfxwnm</text:p>
          </table:table-cell>
          <table:table-cell table:formula="of:=MATCH([.A100];[.A$2:.A$653];0)" office:value-type="float" office:value="99" calcext:value-type="float">
            <text:p>99</text:p>
          </table:table-cell>
          <table:table-cell table:formula="of:=[.B100]-ROW()+1" office:value-type="float" office:value="0" calcext:value-type="float">
            <text:p>0</text:p>
          </table:table-cell>
          <table:table-cell table:formula="of:=IF([.C100]&gt;=0;COUNTIF([.B$2:.B$653];&quot;=&quot;&amp;[.B10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lzyxpwrbthfqonm</text:p>
          </table:table-cell>
          <table:table-cell table:formula="of:=MATCH([.A101];[.A$2:.A$653];0)" office:value-type="float" office:value="100" calcext:value-type="float">
            <text:p>100</text:p>
          </table:table-cell>
          <table:table-cell table:formula="of:=[.B101]-ROW()+1" office:value-type="float" office:value="0" calcext:value-type="float">
            <text:p>0</text:p>
          </table:table-cell>
          <table:table-cell table:formula="of:=IF([.C101]&gt;=0;COUNTIF([.B$2:.B$653];&quot;=&quot;&amp;[.B10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weviugkjlzyxpqrbthfdonm</text:p>
          </table:table-cell>
          <table:table-cell table:formula="of:=MATCH([.A102];[.A$2:.A$653];0)" office:value-type="float" office:value="101" calcext:value-type="float">
            <text:p>101</text:p>
          </table:table-cell>
          <table:table-cell table:formula="of:=[.B102]-ROW()+1" office:value-type="float" office:value="0" calcext:value-type="float">
            <text:p>0</text:p>
          </table:table-cell>
          <table:table-cell table:formula="of:=IF([.C102]&gt;=0;COUNTIF([.B$2:.B$653];&quot;=&quot;&amp;[.B10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scqeviugkjlzyxpdrbthfaonm</text:p>
          </table:table-cell>
          <table:table-cell table:formula="of:=MATCH([.A103];[.A$2:.A$653];0)" office:value-type="float" office:value="102" calcext:value-type="float">
            <text:p>102</text:p>
          </table:table-cell>
          <table:table-cell table:formula="of:=[.B103]-ROW()+1" office:value-type="float" office:value="0" calcext:value-type="float">
            <text:p>0</text:p>
          </table:table-cell>
          <table:table-cell table:formula="of:=IF([.C103]&gt;=0;COUNTIF([.B$2:.B$653];&quot;=&quot;&amp;[.B10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wzyxpdrbthflonm</text:p>
          </table:table-cell>
          <table:table-cell table:formula="of:=MATCH([.A104];[.A$2:.A$653];0)" office:value-type="float" office:value="103" calcext:value-type="float">
            <text:p>103</text:p>
          </table:table-cell>
          <table:table-cell table:formula="of:=[.B104]-ROW()+1" office:value-type="float" office:value="0" calcext:value-type="float">
            <text:p>0</text:p>
          </table:table-cell>
          <table:table-cell table:formula="of:=IF([.C104]&gt;=0;COUNTIF([.B$2:.B$653];&quot;=&quot;&amp;[.B10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wqeviugkjlzyxpdrbthfconm</text:p>
          </table:table-cell>
          <table:table-cell table:formula="of:=MATCH([.A105];[.A$2:.A$653];0)" office:value-type="float" office:value="104" calcext:value-type="float">
            <text:p>104</text:p>
          </table:table-cell>
          <table:table-cell table:formula="of:=[.B105]-ROW()+1" office:value-type="float" office:value="0" calcext:value-type="float">
            <text:p>0</text:p>
          </table:table-cell>
          <table:table-cell table:formula="of:=IF([.C105]&gt;=0;COUNTIF([.B$2:.B$653];&quot;=&quot;&amp;[.B10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wuikjlzyxpdrbthfgonm</text:p>
          </table:table-cell>
          <table:table-cell table:formula="of:=MATCH([.A106];[.A$2:.A$653];0)" office:value-type="float" office:value="105" calcext:value-type="float">
            <text:p>105</text:p>
          </table:table-cell>
          <table:table-cell table:formula="of:=[.B106]-ROW()+1" office:value-type="float" office:value="0" calcext:value-type="float">
            <text:p>0</text:p>
          </table:table-cell>
          <table:table-cell table:formula="of:=IF([.C106]&gt;=0;COUNTIF([.B$2:.B$653];&quot;=&quot;&amp;[.B10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wklzyxpdrbthfjonm</text:p>
          </table:table-cell>
          <table:table-cell table:formula="of:=MATCH([.A107];[.A$2:.A$653];0)" office:value-type="float" office:value="106" calcext:value-type="float">
            <text:p>106</text:p>
          </table:table-cell>
          <table:table-cell table:formula="of:=[.B107]-ROW()+1" office:value-type="float" office:value="0" calcext:value-type="float">
            <text:p>0</text:p>
          </table:table-cell>
          <table:table-cell table:formula="of:=IF([.C107]&gt;=0;COUNTIF([.B$2:.B$653];&quot;=&quot;&amp;[.B10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qeviugkjlzyxpdrwthfsonm</text:p>
          </table:table-cell>
          <table:table-cell table:formula="of:=MATCH([.A108];[.A$2:.A$653];0)" office:value-type="float" office:value="107" calcext:value-type="float">
            <text:p>107</text:p>
          </table:table-cell>
          <table:table-cell table:formula="of:=[.B108]-ROW()+1" office:value-type="float" office:value="0" calcext:value-type="float">
            <text:p>0</text:p>
          </table:table-cell>
          <table:table-cell table:formula="of:=IF([.C108]&gt;=0;COUNTIF([.B$2:.B$653];&quot;=&quot;&amp;[.B10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xpdrbthfwonm</text:p>
          </table:table-cell>
          <table:table-cell table:formula="of:=MATCH([.A109];[.A$2:.A$653];0)" office:value-type="float" office:value="108" calcext:value-type="float">
            <text:p>108</text:p>
          </table:table-cell>
          <table:table-cell table:formula="of:=[.B109]-ROW()+1" office:value-type="float" office:value="0" calcext:value-type="float">
            <text:p>0</text:p>
          </table:table-cell>
          <table:table-cell table:formula="of:=IF([.C109]&gt;=0;COUNTIF([.B$2:.B$653];&quot;=&quot;&amp;[.B10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nxpdrbthfyowm</text:p>
          </table:table-cell>
          <table:table-cell table:formula="of:=MATCH([.A110];[.A$2:.A$653];0)" office:value-type="float" office:value="109" calcext:value-type="float">
            <text:p>109</text:p>
          </table:table-cell>
          <table:table-cell table:formula="of:=[.B110]-ROW()+1" office:value-type="float" office:value="0" calcext:value-type="float">
            <text:p>0</text:p>
          </table:table-cell>
          <table:table-cell table:formula="of:=IF([.C110]&gt;=0;COUNTIF([.B$2:.B$653];&quot;=&quot;&amp;[.B11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zyxpdrbthwvonm</text:p>
          </table:table-cell>
          <table:table-cell table:formula="of:=MATCH([.A111];[.A$2:.A$653];0)" office:value-type="float" office:value="110" calcext:value-type="float">
            <text:p>110</text:p>
          </table:table-cell>
          <table:table-cell table:formula="of:=[.B111]-ROW()+1" office:value-type="float" office:value="0" calcext:value-type="float">
            <text:p>0</text:p>
          </table:table-cell>
          <table:table-cell table:formula="of:=IF([.C111]&gt;=0;COUNTIF([.B$2:.B$653];&quot;=&quot;&amp;[.B11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wviugkjlzyxpdrbthfeonm</text:p>
          </table:table-cell>
          <table:table-cell table:formula="of:=MATCH([.A112];[.A$2:.A$653];0)" office:value-type="float" office:value="111" calcext:value-type="float">
            <text:p>111</text:p>
          </table:table-cell>
          <table:table-cell table:formula="of:=[.B112]-ROW()+1" office:value-type="float" office:value="0" calcext:value-type="float">
            <text:p>0</text:p>
          </table:table-cell>
          <table:table-cell table:formula="of:=IF([.C112]&gt;=0;COUNTIF([.B$2:.B$653];&quot;=&quot;&amp;[.B11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wpdrbthfoxnm</text:p>
          </table:table-cell>
          <table:table-cell table:formula="of:=MATCH([.A113];[.A$2:.A$653];0)" office:value-type="float" office:value="112" calcext:value-type="float">
            <text:p>112</text:p>
          </table:table-cell>
          <table:table-cell table:formula="of:=[.B113]-ROW()+1" office:value-type="float" office:value="0" calcext:value-type="float">
            <text:p>0</text:p>
          </table:table-cell>
          <table:table-cell table:formula="of:=IF([.C113]&gt;=0;COUNTIF([.B$2:.B$653];&quot;=&quot;&amp;[.B11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hgkjlzyxpdrbtwfuonm</text:p>
          </table:table-cell>
          <table:table-cell table:formula="of:=MATCH([.A114];[.A$2:.A$653];0)" office:value-type="float" office:value="113" calcext:value-type="float">
            <text:p>113</text:p>
          </table:table-cell>
          <table:table-cell table:formula="of:=[.B114]-ROW()+1" office:value-type="float" office:value="0" calcext:value-type="float">
            <text:p>0</text:p>
          </table:table-cell>
          <table:table-cell table:formula="of:=IF([.C114]&gt;=0;COUNTIF([.B$2:.B$653];&quot;=&quot;&amp;[.B11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wxpdrbthfnoym</text:p>
          </table:table-cell>
          <table:table-cell table:formula="of:=MATCH([.A115];[.A$2:.A$653];0)" office:value-type="float" office:value="114" calcext:value-type="float">
            <text:p>114</text:p>
          </table:table-cell>
          <table:table-cell table:formula="of:=[.B115]-ROW()+1" office:value-type="float" office:value="0" calcext:value-type="float">
            <text:p>0</text:p>
          </table:table-cell>
          <table:table-cell table:formula="of:=IF([.C115]&gt;=0;COUNTIF([.B$2:.B$653];&quot;=&quot;&amp;[.B11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xwdrbthfponm</text:p>
          </table:table-cell>
          <table:table-cell table:formula="of:=MATCH([.A116];[.A$2:.A$653];0)" office:value-type="float" office:value="115" calcext:value-type="float">
            <text:p>115</text:p>
          </table:table-cell>
          <table:table-cell table:formula="of:=[.B116]-ROW()+1" office:value-type="float" office:value="0" calcext:value-type="float">
            <text:p>0</text:p>
          </table:table-cell>
          <table:table-cell table:formula="of:=IF([.C116]&gt;=0;COUNTIF([.B$2:.B$653];&quot;=&quot;&amp;[.B11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jwlzyxpdrbthfkonm</text:p>
          </table:table-cell>
          <table:table-cell table:formula="of:=MATCH([.A117];[.A$2:.A$653];0)" office:value-type="float" office:value="116" calcext:value-type="float">
            <text:p>116</text:p>
          </table:table-cell>
          <table:table-cell table:formula="of:=[.B117]-ROW()+1" office:value-type="float" office:value="0" calcext:value-type="float">
            <text:p>0</text:p>
          </table:table-cell>
          <table:table-cell table:formula="of:=IF([.C117]&gt;=0;COUNTIF([.B$2:.B$653];&quot;=&quot;&amp;[.B11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rgkjlzyxpdhbwuftonm</text:p>
          </table:table-cell>
          <table:table-cell table:formula="of:=MATCH([.A118];[.A$2:.A$653];0)" office:value-type="float" office:value="117" calcext:value-type="float">
            <text:p>117</text:p>
          </table:table-cell>
          <table:table-cell table:formula="of:=[.B118]-ROW()+1" office:value-type="float" office:value="0" calcext:value-type="float">
            <text:p>0</text:p>
          </table:table-cell>
          <table:table-cell table:formula="of:=IF([.C118]&gt;=0;COUNTIF([.B$2:.B$653];&quot;=&quot;&amp;[.B11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mgkjlhyxpdrbwuftonz</text:p>
          </table:table-cell>
          <table:table-cell table:formula="of:=MATCH([.A119];[.A$2:.A$653];0)" office:value-type="float" office:value="118" calcext:value-type="float">
            <text:p>118</text:p>
          </table:table-cell>
          <table:table-cell table:formula="of:=[.B119]-ROW()+1" office:value-type="float" office:value="0" calcext:value-type="float">
            <text:p>0</text:p>
          </table:table-cell>
          <table:table-cell table:formula="of:=IF([.C119]&gt;=0;COUNTIF([.B$2:.B$653];&quot;=&quot;&amp;[.B11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xgkjlzyopdrbwufthnm</text:p>
          </table:table-cell>
          <table:table-cell table:formula="of:=MATCH([.A120];[.A$2:.A$653];0)" office:value-type="float" office:value="119" calcext:value-type="float">
            <text:p>119</text:p>
          </table:table-cell>
          <table:table-cell table:formula="of:=[.B120]-ROW()+1" office:value-type="float" office:value="0" calcext:value-type="float">
            <text:p>0</text:p>
          </table:table-cell>
          <table:table-cell table:formula="of:=IF([.C120]&gt;=0;COUNTIF([.B$2:.B$653];&quot;=&quot;&amp;[.B12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qgkjlzyxphrbwuftonm</text:p>
          </table:table-cell>
          <table:table-cell table:formula="of:=MATCH([.A121];[.A$2:.A$653];0)" office:value-type="float" office:value="120" calcext:value-type="float">
            <text:p>120</text:p>
          </table:table-cell>
          <table:table-cell table:formula="of:=[.B121]-ROW()+1" office:value-type="float" office:value="0" calcext:value-type="float">
            <text:p>0</text:p>
          </table:table-cell>
          <table:table-cell table:formula="of:=IF([.C121]&gt;=0;COUNTIF([.B$2:.B$653];&quot;=&quot;&amp;[.B12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hevidgkjlzyxpqrbwuftonm</text:p>
          </table:table-cell>
          <table:table-cell table:formula="of:=MATCH([.A122];[.A$2:.A$653];0)" office:value-type="float" office:value="121" calcext:value-type="float">
            <text:p>121</text:p>
          </table:table-cell>
          <table:table-cell table:formula="of:=[.B122]-ROW()+1" office:value-type="float" office:value="0" calcext:value-type="float">
            <text:p>0</text:p>
          </table:table-cell>
          <table:table-cell table:formula="of:=IF([.C122]&gt;=0;COUNTIF([.B$2:.B$653];&quot;=&quot;&amp;[.B12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cqeviagkjlzyxpdrbwuftonm</text:p>
          </table:table-cell>
          <table:table-cell table:formula="of:=MATCH([.A123];[.A$2:.A$653];0)" office:value-type="float" office:value="122" calcext:value-type="float">
            <text:p>122</text:p>
          </table:table-cell>
          <table:table-cell table:formula="of:=[.B123]-ROW()+1" office:value-type="float" office:value="0" calcext:value-type="float">
            <text:p>0</text:p>
          </table:table-cell>
          <table:table-cell table:formula="of:=IF([.C123]&gt;=0;COUNTIF([.B$2:.B$653];&quot;=&quot;&amp;[.B12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lgkjhzyxpdrbwuftonm</text:p>
          </table:table-cell>
          <table:table-cell table:formula="of:=MATCH([.A124];[.A$2:.A$653];0)" office:value-type="float" office:value="123" calcext:value-type="float">
            <text:p>123</text:p>
          </table:table-cell>
          <table:table-cell table:formula="of:=[.B124]-ROW()+1" office:value-type="float" office:value="0" calcext:value-type="float">
            <text:p>0</text:p>
          </table:table-cell>
          <table:table-cell table:formula="of:=IF([.C124]&gt;=0;COUNTIF([.B$2:.B$653];&quot;=&quot;&amp;[.B12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qevicgkjlzyxpdrbwuftonm</text:p>
          </table:table-cell>
          <table:table-cell table:formula="of:=MATCH([.A125];[.A$2:.A$653];0)" office:value-type="float" office:value="124" calcext:value-type="float">
            <text:p>124</text:p>
          </table:table-cell>
          <table:table-cell table:formula="of:=[.B125]-ROW()+1" office:value-type="float" office:value="0" calcext:value-type="float">
            <text:p>0</text:p>
          </table:table-cell>
          <table:table-cell table:formula="of:=IF([.C125]&gt;=0;COUNTIF([.B$2:.B$653];&quot;=&quot;&amp;[.B12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hgikjlzyxpdrbwuftonm</text:p>
          </table:table-cell>
          <table:table-cell table:formula="of:=MATCH([.A126];[.A$2:.A$653];0)" office:value-type="float" office:value="125" calcext:value-type="float">
            <text:p>125</text:p>
          </table:table-cell>
          <table:table-cell table:formula="of:=[.B126]-ROW()+1" office:value-type="float" office:value="0" calcext:value-type="float">
            <text:p>0</text:p>
          </table:table-cell>
          <table:table-cell table:formula="of:=IF([.C126]&gt;=0;COUNTIF([.B$2:.B$653];&quot;=&quot;&amp;[.B12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jghklzyxpdrbwuftonm</text:p>
          </table:table-cell>
          <table:table-cell table:formula="of:=MATCH([.A127];[.A$2:.A$653];0)" office:value-type="float" office:value="126" calcext:value-type="float">
            <text:p>126</text:p>
          </table:table-cell>
          <table:table-cell table:formula="of:=[.B127]-ROW()+1" office:value-type="float" office:value="0" calcext:value-type="float">
            <text:p>0</text:p>
          </table:table-cell>
          <table:table-cell table:formula="of:=IF([.C127]&gt;=0;COUNTIF([.B$2:.B$653];&quot;=&quot;&amp;[.B12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qevisgkjlzyxpdrhwuftonm</text:p>
          </table:table-cell>
          <table:table-cell table:formula="of:=MATCH([.A128];[.A$2:.A$653];0)" office:value-type="float" office:value="127" calcext:value-type="float">
            <text:p>127</text:p>
          </table:table-cell>
          <table:table-cell table:formula="of:=[.B128]-ROW()+1" office:value-type="float" office:value="0" calcext:value-type="float">
            <text:p>0</text:p>
          </table:table-cell>
          <table:table-cell table:formula="of:=IF([.C128]&gt;=0;COUNTIF([.B$2:.B$653];&quot;=&quot;&amp;[.B12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tgkjlzyxpdrbhufwonm</text:p>
          </table:table-cell>
          <table:table-cell table:formula="of:=MATCH([.A129];[.A$2:.A$653];0)" office:value-type="float" office:value="128" calcext:value-type="float">
            <text:p>128</text:p>
          </table:table-cell>
          <table:table-cell table:formula="of:=[.B129]-ROW()+1" office:value-type="float" office:value="0" calcext:value-type="float">
            <text:p>0</text:p>
          </table:table-cell>
          <table:table-cell table:formula="of:=IF([.C129]&gt;=0;COUNTIF([.B$2:.B$653];&quot;=&quot;&amp;[.B12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ygkjlznxpdrbwuftohm</text:p>
          </table:table-cell>
          <table:table-cell table:formula="of:=MATCH([.A130];[.A$2:.A$653];0)" office:value-type="float" office:value="129" calcext:value-type="float">
            <text:p>129</text:p>
          </table:table-cell>
          <table:table-cell table:formula="of:=[.B130]-ROW()+1" office:value-type="float" office:value="0" calcext:value-type="float">
            <text:p>0</text:p>
          </table:table-cell>
          <table:table-cell table:formula="of:=IF([.C130]&gt;=0;COUNTIF([.B$2:.B$653];&quot;=&quot;&amp;[.B13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vgkjlzyxpdrbwuhtonm</text:p>
          </table:table-cell>
          <table:table-cell table:formula="of:=MATCH([.A131];[.A$2:.A$653];0)" office:value-type="float" office:value="130" calcext:value-type="float">
            <text:p>130</text:p>
          </table:table-cell>
          <table:table-cell table:formula="of:=[.B131]-ROW()+1" office:value-type="float" office:value="0" calcext:value-type="float">
            <text:p>0</text:p>
          </table:table-cell>
          <table:table-cell table:formula="of:=IF([.C131]&gt;=0;COUNTIF([.B$2:.B$653];&quot;=&quot;&amp;[.B13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hviegkjlzyxpdrbwuftonm</text:p>
          </table:table-cell>
          <table:table-cell table:formula="of:=MATCH([.A132];[.A$2:.A$653];0)" office:value-type="float" office:value="131" calcext:value-type="float">
            <text:p>131</text:p>
          </table:table-cell>
          <table:table-cell table:formula="of:=[.B132]-ROW()+1" office:value-type="float" office:value="0" calcext:value-type="float">
            <text:p>0</text:p>
          </table:table-cell>
          <table:table-cell table:formula="of:=IF([.C132]&gt;=0;COUNTIF([.B$2:.B$653];&quot;=&quot;&amp;[.B13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ogkjlzyhpdrbwuftxnm</text:p>
          </table:table-cell>
          <table:table-cell table:formula="of:=MATCH([.A133];[.A$2:.A$653];0)" office:value-type="float" office:value="132" calcext:value-type="float">
            <text:p>132</text:p>
          </table:table-cell>
          <table:table-cell table:formula="of:=[.B133]-ROW()+1" office:value-type="float" office:value="0" calcext:value-type="float">
            <text:p>0</text:p>
          </table:table-cell>
          <table:table-cell table:formula="of:=IF([.C133]&gt;=0;COUNTIF([.B$2:.B$653];&quot;=&quot;&amp;[.B13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hgkjlzyxpdrbwuftonm</text:p>
          </table:table-cell>
          <table:table-cell table:formula="of:=MATCH([.A134];[.A$2:.A$653];0)" office:value-type="float" office:value="133" calcext:value-type="float">
            <text:p>133</text:p>
          </table:table-cell>
          <table:table-cell table:formula="of:=[.B134]-ROW()+1" office:value-type="float" office:value="0" calcext:value-type="float">
            <text:p>0</text:p>
          </table:table-cell>
          <table:table-cell table:formula="of:=IF([.C134]&gt;=0;COUNTIF([.B$2:.B$653];&quot;=&quot;&amp;[.B13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ngkjlzhxpdrbwuftoym</text:p>
          </table:table-cell>
          <table:table-cell table:formula="of:=MATCH([.A135];[.A$2:.A$653];0)" office:value-type="float" office:value="134" calcext:value-type="float">
            <text:p>134</text:p>
          </table:table-cell>
          <table:table-cell table:formula="of:=[.B135]-ROW()+1" office:value-type="float" office:value="0" calcext:value-type="float">
            <text:p>0</text:p>
          </table:table-cell>
          <table:table-cell table:formula="of:=IF([.C135]&gt;=0;COUNTIF([.B$2:.B$653];&quot;=&quot;&amp;[.B13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pgkjlzyxhdrbwuftonm</text:p>
          </table:table-cell>
          <table:table-cell table:formula="of:=MATCH([.A136];[.A$2:.A$653];0)" office:value-type="float" office:value="135" calcext:value-type="float">
            <text:p>135</text:p>
          </table:table-cell>
          <table:table-cell table:formula="of:=[.B136]-ROW()+1" office:value-type="float" office:value="0" calcext:value-type="float">
            <text:p>0</text:p>
          </table:table-cell>
          <table:table-cell table:formula="of:=IF([.C136]&gt;=0;COUNTIF([.B$2:.B$653];&quot;=&quot;&amp;[.B13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kgjhlzyxpdrbwuftonm</text:p>
          </table:table-cell>
          <table:table-cell table:formula="of:=MATCH([.A137];[.A$2:.A$653];0)" office:value-type="float" office:value="136" calcext:value-type="float">
            <text:p>136</text:p>
          </table:table-cell>
          <table:table-cell table:formula="of:=[.B137]-ROW()+1" office:value-type="float" office:value="0" calcext:value-type="float">
            <text:p>0</text:p>
          </table:table-cell>
          <table:table-cell table:formula="of:=IF([.C137]&gt;=0;COUNTIF([.B$2:.B$653];&quot;=&quot;&amp;[.B13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ryxpdmbwhftonz</text:p>
          </table:table-cell>
          <table:table-cell table:formula="of:=MATCH([.A138];[.A$2:.A$653];0)" office:value-type="float" office:value="137" calcext:value-type="float">
            <text:p>137</text:p>
          </table:table-cell>
          <table:table-cell table:formula="of:=[.B138]-ROW()+1" office:value-type="float" office:value="0" calcext:value-type="float">
            <text:p>0</text:p>
          </table:table-cell>
          <table:table-cell table:formula="of:=IF([.C138]&gt;=0;COUNTIF([.B$2:.B$653];&quot;=&quot;&amp;[.B13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opdxbwhftrnm</text:p>
          </table:table-cell>
          <table:table-cell table:formula="of:=MATCH([.A139];[.A$2:.A$653];0)" office:value-type="float" office:value="138" calcext:value-type="float">
            <text:p>138</text:p>
          </table:table-cell>
          <table:table-cell table:formula="of:=[.B139]-ROW()+1" office:value-type="float" office:value="0" calcext:value-type="float">
            <text:p>0</text:p>
          </table:table-cell>
          <table:table-cell table:formula="of:=IF([.C139]&gt;=0;COUNTIF([.B$2:.B$653];&quot;=&quot;&amp;[.B13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lzyxprqbwhftonm</text:p>
          </table:table-cell>
          <table:table-cell table:formula="of:=MATCH([.A140];[.A$2:.A$653];0)" office:value-type="float" office:value="139" calcext:value-type="float">
            <text:p>139</text:p>
          </table:table-cell>
          <table:table-cell table:formula="of:=[.B140]-ROW()+1" office:value-type="float" office:value="0" calcext:value-type="float">
            <text:p>0</text:p>
          </table:table-cell>
          <table:table-cell table:formula="of:=IF([.C140]&gt;=0;COUNTIF([.B$2:.B$653];&quot;=&quot;&amp;[.B14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reviugkjlzyxpqdbwhftonm</text:p>
          </table:table-cell>
          <table:table-cell table:formula="of:=MATCH([.A141];[.A$2:.A$653];0)" office:value-type="float" office:value="140" calcext:value-type="float">
            <text:p>140</text:p>
          </table:table-cell>
          <table:table-cell table:formula="of:=[.B141]-ROW()+1" office:value-type="float" office:value="0" calcext:value-type="float">
            <text:p>0</text:p>
          </table:table-cell>
          <table:table-cell table:formula="of:=IF([.C141]&gt;=0;COUNTIF([.B$2:.B$653];&quot;=&quot;&amp;[.B14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qeviugkjlzyxpdabwhftonm</text:p>
          </table:table-cell>
          <table:table-cell table:formula="of:=MATCH([.A142];[.A$2:.A$653];0)" office:value-type="float" office:value="141" calcext:value-type="float">
            <text:p>141</text:p>
          </table:table-cell>
          <table:table-cell table:formula="of:=[.B142]-ROW()+1" office:value-type="float" office:value="0" calcext:value-type="float">
            <text:p>0</text:p>
          </table:table-cell>
          <table:table-cell table:formula="of:=IF([.C142]&gt;=0;COUNTIF([.B$2:.B$653];&quot;=&quot;&amp;[.B14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zyxpdlbwhftonm</text:p>
          </table:table-cell>
          <table:table-cell table:formula="of:=MATCH([.A143];[.A$2:.A$653];0)" office:value-type="float" office:value="142" calcext:value-type="float">
            <text:p>142</text:p>
          </table:table-cell>
          <table:table-cell table:formula="of:=[.B143]-ROW()+1" office:value-type="float" office:value="0" calcext:value-type="float">
            <text:p>0</text:p>
          </table:table-cell>
          <table:table-cell table:formula="of:=IF([.C143]&gt;=0;COUNTIF([.B$2:.B$653];&quot;=&quot;&amp;[.B14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rqeviugkjlzyxpdcbwhftonm</text:p>
          </table:table-cell>
          <table:table-cell table:formula="of:=MATCH([.A144];[.A$2:.A$653];0)" office:value-type="float" office:value="143" calcext:value-type="float">
            <text:p>143</text:p>
          </table:table-cell>
          <table:table-cell table:formula="of:=[.B144]-ROW()+1" office:value-type="float" office:value="0" calcext:value-type="float">
            <text:p>0</text:p>
          </table:table-cell>
          <table:table-cell table:formula="of:=IF([.C144]&gt;=0;COUNTIF([.B$2:.B$653];&quot;=&quot;&amp;[.B14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ruikjlzyxpdgbwhftonm</text:p>
          </table:table-cell>
          <table:table-cell table:formula="of:=MATCH([.A145];[.A$2:.A$653];0)" office:value-type="float" office:value="144" calcext:value-type="float">
            <text:p>144</text:p>
          </table:table-cell>
          <table:table-cell table:formula="of:=[.B145]-ROW()+1" office:value-type="float" office:value="0" calcext:value-type="float">
            <text:p>0</text:p>
          </table:table-cell>
          <table:table-cell table:formula="of:=IF([.C145]&gt;=0;COUNTIF([.B$2:.B$653];&quot;=&quot;&amp;[.B14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rklzyxpdjbwhftonm</text:p>
          </table:table-cell>
          <table:table-cell table:formula="of:=MATCH([.A146];[.A$2:.A$653];0)" office:value-type="float" office:value="145" calcext:value-type="float">
            <text:p>145</text:p>
          </table:table-cell>
          <table:table-cell table:formula="of:=[.B146]-ROW()+1" office:value-type="float" office:value="0" calcext:value-type="float">
            <text:p>0</text:p>
          </table:table-cell>
          <table:table-cell table:formula="of:=IF([.C146]&gt;=0;COUNTIF([.B$2:.B$653];&quot;=&quot;&amp;[.B14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qeviugkjlzyxpdsrwhftonm</text:p>
          </table:table-cell>
          <table:table-cell table:formula="of:=MATCH([.A147];[.A$2:.A$653];0)" office:value-type="float" office:value="146" calcext:value-type="float">
            <text:p>146</text:p>
          </table:table-cell>
          <table:table-cell table:formula="of:=[.B147]-ROW()+1" office:value-type="float" office:value="0" calcext:value-type="float">
            <text:p>0</text:p>
          </table:table-cell>
          <table:table-cell table:formula="of:=IF([.C147]&gt;=0;COUNTIF([.B$2:.B$653];&quot;=&quot;&amp;[.B14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xpdtbrhfwonm</text:p>
          </table:table-cell>
          <table:table-cell table:formula="of:=MATCH([.A148];[.A$2:.A$653];0)" office:value-type="float" office:value="147" calcext:value-type="float">
            <text:p>147</text:p>
          </table:table-cell>
          <table:table-cell table:formula="of:=[.B148]-ROW()+1" office:value-type="float" office:value="0" calcext:value-type="float">
            <text:p>0</text:p>
          </table:table-cell>
          <table:table-cell table:formula="of:=IF([.C148]&gt;=0;COUNTIF([.B$2:.B$653];&quot;=&quot;&amp;[.B14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nxpdybwhftorm</text:p>
          </table:table-cell>
          <table:table-cell table:formula="of:=MATCH([.A149];[.A$2:.A$653];0)" office:value-type="float" office:value="148" calcext:value-type="float">
            <text:p>148</text:p>
          </table:table-cell>
          <table:table-cell table:formula="of:=[.B149]-ROW()+1" office:value-type="float" office:value="0" calcext:value-type="float">
            <text:p>0</text:p>
          </table:table-cell>
          <table:table-cell table:formula="of:=IF([.C149]&gt;=0;COUNTIF([.B$2:.B$653];&quot;=&quot;&amp;[.B14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lzyxpdvbwhrtonm</text:p>
          </table:table-cell>
          <table:table-cell table:formula="of:=MATCH([.A150];[.A$2:.A$653];0)" office:value-type="float" office:value="149" calcext:value-type="float">
            <text:p>149</text:p>
          </table:table-cell>
          <table:table-cell table:formula="of:=[.B150]-ROW()+1" office:value-type="float" office:value="0" calcext:value-type="float">
            <text:p>0</text:p>
          </table:table-cell>
          <table:table-cell table:formula="of:=IF([.C150]&gt;=0;COUNTIF([.B$2:.B$653];&quot;=&quot;&amp;[.B15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rviugkjlzyxpdebwhftonm</text:p>
          </table:table-cell>
          <table:table-cell table:formula="of:=MATCH([.A151];[.A$2:.A$653];0)" office:value-type="float" office:value="150" calcext:value-type="float">
            <text:p>150</text:p>
          </table:table-cell>
          <table:table-cell table:formula="of:=[.B151]-ROW()+1" office:value-type="float" office:value="0" calcext:value-type="float">
            <text:p>0</text:p>
          </table:table-cell>
          <table:table-cell table:formula="of:=IF([.C151]&gt;=0;COUNTIF([.B$2:.B$653];&quot;=&quot;&amp;[.B15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rpdobwhftxnm</text:p>
          </table:table-cell>
          <table:table-cell table:formula="of:=MATCH([.A152];[.A$2:.A$653];0)" office:value-type="float" office:value="151" calcext:value-type="float">
            <text:p>151</text:p>
          </table:table-cell>
          <table:table-cell table:formula="of:=[.B152]-ROW()+1" office:value-type="float" office:value="0" calcext:value-type="float">
            <text:p>0</text:p>
          </table:table-cell>
          <table:table-cell table:formula="of:=IF([.C152]&gt;=0;COUNTIF([.B$2:.B$653];&quot;=&quot;&amp;[.B15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hgkjlzyxpdubwrftonm</text:p>
          </table:table-cell>
          <table:table-cell table:formula="of:=MATCH([.A153];[.A$2:.A$653];0)" office:value-type="float" office:value="152" calcext:value-type="float">
            <text:p>152</text:p>
          </table:table-cell>
          <table:table-cell table:formula="of:=[.B153]-ROW()+1" office:value-type="float" office:value="0" calcext:value-type="float">
            <text:p>0</text:p>
          </table:table-cell>
          <table:table-cell table:formula="of:=IF([.C153]&gt;=0;COUNTIF([.B$2:.B$653];&quot;=&quot;&amp;[.B15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rxpdnbwhftoym</text:p>
          </table:table-cell>
          <table:table-cell table:formula="of:=MATCH([.A154];[.A$2:.A$653];0)" office:value-type="float" office:value="153" calcext:value-type="float">
            <text:p>153</text:p>
          </table:table-cell>
          <table:table-cell table:formula="of:=[.B154]-ROW()+1" office:value-type="float" office:value="0" calcext:value-type="float">
            <text:p>0</text:p>
          </table:table-cell>
          <table:table-cell table:formula="of:=IF([.C154]&gt;=0;COUNTIF([.B$2:.B$653];&quot;=&quot;&amp;[.B15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xrdpbwhftonm</text:p>
          </table:table-cell>
          <table:table-cell table:formula="of:=MATCH([.A155];[.A$2:.A$653];0)" office:value-type="float" office:value="154" calcext:value-type="float">
            <text:p>154</text:p>
          </table:table-cell>
          <table:table-cell table:formula="of:=[.B155]-ROW()+1" office:value-type="float" office:value="0" calcext:value-type="float">
            <text:p>0</text:p>
          </table:table-cell>
          <table:table-cell table:formula="of:=IF([.C155]&gt;=0;COUNTIF([.B$2:.B$653];&quot;=&quot;&amp;[.B15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jrlzyxpdkbwhftonm</text:p>
          </table:table-cell>
          <table:table-cell table:formula="of:=MATCH([.A156];[.A$2:.A$653];0)" office:value-type="float" office:value="155" calcext:value-type="float">
            <text:p>155</text:p>
          </table:table-cell>
          <table:table-cell table:formula="of:=[.B156]-ROW()+1" office:value-type="float" office:value="0" calcext:value-type="float">
            <text:p>0</text:p>
          </table:table-cell>
          <table:table-cell table:formula="of:=IF([.C156]&gt;=0;COUNTIF([.B$2:.B$653];&quot;=&quot;&amp;[.B15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xyopdlbwhftmnz</text:p>
          </table:table-cell>
          <table:table-cell table:formula="of:=MATCH([.A157];[.A$2:.A$653];0)" office:value-type="float" office:value="156" calcext:value-type="float">
            <text:p>156</text:p>
          </table:table-cell>
          <table:table-cell table:formula="of:=[.B157]-ROW()+1" office:value-type="float" office:value="0" calcext:value-type="float">
            <text:p>0</text:p>
          </table:table-cell>
          <table:table-cell table:formula="of:=IF([.C157]&gt;=0;COUNTIF([.B$2:.B$653];&quot;=&quot;&amp;[.B15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rqyxpmlbwhftonz</text:p>
          </table:table-cell>
          <table:table-cell table:formula="of:=MATCH([.A158];[.A$2:.A$653];0)" office:value-type="float" office:value="157" calcext:value-type="float">
            <text:p>157</text:p>
          </table:table-cell>
          <table:table-cell table:formula="of:=[.B158]-ROW()+1" office:value-type="float" office:value="0" calcext:value-type="float">
            <text:p>0</text:p>
          </table:table-cell>
          <table:table-cell table:formula="of:=IF([.C158]&gt;=0;COUNTIF([.B$2:.B$653];&quot;=&quot;&amp;[.B15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meviugkjrdyxpqlbwhftonz</text:p>
          </table:table-cell>
          <table:table-cell table:formula="of:=MATCH([.A159];[.A$2:.A$653];0)" office:value-type="float" office:value="158" calcext:value-type="float">
            <text:p>158</text:p>
          </table:table-cell>
          <table:table-cell table:formula="of:=[.B159]-ROW()+1" office:value-type="float" office:value="0" calcext:value-type="float">
            <text:p>0</text:p>
          </table:table-cell>
          <table:table-cell table:formula="of:=IF([.C159]&gt;=0;COUNTIF([.B$2:.B$653];&quot;=&quot;&amp;[.B15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cqeviugkjrayxpdlbwhftonz</text:p>
          </table:table-cell>
          <table:table-cell table:formula="of:=MATCH([.A160];[.A$2:.A$653];0)" office:value-type="float" office:value="159" calcext:value-type="float">
            <text:p>159</text:p>
          </table:table-cell>
          <table:table-cell table:formula="of:=[.B160]-ROW()+1" office:value-type="float" office:value="0" calcext:value-type="float">
            <text:p>0</text:p>
          </table:table-cell>
          <table:table-cell table:formula="of:=IF([.C160]&gt;=0;COUNTIF([.B$2:.B$653];&quot;=&quot;&amp;[.B16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mlyxpdrbwhftonz</text:p>
          </table:table-cell>
          <table:table-cell table:formula="of:=MATCH([.A161];[.A$2:.A$653];0)" office:value-type="float" office:value="160" calcext:value-type="float">
            <text:p>160</text:p>
          </table:table-cell>
          <table:table-cell table:formula="of:=[.B161]-ROW()+1" office:value-type="float" office:value="0" calcext:value-type="float">
            <text:p>0</text:p>
          </table:table-cell>
          <table:table-cell table:formula="of:=IF([.C161]&gt;=0;COUNTIF([.B$2:.B$653];&quot;=&quot;&amp;[.B16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mqeviugkjrcyxpdlbwhftonz</text:p>
          </table:table-cell>
          <table:table-cell table:formula="of:=MATCH([.A162];[.A$2:.A$653];0)" office:value-type="float" office:value="161" calcext:value-type="float">
            <text:p>161</text:p>
          </table:table-cell>
          <table:table-cell table:formula="of:=[.B162]-ROW()+1" office:value-type="float" office:value="0" calcext:value-type="float">
            <text:p>0</text:p>
          </table:table-cell>
          <table:table-cell table:formula="of:=IF([.C162]&gt;=0;COUNTIF([.B$2:.B$653];&quot;=&quot;&amp;[.B16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muikjrgyxpdlbwhftonz</text:p>
          </table:table-cell>
          <table:table-cell table:formula="of:=MATCH([.A163];[.A$2:.A$653];0)" office:value-type="float" office:value="162" calcext:value-type="float">
            <text:p>162</text:p>
          </table:table-cell>
          <table:table-cell table:formula="of:=[.B163]-ROW()+1" office:value-type="float" office:value="0" calcext:value-type="float">
            <text:p>0</text:p>
          </table:table-cell>
          <table:table-cell table:formula="of:=IF([.C163]&gt;=0;COUNTIF([.B$2:.B$653];&quot;=&quot;&amp;[.B16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mkrjyxpdlbwhftonz</text:p>
          </table:table-cell>
          <table:table-cell table:formula="of:=MATCH([.A164];[.A$2:.A$653];0)" office:value-type="float" office:value="163" calcext:value-type="float">
            <text:p>163</text:p>
          </table:table-cell>
          <table:table-cell table:formula="of:=[.B164]-ROW()+1" office:value-type="float" office:value="0" calcext:value-type="float">
            <text:p>0</text:p>
          </table:table-cell>
          <table:table-cell table:formula="of:=IF([.C164]&gt;=0;COUNTIF([.B$2:.B$653];&quot;=&quot;&amp;[.B16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qeviugkjrsyxpdlmwhftonz</text:p>
          </table:table-cell>
          <table:table-cell table:formula="of:=MATCH([.A165];[.A$2:.A$653];0)" office:value-type="float" office:value="164" calcext:value-type="float">
            <text:p>164</text:p>
          </table:table-cell>
          <table:table-cell table:formula="of:=[.B165]-ROW()+1" office:value-type="float" office:value="0" calcext:value-type="float">
            <text:p>0</text:p>
          </table:table-cell>
          <table:table-cell table:formula="of:=IF([.C165]&gt;=0;COUNTIF([.B$2:.B$653];&quot;=&quot;&amp;[.B16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tyxpdlbmhfwonz</text:p>
          </table:table-cell>
          <table:table-cell table:formula="of:=MATCH([.A166];[.A$2:.A$653];0)" office:value-type="float" office:value="165" calcext:value-type="float">
            <text:p>165</text:p>
          </table:table-cell>
          <table:table-cell table:formula="of:=[.B166]-ROW()+1" office:value-type="float" office:value="0" calcext:value-type="float">
            <text:p>0</text:p>
          </table:table-cell>
          <table:table-cell table:formula="of:=IF([.C166]&gt;=0;COUNTIF([.B$2:.B$653];&quot;=&quot;&amp;[.B16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ynxpdlbwhftomz</text:p>
          </table:table-cell>
          <table:table-cell table:formula="of:=MATCH([.A167];[.A$2:.A$653];0)" office:value-type="float" office:value="166" calcext:value-type="float">
            <text:p>166</text:p>
          </table:table-cell>
          <table:table-cell table:formula="of:=[.B167]-ROW()+1" office:value-type="float" office:value="0" calcext:value-type="float">
            <text:p>0</text:p>
          </table:table-cell>
          <table:table-cell table:formula="of:=IF([.C167]&gt;=0;COUNTIF([.B$2:.B$653];&quot;=&quot;&amp;[.B16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rvyxpdlbwhmtonz</text:p>
          </table:table-cell>
          <table:table-cell table:formula="of:=MATCH([.A168];[.A$2:.A$653];0)" office:value-type="float" office:value="167" calcext:value-type="float">
            <text:p>167</text:p>
          </table:table-cell>
          <table:table-cell table:formula="of:=[.B168]-ROW()+1" office:value-type="float" office:value="0" calcext:value-type="float">
            <text:p>0</text:p>
          </table:table-cell>
          <table:table-cell table:formula="of:=IF([.C168]&gt;=0;COUNTIF([.B$2:.B$653];&quot;=&quot;&amp;[.B16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mviugkjreyxpdlbwhftonz</text:p>
          </table:table-cell>
          <table:table-cell table:formula="of:=MATCH([.A169];[.A$2:.A$653];0)" office:value-type="float" office:value="168" calcext:value-type="float">
            <text:p>168</text:p>
          </table:table-cell>
          <table:table-cell table:formula="of:=[.B169]-ROW()+1" office:value-type="float" office:value="0" calcext:value-type="float">
            <text:p>0</text:p>
          </table:table-cell>
          <table:table-cell table:formula="of:=IF([.C169]&gt;=0;COUNTIF([.B$2:.B$653];&quot;=&quot;&amp;[.B16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oympdlbwhftxnz</text:p>
          </table:table-cell>
          <table:table-cell table:formula="of:=MATCH([.A170];[.A$2:.A$653];0)" office:value-type="float" office:value="169" calcext:value-type="float">
            <text:p>169</text:p>
          </table:table-cell>
          <table:table-cell table:formula="of:=[.B170]-ROW()+1" office:value-type="float" office:value="0" calcext:value-type="float">
            <text:p>0</text:p>
          </table:table-cell>
          <table:table-cell table:formula="of:=IF([.C170]&gt;=0;COUNTIF([.B$2:.B$653];&quot;=&quot;&amp;[.B17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hgkjruyxpdlbwmftonz</text:p>
          </table:table-cell>
          <table:table-cell table:formula="of:=MATCH([.A171];[.A$2:.A$653];0)" office:value-type="float" office:value="170" calcext:value-type="float">
            <text:p>170</text:p>
          </table:table-cell>
          <table:table-cell table:formula="of:=[.B171]-ROW()+1" office:value-type="float" office:value="0" calcext:value-type="float">
            <text:p>0</text:p>
          </table:table-cell>
          <table:table-cell table:formula="of:=IF([.C171]&gt;=0;COUNTIF([.B$2:.B$653];&quot;=&quot;&amp;[.B17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nmxpdlbwhftoyz</text:p>
          </table:table-cell>
          <table:table-cell table:formula="of:=MATCH([.A172];[.A$2:.A$653];0)" office:value-type="float" office:value="171" calcext:value-type="float">
            <text:p>171</text:p>
          </table:table-cell>
          <table:table-cell table:formula="of:=[.B172]-ROW()+1" office:value-type="float" office:value="0" calcext:value-type="float">
            <text:p>0</text:p>
          </table:table-cell>
          <table:table-cell table:formula="of:=IF([.C172]&gt;=0;COUNTIF([.B$2:.B$653];&quot;=&quot;&amp;[.B17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pyxmdlbwhftonz</text:p>
          </table:table-cell>
          <table:table-cell table:formula="of:=MATCH([.A173];[.A$2:.A$653];0)" office:value-type="float" office:value="172" calcext:value-type="float">
            <text:p>172</text:p>
          </table:table-cell>
          <table:table-cell table:formula="of:=[.B173]-ROW()+1" office:value-type="float" office:value="0" calcext:value-type="float">
            <text:p>0</text:p>
          </table:table-cell>
          <table:table-cell table:formula="of:=IF([.C173]&gt;=0;COUNTIF([.B$2:.B$653];&quot;=&quot;&amp;[.B17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jmrkyxpdlbwhftonz</text:p>
          </table:table-cell>
          <table:table-cell table:formula="of:=MATCH([.A174];[.A$2:.A$653];0)" office:value-type="float" office:value="173" calcext:value-type="float">
            <text:p>173</text:p>
          </table:table-cell>
          <table:table-cell table:formula="of:=[.B174]-ROW()+1" office:value-type="float" office:value="0" calcext:value-type="float">
            <text:p>0</text:p>
          </table:table-cell>
          <table:table-cell table:formula="of:=IF([.C174]&gt;=0;COUNTIF([.B$2:.B$653];&quot;=&quot;&amp;[.B17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rzyopxlbwhftqnm</text:p>
          </table:table-cell>
          <table:table-cell table:formula="of:=MATCH([.A175];[.A$2:.A$653];0)" office:value-type="float" office:value="174" calcext:value-type="float">
            <text:p>174</text:p>
          </table:table-cell>
          <table:table-cell table:formula="of:=[.B175]-ROW()+1" office:value-type="float" office:value="0" calcext:value-type="float">
            <text:p>0</text:p>
          </table:table-cell>
          <table:table-cell table:formula="of:=IF([.C175]&gt;=0;COUNTIF([.B$2:.B$653];&quot;=&quot;&amp;[.B17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xeviugkjrzyopqlbwhftdnm</text:p>
          </table:table-cell>
          <table:table-cell table:formula="of:=MATCH([.A176];[.A$2:.A$653];0)" office:value-type="float" office:value="175" calcext:value-type="float">
            <text:p>175</text:p>
          </table:table-cell>
          <table:table-cell table:formula="of:=[.B176]-ROW()+1" office:value-type="float" office:value="0" calcext:value-type="float">
            <text:p>0</text:p>
          </table:table-cell>
          <table:table-cell table:formula="of:=IF([.C176]&gt;=0;COUNTIF([.B$2:.B$653];&quot;=&quot;&amp;[.B17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cqeviugkjrzyopdlbwhftanm</text:p>
          </table:table-cell>
          <table:table-cell table:formula="of:=MATCH([.A177];[.A$2:.A$653];0)" office:value-type="float" office:value="176" calcext:value-type="float">
            <text:p>176</text:p>
          </table:table-cell>
          <table:table-cell table:formula="of:=[.B177]-ROW()+1" office:value-type="float" office:value="0" calcext:value-type="float">
            <text:p>0</text:p>
          </table:table-cell>
          <table:table-cell table:formula="of:=IF([.C177]&gt;=0;COUNTIF([.B$2:.B$653];&quot;=&quot;&amp;[.B17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xzyopdrbwhftlnm</text:p>
          </table:table-cell>
          <table:table-cell table:formula="of:=MATCH([.A178];[.A$2:.A$653];0)" office:value-type="float" office:value="177" calcext:value-type="float">
            <text:p>177</text:p>
          </table:table-cell>
          <table:table-cell table:formula="of:=[.B178]-ROW()+1" office:value-type="float" office:value="0" calcext:value-type="float">
            <text:p>0</text:p>
          </table:table-cell>
          <table:table-cell table:formula="of:=IF([.C178]&gt;=0;COUNTIF([.B$2:.B$653];&quot;=&quot;&amp;[.B17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xqeviugkjrzyopdlbwhftcnm</text:p>
          </table:table-cell>
          <table:table-cell table:formula="of:=MATCH([.A179];[.A$2:.A$653];0)" office:value-type="float" office:value="178" calcext:value-type="float">
            <text:p>178</text:p>
          </table:table-cell>
          <table:table-cell table:formula="of:=[.B179]-ROW()+1" office:value-type="float" office:value="0" calcext:value-type="float">
            <text:p>0</text:p>
          </table:table-cell>
          <table:table-cell table:formula="of:=IF([.C179]&gt;=0;COUNTIF([.B$2:.B$653];&quot;=&quot;&amp;[.B17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xuikjrzyopdlbwhftgnm</text:p>
          </table:table-cell>
          <table:table-cell table:formula="of:=MATCH([.A180];[.A$2:.A$653];0)" office:value-type="float" office:value="179" calcext:value-type="float">
            <text:p>179</text:p>
          </table:table-cell>
          <table:table-cell table:formula="of:=[.B180]-ROW()+1" office:value-type="float" office:value="0" calcext:value-type="float">
            <text:p>0</text:p>
          </table:table-cell>
          <table:table-cell table:formula="of:=IF([.C180]&gt;=0;COUNTIF([.B$2:.B$653];&quot;=&quot;&amp;[.B18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xkrzyopdlbwhftjnm</text:p>
          </table:table-cell>
          <table:table-cell table:formula="of:=MATCH([.A181];[.A$2:.A$653];0)" office:value-type="float" office:value="180" calcext:value-type="float">
            <text:p>180</text:p>
          </table:table-cell>
          <table:table-cell table:formula="of:=[.B181]-ROW()+1" office:value-type="float" office:value="0" calcext:value-type="float">
            <text:p>0</text:p>
          </table:table-cell>
          <table:table-cell table:formula="of:=IF([.C181]&gt;=0;COUNTIF([.B$2:.B$653];&quot;=&quot;&amp;[.B18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qeviugkjrzyopdlxwhftsnm</text:p>
          </table:table-cell>
          <table:table-cell table:formula="of:=MATCH([.A182];[.A$2:.A$653];0)" office:value-type="float" office:value="181" calcext:value-type="float">
            <text:p>181</text:p>
          </table:table-cell>
          <table:table-cell table:formula="of:=[.B182]-ROW()+1" office:value-type="float" office:value="0" calcext:value-type="float">
            <text:p>0</text:p>
          </table:table-cell>
          <table:table-cell table:formula="of:=IF([.C182]&gt;=0;COUNTIF([.B$2:.B$653];&quot;=&quot;&amp;[.B18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zyopdlbxhfwtnm</text:p>
          </table:table-cell>
          <table:table-cell table:formula="of:=MATCH([.A183];[.A$2:.A$653];0)" office:value-type="float" office:value="182" calcext:value-type="float">
            <text:p>182</text:p>
          </table:table-cell>
          <table:table-cell table:formula="of:=[.B183]-ROW()+1" office:value-type="float" office:value="0" calcext:value-type="float">
            <text:p>0</text:p>
          </table:table-cell>
          <table:table-cell table:formula="of:=IF([.C183]&gt;=0;COUNTIF([.B$2:.B$653];&quot;=&quot;&amp;[.B18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znopdlbwhftyxm</text:p>
          </table:table-cell>
          <table:table-cell table:formula="of:=MATCH([.A184];[.A$2:.A$653];0)" office:value-type="float" office:value="183" calcext:value-type="float">
            <text:p>183</text:p>
          </table:table-cell>
          <table:table-cell table:formula="of:=[.B184]-ROW()+1" office:value-type="float" office:value="0" calcext:value-type="float">
            <text:p>0</text:p>
          </table:table-cell>
          <table:table-cell table:formula="of:=IF([.C184]&gt;=0;COUNTIF([.B$2:.B$653];&quot;=&quot;&amp;[.B18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rzyopdlbwhxtvnm</text:p>
          </table:table-cell>
          <table:table-cell table:formula="of:=MATCH([.A185];[.A$2:.A$653];0)" office:value-type="float" office:value="184" calcext:value-type="float">
            <text:p>184</text:p>
          </table:table-cell>
          <table:table-cell table:formula="of:=[.B185]-ROW()+1" office:value-type="float" office:value="0" calcext:value-type="float">
            <text:p>0</text:p>
          </table:table-cell>
          <table:table-cell table:formula="of:=IF([.C185]&gt;=0;COUNTIF([.B$2:.B$653];&quot;=&quot;&amp;[.B18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xviugkjrzyopdlbwhftenm</text:p>
          </table:table-cell>
          <table:table-cell table:formula="of:=MATCH([.A186];[.A$2:.A$653];0)" office:value-type="float" office:value="185" calcext:value-type="float">
            <text:p>185</text:p>
          </table:table-cell>
          <table:table-cell table:formula="of:=[.B186]-ROW()+1" office:value-type="float" office:value="0" calcext:value-type="float">
            <text:p>0</text:p>
          </table:table-cell>
          <table:table-cell table:formula="of:=IF([.C186]&gt;=0;COUNTIF([.B$2:.B$653];&quot;=&quot;&amp;[.B18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zyopdlbwhftxnm</text:p>
          </table:table-cell>
          <table:table-cell table:formula="of:=MATCH([.A187];[.A$2:.A$653];0)" office:value-type="float" office:value="186" calcext:value-type="float">
            <text:p>186</text:p>
          </table:table-cell>
          <table:table-cell table:formula="of:=[.B187]-ROW()+1" office:value-type="float" office:value="0" calcext:value-type="float">
            <text:p>0</text:p>
          </table:table-cell>
          <table:table-cell table:formula="of:=IF([.C187]&gt;=0;COUNTIF([.B$2:.B$653];&quot;=&quot;&amp;[.B18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hgkjrzyopdlbwxftunm</text:p>
          </table:table-cell>
          <table:table-cell table:formula="of:=MATCH([.A188];[.A$2:.A$653];0)" office:value-type="float" office:value="187" calcext:value-type="float">
            <text:p>187</text:p>
          </table:table-cell>
          <table:table-cell table:formula="of:=[.B188]-ROW()+1" office:value-type="float" office:value="0" calcext:value-type="float">
            <text:p>0</text:p>
          </table:table-cell>
          <table:table-cell table:formula="of:=IF([.C188]&gt;=0;COUNTIF([.B$2:.B$653];&quot;=&quot;&amp;[.B18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zxopdlbwhftnym</text:p>
          </table:table-cell>
          <table:table-cell table:formula="of:=MATCH([.A189];[.A$2:.A$653];0)" office:value-type="float" office:value="188" calcext:value-type="float">
            <text:p>188</text:p>
          </table:table-cell>
          <table:table-cell table:formula="of:=[.B189]-ROW()+1" office:value-type="float" office:value="0" calcext:value-type="float">
            <text:p>0</text:p>
          </table:table-cell>
          <table:table-cell table:formula="of:=IF([.C189]&gt;=0;COUNTIF([.B$2:.B$653];&quot;=&quot;&amp;[.B18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zyoxdlbwhftpnm</text:p>
          </table:table-cell>
          <table:table-cell table:formula="of:=MATCH([.A190];[.A$2:.A$653];0)" office:value-type="float" office:value="189" calcext:value-type="float">
            <text:p>189</text:p>
          </table:table-cell>
          <table:table-cell table:formula="of:=[.B190]-ROW()+1" office:value-type="float" office:value="0" calcext:value-type="float">
            <text:p>0</text:p>
          </table:table-cell>
          <table:table-cell table:formula="of:=IF([.C190]&gt;=0;COUNTIF([.B$2:.B$653];&quot;=&quot;&amp;[.B19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jxrzyopdlbwhftknm</text:p>
          </table:table-cell>
          <table:table-cell table:formula="of:=MATCH([.A191];[.A$2:.A$653];0)" office:value-type="float" office:value="190" calcext:value-type="float">
            <text:p>190</text:p>
          </table:table-cell>
          <table:table-cell table:formula="of:=[.B191]-ROW()+1" office:value-type="float" office:value="0" calcext:value-type="float">
            <text:p>0</text:p>
          </table:table-cell>
          <table:table-cell table:formula="of:=IF([.C191]&gt;=0;COUNTIF([.B$2:.B$653];&quot;=&quot;&amp;[.B19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rzyxpqlbwhftonm</text:p>
          </table:table-cell>
          <table:table-cell table:formula="of:=MATCH([.A192];[.A$2:.A$653];0)" office:value-type="float" office:value="191" calcext:value-type="float">
            <text:p>191</text:p>
          </table:table-cell>
          <table:table-cell table:formula="of:=[.B192]-ROW()+1" office:value-type="float" office:value="0" calcext:value-type="float">
            <text:p>0</text:p>
          </table:table-cell>
          <table:table-cell table:formula="of:=IF([.C192]&gt;=0;COUNTIF([.B$2:.B$653];&quot;=&quot;&amp;[.B19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scdeviugkjrzyxpalbwhftonm</text:p>
          </table:table-cell>
          <table:table-cell table:formula="of:=MATCH([.A193];[.A$2:.A$653];0)" office:value-type="float" office:value="192" calcext:value-type="float">
            <text:p>192</text:p>
          </table:table-cell>
          <table:table-cell table:formula="of:=[.B193]-ROW()+1" office:value-type="float" office:value="0" calcext:value-type="float">
            <text:p>0</text:p>
          </table:table-cell>
          <table:table-cell table:formula="of:=IF([.C193]&gt;=0;COUNTIF([.B$2:.B$653];&quot;=&quot;&amp;[.B19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qzyxplrbwhftonm</text:p>
          </table:table-cell>
          <table:table-cell table:formula="of:=MATCH([.A194];[.A$2:.A$653];0)" office:value-type="float" office:value="193" calcext:value-type="float">
            <text:p>193</text:p>
          </table:table-cell>
          <table:table-cell table:formula="of:=[.B194]-ROW()+1" office:value-type="float" office:value="0" calcext:value-type="float">
            <text:p>0</text:p>
          </table:table-cell>
          <table:table-cell table:formula="of:=IF([.C194]&gt;=0;COUNTIF([.B$2:.B$653];&quot;=&quot;&amp;[.B19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qdeviugkjrzyxpclbwhftonm</text:p>
          </table:table-cell>
          <table:table-cell table:formula="of:=MATCH([.A195];[.A$2:.A$653];0)" office:value-type="float" office:value="194" calcext:value-type="float">
            <text:p>194</text:p>
          </table:table-cell>
          <table:table-cell table:formula="of:=[.B195]-ROW()+1" office:value-type="float" office:value="0" calcext:value-type="float">
            <text:p>0</text:p>
          </table:table-cell>
          <table:table-cell table:formula="of:=IF([.C195]&gt;=0;COUNTIF([.B$2:.B$653];&quot;=&quot;&amp;[.B19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quikjrzyxpglbwhftonm</text:p>
          </table:table-cell>
          <table:table-cell table:formula="of:=MATCH([.A196];[.A$2:.A$653];0)" office:value-type="float" office:value="195" calcext:value-type="float">
            <text:p>195</text:p>
          </table:table-cell>
          <table:table-cell table:formula="of:=[.B196]-ROW()+1" office:value-type="float" office:value="0" calcext:value-type="float">
            <text:p>0</text:p>
          </table:table-cell>
          <table:table-cell table:formula="of:=IF([.C196]&gt;=0;COUNTIF([.B$2:.B$653];&quot;=&quot;&amp;[.B19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qkrzyxpjlbwhftonm</text:p>
          </table:table-cell>
          <table:table-cell table:formula="of:=MATCH([.A197];[.A$2:.A$653];0)" office:value-type="float" office:value="196" calcext:value-type="float">
            <text:p>196</text:p>
          </table:table-cell>
          <table:table-cell table:formula="of:=[.B197]-ROW()+1" office:value-type="float" office:value="0" calcext:value-type="float">
            <text:p>0</text:p>
          </table:table-cell>
          <table:table-cell table:formula="of:=IF([.C197]&gt;=0;COUNTIF([.B$2:.B$653];&quot;=&quot;&amp;[.B19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deviugkjrzyxpslqwhftonm</text:p>
          </table:table-cell>
          <table:table-cell table:formula="of:=MATCH([.A198];[.A$2:.A$653];0)" office:value-type="float" office:value="197" calcext:value-type="float">
            <text:p>197</text:p>
          </table:table-cell>
          <table:table-cell table:formula="of:=[.B198]-ROW()+1" office:value-type="float" office:value="0" calcext:value-type="float">
            <text:p>0</text:p>
          </table:table-cell>
          <table:table-cell table:formula="of:=IF([.C198]&gt;=0;COUNTIF([.B$2:.B$653];&quot;=&quot;&amp;[.B19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rzyxptlbqhfwonm</text:p>
          </table:table-cell>
          <table:table-cell table:formula="of:=MATCH([.A199];[.A$2:.A$653];0)" office:value-type="float" office:value="198" calcext:value-type="float">
            <text:p>198</text:p>
          </table:table-cell>
          <table:table-cell table:formula="of:=[.B199]-ROW()+1" office:value-type="float" office:value="0" calcext:value-type="float">
            <text:p>0</text:p>
          </table:table-cell>
          <table:table-cell table:formula="of:=IF([.C199]&gt;=0;COUNTIF([.B$2:.B$653];&quot;=&quot;&amp;[.B19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rznxpylbwhftoqm</text:p>
          </table:table-cell>
          <table:table-cell table:formula="of:=MATCH([.A200];[.A$2:.A$653];0)" office:value-type="float" office:value="199" calcext:value-type="float">
            <text:p>199</text:p>
          </table:table-cell>
          <table:table-cell table:formula="of:=[.B200]-ROW()+1" office:value-type="float" office:value="0" calcext:value-type="float">
            <text:p>0</text:p>
          </table:table-cell>
          <table:table-cell table:formula="of:=IF([.C200]&gt;=0;COUNTIF([.B$2:.B$653];&quot;=&quot;&amp;[.B20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fiugkjrzyxpvlbwhqtonm</text:p>
          </table:table-cell>
          <table:table-cell table:formula="of:=MATCH([.A201];[.A$2:.A$653];0)" office:value-type="float" office:value="200" calcext:value-type="float">
            <text:p>200</text:p>
          </table:table-cell>
          <table:table-cell table:formula="of:=[.B201]-ROW()+1" office:value-type="float" office:value="0" calcext:value-type="float">
            <text:p>0</text:p>
          </table:table-cell>
          <table:table-cell table:formula="of:=IF([.C201]&gt;=0;COUNTIF([.B$2:.B$653];&quot;=&quot;&amp;[.B20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qviugkjrzyxpelbwhftonm</text:p>
          </table:table-cell>
          <table:table-cell table:formula="of:=MATCH([.A202];[.A$2:.A$653];0)" office:value-type="float" office:value="201" calcext:value-type="float">
            <text:p>201</text:p>
          </table:table-cell>
          <table:table-cell table:formula="of:=[.B202]-ROW()+1" office:value-type="float" office:value="0" calcext:value-type="float">
            <text:p>0</text:p>
          </table:table-cell>
          <table:table-cell table:formula="of:=IF([.C202]&gt;=0;COUNTIF([.B$2:.B$653];&quot;=&quot;&amp;[.B20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rzyqpolbwhftxnm</text:p>
          </table:table-cell>
          <table:table-cell table:formula="of:=MATCH([.A203];[.A$2:.A$653];0)" office:value-type="float" office:value="202" calcext:value-type="float">
            <text:p>202</text:p>
          </table:table-cell>
          <table:table-cell table:formula="of:=[.B203]-ROW()+1" office:value-type="float" office:value="0" calcext:value-type="float">
            <text:p>0</text:p>
          </table:table-cell>
          <table:table-cell table:formula="of:=IF([.C203]&gt;=0;COUNTIF([.B$2:.B$653];&quot;=&quot;&amp;[.B20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hgkjrzyxpulbwqftonm</text:p>
          </table:table-cell>
          <table:table-cell table:formula="of:=MATCH([.A204];[.A$2:.A$653];0)" office:value-type="float" office:value="203" calcext:value-type="float">
            <text:p>203</text:p>
          </table:table-cell>
          <table:table-cell table:formula="of:=[.B204]-ROW()+1" office:value-type="float" office:value="0" calcext:value-type="float">
            <text:p>0</text:p>
          </table:table-cell>
          <table:table-cell table:formula="of:=IF([.C204]&gt;=0;COUNTIF([.B$2:.B$653];&quot;=&quot;&amp;[.B20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rzqxpnlbwhftoym</text:p>
          </table:table-cell>
          <table:table-cell table:formula="of:=MATCH([.A205];[.A$2:.A$653];0)" office:value-type="float" office:value="204" calcext:value-type="float">
            <text:p>204</text:p>
          </table:table-cell>
          <table:table-cell table:formula="of:=[.B205]-ROW()+1" office:value-type="float" office:value="0" calcext:value-type="float">
            <text:p>0</text:p>
          </table:table-cell>
          <table:table-cell table:formula="of:=IF([.C205]&gt;=0;COUNTIF([.B$2:.B$653];&quot;=&quot;&amp;[.B20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rzyxqplbwhftonm</text:p>
          </table:table-cell>
          <table:table-cell table:formula="of:=MATCH([.A206];[.A$2:.A$653];0)" office:value-type="float" office:value="205" calcext:value-type="float">
            <text:p>205</text:p>
          </table:table-cell>
          <table:table-cell table:formula="of:=[.B206]-ROW()+1" office:value-type="float" office:value="0" calcext:value-type="float">
            <text:p>0</text:p>
          </table:table-cell>
          <table:table-cell table:formula="of:=IF([.C206]&gt;=0;COUNTIF([.B$2:.B$653];&quot;=&quot;&amp;[.B20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jqrzyxpklbwhftonm</text:p>
          </table:table-cell>
          <table:table-cell table:formula="of:=MATCH([.A207];[.A$2:.A$653];0)" office:value-type="float" office:value="206" calcext:value-type="float">
            <text:p>206</text:p>
          </table:table-cell>
          <table:table-cell table:formula="of:=[.B207]-ROW()+1" office:value-type="float" office:value="0" calcext:value-type="float">
            <text:p>0</text:p>
          </table:table-cell>
          <table:table-cell table:formula="of:=IF([.C207]&gt;=0;COUNTIF([.B$2:.B$653];&quot;=&quot;&amp;[.B20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caeviugkjrzyxpqlbwhftonm</text:p>
          </table:table-cell>
          <table:table-cell table:formula="of:=MATCH([.A208];[.A$2:.A$653];0)" office:value-type="float" office:value="207" calcext:value-type="float">
            <text:p>207</text:p>
          </table:table-cell>
          <table:table-cell table:formula="of:=[.B208]-ROW()+1" office:value-type="float" office:value="0" calcext:value-type="float">
            <text:p>0</text:p>
          </table:table-cell>
          <table:table-cell table:formula="of:=IF([.C208]&gt;=0;COUNTIF([.B$2:.B$653];&quot;=&quot;&amp;[.B20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leviugkjdzyxpqrbwhftonm</text:p>
          </table:table-cell>
          <table:table-cell table:formula="of:=MATCH([.A209];[.A$2:.A$653];0)" office:value-type="float" office:value="208" calcext:value-type="float">
            <text:p>208</text:p>
          </table:table-cell>
          <table:table-cell table:formula="of:=[.B209]-ROW()+1" office:value-type="float" office:value="0" calcext:value-type="float">
            <text:p>0</text:p>
          </table:table-cell>
          <table:table-cell table:formula="of:=IF([.C209]&gt;=0;COUNTIF([.B$2:.B$653];&quot;=&quot;&amp;[.B20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dceviugkjrzyxpqlbwhftonm</text:p>
          </table:table-cell>
          <table:table-cell table:formula="of:=MATCH([.A210];[.A$2:.A$653];0)" office:value-type="float" office:value="209" calcext:value-type="float">
            <text:p>209</text:p>
          </table:table-cell>
          <table:table-cell table:formula="of:=[.B210]-ROW()+1" office:value-type="float" office:value="0" calcext:value-type="float">
            <text:p>0</text:p>
          </table:table-cell>
          <table:table-cell table:formula="of:=IF([.C210]&gt;=0;COUNTIF([.B$2:.B$653];&quot;=&quot;&amp;[.B21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gevduikjrzyxpqlbwhftonm</text:p>
          </table:table-cell>
          <table:table-cell table:formula="of:=MATCH([.A211];[.A$2:.A$653];0)" office:value-type="float" office:value="210" calcext:value-type="float">
            <text:p>210</text:p>
          </table:table-cell>
          <table:table-cell table:formula="of:=[.B211]-ROW()+1" office:value-type="float" office:value="0" calcext:value-type="float">
            <text:p>0</text:p>
          </table:table-cell>
          <table:table-cell table:formula="of:=IF([.C211]&gt;=0;COUNTIF([.B$2:.B$653];&quot;=&quot;&amp;[.B21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jeviugdkrzyxpqlbwhftonm</text:p>
          </table:table-cell>
          <table:table-cell table:formula="of:=MATCH([.A212];[.A$2:.A$653];0)" office:value-type="float" office:value="211" calcext:value-type="float">
            <text:p>211</text:p>
          </table:table-cell>
          <table:table-cell table:formula="of:=[.B212]-ROW()+1" office:value-type="float" office:value="0" calcext:value-type="float">
            <text:p>0</text:p>
          </table:table-cell>
          <table:table-cell table:formula="of:=IF([.C212]&gt;=0;COUNTIF([.B$2:.B$653];&quot;=&quot;&amp;[.B21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seviugkjrzyxpqldwhftonm</text:p>
          </table:table-cell>
          <table:table-cell table:formula="of:=MATCH([.A213];[.A$2:.A$653];0)" office:value-type="float" office:value="212" calcext:value-type="float">
            <text:p>212</text:p>
          </table:table-cell>
          <table:table-cell table:formula="of:=[.B213]-ROW()+1" office:value-type="float" office:value="0" calcext:value-type="float">
            <text:p>0</text:p>
          </table:table-cell>
          <table:table-cell table:formula="of:=IF([.C213]&gt;=0;COUNTIF([.B$2:.B$653];&quot;=&quot;&amp;[.B21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teviugkjrzyxpqlbdhfwonm</text:p>
          </table:table-cell>
          <table:table-cell table:formula="of:=MATCH([.A214];[.A$2:.A$653];0)" office:value-type="float" office:value="213" calcext:value-type="float">
            <text:p>213</text:p>
          </table:table-cell>
          <table:table-cell table:formula="of:=[.B214]-ROW()+1" office:value-type="float" office:value="0" calcext:value-type="float">
            <text:p>0</text:p>
          </table:table-cell>
          <table:table-cell table:formula="of:=IF([.C214]&gt;=0;COUNTIF([.B$2:.B$653];&quot;=&quot;&amp;[.B21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yeviugkjrznxpqlbwhftodm</text:p>
          </table:table-cell>
          <table:table-cell table:formula="of:=MATCH([.A215];[.A$2:.A$653];0)" office:value-type="float" office:value="214" calcext:value-type="float">
            <text:p>214</text:p>
          </table:table-cell>
          <table:table-cell table:formula="of:=[.B215]-ROW()+1" office:value-type="float" office:value="0" calcext:value-type="float">
            <text:p>0</text:p>
          </table:table-cell>
          <table:table-cell table:formula="of:=IF([.C215]&gt;=0;COUNTIF([.B$2:.B$653];&quot;=&quot;&amp;[.B21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vefiugkjrzyxpqlbwhdtonm</text:p>
          </table:table-cell>
          <table:table-cell table:formula="of:=MATCH([.A216];[.A$2:.A$653];0)" office:value-type="float" office:value="215" calcext:value-type="float">
            <text:p>215</text:p>
          </table:table-cell>
          <table:table-cell table:formula="of:=[.B216]-ROW()+1" office:value-type="float" office:value="0" calcext:value-type="float">
            <text:p>0</text:p>
          </table:table-cell>
          <table:table-cell table:formula="of:=IF([.C216]&gt;=0;COUNTIF([.B$2:.B$653];&quot;=&quot;&amp;[.B21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edviugkjrzyxpqlbwhftonm</text:p>
          </table:table-cell>
          <table:table-cell table:formula="of:=MATCH([.A217];[.A$2:.A$653];0)" office:value-type="float" office:value="216" calcext:value-type="float">
            <text:p>216</text:p>
          </table:table-cell>
          <table:table-cell table:formula="of:=[.B217]-ROW()+1" office:value-type="float" office:value="0" calcext:value-type="float">
            <text:p>0</text:p>
          </table:table-cell>
          <table:table-cell table:formula="of:=IF([.C217]&gt;=0;COUNTIF([.B$2:.B$653];&quot;=&quot;&amp;[.B21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oeviugkjrzydpqlbwhftxnm</text:p>
          </table:table-cell>
          <table:table-cell table:formula="of:=MATCH([.A218];[.A$2:.A$653];0)" office:value-type="float" office:value="217" calcext:value-type="float">
            <text:p>217</text:p>
          </table:table-cell>
          <table:table-cell table:formula="of:=[.B218]-ROW()+1" office:value-type="float" office:value="0" calcext:value-type="float">
            <text:p>0</text:p>
          </table:table-cell>
          <table:table-cell table:formula="of:=IF([.C218]&gt;=0;COUNTIF([.B$2:.B$653];&quot;=&quot;&amp;[.B21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uevihgkjrzyxpqlbwdftonm</text:p>
          </table:table-cell>
          <table:table-cell table:formula="of:=MATCH([.A219];[.A$2:.A$653];0)" office:value-type="float" office:value="218" calcext:value-type="float">
            <text:p>218</text:p>
          </table:table-cell>
          <table:table-cell table:formula="of:=[.B219]-ROW()+1" office:value-type="float" office:value="0" calcext:value-type="float">
            <text:p>0</text:p>
          </table:table-cell>
          <table:table-cell table:formula="of:=IF([.C219]&gt;=0;COUNTIF([.B$2:.B$653];&quot;=&quot;&amp;[.B21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neviugkjrzdxpqlbwhftoym</text:p>
          </table:table-cell>
          <table:table-cell table:formula="of:=MATCH([.A220];[.A$2:.A$653];0)" office:value-type="float" office:value="219" calcext:value-type="float">
            <text:p>219</text:p>
          </table:table-cell>
          <table:table-cell table:formula="of:=[.B220]-ROW()+1" office:value-type="float" office:value="0" calcext:value-type="float">
            <text:p>0</text:p>
          </table:table-cell>
          <table:table-cell table:formula="of:=IF([.C220]&gt;=0;COUNTIF([.B$2:.B$653];&quot;=&quot;&amp;[.B22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peviugkjrzyxdqlbwhftonm</text:p>
          </table:table-cell>
          <table:table-cell table:formula="of:=MATCH([.A221];[.A$2:.A$653];0)" office:value-type="float" office:value="220" calcext:value-type="float">
            <text:p>220</text:p>
          </table:table-cell>
          <table:table-cell table:formula="of:=[.B221]-ROW()+1" office:value-type="float" office:value="0" calcext:value-type="float">
            <text:p>0</text:p>
          </table:table-cell>
          <table:table-cell table:formula="of:=IF([.C221]&gt;=0;COUNTIF([.B$2:.B$653];&quot;=&quot;&amp;[.B22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keviugjdrzyxpqlbwhftonm</text:p>
          </table:table-cell>
          <table:table-cell table:formula="of:=MATCH([.A222];[.A$2:.A$653];0)" office:value-type="float" office:value="221" calcext:value-type="float">
            <text:p>221</text:p>
          </table:table-cell>
          <table:table-cell table:formula="of:=[.B222]-ROW()+1" office:value-type="float" office:value="0" calcext:value-type="float">
            <text:p>0</text:p>
          </table:table-cell>
          <table:table-cell table:formula="of:=IF([.C222]&gt;=0;COUNTIF([.B$2:.B$653];&quot;=&quot;&amp;[.B22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cqeviugkjazyxpdrbwhftonm</text:p>
          </table:table-cell>
          <table:table-cell table:formula="of:=MATCH([.A223];[.A$2:.A$653];0)" office:value-type="float" office:value="222" calcext:value-type="float">
            <text:p>222</text:p>
          </table:table-cell>
          <table:table-cell table:formula="of:=[.B223]-ROW()+1" office:value-type="float" office:value="0" calcext:value-type="float">
            <text:p>0</text:p>
          </table:table-cell>
          <table:table-cell table:formula="of:=IF([.C223]&gt;=0;COUNTIF([.B$2:.B$653];&quot;=&quot;&amp;[.B22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qeviugkjrzyxpdlbwhftonm</text:p>
          </table:table-cell>
          <table:table-cell table:formula="of:=MATCH([.A224];[.A$2:.A$653];0)" office:value-type="float" office:value="223" calcext:value-type="float">
            <text:p>223</text:p>
          </table:table-cell>
          <table:table-cell table:formula="of:=[.B224]-ROW()+1" office:value-type="float" office:value="0" calcext:value-type="float">
            <text:p>0</text:p>
          </table:table-cell>
          <table:table-cell table:formula="of:=IF([.C224]&gt;=0;COUNTIF([.B$2:.B$653];&quot;=&quot;&amp;[.B22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cqevauikjrzyxpdlbwhftonm</text:p>
          </table:table-cell>
          <table:table-cell table:formula="of:=MATCH([.A225];[.A$2:.A$653];0)" office:value-type="float" office:value="224" calcext:value-type="float">
            <text:p>224</text:p>
          </table:table-cell>
          <table:table-cell table:formula="of:=[.B225]-ROW()+1" office:value-type="float" office:value="0" calcext:value-type="float">
            <text:p>0</text:p>
          </table:table-cell>
          <table:table-cell table:formula="of:=IF([.C225]&gt;=0;COUNTIF([.B$2:.B$653];&quot;=&quot;&amp;[.B22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cqeviugakrzyxpdlbwhftonm</text:p>
          </table:table-cell>
          <table:table-cell table:formula="of:=MATCH([.A226];[.A$2:.A$653];0)" office:value-type="float" office:value="225" calcext:value-type="float">
            <text:p>225</text:p>
          </table:table-cell>
          <table:table-cell table:formula="of:=[.B226]-ROW()+1" office:value-type="float" office:value="0" calcext:value-type="float">
            <text:p>0</text:p>
          </table:table-cell>
          <table:table-cell table:formula="of:=IF([.C226]&gt;=0;COUNTIF([.B$2:.B$653];&quot;=&quot;&amp;[.B22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cqeviugkjrzyxpdlawhftonm</text:p>
          </table:table-cell>
          <table:table-cell table:formula="of:=MATCH([.A227];[.A$2:.A$653];0)" office:value-type="float" office:value="226" calcext:value-type="float">
            <text:p>226</text:p>
          </table:table-cell>
          <table:table-cell table:formula="of:=[.B227]-ROW()+1" office:value-type="float" office:value="0" calcext:value-type="float">
            <text:p>0</text:p>
          </table:table-cell>
          <table:table-cell table:formula="of:=IF([.C227]&gt;=0;COUNTIF([.B$2:.B$653];&quot;=&quot;&amp;[.B22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cqeviugkjrzyxpdlbahfwonm</text:p>
          </table:table-cell>
          <table:table-cell table:formula="of:=MATCH([.A228];[.A$2:.A$653];0)" office:value-type="float" office:value="227" calcext:value-type="float">
            <text:p>227</text:p>
          </table:table-cell>
          <table:table-cell table:formula="of:=[.B228]-ROW()+1" office:value-type="float" office:value="0" calcext:value-type="float">
            <text:p>0</text:p>
          </table:table-cell>
          <table:table-cell table:formula="of:=IF([.C228]&gt;=0;COUNTIF([.B$2:.B$653];&quot;=&quot;&amp;[.B22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scqeviugkjrznxpdlbwhftoam</text:p>
          </table:table-cell>
          <table:table-cell table:formula="of:=MATCH([.A229];[.A$2:.A$653];0)" office:value-type="float" office:value="228" calcext:value-type="float">
            <text:p>228</text:p>
          </table:table-cell>
          <table:table-cell table:formula="of:=[.B229]-ROW()+1" office:value-type="float" office:value="0" calcext:value-type="float">
            <text:p>0</text:p>
          </table:table-cell>
          <table:table-cell table:formula="of:=IF([.C229]&gt;=0;COUNTIF([.B$2:.B$653];&quot;=&quot;&amp;[.B22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cqefiugkjrzyxpdlbwhatonm</text:p>
          </table:table-cell>
          <table:table-cell table:formula="of:=MATCH([.A230];[.A$2:.A$653];0)" office:value-type="float" office:value="229" calcext:value-type="float">
            <text:p>229</text:p>
          </table:table-cell>
          <table:table-cell table:formula="of:=[.B230]-ROW()+1" office:value-type="float" office:value="0" calcext:value-type="float">
            <text:p>0</text:p>
          </table:table-cell>
          <table:table-cell table:formula="of:=IF([.C230]&gt;=0;COUNTIF([.B$2:.B$653];&quot;=&quot;&amp;[.B23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qaviugkjrzyxpdlbwhftonm</text:p>
          </table:table-cell>
          <table:table-cell table:formula="of:=MATCH([.A231];[.A$2:.A$653];0)" office:value-type="float" office:value="230" calcext:value-type="float">
            <text:p>230</text:p>
          </table:table-cell>
          <table:table-cell table:formula="of:=[.B231]-ROW()+1" office:value-type="float" office:value="0" calcext:value-type="float">
            <text:p>0</text:p>
          </table:table-cell>
          <table:table-cell table:formula="of:=IF([.C231]&gt;=0;COUNTIF([.B$2:.B$653];&quot;=&quot;&amp;[.B23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cqeviugkjrzyapdlbwhftxnm</text:p>
          </table:table-cell>
          <table:table-cell table:formula="of:=MATCH([.A232];[.A$2:.A$653];0)" office:value-type="float" office:value="231" calcext:value-type="float">
            <text:p>231</text:p>
          </table:table-cell>
          <table:table-cell table:formula="of:=[.B232]-ROW()+1" office:value-type="float" office:value="0" calcext:value-type="float">
            <text:p>0</text:p>
          </table:table-cell>
          <table:table-cell table:formula="of:=IF([.C232]&gt;=0;COUNTIF([.B$2:.B$653];&quot;=&quot;&amp;[.B23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cqevihgkjrzyxpdlbwaftonm</text:p>
          </table:table-cell>
          <table:table-cell table:formula="of:=MATCH([.A233];[.A$2:.A$653];0)" office:value-type="float" office:value="232" calcext:value-type="float">
            <text:p>232</text:p>
          </table:table-cell>
          <table:table-cell table:formula="of:=[.B233]-ROW()+1" office:value-type="float" office:value="0" calcext:value-type="float">
            <text:p>0</text:p>
          </table:table-cell>
          <table:table-cell table:formula="of:=IF([.C233]&gt;=0;COUNTIF([.B$2:.B$653];&quot;=&quot;&amp;[.B23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cqeviugkjrzaxpdlbwhftoym</text:p>
          </table:table-cell>
          <table:table-cell table:formula="of:=MATCH([.A234];[.A$2:.A$653];0)" office:value-type="float" office:value="233" calcext:value-type="float">
            <text:p>233</text:p>
          </table:table-cell>
          <table:table-cell table:formula="of:=[.B234]-ROW()+1" office:value-type="float" office:value="0" calcext:value-type="float">
            <text:p>0</text:p>
          </table:table-cell>
          <table:table-cell table:formula="of:=IF([.C234]&gt;=0;COUNTIF([.B$2:.B$653];&quot;=&quot;&amp;[.B23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cqeviugkjrzyxadlbwhftonm</text:p>
          </table:table-cell>
          <table:table-cell table:formula="of:=MATCH([.A235];[.A$2:.A$653];0)" office:value-type="float" office:value="234" calcext:value-type="float">
            <text:p>234</text:p>
          </table:table-cell>
          <table:table-cell table:formula="of:=[.B235]-ROW()+1" office:value-type="float" office:value="0" calcext:value-type="float">
            <text:p>0</text:p>
          </table:table-cell>
          <table:table-cell table:formula="of:=IF([.C235]&gt;=0;COUNTIF([.B$2:.B$653];&quot;=&quot;&amp;[.B23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scqeviugjarzyxpdlbwhftonm</text:p>
          </table:table-cell>
          <table:table-cell table:formula="of:=MATCH([.A236];[.A$2:.A$653];0)" office:value-type="float" office:value="235" calcext:value-type="float">
            <text:p>235</text:p>
          </table:table-cell>
          <table:table-cell table:formula="of:=[.B236]-ROW()+1" office:value-type="float" office:value="0" calcext:value-type="float">
            <text:p>0</text:p>
          </table:table-cell>
          <table:table-cell table:formula="of:=IF([.C236]&gt;=0;COUNTIF([.B$2:.B$653];&quot;=&quot;&amp;[.B23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lqeviugkjczyxpdrbwhftonm</text:p>
          </table:table-cell>
          <table:table-cell table:formula="of:=MATCH([.A237];[.A$2:.A$653];0)" office:value-type="float" office:value="236" calcext:value-type="float">
            <text:p>236</text:p>
          </table:table-cell>
          <table:table-cell table:formula="of:=[.B237]-ROW()+1" office:value-type="float" office:value="0" calcext:value-type="float">
            <text:p>0</text:p>
          </table:table-cell>
          <table:table-cell table:formula="of:=IF([.C237]&gt;=0;COUNTIF([.B$2:.B$653];&quot;=&quot;&amp;[.B23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luikjgzyxpdrbwhftonm</text:p>
          </table:table-cell>
          <table:table-cell table:formula="of:=MATCH([.A238];[.A$2:.A$653];0)" office:value-type="float" office:value="237" calcext:value-type="float">
            <text:p>237</text:p>
          </table:table-cell>
          <table:table-cell table:formula="of:=[.B238]-ROW()+1" office:value-type="float" office:value="0" calcext:value-type="float">
            <text:p>0</text:p>
          </table:table-cell>
          <table:table-cell table:formula="of:=IF([.C238]&gt;=0;COUNTIF([.B$2:.B$653];&quot;=&quot;&amp;[.B23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lkjzyxpdrbwhftonm</text:p>
          </table:table-cell>
          <table:table-cell table:formula="of:=MATCH([.A239];[.A$2:.A$653];0)" office:value-type="float" office:value="238" calcext:value-type="float">
            <text:p>238</text:p>
          </table:table-cell>
          <table:table-cell table:formula="of:=[.B239]-ROW()+1" office:value-type="float" office:value="0" calcext:value-type="float">
            <text:p>0</text:p>
          </table:table-cell>
          <table:table-cell table:formula="of:=IF([.C239]&gt;=0;COUNTIF([.B$2:.B$653];&quot;=&quot;&amp;[.B23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qeviugkjszyxpdrlwhftonm</text:p>
          </table:table-cell>
          <table:table-cell table:formula="of:=MATCH([.A240];[.A$2:.A$653];0)" office:value-type="float" office:value="239" calcext:value-type="float">
            <text:p>239</text:p>
          </table:table-cell>
          <table:table-cell table:formula="of:=[.B240]-ROW()+1" office:value-type="float" office:value="0" calcext:value-type="float">
            <text:p>0</text:p>
          </table:table-cell>
          <table:table-cell table:formula="of:=IF([.C240]&gt;=0;COUNTIF([.B$2:.B$653];&quot;=&quot;&amp;[.B24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tzyxpdrblhfwonm</text:p>
          </table:table-cell>
          <table:table-cell table:formula="of:=MATCH([.A241];[.A$2:.A$653];0)" office:value-type="float" office:value="240" calcext:value-type="float">
            <text:p>240</text:p>
          </table:table-cell>
          <table:table-cell table:formula="of:=[.B241]-ROW()+1" office:value-type="float" office:value="0" calcext:value-type="float">
            <text:p>0</text:p>
          </table:table-cell>
          <table:table-cell table:formula="of:=IF([.C241]&gt;=0;COUNTIF([.B$2:.B$653];&quot;=&quot;&amp;[.B24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yznxpdrbwhftolm</text:p>
          </table:table-cell>
          <table:table-cell table:formula="of:=MATCH([.A242];[.A$2:.A$653];0)" office:value-type="float" office:value="241" calcext:value-type="float">
            <text:p>241</text:p>
          </table:table-cell>
          <table:table-cell table:formula="of:=[.B242]-ROW()+1" office:value-type="float" office:value="0" calcext:value-type="float">
            <text:p>0</text:p>
          </table:table-cell>
          <table:table-cell table:formula="of:=IF([.C242]&gt;=0;COUNTIF([.B$2:.B$653];&quot;=&quot;&amp;[.B24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fiugkjvzyxpdrbwhltonm</text:p>
          </table:table-cell>
          <table:table-cell table:formula="of:=MATCH([.A243];[.A$2:.A$653];0)" office:value-type="float" office:value="242" calcext:value-type="float">
            <text:p>242</text:p>
          </table:table-cell>
          <table:table-cell table:formula="of:=[.B243]-ROW()+1" office:value-type="float" office:value="0" calcext:value-type="float">
            <text:p>0</text:p>
          </table:table-cell>
          <table:table-cell table:formula="of:=IF([.C243]&gt;=0;COUNTIF([.B$2:.B$653];&quot;=&quot;&amp;[.B24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lviugkjezyxpdrbwhftonm</text:p>
          </table:table-cell>
          <table:table-cell table:formula="of:=MATCH([.A244];[.A$2:.A$653];0)" office:value-type="float" office:value="243" calcext:value-type="float">
            <text:p>243</text:p>
          </table:table-cell>
          <table:table-cell table:formula="of:=[.B244]-ROW()+1" office:value-type="float" office:value="0" calcext:value-type="float">
            <text:p>0</text:p>
          </table:table-cell>
          <table:table-cell table:formula="of:=IF([.C244]&gt;=0;COUNTIF([.B$2:.B$653];&quot;=&quot;&amp;[.B24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ozylpdrbwhftxnm</text:p>
          </table:table-cell>
          <table:table-cell table:formula="of:=MATCH([.A245];[.A$2:.A$653];0)" office:value-type="float" office:value="244" calcext:value-type="float">
            <text:p>244</text:p>
          </table:table-cell>
          <table:table-cell table:formula="of:=[.B245]-ROW()+1" office:value-type="float" office:value="0" calcext:value-type="float">
            <text:p>0</text:p>
          </table:table-cell>
          <table:table-cell table:formula="of:=IF([.C245]&gt;=0;COUNTIF([.B$2:.B$653];&quot;=&quot;&amp;[.B24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hgkjuzyxpdrbwlftonm</text:p>
          </table:table-cell>
          <table:table-cell table:formula="of:=MATCH([.A246];[.A$2:.A$653];0)" office:value-type="float" office:value="245" calcext:value-type="float">
            <text:p>245</text:p>
          </table:table-cell>
          <table:table-cell table:formula="of:=[.B246]-ROW()+1" office:value-type="float" office:value="0" calcext:value-type="float">
            <text:p>0</text:p>
          </table:table-cell>
          <table:table-cell table:formula="of:=IF([.C246]&gt;=0;COUNTIF([.B$2:.B$653];&quot;=&quot;&amp;[.B24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nzlxpdrbwhftoym</text:p>
          </table:table-cell>
          <table:table-cell table:formula="of:=MATCH([.A247];[.A$2:.A$653];0)" office:value-type="float" office:value="246" calcext:value-type="float">
            <text:p>246</text:p>
          </table:table-cell>
          <table:table-cell table:formula="of:=[.B247]-ROW()+1" office:value-type="float" office:value="0" calcext:value-type="float">
            <text:p>0</text:p>
          </table:table-cell>
          <table:table-cell table:formula="of:=IF([.C247]&gt;=0;COUNTIF([.B$2:.B$653];&quot;=&quot;&amp;[.B24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pzyxldrbwhftonm</text:p>
          </table:table-cell>
          <table:table-cell table:formula="of:=MATCH([.A248];[.A$2:.A$653];0)" office:value-type="float" office:value="247" calcext:value-type="float">
            <text:p>247</text:p>
          </table:table-cell>
          <table:table-cell table:formula="of:=[.B248]-ROW()+1" office:value-type="float" office:value="0" calcext:value-type="float">
            <text:p>0</text:p>
          </table:table-cell>
          <table:table-cell table:formula="of:=IF([.C248]&gt;=0;COUNTIF([.B$2:.B$653];&quot;=&quot;&amp;[.B24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jlkzyxpdrbwhftonm</text:p>
          </table:table-cell>
          <table:table-cell table:formula="of:=MATCH([.A249];[.A$2:.A$653];0)" office:value-type="float" office:value="248" calcext:value-type="float">
            <text:p>248</text:p>
          </table:table-cell>
          <table:table-cell table:formula="of:=[.B249]-ROW()+1" office:value-type="float" office:value="0" calcext:value-type="float">
            <text:p>0</text:p>
          </table:table-cell>
          <table:table-cell table:formula="of:=IF([.C249]&gt;=0;COUNTIF([.B$2:.B$653];&quot;=&quot;&amp;[.B24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gqevcuikjrzyxpdlbwhftonm</text:p>
          </table:table-cell>
          <table:table-cell table:formula="of:=MATCH([.A250];[.A$2:.A$653];0)" office:value-type="float" office:value="249" calcext:value-type="float">
            <text:p>249</text:p>
          </table:table-cell>
          <table:table-cell table:formula="of:=[.B250]-ROW()+1" office:value-type="float" office:value="0" calcext:value-type="float">
            <text:p>0</text:p>
          </table:table-cell>
          <table:table-cell table:formula="of:=IF([.C250]&gt;=0;COUNTIF([.B$2:.B$653];&quot;=&quot;&amp;[.B25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jqeviugckrzyxpdlbwhftonm</text:p>
          </table:table-cell>
          <table:table-cell table:formula="of:=MATCH([.A251];[.A$2:.A$653];0)" office:value-type="float" office:value="250" calcext:value-type="float">
            <text:p>250</text:p>
          </table:table-cell>
          <table:table-cell table:formula="of:=[.B251]-ROW()+1" office:value-type="float" office:value="0" calcext:value-type="float">
            <text:p>0</text:p>
          </table:table-cell>
          <table:table-cell table:formula="of:=IF([.C251]&gt;=0;COUNTIF([.B$2:.B$653];&quot;=&quot;&amp;[.B25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sqeviugkjrzyxpdlcwhftonm</text:p>
          </table:table-cell>
          <table:table-cell table:formula="of:=MATCH([.A252];[.A$2:.A$653];0)" office:value-type="float" office:value="251" calcext:value-type="float">
            <text:p>251</text:p>
          </table:table-cell>
          <table:table-cell table:formula="of:=[.B252]-ROW()+1" office:value-type="float" office:value="0" calcext:value-type="float">
            <text:p>0</text:p>
          </table:table-cell>
          <table:table-cell table:formula="of:=IF([.C252]&gt;=0;COUNTIF([.B$2:.B$653];&quot;=&quot;&amp;[.B25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qeviugkjrzyxpdlbchfwonm</text:p>
          </table:table-cell>
          <table:table-cell table:formula="of:=MATCH([.A253];[.A$2:.A$653];0)" office:value-type="float" office:value="252" calcext:value-type="float">
            <text:p>252</text:p>
          </table:table-cell>
          <table:table-cell table:formula="of:=[.B253]-ROW()+1" office:value-type="float" office:value="0" calcext:value-type="float">
            <text:p>0</text:p>
          </table:table-cell>
          <table:table-cell table:formula="of:=IF([.C253]&gt;=0;COUNTIF([.B$2:.B$653];&quot;=&quot;&amp;[.B253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yqeviugkjrznxpdlbthfwocm</text:p>
          </table:table-cell>
          <table:table-cell table:formula="of:=MATCH([.A254];[.A$2:.A$653];0)" office:value-type="float" office:value="253" calcext:value-type="float">
            <text:p>253</text:p>
          </table:table-cell>
          <table:table-cell table:formula="of:=[.B254]-ROW()+1" office:value-type="float" office:value="0" calcext:value-type="float">
            <text:p>0</text:p>
          </table:table-cell>
          <table:table-cell table:formula="of:=IF([.C254]&gt;=0;COUNTIF([.B$2:.B$653];&quot;=&quot;&amp;[.B254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vqefiugkjrzyxpdlbthcwonm</text:p>
          </table:table-cell>
          <table:table-cell table:formula="of:=MATCH([.A255];[.A$2:.A$653];0)" office:value-type="float" office:value="254" calcext:value-type="float">
            <text:p>254</text:p>
          </table:table-cell>
          <table:table-cell table:formula="of:=[.B255]-ROW()+1" office:value-type="float" office:value="0" calcext:value-type="float">
            <text:p>0</text:p>
          </table:table-cell>
          <table:table-cell table:formula="of:=IF([.C255]&gt;=0;COUNTIF([.B$2:.B$653];&quot;=&quot;&amp;[.B255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eqcviugkjrzyxpdlbthfwonm</text:p>
          </table:table-cell>
          <table:table-cell table:formula="of:=MATCH([.A256];[.A$2:.A$653];0)" office:value-type="float" office:value="255" calcext:value-type="float">
            <text:p>255</text:p>
          </table:table-cell>
          <table:table-cell table:formula="of:=[.B256]-ROW()+1" office:value-type="float" office:value="0" calcext:value-type="float">
            <text:p>0</text:p>
          </table:table-cell>
          <table:table-cell table:formula="of:=IF([.C256]&gt;=0;COUNTIF([.B$2:.B$653];&quot;=&quot;&amp;[.B256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oqeviugkjrzycpdlbthfwxnm</text:p>
          </table:table-cell>
          <table:table-cell table:formula="of:=MATCH([.A257];[.A$2:.A$653];0)" office:value-type="float" office:value="256" calcext:value-type="float">
            <text:p>256</text:p>
          </table:table-cell>
          <table:table-cell table:formula="of:=[.B257]-ROW()+1" office:value-type="float" office:value="0" calcext:value-type="float">
            <text:p>0</text:p>
          </table:table-cell>
          <table:table-cell table:formula="of:=IF([.C257]&gt;=0;COUNTIF([.B$2:.B$653];&quot;=&quot;&amp;[.B257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uqevihgkjrzyxpdlbtcfwonm</text:p>
          </table:table-cell>
          <table:table-cell table:formula="of:=MATCH([.A258];[.A$2:.A$653];0)" office:value-type="float" office:value="257" calcext:value-type="float">
            <text:p>257</text:p>
          </table:table-cell>
          <table:table-cell table:formula="of:=[.B258]-ROW()+1" office:value-type="float" office:value="0" calcext:value-type="float">
            <text:p>0</text:p>
          </table:table-cell>
          <table:table-cell table:formula="of:=IF([.C258]&gt;=0;COUNTIF([.B$2:.B$653];&quot;=&quot;&amp;[.B258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nqeviugkjrzcxpdlbthfwoym</text:p>
          </table:table-cell>
          <table:table-cell table:formula="of:=MATCH([.A259];[.A$2:.A$653];0)" office:value-type="float" office:value="258" calcext:value-type="float">
            <text:p>258</text:p>
          </table:table-cell>
          <table:table-cell table:formula="of:=[.B259]-ROW()+1" office:value-type="float" office:value="0" calcext:value-type="float">
            <text:p>0</text:p>
          </table:table-cell>
          <table:table-cell table:formula="of:=IF([.C259]&gt;=0;COUNTIF([.B$2:.B$653];&quot;=&quot;&amp;[.B259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kjrzyxcdlbthfwonm</text:p>
          </table:table-cell>
          <table:table-cell table:formula="of:=MATCH([.A260];[.A$2:.A$653];0)" office:value-type="float" office:value="259" calcext:value-type="float">
            <text:p>259</text:p>
          </table:table-cell>
          <table:table-cell table:formula="of:=[.B260]-ROW()+1" office:value-type="float" office:value="0" calcext:value-type="float">
            <text:p>0</text:p>
          </table:table-cell>
          <table:table-cell table:formula="of:=IF([.C260]&gt;=0;COUNTIF([.B$2:.B$653];&quot;=&quot;&amp;[.B260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kqeviugjcrzyxpdlbthfwonm</text:p>
          </table:table-cell>
          <table:table-cell table:formula="of:=MATCH([.A261];[.A$2:.A$653];0)" office:value-type="float" office:value="260" calcext:value-type="float">
            <text:p>260</text:p>
          </table:table-cell>
          <table:table-cell table:formula="of:=[.B261]-ROW()+1" office:value-type="float" office:value="0" calcext:value-type="float">
            <text:p>0</text:p>
          </table:table-cell>
          <table:table-cell table:formula="of:=IF([.C261]&gt;=0;COUNTIF([.B$2:.B$653];&quot;=&quot;&amp;[.B261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juigkrzyxcdlbthfwonm</text:p>
          </table:table-cell>
          <table:table-cell table:formula="of:=MATCH([.A262];[.A$2:.A$653];0)" office:value-type="float" office:value="261" calcext:value-type="float">
            <text:p>261</text:p>
          </table:table-cell>
          <table:table-cell table:formula="of:=[.B262]-ROW()+1" office:value-type="float" office:value="0" calcext:value-type="float">
            <text:p>0</text:p>
          </table:table-cell>
          <table:table-cell table:formula="of:=IF([.C262]&gt;=0;COUNTIF([.B$2:.B$653];&quot;=&quot;&amp;[.B262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evsuikjrzyxcdlgthfwonm</text:p>
          </table:table-cell>
          <table:table-cell table:formula="of:=MATCH([.A263];[.A$2:.A$653];0)" office:value-type="float" office:value="262" calcext:value-type="float">
            <text:p>262</text:p>
          </table:table-cell>
          <table:table-cell table:formula="of:=[.B263]-ROW()+1" office:value-type="float" office:value="0" calcext:value-type="float">
            <text:p>0</text:p>
          </table:table-cell>
          <table:table-cell table:formula="of:=IF([.C263]&gt;=0;COUNTIF([.B$2:.B$653];&quot;=&quot;&amp;[.B263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tuikjrzyxcdlbghfwonm</text:p>
          </table:table-cell>
          <table:table-cell table:formula="of:=MATCH([.A264];[.A$2:.A$653];0)" office:value-type="float" office:value="263" calcext:value-type="float">
            <text:p>263</text:p>
          </table:table-cell>
          <table:table-cell table:formula="of:=[.B264]-ROW()+1" office:value-type="float" office:value="0" calcext:value-type="float">
            <text:p>0</text:p>
          </table:table-cell>
          <table:table-cell table:formula="of:=IF([.C264]&gt;=0;COUNTIF([.B$2:.B$653];&quot;=&quot;&amp;[.B264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yuikjrznxcdlbthfwogm</text:p>
          </table:table-cell>
          <table:table-cell table:formula="of:=MATCH([.A265];[.A$2:.A$653];0)" office:value-type="float" office:value="264" calcext:value-type="float">
            <text:p>264</text:p>
          </table:table-cell>
          <table:table-cell table:formula="of:=[.B265]-ROW()+1" office:value-type="float" office:value="0" calcext:value-type="float">
            <text:p>0</text:p>
          </table:table-cell>
          <table:table-cell table:formula="of:=IF([.C265]&gt;=0;COUNTIF([.B$2:.B$653];&quot;=&quot;&amp;[.B265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fvuikjrzyxcdlbthgwonm</text:p>
          </table:table-cell>
          <table:table-cell table:formula="of:=MATCH([.A266];[.A$2:.A$653];0)" office:value-type="float" office:value="265" calcext:value-type="float">
            <text:p>265</text:p>
          </table:table-cell>
          <table:table-cell table:formula="of:=[.B266]-ROW()+1" office:value-type="float" office:value="0" calcext:value-type="float">
            <text:p>0</text:p>
          </table:table-cell>
          <table:table-cell table:formula="of:=IF([.C266]&gt;=0;COUNTIF([.B$2:.B$653];&quot;=&quot;&amp;[.B266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gveuikjrzyxcdlbthfwonm</text:p>
          </table:table-cell>
          <table:table-cell table:formula="of:=MATCH([.A267];[.A$2:.A$653];0)" office:value-type="float" office:value="266" calcext:value-type="float">
            <text:p>266</text:p>
          </table:table-cell>
          <table:table-cell table:formula="of:=[.B267]-ROW()+1" office:value-type="float" office:value="0" calcext:value-type="float">
            <text:p>0</text:p>
          </table:table-cell>
          <table:table-cell table:formula="of:=IF([.C267]&gt;=0;COUNTIF([.B$2:.B$653];&quot;=&quot;&amp;[.B267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ouikjrzygcdlbthfwxnm</text:p>
          </table:table-cell>
          <table:table-cell table:formula="of:=MATCH([.A268];[.A$2:.A$653];0)" office:value-type="float" office:value="267" calcext:value-type="float">
            <text:p>267</text:p>
          </table:table-cell>
          <table:table-cell table:formula="of:=[.B268]-ROW()+1" office:value-type="float" office:value="0" calcext:value-type="float">
            <text:p>0</text:p>
          </table:table-cell>
          <table:table-cell table:formula="of:=IF([.C268]&gt;=0;COUNTIF([.B$2:.B$653];&quot;=&quot;&amp;[.B268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uhikjrzyxcdlbtgfwonm</text:p>
          </table:table-cell>
          <table:table-cell table:formula="of:=MATCH([.A269];[.A$2:.A$653];0)" office:value-type="float" office:value="268" calcext:value-type="float">
            <text:p>268</text:p>
          </table:table-cell>
          <table:table-cell table:formula="of:=[.B269]-ROW()+1" office:value-type="float" office:value="0" calcext:value-type="float">
            <text:p>0</text:p>
          </table:table-cell>
          <table:table-cell table:formula="of:=IF([.C269]&gt;=0;COUNTIF([.B$2:.B$653];&quot;=&quot;&amp;[.B269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nuikjrzgxcdlbthfwoym</text:p>
          </table:table-cell>
          <table:table-cell table:formula="of:=MATCH([.A270];[.A$2:.A$653];0)" office:value-type="float" office:value="269" calcext:value-type="float">
            <text:p>269</text:p>
          </table:table-cell>
          <table:table-cell table:formula="of:=[.B270]-ROW()+1" office:value-type="float" office:value="0" calcext:value-type="float">
            <text:p>0</text:p>
          </table:table-cell>
          <table:table-cell table:formula="of:=IF([.C270]&gt;=0;COUNTIF([.B$2:.B$653];&quot;=&quot;&amp;[.B270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evpuikjrzyxgdlbthfwonm</text:p>
          </table:table-cell>
          <table:table-cell table:formula="of:=MATCH([.A271];[.A$2:.A$653];0)" office:value-type="float" office:value="270" calcext:value-type="float">
            <text:p>270</text:p>
          </table:table-cell>
          <table:table-cell table:formula="of:=[.B271]-ROW()+1" office:value-type="float" office:value="0" calcext:value-type="float">
            <text:p>0</text:p>
          </table:table-cell>
          <table:table-cell table:formula="of:=IF([.C271]&gt;=0;COUNTIF([.B$2:.B$653];&quot;=&quot;&amp;[.B271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kuijgrzyxcdlbthfwonm</text:p>
          </table:table-cell>
          <table:table-cell table:formula="of:=MATCH([.A272];[.A$2:.A$653];0)" office:value-type="float" office:value="271" calcext:value-type="float">
            <text:p>271</text:p>
          </table:table-cell>
          <table:table-cell table:formula="of:=[.B272]-ROW()+1" office:value-type="float" office:value="0" calcext:value-type="float">
            <text:p>0</text:p>
          </table:table-cell>
          <table:table-cell table:formula="of:=IF([.C272]&gt;=0;COUNTIF([.B$2:.B$653];&quot;=&quot;&amp;[.B272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eviugskrzyxcdljthfwonm</text:p>
          </table:table-cell>
          <table:table-cell table:formula="of:=MATCH([.A273];[.A$2:.A$653];0)" office:value-type="float" office:value="272" calcext:value-type="float">
            <text:p>272</text:p>
          </table:table-cell>
          <table:table-cell table:formula="of:=[.B273]-ROW()+1" office:value-type="float" office:value="0" calcext:value-type="float">
            <text:p>0</text:p>
          </table:table-cell>
          <table:table-cell table:formula="of:=IF([.C273]&gt;=0;COUNTIF([.B$2:.B$653];&quot;=&quot;&amp;[.B273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tkrzyxcdlbjhfwonm</text:p>
          </table:table-cell>
          <table:table-cell table:formula="of:=MATCH([.A274];[.A$2:.A$653];0)" office:value-type="float" office:value="273" calcext:value-type="float">
            <text:p>273</text:p>
          </table:table-cell>
          <table:table-cell table:formula="of:=[.B274]-ROW()+1" office:value-type="float" office:value="0" calcext:value-type="float">
            <text:p>0</text:p>
          </table:table-cell>
          <table:table-cell table:formula="of:=IF([.C274]&gt;=0;COUNTIF([.B$2:.B$653];&quot;=&quot;&amp;[.B274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ykrznxcdlbthfwojm</text:p>
          </table:table-cell>
          <table:table-cell table:formula="of:=MATCH([.A275];[.A$2:.A$653];0)" office:value-type="float" office:value="274" calcext:value-type="float">
            <text:p>274</text:p>
          </table:table-cell>
          <table:table-cell table:formula="of:=[.B275]-ROW()+1" office:value-type="float" office:value="0" calcext:value-type="float">
            <text:p>0</text:p>
          </table:table-cell>
          <table:table-cell table:formula="of:=IF([.C275]&gt;=0;COUNTIF([.B$2:.B$653];&quot;=&quot;&amp;[.B275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fiugvkrzyxcdlbthjwonm</text:p>
          </table:table-cell>
          <table:table-cell table:formula="of:=MATCH([.A276];[.A$2:.A$653];0)" office:value-type="float" office:value="275" calcext:value-type="float">
            <text:p>275</text:p>
          </table:table-cell>
          <table:table-cell table:formula="of:=[.B276]-ROW()+1" office:value-type="float" office:value="0" calcext:value-type="float">
            <text:p>0</text:p>
          </table:table-cell>
          <table:table-cell table:formula="of:=IF([.C276]&gt;=0;COUNTIF([.B$2:.B$653];&quot;=&quot;&amp;[.B276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jviugekrzyxcdlbthfwonm</text:p>
          </table:table-cell>
          <table:table-cell table:formula="of:=MATCH([.A277];[.A$2:.A$653];0)" office:value-type="float" office:value="276" calcext:value-type="float">
            <text:p>276</text:p>
          </table:table-cell>
          <table:table-cell table:formula="of:=[.B277]-ROW()+1" office:value-type="float" office:value="0" calcext:value-type="float">
            <text:p>0</text:p>
          </table:table-cell>
          <table:table-cell table:formula="of:=IF([.C277]&gt;=0;COUNTIF([.B$2:.B$653];&quot;=&quot;&amp;[.B277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okrzyjcdlbthfwxnm</text:p>
          </table:table-cell>
          <table:table-cell table:formula="of:=MATCH([.A278];[.A$2:.A$653];0)" office:value-type="float" office:value="277" calcext:value-type="float">
            <text:p>277</text:p>
          </table:table-cell>
          <table:table-cell table:formula="of:=[.B278]-ROW()+1" office:value-type="float" office:value="0" calcext:value-type="float">
            <text:p>0</text:p>
          </table:table-cell>
          <table:table-cell table:formula="of:=IF([.C278]&gt;=0;COUNTIF([.B$2:.B$653];&quot;=&quot;&amp;[.B278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hgukrzyxcdlbtjfwonm</text:p>
          </table:table-cell>
          <table:table-cell table:formula="of:=MATCH([.A279];[.A$2:.A$653];0)" office:value-type="float" office:value="278" calcext:value-type="float">
            <text:p>278</text:p>
          </table:table-cell>
          <table:table-cell table:formula="of:=[.B279]-ROW()+1" office:value-type="float" office:value="0" calcext:value-type="float">
            <text:p>0</text:p>
          </table:table-cell>
          <table:table-cell table:formula="of:=IF([.C279]&gt;=0;COUNTIF([.B$2:.B$653];&quot;=&quot;&amp;[.B279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nkrzjxcdlbthfwoym</text:p>
          </table:table-cell>
          <table:table-cell table:formula="of:=MATCH([.A280];[.A$2:.A$653];0)" office:value-type="float" office:value="279" calcext:value-type="float">
            <text:p>279</text:p>
          </table:table-cell>
          <table:table-cell table:formula="of:=[.B280]-ROW()+1" office:value-type="float" office:value="0" calcext:value-type="float">
            <text:p>0</text:p>
          </table:table-cell>
          <table:table-cell table:formula="of:=IF([.C280]&gt;=0;COUNTIF([.B$2:.B$653];&quot;=&quot;&amp;[.B280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eviugpkrzyxjdlbthfwonm</text:p>
          </table:table-cell>
          <table:table-cell table:formula="of:=MATCH([.A281];[.A$2:.A$653];0)" office:value-type="float" office:value="280" calcext:value-type="float">
            <text:p>280</text:p>
          </table:table-cell>
          <table:table-cell table:formula="of:=[.B281]-ROW()+1" office:value-type="float" office:value="0" calcext:value-type="float">
            <text:p>0</text:p>
          </table:table-cell>
          <table:table-cell table:formula="of:=IF([.C281]&gt;=0;COUNTIF([.B$2:.B$653];&quot;=&quot;&amp;[.B281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jkrzyxcdlbthfwonm</text:p>
          </table:table-cell>
          <table:table-cell table:formula="of:=MATCH([.A282];[.A$2:.A$653];0)" office:value-type="float" office:value="281" calcext:value-type="float">
            <text:p>281</text:p>
          </table:table-cell>
          <table:table-cell table:formula="of:=[.B282]-ROW()+1" office:value-type="float" office:value="0" calcext:value-type="float">
            <text:p>0</text:p>
          </table:table-cell>
          <table:table-cell table:formula="of:=IF([.C282]&gt;=0;COUNTIF([.B$2:.B$653];&quot;=&quot;&amp;[.B282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eviugkjrzyxcdltshfwonm</text:p>
          </table:table-cell>
          <table:table-cell table:formula="of:=MATCH([.A283];[.A$2:.A$653];0)" office:value-type="float" office:value="282" calcext:value-type="float">
            <text:p>282</text:p>
          </table:table-cell>
          <table:table-cell table:formula="of:=[.B283]-ROW()+1" office:value-type="float" office:value="0" calcext:value-type="float">
            <text:p>0</text:p>
          </table:table-cell>
          <table:table-cell table:formula="of:=IF([.C283]&gt;=0;COUNTIF([.B$2:.B$653];&quot;=&quot;&amp;[.B283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eviugkjrznxcdlythfwosm</text:p>
          </table:table-cell>
          <table:table-cell table:formula="of:=MATCH([.A284];[.A$2:.A$653];0)" office:value-type="float" office:value="283" calcext:value-type="float">
            <text:p>283</text:p>
          </table:table-cell>
          <table:table-cell table:formula="of:=[.B284]-ROW()+1" office:value-type="float" office:value="0" calcext:value-type="float">
            <text:p>0</text:p>
          </table:table-cell>
          <table:table-cell table:formula="of:=IF([.C284]&gt;=0;COUNTIF([.B$2:.B$653];&quot;=&quot;&amp;[.B284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efiugkjrzyxcdlvthswonm</text:p>
          </table:table-cell>
          <table:table-cell table:formula="of:=MATCH([.A285];[.A$2:.A$653];0)" office:value-type="float" office:value="284" calcext:value-type="float">
            <text:p>284</text:p>
          </table:table-cell>
          <table:table-cell table:formula="of:=[.B285]-ROW()+1" office:value-type="float" office:value="0" calcext:value-type="float">
            <text:p>0</text:p>
          </table:table-cell>
          <table:table-cell table:formula="of:=IF([.C285]&gt;=0;COUNTIF([.B$2:.B$653];&quot;=&quot;&amp;[.B285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sviugkjrzyxcdlethfwonm</text:p>
          </table:table-cell>
          <table:table-cell table:formula="of:=MATCH([.A286];[.A$2:.A$653];0)" office:value-type="float" office:value="285" calcext:value-type="float">
            <text:p>285</text:p>
          </table:table-cell>
          <table:table-cell table:formula="of:=[.B286]-ROW()+1" office:value-type="float" office:value="0" calcext:value-type="float">
            <text:p>0</text:p>
          </table:table-cell>
          <table:table-cell table:formula="of:=IF([.C286]&gt;=0;COUNTIF([.B$2:.B$653];&quot;=&quot;&amp;[.B286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eviugkjrzyscdlothfwxnm</text:p>
          </table:table-cell>
          <table:table-cell table:formula="of:=MATCH([.A287];[.A$2:.A$653];0)" office:value-type="float" office:value="286" calcext:value-type="float">
            <text:p>286</text:p>
          </table:table-cell>
          <table:table-cell table:formula="of:=[.B287]-ROW()+1" office:value-type="float" office:value="0" calcext:value-type="float">
            <text:p>0</text:p>
          </table:table-cell>
          <table:table-cell table:formula="of:=IF([.C287]&gt;=0;COUNTIF([.B$2:.B$653];&quot;=&quot;&amp;[.B287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evihgkjrzyxcdlutsfwonm</text:p>
          </table:table-cell>
          <table:table-cell table:formula="of:=MATCH([.A288];[.A$2:.A$653];0)" office:value-type="float" office:value="287" calcext:value-type="float">
            <text:p>287</text:p>
          </table:table-cell>
          <table:table-cell table:formula="of:=[.B288]-ROW()+1" office:value-type="float" office:value="0" calcext:value-type="float">
            <text:p>0</text:p>
          </table:table-cell>
          <table:table-cell table:formula="of:=IF([.C288]&gt;=0;COUNTIF([.B$2:.B$653];&quot;=&quot;&amp;[.B288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eviugkjrzsxcdlnthfwoym</text:p>
          </table:table-cell>
          <table:table-cell table:formula="of:=MATCH([.A289];[.A$2:.A$653];0)" office:value-type="float" office:value="288" calcext:value-type="float">
            <text:p>288</text:p>
          </table:table-cell>
          <table:table-cell table:formula="of:=[.B289]-ROW()+1" office:value-type="float" office:value="0" calcext:value-type="float">
            <text:p>0</text:p>
          </table:table-cell>
          <table:table-cell table:formula="of:=IF([.C289]&gt;=0;COUNTIF([.B$2:.B$653];&quot;=&quot;&amp;[.B289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cqeviugkjrzyxsdlpthfwonm</text:p>
          </table:table-cell>
          <table:table-cell table:formula="of:=MATCH([.A290];[.A$2:.A$653];0)" office:value-type="float" office:value="289" calcext:value-type="float">
            <text:p>289</text:p>
          </table:table-cell>
          <table:table-cell table:formula="of:=[.B290]-ROW()+1" office:value-type="float" office:value="0" calcext:value-type="float">
            <text:p>0</text:p>
          </table:table-cell>
          <table:table-cell table:formula="of:=IF([.C290]&gt;=0;COUNTIF([.B$2:.B$653];&quot;=&quot;&amp;[.B290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pqeviugjsrzyxcdlkthfwonm</text:p>
          </table:table-cell>
          <table:table-cell table:formula="of:=MATCH([.A291];[.A$2:.A$653];0)" office:value-type="float" office:value="290" calcext:value-type="float">
            <text:p>290</text:p>
          </table:table-cell>
          <table:table-cell table:formula="of:=[.B291]-ROW()+1" office:value-type="float" office:value="0" calcext:value-type="float">
            <text:p>0</text:p>
          </table:table-cell>
          <table:table-cell table:formula="of:=IF([.C291]&gt;=0;COUNTIF([.B$2:.B$653];&quot;=&quot;&amp;[.B291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kjrznxcdlbyhfwotm</text:p>
          </table:table-cell>
          <table:table-cell table:formula="of:=MATCH([.A292];[.A$2:.A$653];0)" office:value-type="float" office:value="291" calcext:value-type="float">
            <text:p>291</text:p>
          </table:table-cell>
          <table:table-cell table:formula="of:=[.B292]-ROW()+1" office:value-type="float" office:value="0" calcext:value-type="float">
            <text:p>0</text:p>
          </table:table-cell>
          <table:table-cell table:formula="of:=IF([.C292]&gt;=0;COUNTIF([.B$2:.B$653];&quot;=&quot;&amp;[.B292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fiugkjrzyxcdlbvhtwonm</text:p>
          </table:table-cell>
          <table:table-cell table:formula="of:=MATCH([.A293];[.A$2:.A$653];0)" office:value-type="float" office:value="292" calcext:value-type="float">
            <text:p>292</text:p>
          </table:table-cell>
          <table:table-cell table:formula="of:=[.B293]-ROW()+1" office:value-type="float" office:value="0" calcext:value-type="float">
            <text:p>0</text:p>
          </table:table-cell>
          <table:table-cell table:formula="of:=IF([.C293]&gt;=0;COUNTIF([.B$2:.B$653];&quot;=&quot;&amp;[.B293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tviugkjrzyxcdlbehfwonm</text:p>
          </table:table-cell>
          <table:table-cell table:formula="of:=MATCH([.A294];[.A$2:.A$653];0)" office:value-type="float" office:value="293" calcext:value-type="float">
            <text:p>293</text:p>
          </table:table-cell>
          <table:table-cell table:formula="of:=[.B294]-ROW()+1" office:value-type="float" office:value="0" calcext:value-type="float">
            <text:p>0</text:p>
          </table:table-cell>
          <table:table-cell table:formula="of:=IF([.C294]&gt;=0;COUNTIF([.B$2:.B$653];&quot;=&quot;&amp;[.B294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kjrzytcdlbohfwxnm</text:p>
          </table:table-cell>
          <table:table-cell table:formula="of:=MATCH([.A295];[.A$2:.A$653];0)" office:value-type="float" office:value="294" calcext:value-type="float">
            <text:p>294</text:p>
          </table:table-cell>
          <table:table-cell table:formula="of:=[.B295]-ROW()+1" office:value-type="float" office:value="0" calcext:value-type="float">
            <text:p>0</text:p>
          </table:table-cell>
          <table:table-cell table:formula="of:=IF([.C295]&gt;=0;COUNTIF([.B$2:.B$653];&quot;=&quot;&amp;[.B295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hgkjrzyxcdlbutfwonm</text:p>
          </table:table-cell>
          <table:table-cell table:formula="of:=MATCH([.A296];[.A$2:.A$653];0)" office:value-type="float" office:value="295" calcext:value-type="float">
            <text:p>295</text:p>
          </table:table-cell>
          <table:table-cell table:formula="of:=[.B296]-ROW()+1" office:value-type="float" office:value="0" calcext:value-type="float">
            <text:p>0</text:p>
          </table:table-cell>
          <table:table-cell table:formula="of:=IF([.C296]&gt;=0;COUNTIF([.B$2:.B$653];&quot;=&quot;&amp;[.B296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kjrztxcdlbnhfwoym</text:p>
          </table:table-cell>
          <table:table-cell table:formula="of:=MATCH([.A297];[.A$2:.A$653];0)" office:value-type="float" office:value="296" calcext:value-type="float">
            <text:p>296</text:p>
          </table:table-cell>
          <table:table-cell table:formula="of:=[.B297]-ROW()+1" office:value-type="float" office:value="0" calcext:value-type="float">
            <text:p>0</text:p>
          </table:table-cell>
          <table:table-cell table:formula="of:=IF([.C297]&gt;=0;COUNTIF([.B$2:.B$653];&quot;=&quot;&amp;[.B297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eviugkjrzyxtdlbphfwonm</text:p>
          </table:table-cell>
          <table:table-cell table:formula="of:=MATCH([.A298];[.A$2:.A$653];0)" office:value-type="float" office:value="297" calcext:value-type="float">
            <text:p>297</text:p>
          </table:table-cell>
          <table:table-cell table:formula="of:=[.B298]-ROW()+1" office:value-type="float" office:value="0" calcext:value-type="float">
            <text:p>0</text:p>
          </table:table-cell>
          <table:table-cell table:formula="of:=IF([.C298]&gt;=0;COUNTIF([.B$2:.B$653];&quot;=&quot;&amp;[.B298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jtrzyxcdlbkhfwonm</text:p>
          </table:table-cell>
          <table:table-cell table:formula="of:=MATCH([.A299];[.A$2:.A$653];0)" office:value-type="float" office:value="298" calcext:value-type="float">
            <text:p>298</text:p>
          </table:table-cell>
          <table:table-cell table:formula="of:=[.B299]-ROW()+1" office:value-type="float" office:value="0" calcext:value-type="float">
            <text:p>0</text:p>
          </table:table-cell>
          <table:table-cell table:formula="of:=IF([.C299]&gt;=0;COUNTIF([.B$2:.B$653];&quot;=&quot;&amp;[.B299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fiugkjrznxcdlbthywovm</text:p>
          </table:table-cell>
          <table:table-cell table:formula="of:=MATCH([.A300];[.A$2:.A$653];0)" office:value-type="float" office:value="299" calcext:value-type="float">
            <text:p>299</text:p>
          </table:table-cell>
          <table:table-cell table:formula="of:=[.B300]-ROW()+1" office:value-type="float" office:value="0" calcext:value-type="float">
            <text:p>0</text:p>
          </table:table-cell>
          <table:table-cell table:formula="of:=IF([.C300]&gt;=0;COUNTIF([.B$2:.B$653];&quot;=&quot;&amp;[.B300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yviugkjrznxcdlbthfwoem</text:p>
          </table:table-cell>
          <table:table-cell table:formula="of:=MATCH([.A301];[.A$2:.A$653];0)" office:value-type="float" office:value="300" calcext:value-type="float">
            <text:p>300</text:p>
          </table:table-cell>
          <table:table-cell table:formula="of:=[.B301]-ROW()+1" office:value-type="float" office:value="0" calcext:value-type="float">
            <text:p>0</text:p>
          </table:table-cell>
          <table:table-cell table:formula="of:=IF([.C301]&gt;=0;COUNTIF([.B$2:.B$653];&quot;=&quot;&amp;[.B301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kjrznycdlbthfwxom</text:p>
          </table:table-cell>
          <table:table-cell table:formula="of:=MATCH([.A302];[.A$2:.A$653];0)" office:value-type="float" office:value="301" calcext:value-type="float">
            <text:p>301</text:p>
          </table:table-cell>
          <table:table-cell table:formula="of:=[.B302]-ROW()+1" office:value-type="float" office:value="0" calcext:value-type="float">
            <text:p>0</text:p>
          </table:table-cell>
          <table:table-cell table:formula="of:=IF([.C302]&gt;=0;COUNTIF([.B$2:.B$653];&quot;=&quot;&amp;[.B302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hgkjrznxcdlbtyfwoum</text:p>
          </table:table-cell>
          <table:table-cell table:formula="of:=MATCH([.A303];[.A$2:.A$653];0)" office:value-type="float" office:value="302" calcext:value-type="float">
            <text:p>302</text:p>
          </table:table-cell>
          <table:table-cell table:formula="of:=[.B303]-ROW()+1" office:value-type="float" office:value="0" calcext:value-type="float">
            <text:p>0</text:p>
          </table:table-cell>
          <table:table-cell table:formula="of:=IF([.C303]&gt;=0;COUNTIF([.B$2:.B$653];&quot;=&quot;&amp;[.B303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kjrznxcdlbthfwoym</text:p>
          </table:table-cell>
          <table:table-cell table:formula="of:=MATCH([.A304];[.A$2:.A$653];0)" office:value-type="float" office:value="303" calcext:value-type="float">
            <text:p>303</text:p>
          </table:table-cell>
          <table:table-cell table:formula="of:=[.B304]-ROW()+1" office:value-type="float" office:value="0" calcext:value-type="float">
            <text:p>0</text:p>
          </table:table-cell>
          <table:table-cell table:formula="of:=IF([.C304]&gt;=0;COUNTIF([.B$2:.B$653];&quot;=&quot;&amp;[.B304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eviugkjrznxydlbthfwopm</text:p>
          </table:table-cell>
          <table:table-cell table:formula="of:=MATCH([.A305];[.A$2:.A$653];0)" office:value-type="float" office:value="304" calcext:value-type="float">
            <text:p>304</text:p>
          </table:table-cell>
          <table:table-cell table:formula="of:=[.B305]-ROW()+1" office:value-type="float" office:value="0" calcext:value-type="float">
            <text:p>0</text:p>
          </table:table-cell>
          <table:table-cell table:formula="of:=IF([.C305]&gt;=0;COUNTIF([.B$2:.B$653];&quot;=&quot;&amp;[.B305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jyrznxcdlbthfwokm</text:p>
          </table:table-cell>
          <table:table-cell table:formula="of:=MATCH([.A306];[.A$2:.A$653];0)" office:value-type="float" office:value="305" calcext:value-type="float">
            <text:p>305</text:p>
          </table:table-cell>
          <table:table-cell table:formula="of:=[.B306]-ROW()+1" office:value-type="float" office:value="0" calcext:value-type="float">
            <text:p>0</text:p>
          </table:table-cell>
          <table:table-cell table:formula="of:=IF([.C306]&gt;=0;COUNTIF([.B$2:.B$653];&quot;=&quot;&amp;[.B306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vfiugkjrzyxcdlbthewonm</text:p>
          </table:table-cell>
          <table:table-cell table:formula="of:=MATCH([.A307];[.A$2:.A$653];0)" office:value-type="float" office:value="306" calcext:value-type="float">
            <text:p>306</text:p>
          </table:table-cell>
          <table:table-cell table:formula="of:=[.B307]-ROW()+1" office:value-type="float" office:value="0" calcext:value-type="float">
            <text:p>0</text:p>
          </table:table-cell>
          <table:table-cell table:formula="of:=IF([.C307]&gt;=0;COUNTIF([.B$2:.B$653];&quot;=&quot;&amp;[.B307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fiugkjrzyvcdlbthowxnm</text:p>
          </table:table-cell>
          <table:table-cell table:formula="of:=MATCH([.A308];[.A$2:.A$653];0)" office:value-type="float" office:value="307" calcext:value-type="float">
            <text:p>307</text:p>
          </table:table-cell>
          <table:table-cell table:formula="of:=[.B308]-ROW()+1" office:value-type="float" office:value="0" calcext:value-type="float">
            <text:p>0</text:p>
          </table:table-cell>
          <table:table-cell table:formula="of:=IF([.C308]&gt;=0;COUNTIF([.B$2:.B$653];&quot;=&quot;&amp;[.B308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fihgkjrzyxcdlbtvuwonm</text:p>
          </table:table-cell>
          <table:table-cell table:formula="of:=MATCH([.A309];[.A$2:.A$653];0)" office:value-type="float" office:value="308" calcext:value-type="float">
            <text:p>308</text:p>
          </table:table-cell>
          <table:table-cell table:formula="of:=[.B309]-ROW()+1" office:value-type="float" office:value="0" calcext:value-type="float">
            <text:p>0</text:p>
          </table:table-cell>
          <table:table-cell table:formula="of:=IF([.C309]&gt;=0;COUNTIF([.B$2:.B$653];&quot;=&quot;&amp;[.B309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fiugkjrzvxcdlbthnwoym</text:p>
          </table:table-cell>
          <table:table-cell table:formula="of:=MATCH([.A310];[.A$2:.A$653];0)" office:value-type="float" office:value="309" calcext:value-type="float">
            <text:p>309</text:p>
          </table:table-cell>
          <table:table-cell table:formula="of:=[.B310]-ROW()+1" office:value-type="float" office:value="0" calcext:value-type="float">
            <text:p>0</text:p>
          </table:table-cell>
          <table:table-cell table:formula="of:=IF([.C310]&gt;=0;COUNTIF([.B$2:.B$653];&quot;=&quot;&amp;[.B310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efiugkjrzyxvdlbthpwonm</text:p>
          </table:table-cell>
          <table:table-cell table:formula="of:=MATCH([.A311];[.A$2:.A$653];0)" office:value-type="float" office:value="310" calcext:value-type="float">
            <text:p>310</text:p>
          </table:table-cell>
          <table:table-cell table:formula="of:=[.B311]-ROW()+1" office:value-type="float" office:value="0" calcext:value-type="float">
            <text:p>0</text:p>
          </table:table-cell>
          <table:table-cell table:formula="of:=IF([.C311]&gt;=0;COUNTIF([.B$2:.B$653];&quot;=&quot;&amp;[.B311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fiugjvrzyxcdlbthkwonm</text:p>
          </table:table-cell>
          <table:table-cell table:formula="of:=MATCH([.A312];[.A$2:.A$653];0)" office:value-type="float" office:value="311" calcext:value-type="float">
            <text:p>311</text:p>
          </table:table-cell>
          <table:table-cell table:formula="of:=[.B312]-ROW()+1" office:value-type="float" office:value="0" calcext:value-type="float">
            <text:p>0</text:p>
          </table:table-cell>
          <table:table-cell table:formula="of:=IF([.C312]&gt;=0;COUNTIF([.B$2:.B$653];&quot;=&quot;&amp;[.B312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oviugkjrzyecdlbthfwxnm</text:p>
          </table:table-cell>
          <table:table-cell table:formula="of:=MATCH([.A313];[.A$2:.A$653];0)" office:value-type="float" office:value="312" calcext:value-type="float">
            <text:p>312</text:p>
          </table:table-cell>
          <table:table-cell table:formula="of:=[.B313]-ROW()+1" office:value-type="float" office:value="0" calcext:value-type="float">
            <text:p>0</text:p>
          </table:table-cell>
          <table:table-cell table:formula="of:=IF([.C313]&gt;=0;COUNTIF([.B$2:.B$653];&quot;=&quot;&amp;[.B313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uvihgkjrzyxcdlbtefwonm</text:p>
          </table:table-cell>
          <table:table-cell table:formula="of:=MATCH([.A314];[.A$2:.A$653];0)" office:value-type="float" office:value="313" calcext:value-type="float">
            <text:p>313</text:p>
          </table:table-cell>
          <table:table-cell table:formula="of:=[.B314]-ROW()+1" office:value-type="float" office:value="0" calcext:value-type="float">
            <text:p>0</text:p>
          </table:table-cell>
          <table:table-cell table:formula="of:=IF([.C314]&gt;=0;COUNTIF([.B$2:.B$653];&quot;=&quot;&amp;[.B314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nviugkjrzexcdlbthfwoym</text:p>
          </table:table-cell>
          <table:table-cell table:formula="of:=MATCH([.A315];[.A$2:.A$653];0)" office:value-type="float" office:value="314" calcext:value-type="float">
            <text:p>314</text:p>
          </table:table-cell>
          <table:table-cell table:formula="of:=[.B315]-ROW()+1" office:value-type="float" office:value="0" calcext:value-type="float">
            <text:p>0</text:p>
          </table:table-cell>
          <table:table-cell table:formula="of:=IF([.C315]&gt;=0;COUNTIF([.B$2:.B$653];&quot;=&quot;&amp;[.B315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pviugkjrzyxedlbthfwonm</text:p>
          </table:table-cell>
          <table:table-cell table:formula="of:=MATCH([.A316];[.A$2:.A$653];0)" office:value-type="float" office:value="315" calcext:value-type="float">
            <text:p>315</text:p>
          </table:table-cell>
          <table:table-cell table:formula="of:=[.B316]-ROW()+1" office:value-type="float" office:value="0" calcext:value-type="float">
            <text:p>0</text:p>
          </table:table-cell>
          <table:table-cell table:formula="of:=IF([.C316]&gt;=0;COUNTIF([.B$2:.B$653];&quot;=&quot;&amp;[.B316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kviugjerzyxcdlbthfwonm</text:p>
          </table:table-cell>
          <table:table-cell table:formula="of:=MATCH([.A317];[.A$2:.A$653];0)" office:value-type="float" office:value="316" calcext:value-type="float">
            <text:p>316</text:p>
          </table:table-cell>
          <table:table-cell table:formula="of:=[.B317]-ROW()+1" office:value-type="float" office:value="0" calcext:value-type="float">
            <text:p>0</text:p>
          </table:table-cell>
          <table:table-cell table:formula="of:=IF([.C317]&gt;=0;COUNTIF([.B$2:.B$653];&quot;=&quot;&amp;[.B317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hgkjrzyucdlbtofwxnm</text:p>
          </table:table-cell>
          <table:table-cell table:formula="of:=MATCH([.A318];[.A$2:.A$653];0)" office:value-type="float" office:value="317" calcext:value-type="float">
            <text:p>317</text:p>
          </table:table-cell>
          <table:table-cell table:formula="of:=[.B318]-ROW()+1" office:value-type="float" office:value="0" calcext:value-type="float">
            <text:p>0</text:p>
          </table:table-cell>
          <table:table-cell table:formula="of:=IF([.C318]&gt;=0;COUNTIF([.B$2:.B$653];&quot;=&quot;&amp;[.B318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kjrzoncdlbthfwxym</text:p>
          </table:table-cell>
          <table:table-cell table:formula="of:=MATCH([.A319];[.A$2:.A$653];0)" office:value-type="float" office:value="318" calcext:value-type="float">
            <text:p>318</text:p>
          </table:table-cell>
          <table:table-cell table:formula="of:=[.B319]-ROW()+1" office:value-type="float" office:value="0" calcext:value-type="float">
            <text:p>0</text:p>
          </table:table-cell>
          <table:table-cell table:formula="of:=IF([.C319]&gt;=0;COUNTIF([.B$2:.B$653];&quot;=&quot;&amp;[.B319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eviugkjrzypodlbthfwxnm</text:p>
          </table:table-cell>
          <table:table-cell table:formula="of:=MATCH([.A320];[.A$2:.A$653];0)" office:value-type="float" office:value="319" calcext:value-type="float">
            <text:p>319</text:p>
          </table:table-cell>
          <table:table-cell table:formula="of:=[.B320]-ROW()+1" office:value-type="float" office:value="0" calcext:value-type="float">
            <text:p>0</text:p>
          </table:table-cell>
          <table:table-cell table:formula="of:=IF([.C320]&gt;=0;COUNTIF([.B$2:.B$653];&quot;=&quot;&amp;[.B320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jorzykcdlbthfwxnm</text:p>
          </table:table-cell>
          <table:table-cell table:formula="of:=MATCH([.A321];[.A$2:.A$653];0)" office:value-type="float" office:value="320" calcext:value-type="float">
            <text:p>320</text:p>
          </table:table-cell>
          <table:table-cell table:formula="of:=[.B321]-ROW()+1" office:value-type="float" office:value="0" calcext:value-type="float">
            <text:p>0</text:p>
          </table:table-cell>
          <table:table-cell table:formula="of:=IF([.C321]&gt;=0;COUNTIF([.B$2:.B$653];&quot;=&quot;&amp;[.B321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hgkjrzuxcdlbtnfwoym</text:p>
          </table:table-cell>
          <table:table-cell table:formula="of:=MATCH([.A322];[.A$2:.A$653];0)" office:value-type="float" office:value="321" calcext:value-type="float">
            <text:p>321</text:p>
          </table:table-cell>
          <table:table-cell table:formula="of:=[.B322]-ROW()+1" office:value-type="float" office:value="0" calcext:value-type="float">
            <text:p>0</text:p>
          </table:table-cell>
          <table:table-cell table:formula="of:=IF([.C322]&gt;=0;COUNTIF([.B$2:.B$653];&quot;=&quot;&amp;[.B322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evihgkjrzyxudlbtpfwonm</text:p>
          </table:table-cell>
          <table:table-cell table:formula="of:=MATCH([.A323];[.A$2:.A$653];0)" office:value-type="float" office:value="322" calcext:value-type="float">
            <text:p>322</text:p>
          </table:table-cell>
          <table:table-cell table:formula="of:=[.B323]-ROW()+1" office:value-type="float" office:value="0" calcext:value-type="float">
            <text:p>0</text:p>
          </table:table-cell>
          <table:table-cell table:formula="of:=IF([.C323]&gt;=0;COUNTIF([.B$2:.B$653];&quot;=&quot;&amp;[.B323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hgjurzyxcdlbtkfwonm</text:p>
          </table:table-cell>
          <table:table-cell table:formula="of:=MATCH([.A324];[.A$2:.A$653];0)" office:value-type="float" office:value="323" calcext:value-type="float">
            <text:p>323</text:p>
          </table:table-cell>
          <table:table-cell table:formula="of:=[.B324]-ROW()+1" office:value-type="float" office:value="0" calcext:value-type="float">
            <text:p>0</text:p>
          </table:table-cell>
          <table:table-cell table:formula="of:=IF([.C324]&gt;=0;COUNTIF([.B$2:.B$653];&quot;=&quot;&amp;[.B324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eviugkjrzpxndlbthfwoym</text:p>
          </table:table-cell>
          <table:table-cell table:formula="of:=MATCH([.A325];[.A$2:.A$653];0)" office:value-type="float" office:value="324" calcext:value-type="float">
            <text:p>324</text:p>
          </table:table-cell>
          <table:table-cell table:formula="of:=[.B325]-ROW()+1" office:value-type="float" office:value="0" calcext:value-type="float">
            <text:p>0</text:p>
          </table:table-cell>
          <table:table-cell table:formula="of:=IF([.C325]&gt;=0;COUNTIF([.B$2:.B$653];&quot;=&quot;&amp;[.B325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jnrzkxcdlbthfwoym</text:p>
          </table:table-cell>
          <table:table-cell table:formula="of:=MATCH([.A326];[.A$2:.A$653];0)" office:value-type="float" office:value="325" calcext:value-type="float">
            <text:p>325</text:p>
          </table:table-cell>
          <table:table-cell table:formula="of:=[.B326]-ROW()+1" office:value-type="float" office:value="0" calcext:value-type="float">
            <text:p>0</text:p>
          </table:table-cell>
          <table:table-cell table:formula="of:=IF([.C326]&gt;=0;COUNTIF([.B$2:.B$653];&quot;=&quot;&amp;[.B326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cqeviugjprzyxkdlbthfwonm</text:p>
          </table:table-cell>
          <table:table-cell table:formula="of:=MATCH([.A327];[.A$2:.A$653];0)" office:value-type="float" office:value="326" calcext:value-type="float">
            <text:p>326</text:p>
          </table:table-cell>
          <table:table-cell table:formula="of:=[.B327]-ROW()+1" office:value-type="float" office:value="0" calcext:value-type="float">
            <text:p>0</text:p>
          </table:table-cell>
          <table:table-cell table:formula="of:=IF([.C327]&gt;=0;COUNTIF([.B$2:.B$653];&quot;=&quot;&amp;[.B327]);NA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qeviugkjrzyxcdlbthfwonm</text:p>
          </table:table-cell>
          <table:table-cell table:formula="of:=MATCH([.A328];[.A$2:.A$653];0)" office:value-type="float" office:value="259" calcext:value-type="float">
            <text:p>259</text:p>
          </table:table-cell>
          <table:table-cell table:formula="of:=[.B328]-ROW()+1" office:value-type="float" office:value="-68" calcext:value-type="float">
            <text:p>-68</text:p>
          </table:table-cell>
          <table:table-cell table:formula="of:=IF([.C328]&gt;=0;COUNTIF([.B$2:.B$653];&quot;=&quot;&amp;[.B328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zpqeviugkjrmyxcdlsthfwonb</text:p>
          </table:table-cell>
          <table:table-cell table:formula="of:=MATCH([.A329];[.A$2:.A$653];0)" office:value-type="float" office:value="328" calcext:value-type="float">
            <text:p>328</text:p>
          </table:table-cell>
          <table:table-cell table:formula="of:=[.B329]-ROW()+1" office:value-type="float" office:value="0" calcext:value-type="float">
            <text:p>0</text:p>
          </table:table-cell>
          <table:table-cell table:formula="of:=IF([.C329]&gt;=0;COUNTIF([.B$2:.B$653];&quot;=&quot;&amp;[.B32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pqevgubkjrzyxcdlsthfwonm</text:p>
          </table:table-cell>
          <table:table-cell table:formula="of:=MATCH([.A330];[.A$2:.A$653];0)" office:value-type="float" office:value="329" calcext:value-type="float">
            <text:p>329</text:p>
          </table:table-cell>
          <table:table-cell table:formula="of:=[.B330]-ROW()+1" office:value-type="float" office:value="0" calcext:value-type="float">
            <text:p>0</text:p>
          </table:table-cell>
          <table:table-cell table:formula="of:=IF([.C330]&gt;=0;COUNTIF([.B$2:.B$653];&quot;=&quot;&amp;[.B33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pqebiugkjrzyxcdlsthvwonm</text:p>
          </table:table-cell>
          <table:table-cell table:formula="of:=MATCH([.A331];[.A$2:.A$653];0)" office:value-type="float" office:value="330" calcext:value-type="float">
            <text:p>330</text:p>
          </table:table-cell>
          <table:table-cell table:formula="of:=[.B331]-ROW()+1" office:value-type="float" office:value="0" calcext:value-type="float">
            <text:p>0</text:p>
          </table:table-cell>
          <table:table-cell table:formula="of:=IF([.C331]&gt;=0;COUNTIF([.B$2:.B$653];&quot;=&quot;&amp;[.B33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pqeviugkjrzyxcdlsthfbonm</text:p>
          </table:table-cell>
          <table:table-cell table:formula="of:=MATCH([.A332];[.A$2:.A$653];0)" office:value-type="float" office:value="331" calcext:value-type="float">
            <text:p>331</text:p>
          </table:table-cell>
          <table:table-cell table:formula="of:=[.B332]-ROW()+1" office:value-type="float" office:value="0" calcext:value-type="float">
            <text:p>0</text:p>
          </table:table-cell>
          <table:table-cell table:formula="of:=IF([.C332]&gt;=0;COUNTIF([.B$2:.B$653];&quot;=&quot;&amp;[.B33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pqevibgkjrzyxcdlstufwonm</text:p>
          </table:table-cell>
          <table:table-cell table:formula="of:=MATCH([.A333];[.A$2:.A$653];0)" office:value-type="float" office:value="332" calcext:value-type="float">
            <text:p>332</text:p>
          </table:table-cell>
          <table:table-cell table:formula="of:=[.B333]-ROW()+1" office:value-type="float" office:value="0" calcext:value-type="float">
            <text:p>0</text:p>
          </table:table-cell>
          <table:table-cell table:formula="of:=IF([.C333]&gt;=0;COUNTIF([.B$2:.B$653];&quot;=&quot;&amp;[.B33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pqeviugkjlzyxcdbsthfwonm</text:p>
          </table:table-cell>
          <table:table-cell table:formula="of:=MATCH([.A334];[.A$2:.A$653];0)" office:value-type="float" office:value="333" calcext:value-type="float">
            <text:p>333</text:p>
          </table:table-cell>
          <table:table-cell table:formula="of:=[.B334]-ROW()+1" office:value-type="float" office:value="0" calcext:value-type="float">
            <text:p>0</text:p>
          </table:table-cell>
          <table:table-cell table:formula="of:=IF([.C334]&gt;=0;COUNTIF([.B$2:.B$653];&quot;=&quot;&amp;[.B33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pqeviugkjrbyxcdlsthfwonz</text:p>
          </table:table-cell>
          <table:table-cell table:formula="of:=MATCH([.A335];[.A$2:.A$653];0)" office:value-type="float" office:value="334" calcext:value-type="float">
            <text:p>334</text:p>
          </table:table-cell>
          <table:table-cell table:formula="of:=[.B335]-ROW()+1" office:value-type="float" office:value="0" calcext:value-type="float">
            <text:p>0</text:p>
          </table:table-cell>
          <table:table-cell table:formula="of:=IF([.C335]&gt;=0;COUNTIF([.B$2:.B$653];&quot;=&quot;&amp;[.B33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xpqeviugkjrzyocdlsthfwbnm</text:p>
          </table:table-cell>
          <table:table-cell table:formula="of:=MATCH([.A336];[.A$2:.A$653];0)" office:value-type="float" office:value="335" calcext:value-type="float">
            <text:p>335</text:p>
          </table:table-cell>
          <table:table-cell table:formula="of:=[.B336]-ROW()+1" office:value-type="float" office:value="0" calcext:value-type="float">
            <text:p>0</text:p>
          </table:table-cell>
          <table:table-cell table:formula="of:=IF([.C336]&gt;=0;COUNTIF([.B$2:.B$653];&quot;=&quot;&amp;[.B33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pdeviugkjrzyxcblsthfwonm</text:p>
          </table:table-cell>
          <table:table-cell table:formula="of:=MATCH([.A337];[.A$2:.A$653];0)" office:value-type="float" office:value="336" calcext:value-type="float">
            <text:p>336</text:p>
          </table:table-cell>
          <table:table-cell table:formula="of:=[.B337]-ROW()+1" office:value-type="float" office:value="0" calcext:value-type="float">
            <text:p>0</text:p>
          </table:table-cell>
          <table:table-cell table:formula="of:=IF([.C337]&gt;=0;COUNTIF([.B$2:.B$653];&quot;=&quot;&amp;[.B33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beviugkjrzyxcqlsthfwonm</text:p>
          </table:table-cell>
          <table:table-cell table:formula="of:=MATCH([.A338];[.A$2:.A$653];0)" office:value-type="float" office:value="337" calcext:value-type="float">
            <text:p>337</text:p>
          </table:table-cell>
          <table:table-cell table:formula="of:=[.B338]-ROW()+1" office:value-type="float" office:value="0" calcext:value-type="float">
            <text:p>0</text:p>
          </table:table-cell>
          <table:table-cell table:formula="of:=IF([.C338]&gt;=0;COUNTIF([.B$2:.B$653];&quot;=&quot;&amp;[.B33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pqeviugkjrzyxcdlsthfwonm</text:p>
          </table:table-cell>
          <table:table-cell table:formula="of:=MATCH([.A339];[.A$2:.A$653];0)" office:value-type="float" office:value="338" calcext:value-type="float">
            <text:p>338</text:p>
          </table:table-cell>
          <table:table-cell table:formula="of:=[.B339]-ROW()+1" office:value-type="float" office:value="0" calcext:value-type="float">
            <text:p>0</text:p>
          </table:table-cell>
          <table:table-cell table:formula="of:=IF([.C339]&gt;=0;COUNTIF([.B$2:.B$653];&quot;=&quot;&amp;[.B33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qeviugkjbzyxcdrsthfwonm</text:p>
          </table:table-cell>
          <table:table-cell table:formula="of:=MATCH([.A340];[.A$2:.A$653];0)" office:value-type="float" office:value="339" calcext:value-type="float">
            <text:p>339</text:p>
          </table:table-cell>
          <table:table-cell table:formula="of:=[.B340]-ROW()+1" office:value-type="float" office:value="0" calcext:value-type="float">
            <text:p>0</text:p>
          </table:table-cell>
          <table:table-cell table:formula="of:=IF([.C340]&gt;=0;COUNTIF([.B$2:.B$653];&quot;=&quot;&amp;[.B34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bqeviugkjrzyxpdlsthfwonm</text:p>
          </table:table-cell>
          <table:table-cell table:formula="of:=MATCH([.A341];[.A$2:.A$653];0)" office:value-type="float" office:value="340" calcext:value-type="float">
            <text:p>340</text:p>
          </table:table-cell>
          <table:table-cell table:formula="of:=[.B341]-ROW()+1" office:value-type="float" office:value="0" calcext:value-type="float">
            <text:p>0</text:p>
          </table:table-cell>
          <table:table-cell table:formula="of:=IF([.C341]&gt;=0;COUNTIF([.B$2:.B$653];&quot;=&quot;&amp;[.B34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pqevbuikjrzyxcdlsthfwonm</text:p>
          </table:table-cell>
          <table:table-cell table:formula="of:=MATCH([.A342];[.A$2:.A$653];0)" office:value-type="float" office:value="341" calcext:value-type="float">
            <text:p>341</text:p>
          </table:table-cell>
          <table:table-cell table:formula="of:=[.B342]-ROW()+1" office:value-type="float" office:value="0" calcext:value-type="float">
            <text:p>0</text:p>
          </table:table-cell>
          <table:table-cell table:formula="of:=IF([.C342]&gt;=0;COUNTIF([.B$2:.B$653];&quot;=&quot;&amp;[.B34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pqeviugbkrzyxcdlsthfwonm</text:p>
          </table:table-cell>
          <table:table-cell table:formula="of:=MATCH([.A343];[.A$2:.A$653];0)" office:value-type="float" office:value="342" calcext:value-type="float">
            <text:p>342</text:p>
          </table:table-cell>
          <table:table-cell table:formula="of:=[.B343]-ROW()+1" office:value-type="float" office:value="0" calcext:value-type="float">
            <text:p>0</text:p>
          </table:table-cell>
          <table:table-cell table:formula="of:=IF([.C343]&gt;=0;COUNTIF([.B$2:.B$653];&quot;=&quot;&amp;[.B34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viugkjrzyxcdlsthfwonm</text:p>
          </table:table-cell>
          <table:table-cell table:formula="of:=MATCH([.A344];[.A$2:.A$653];0)" office:value-type="float" office:value="343" calcext:value-type="float">
            <text:p>343</text:p>
          </table:table-cell>
          <table:table-cell table:formula="of:=[.B344]-ROW()+1" office:value-type="float" office:value="0" calcext:value-type="float">
            <text:p>0</text:p>
          </table:table-cell>
          <table:table-cell table:formula="of:=IF([.C344]&gt;=0;COUNTIF([.B$2:.B$653];&quot;=&quot;&amp;[.B34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pqeviugkjrzyxcdlsbhfwonm</text:p>
          </table:table-cell>
          <table:table-cell table:formula="of:=MATCH([.A345];[.A$2:.A$653];0)" office:value-type="float" office:value="344" calcext:value-type="float">
            <text:p>344</text:p>
          </table:table-cell>
          <table:table-cell table:formula="of:=[.B345]-ROW()+1" office:value-type="float" office:value="0" calcext:value-type="float">
            <text:p>0</text:p>
          </table:table-cell>
          <table:table-cell table:formula="of:=IF([.C345]&gt;=0;COUNTIF([.B$2:.B$653];&quot;=&quot;&amp;[.B34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ypqeviugkjrznxcdlsthfwobm</text:p>
          </table:table-cell>
          <table:table-cell table:formula="of:=MATCH([.A346];[.A$2:.A$653];0)" office:value-type="float" office:value="345" calcext:value-type="float">
            <text:p>345</text:p>
          </table:table-cell>
          <table:table-cell table:formula="of:=[.B346]-ROW()+1" office:value-type="float" office:value="0" calcext:value-type="float">
            <text:p>0</text:p>
          </table:table-cell>
          <table:table-cell table:formula="of:=IF([.C346]&gt;=0;COUNTIF([.B$2:.B$653];&quot;=&quot;&amp;[.B34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pqefiugkjrzyxcdlsthbwonm</text:p>
          </table:table-cell>
          <table:table-cell table:formula="of:=MATCH([.A347];[.A$2:.A$653];0)" office:value-type="float" office:value="346" calcext:value-type="float">
            <text:p>346</text:p>
          </table:table-cell>
          <table:table-cell table:formula="of:=[.B347]-ROW()+1" office:value-type="float" office:value="0" calcext:value-type="float">
            <text:p>0</text:p>
          </table:table-cell>
          <table:table-cell table:formula="of:=IF([.C347]&gt;=0;COUNTIF([.B$2:.B$653];&quot;=&quot;&amp;[.B34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pqbviugkjrzyxcdlsthfwonm</text:p>
          </table:table-cell>
          <table:table-cell table:formula="of:=MATCH([.A348];[.A$2:.A$653];0)" office:value-type="float" office:value="347" calcext:value-type="float">
            <text:p>347</text:p>
          </table:table-cell>
          <table:table-cell table:formula="of:=[.B348]-ROW()+1" office:value-type="float" office:value="0" calcext:value-type="float">
            <text:p>0</text:p>
          </table:table-cell>
          <table:table-cell table:formula="of:=IF([.C348]&gt;=0;COUNTIF([.B$2:.B$653];&quot;=&quot;&amp;[.B34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pqeviugkjrzybcdlsthfwxnm</text:p>
          </table:table-cell>
          <table:table-cell table:formula="of:=MATCH([.A349];[.A$2:.A$653];0)" office:value-type="float" office:value="348" calcext:value-type="float">
            <text:p>348</text:p>
          </table:table-cell>
          <table:table-cell table:formula="of:=[.B349]-ROW()+1" office:value-type="float" office:value="0" calcext:value-type="float">
            <text:p>0</text:p>
          </table:table-cell>
          <table:table-cell table:formula="of:=IF([.C349]&gt;=0;COUNTIF([.B$2:.B$653];&quot;=&quot;&amp;[.B34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pqevihgkjrzyxcdlstbfwonm</text:p>
          </table:table-cell>
          <table:table-cell table:formula="of:=MATCH([.A350];[.A$2:.A$653];0)" office:value-type="float" office:value="349" calcext:value-type="float">
            <text:p>349</text:p>
          </table:table-cell>
          <table:table-cell table:formula="of:=[.B350]-ROW()+1" office:value-type="float" office:value="0" calcext:value-type="float">
            <text:p>0</text:p>
          </table:table-cell>
          <table:table-cell table:formula="of:=IF([.C350]&gt;=0;COUNTIF([.B$2:.B$653];&quot;=&quot;&amp;[.B35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pqeviugkjrzbxcdlsthfwoym</text:p>
          </table:table-cell>
          <table:table-cell table:formula="of:=MATCH([.A351];[.A$2:.A$653];0)" office:value-type="float" office:value="350" calcext:value-type="float">
            <text:p>350</text:p>
          </table:table-cell>
          <table:table-cell table:formula="of:=[.B351]-ROW()+1" office:value-type="float" office:value="0" calcext:value-type="float">
            <text:p>0</text:p>
          </table:table-cell>
          <table:table-cell table:formula="of:=IF([.C351]&gt;=0;COUNTIF([.B$2:.B$653];&quot;=&quot;&amp;[.B35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cqeviugkjrzyxbdlsthfwonm</text:p>
          </table:table-cell>
          <table:table-cell table:formula="of:=MATCH([.A352];[.A$2:.A$653];0)" office:value-type="float" office:value="351" calcext:value-type="float">
            <text:p>351</text:p>
          </table:table-cell>
          <table:table-cell table:formula="of:=[.B352]-ROW()+1" office:value-type="float" office:value="0" calcext:value-type="float">
            <text:p>0</text:p>
          </table:table-cell>
          <table:table-cell table:formula="of:=IF([.C352]&gt;=0;COUNTIF([.B$2:.B$653];&quot;=&quot;&amp;[.B35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pqeviugjbrzyxcdlsthfwonm</text:p>
          </table:table-cell>
          <table:table-cell table:formula="of:=MATCH([.A353];[.A$2:.A$653];0)" office:value-type="float" office:value="352" calcext:value-type="float">
            <text:p>352</text:p>
          </table:table-cell>
          <table:table-cell table:formula="of:=[.B353]-ROW()+1" office:value-type="float" office:value="0" calcext:value-type="float">
            <text:p>0</text:p>
          </table:table-cell>
          <table:table-cell table:formula="of:=IF([.C353]&gt;=0;COUNTIF([.B$2:.B$653];&quot;=&quot;&amp;[.B35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zkjrmyxcdlbthfwoni</text:p>
          </table:table-cell>
          <table:table-cell table:formula="of:=MATCH([.A354];[.A$2:.A$653];0)" office:value-type="float" office:value="353" calcext:value-type="float">
            <text:p>353</text:p>
          </table:table-cell>
          <table:table-cell table:formula="of:=[.B354]-ROW()+1" office:value-type="float" office:value="0" calcext:value-type="float">
            <text:p>0</text:p>
          </table:table-cell>
          <table:table-cell table:formula="of:=IF([.C354]&gt;=0;COUNTIF([.B$2:.B$653];&quot;=&quot;&amp;[.B35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ziugkjrmyxcdlbthvwonf</text:p>
          </table:table-cell>
          <table:table-cell table:formula="of:=MATCH([.A355];[.A$2:.A$653];0)" office:value-type="float" office:value="354" calcext:value-type="float">
            <text:p>354</text:p>
          </table:table-cell>
          <table:table-cell table:formula="of:=[.B355]-ROW()+1" office:value-type="float" office:value="0" calcext:value-type="float">
            <text:p>0</text:p>
          </table:table-cell>
          <table:table-cell table:formula="of:=IF([.C355]&gt;=0;COUNTIF([.B$2:.B$653];&quot;=&quot;&amp;[.B35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myxcdlbthfzonw</text:p>
          </table:table-cell>
          <table:table-cell table:formula="of:=MATCH([.A356];[.A$2:.A$653];0)" office:value-type="float" office:value="355" calcext:value-type="float">
            <text:p>355</text:p>
          </table:table-cell>
          <table:table-cell table:formula="of:=[.B356]-ROW()+1" office:value-type="float" office:value="0" calcext:value-type="float">
            <text:p>0</text:p>
          </table:table-cell>
          <table:table-cell table:formula="of:=IF([.C356]&gt;=0;COUNTIF([.B$2:.B$653];&quot;=&quot;&amp;[.B35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zgkjrmyxcdlbtufwonh</text:p>
          </table:table-cell>
          <table:table-cell table:formula="of:=MATCH([.A357];[.A$2:.A$653];0)" office:value-type="float" office:value="356" calcext:value-type="float">
            <text:p>356</text:p>
          </table:table-cell>
          <table:table-cell table:formula="of:=[.B357]-ROW()+1" office:value-type="float" office:value="0" calcext:value-type="float">
            <text:p>0</text:p>
          </table:table-cell>
          <table:table-cell table:formula="of:=IF([.C357]&gt;=0;COUNTIF([.B$2:.B$653];&quot;=&quot;&amp;[.B35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lmyxcdzbthfwonr</text:p>
          </table:table-cell>
          <table:table-cell table:formula="of:=MATCH([.A358];[.A$2:.A$653];0)" office:value-type="float" office:value="357" calcext:value-type="float">
            <text:p>357</text:p>
          </table:table-cell>
          <table:table-cell table:formula="of:=[.B358]-ROW()+1" office:value-type="float" office:value="0" calcext:value-type="float">
            <text:p>0</text:p>
          </table:table-cell>
          <table:table-cell table:formula="of:=IF([.C358]&gt;=0;COUNTIF([.B$2:.B$653];&quot;=&quot;&amp;[.B35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myxcdlbthfwonz</text:p>
          </table:table-cell>
          <table:table-cell table:formula="of:=MATCH([.A359];[.A$2:.A$653];0)" office:value-type="float" office:value="358" calcext:value-type="float">
            <text:p>358</text:p>
          </table:table-cell>
          <table:table-cell table:formula="of:=[.B359]-ROW()+1" office:value-type="float" office:value="0" calcext:value-type="float">
            <text:p>0</text:p>
          </table:table-cell>
          <table:table-cell table:formula="of:=IF([.C359]&gt;=0;COUNTIF([.B$2:.B$653];&quot;=&quot;&amp;[.B35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myocdlbthfwznx</text:p>
          </table:table-cell>
          <table:table-cell table:formula="of:=MATCH([.A360];[.A$2:.A$653];0)" office:value-type="float" office:value="359" calcext:value-type="float">
            <text:p>359</text:p>
          </table:table-cell>
          <table:table-cell table:formula="of:=[.B360]-ROW()+1" office:value-type="float" office:value="0" calcext:value-type="float">
            <text:p>0</text:p>
          </table:table-cell>
          <table:table-cell table:formula="of:=IF([.C360]&gt;=0;COUNTIF([.B$2:.B$653];&quot;=&quot;&amp;[.B36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rmyxczlbthfwonq</text:p>
          </table:table-cell>
          <table:table-cell table:formula="of:=MATCH([.A361];[.A$2:.A$653];0)" office:value-type="float" office:value="360" calcext:value-type="float">
            <text:p>360</text:p>
          </table:table-cell>
          <table:table-cell table:formula="of:=[.B361]-ROW()+1" office:value-type="float" office:value="0" calcext:value-type="float">
            <text:p>0</text:p>
          </table:table-cell>
          <table:table-cell table:formula="of:=IF([.C361]&gt;=0;COUNTIF([.B$2:.B$653];&quot;=&quot;&amp;[.B36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zeviugkjrmyxcqlbthfwond</text:p>
          </table:table-cell>
          <table:table-cell table:formula="of:=MATCH([.A362];[.A$2:.A$653];0)" office:value-type="float" office:value="361" calcext:value-type="float">
            <text:p>361</text:p>
          </table:table-cell>
          <table:table-cell table:formula="of:=[.B362]-ROW()+1" office:value-type="float" office:value="0" calcext:value-type="float">
            <text:p>0</text:p>
          </table:table-cell>
          <table:table-cell table:formula="of:=IF([.C362]&gt;=0;COUNTIF([.B$2:.B$653];&quot;=&quot;&amp;[.B36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spqeviugkjrmyxcdlbthfwona</text:p>
          </table:table-cell>
          <table:table-cell table:formula="of:=MATCH([.A363];[.A$2:.A$653];0)" office:value-type="float" office:value="362" calcext:value-type="float">
            <text:p>362</text:p>
          </table:table-cell>
          <table:table-cell table:formula="of:=[.B363]-ROW()+1" office:value-type="float" office:value="0" calcext:value-type="float">
            <text:p>0</text:p>
          </table:table-cell>
          <table:table-cell table:formula="of:=IF([.C363]&gt;=0;COUNTIF([.B$2:.B$653];&quot;=&quot;&amp;[.B36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zmyxcdrbthfwonl</text:p>
          </table:table-cell>
          <table:table-cell table:formula="of:=MATCH([.A364];[.A$2:.A$653];0)" office:value-type="float" office:value="363" calcext:value-type="float">
            <text:p>363</text:p>
          </table:table-cell>
          <table:table-cell table:formula="of:=[.B364]-ROW()+1" office:value-type="float" office:value="0" calcext:value-type="float">
            <text:p>0</text:p>
          </table:table-cell>
          <table:table-cell table:formula="of:=IF([.C364]&gt;=0;COUNTIF([.B$2:.B$653];&quot;=&quot;&amp;[.B36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zqeviugkjrmyxpdlbthfwonc</text:p>
          </table:table-cell>
          <table:table-cell table:formula="of:=MATCH([.A365];[.A$2:.A$653];0)" office:value-type="float" office:value="364" calcext:value-type="float">
            <text:p>364</text:p>
          </table:table-cell>
          <table:table-cell table:formula="of:=[.B365]-ROW()+1" office:value-type="float" office:value="0" calcext:value-type="float">
            <text:p>0</text:p>
          </table:table-cell>
          <table:table-cell table:formula="of:=IF([.C365]&gt;=0;COUNTIF([.B$2:.B$653];&quot;=&quot;&amp;[.B36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zuikjrmyxcdlbthfwong</text:p>
          </table:table-cell>
          <table:table-cell table:formula="of:=MATCH([.A366];[.A$2:.A$653];0)" office:value-type="float" office:value="365" calcext:value-type="float">
            <text:p>365</text:p>
          </table:table-cell>
          <table:table-cell table:formula="of:=[.B366]-ROW()+1" office:value-type="float" office:value="0" calcext:value-type="float">
            <text:p>0</text:p>
          </table:table-cell>
          <table:table-cell table:formula="of:=IF([.C366]&gt;=0;COUNTIF([.B$2:.B$653];&quot;=&quot;&amp;[.B36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zkrmyxcdlbthfwonj</text:p>
          </table:table-cell>
          <table:table-cell table:formula="of:=MATCH([.A367];[.A$2:.A$653];0)" office:value-type="float" office:value="366" calcext:value-type="float">
            <text:p>366</text:p>
          </table:table-cell>
          <table:table-cell table:formula="of:=[.B367]-ROW()+1" office:value-type="float" office:value="0" calcext:value-type="float">
            <text:p>0</text:p>
          </table:table-cell>
          <table:table-cell table:formula="of:=IF([.C367]&gt;=0;COUNTIF([.B$2:.B$653];&quot;=&quot;&amp;[.B36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viugkjrmyxcdlzthfwons</text:p>
          </table:table-cell>
          <table:table-cell table:formula="of:=MATCH([.A368];[.A$2:.A$653];0)" office:value-type="float" office:value="367" calcext:value-type="float">
            <text:p>367</text:p>
          </table:table-cell>
          <table:table-cell table:formula="of:=[.B368]-ROW()+1" office:value-type="float" office:value="0" calcext:value-type="float">
            <text:p>0</text:p>
          </table:table-cell>
          <table:table-cell table:formula="of:=IF([.C368]&gt;=0;COUNTIF([.B$2:.B$653];&quot;=&quot;&amp;[.B36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myxcdlbzhfwont</text:p>
          </table:table-cell>
          <table:table-cell table:formula="of:=MATCH([.A369];[.A$2:.A$653];0)" office:value-type="float" office:value="368" calcext:value-type="float">
            <text:p>368</text:p>
          </table:table-cell>
          <table:table-cell table:formula="of:=[.B369]-ROW()+1" office:value-type="float" office:value="0" calcext:value-type="float">
            <text:p>0</text:p>
          </table:table-cell>
          <table:table-cell table:formula="of:=IF([.C369]&gt;=0;COUNTIF([.B$2:.B$653];&quot;=&quot;&amp;[.B36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mnxcdlbthfwozy</text:p>
          </table:table-cell>
          <table:table-cell table:formula="of:=MATCH([.A370];[.A$2:.A$653];0)" office:value-type="float" office:value="369" calcext:value-type="float">
            <text:p>369</text:p>
          </table:table-cell>
          <table:table-cell table:formula="of:=[.B370]-ROW()+1" office:value-type="float" office:value="0" calcext:value-type="float">
            <text:p>0</text:p>
          </table:table-cell>
          <table:table-cell table:formula="of:=IF([.C370]&gt;=0;COUNTIF([.B$2:.B$653];&quot;=&quot;&amp;[.B37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fiugkjrmyxcdlbthzwonv</text:p>
          </table:table-cell>
          <table:table-cell table:formula="of:=MATCH([.A371];[.A$2:.A$653];0)" office:value-type="float" office:value="370" calcext:value-type="float">
            <text:p>370</text:p>
          </table:table-cell>
          <table:table-cell table:formula="of:=[.B371]-ROW()+1" office:value-type="float" office:value="0" calcext:value-type="float">
            <text:p>0</text:p>
          </table:table-cell>
          <table:table-cell table:formula="of:=IF([.C371]&gt;=0;COUNTIF([.B$2:.B$653];&quot;=&quot;&amp;[.B37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zviugkjrmyxcdlbthfwone</text:p>
          </table:table-cell>
          <table:table-cell table:formula="of:=MATCH([.A372];[.A$2:.A$653];0)" office:value-type="float" office:value="371" calcext:value-type="float">
            <text:p>371</text:p>
          </table:table-cell>
          <table:table-cell table:formula="of:=[.B372]-ROW()+1" office:value-type="float" office:value="0" calcext:value-type="float">
            <text:p>0</text:p>
          </table:table-cell>
          <table:table-cell table:formula="of:=IF([.C372]&gt;=0;COUNTIF([.B$2:.B$653];&quot;=&quot;&amp;[.B37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myzcdlbthfwxno</text:p>
          </table:table-cell>
          <table:table-cell table:formula="of:=MATCH([.A373];[.A$2:.A$653];0)" office:value-type="float" office:value="372" calcext:value-type="float">
            <text:p>372</text:p>
          </table:table-cell>
          <table:table-cell table:formula="of:=[.B373]-ROW()+1" office:value-type="float" office:value="0" calcext:value-type="float">
            <text:p>0</text:p>
          </table:table-cell>
          <table:table-cell table:formula="of:=IF([.C373]&gt;=0;COUNTIF([.B$2:.B$653];&quot;=&quot;&amp;[.B37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hgkjrmyxcdlbtzfwonu</text:p>
          </table:table-cell>
          <table:table-cell table:formula="of:=MATCH([.A374];[.A$2:.A$653];0)" office:value-type="float" office:value="373" calcext:value-type="float">
            <text:p>373</text:p>
          </table:table-cell>
          <table:table-cell table:formula="of:=[.B374]-ROW()+1" office:value-type="float" office:value="0" calcext:value-type="float">
            <text:p>0</text:p>
          </table:table-cell>
          <table:table-cell table:formula="of:=IF([.C374]&gt;=0;COUNTIF([.B$2:.B$653];&quot;=&quot;&amp;[.B37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mzxcdlbthfwoyn</text:p>
          </table:table-cell>
          <table:table-cell table:formula="of:=MATCH([.A375];[.A$2:.A$653];0)" office:value-type="float" office:value="374" calcext:value-type="float">
            <text:p>374</text:p>
          </table:table-cell>
          <table:table-cell table:formula="of:=[.B375]-ROW()+1" office:value-type="float" office:value="0" calcext:value-type="float">
            <text:p>0</text:p>
          </table:table-cell>
          <table:table-cell table:formula="of:=IF([.C375]&gt;=0;COUNTIF([.B$2:.B$653];&quot;=&quot;&amp;[.B37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myxzdlbthfwonp</text:p>
          </table:table-cell>
          <table:table-cell table:formula="of:=MATCH([.A376];[.A$2:.A$653];0)" office:value-type="float" office:value="375" calcext:value-type="float">
            <text:p>375</text:p>
          </table:table-cell>
          <table:table-cell table:formula="of:=[.B376]-ROW()+1" office:value-type="float" office:value="0" calcext:value-type="float">
            <text:p>0</text:p>
          </table:table-cell>
          <table:table-cell table:formula="of:=IF([.C376]&gt;=0;COUNTIF([.B$2:.B$653];&quot;=&quot;&amp;[.B37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jzrmyxcdlbthfwonk</text:p>
          </table:table-cell>
          <table:table-cell table:formula="of:=MATCH([.A377];[.A$2:.A$653];0)" office:value-type="float" office:value="376" calcext:value-type="float">
            <text:p>376</text:p>
          </table:table-cell>
          <table:table-cell table:formula="of:=[.B377]-ROW()+1" office:value-type="float" office:value="0" calcext:value-type="float">
            <text:p>0</text:p>
          </table:table-cell>
          <table:table-cell table:formula="of:=IF([.C377]&gt;=0;COUNTIF([.B$2:.B$653];&quot;=&quot;&amp;[.B37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igufkjrzyxcdlbthvwonm</text:p>
          </table:table-cell>
          <table:table-cell table:formula="of:=MATCH([.A378];[.A$2:.A$653];0)" office:value-type="float" office:value="377" calcext:value-type="float">
            <text:p>377</text:p>
          </table:table-cell>
          <table:table-cell table:formula="of:=[.B378]-ROW()+1" office:value-type="float" office:value="0" calcext:value-type="float">
            <text:p>0</text:p>
          </table:table-cell>
          <table:table-cell table:formula="of:=IF([.C378]&gt;=0;COUNTIF([.B$2:.B$653];&quot;=&quot;&amp;[.B37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wkjrzyxcdlbthfionm</text:p>
          </table:table-cell>
          <table:table-cell table:formula="of:=MATCH([.A379];[.A$2:.A$653];0)" office:value-type="float" office:value="378" calcext:value-type="float">
            <text:p>378</text:p>
          </table:table-cell>
          <table:table-cell table:formula="of:=[.B379]-ROW()+1" office:value-type="float" office:value="0" calcext:value-type="float">
            <text:p>0</text:p>
          </table:table-cell>
          <table:table-cell table:formula="of:=IF([.C379]&gt;=0;COUNTIF([.B$2:.B$653];&quot;=&quot;&amp;[.B37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ihkjrzyxcdlbtufwonm</text:p>
          </table:table-cell>
          <table:table-cell table:formula="of:=MATCH([.A380];[.A$2:.A$653];0)" office:value-type="float" office:value="379" calcext:value-type="float">
            <text:p>379</text:p>
          </table:table-cell>
          <table:table-cell table:formula="of:=[.B380]-ROW()+1" office:value-type="float" office:value="0" calcext:value-type="float">
            <text:p>0</text:p>
          </table:table-cell>
          <table:table-cell table:formula="of:=IF([.C380]&gt;=0;COUNTIF([.B$2:.B$653];&quot;=&quot;&amp;[.B38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rkjlzyxcdibthfwonm</text:p>
          </table:table-cell>
          <table:table-cell table:formula="of:=MATCH([.A381];[.A$2:.A$653];0)" office:value-type="float" office:value="380" calcext:value-type="float">
            <text:p>380</text:p>
          </table:table-cell>
          <table:table-cell table:formula="of:=[.B381]-ROW()+1" office:value-type="float" office:value="0" calcext:value-type="float">
            <text:p>0</text:p>
          </table:table-cell>
          <table:table-cell table:formula="of:=IF([.C381]&gt;=0;COUNTIF([.B$2:.B$653];&quot;=&quot;&amp;[.B38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mkjriyxcdlbthfwonz</text:p>
          </table:table-cell>
          <table:table-cell table:formula="of:=MATCH([.A382];[.A$2:.A$653];0)" office:value-type="float" office:value="381" calcext:value-type="float">
            <text:p>381</text:p>
          </table:table-cell>
          <table:table-cell table:formula="of:=[.B382]-ROW()+1" office:value-type="float" office:value="0" calcext:value-type="float">
            <text:p>0</text:p>
          </table:table-cell>
          <table:table-cell table:formula="of:=IF([.C382]&gt;=0;COUNTIF([.B$2:.B$653];&quot;=&quot;&amp;[.B38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xkjrzyocdlbthfwinm</text:p>
          </table:table-cell>
          <table:table-cell table:formula="of:=MATCH([.A383];[.A$2:.A$653];0)" office:value-type="float" office:value="382" calcext:value-type="float">
            <text:p>382</text:p>
          </table:table-cell>
          <table:table-cell table:formula="of:=[.B383]-ROW()+1" office:value-type="float" office:value="0" calcext:value-type="float">
            <text:p>0</text:p>
          </table:table-cell>
          <table:table-cell table:formula="of:=IF([.C383]&gt;=0;COUNTIF([.B$2:.B$653];&quot;=&quot;&amp;[.B38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guqkjrzyxcilbthfwonm</text:p>
          </table:table-cell>
          <table:table-cell table:formula="of:=MATCH([.A384];[.A$2:.A$653];0)" office:value-type="float" office:value="383" calcext:value-type="float">
            <text:p>383</text:p>
          </table:table-cell>
          <table:table-cell table:formula="of:=[.B384]-ROW()+1" office:value-type="float" office:value="0" calcext:value-type="float">
            <text:p>0</text:p>
          </table:table-cell>
          <table:table-cell table:formula="of:=IF([.C384]&gt;=0;COUNTIF([.B$2:.B$653];&quot;=&quot;&amp;[.B38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ievgudkjrzyxcqlbthfwonm</text:p>
          </table:table-cell>
          <table:table-cell table:formula="of:=MATCH([.A385];[.A$2:.A$653];0)" office:value-type="float" office:value="384" calcext:value-type="float">
            <text:p>384</text:p>
          </table:table-cell>
          <table:table-cell table:formula="of:=[.B385]-ROW()+1" office:value-type="float" office:value="0" calcext:value-type="float">
            <text:p>0</text:p>
          </table:table-cell>
          <table:table-cell table:formula="of:=IF([.C385]&gt;=0;COUNTIF([.B$2:.B$653];&quot;=&quot;&amp;[.B38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pqevguakjrzyxcdlbthfwonm</text:p>
          </table:table-cell>
          <table:table-cell table:formula="of:=MATCH([.A386];[.A$2:.A$653];0)" office:value-type="float" office:value="385" calcext:value-type="float">
            <text:p>385</text:p>
          </table:table-cell>
          <table:table-cell table:formula="of:=[.B386]-ROW()+1" office:value-type="float" office:value="0" calcext:value-type="float">
            <text:p>0</text:p>
          </table:table-cell>
          <table:table-cell table:formula="of:=IF([.C386]&gt;=0;COUNTIF([.B$2:.B$653];&quot;=&quot;&amp;[.B38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lkjizyxcdrbthfwonm</text:p>
          </table:table-cell>
          <table:table-cell table:formula="of:=MATCH([.A387];[.A$2:.A$653];0)" office:value-type="float" office:value="386" calcext:value-type="float">
            <text:p>386</text:p>
          </table:table-cell>
          <table:table-cell table:formula="of:=[.B387]-ROW()+1" office:value-type="float" office:value="0" calcext:value-type="float">
            <text:p>0</text:p>
          </table:table-cell>
          <table:table-cell table:formula="of:=IF([.C387]&gt;=0;COUNTIF([.B$2:.B$653];&quot;=&quot;&amp;[.B38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qevguckjrzyxpdlbthfwonm</text:p>
          </table:table-cell>
          <table:table-cell table:formula="of:=MATCH([.A388];[.A$2:.A$653];0)" office:value-type="float" office:value="387" calcext:value-type="float">
            <text:p>387</text:p>
          </table:table-cell>
          <table:table-cell table:formula="of:=[.B388]-ROW()+1" office:value-type="float" office:value="0" calcext:value-type="float">
            <text:p>0</text:p>
          </table:table-cell>
          <table:table-cell table:formula="of:=IF([.C388]&gt;=0;COUNTIF([.B$2:.B$653];&quot;=&quot;&amp;[.B38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ikjrzyxcdlbthfwonm</text:p>
          </table:table-cell>
          <table:table-cell table:formula="of:=MATCH([.A389];[.A$2:.A$653];0)" office:value-type="float" office:value="388" calcext:value-type="float">
            <text:p>388</text:p>
          </table:table-cell>
          <table:table-cell table:formula="of:=[.B389]-ROW()+1" office:value-type="float" office:value="0" calcext:value-type="float">
            <text:p>0</text:p>
          </table:table-cell>
          <table:table-cell table:formula="of:=IF([.C389]&gt;=0;COUNTIF([.B$2:.B$653];&quot;=&quot;&amp;[.B38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jikrzyxcdlbthfwonm</text:p>
          </table:table-cell>
          <table:table-cell table:formula="of:=MATCH([.A390];[.A$2:.A$653];0)" office:value-type="float" office:value="389" calcext:value-type="float">
            <text:p>389</text:p>
          </table:table-cell>
          <table:table-cell table:formula="of:=[.B390]-ROW()+1" office:value-type="float" office:value="0" calcext:value-type="float">
            <text:p>0</text:p>
          </table:table-cell>
          <table:table-cell table:formula="of:=IF([.C390]&gt;=0;COUNTIF([.B$2:.B$653];&quot;=&quot;&amp;[.B39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vguskjrzyxcdlithfwonm</text:p>
          </table:table-cell>
          <table:table-cell table:formula="of:=MATCH([.A391];[.A$2:.A$653];0)" office:value-type="float" office:value="390" calcext:value-type="float">
            <text:p>390</text:p>
          </table:table-cell>
          <table:table-cell table:formula="of:=[.B391]-ROW()+1" office:value-type="float" office:value="0" calcext:value-type="float">
            <text:p>0</text:p>
          </table:table-cell>
          <table:table-cell table:formula="of:=IF([.C391]&gt;=0;COUNTIF([.B$2:.B$653];&quot;=&quot;&amp;[.B39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tkjrzyxcdlbihfwonm</text:p>
          </table:table-cell>
          <table:table-cell table:formula="of:=MATCH([.A392];[.A$2:.A$653];0)" office:value-type="float" office:value="391" calcext:value-type="float">
            <text:p>391</text:p>
          </table:table-cell>
          <table:table-cell table:formula="of:=[.B392]-ROW()+1" office:value-type="float" office:value="0" calcext:value-type="float">
            <text:p>0</text:p>
          </table:table-cell>
          <table:table-cell table:formula="of:=IF([.C392]&gt;=0;COUNTIF([.B$2:.B$653];&quot;=&quot;&amp;[.B39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ykjrznxcdlbthfwoim</text:p>
          </table:table-cell>
          <table:table-cell table:formula="of:=MATCH([.A393];[.A$2:.A$653];0)" office:value-type="float" office:value="392" calcext:value-type="float">
            <text:p>392</text:p>
          </table:table-cell>
          <table:table-cell table:formula="of:=[.B393]-ROW()+1" office:value-type="float" office:value="0" calcext:value-type="float">
            <text:p>0</text:p>
          </table:table-cell>
          <table:table-cell table:formula="of:=IF([.C393]&gt;=0;COUNTIF([.B$2:.B$653];&quot;=&quot;&amp;[.B39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fguvkjrzyxcdlbthiwonm</text:p>
          </table:table-cell>
          <table:table-cell table:formula="of:=MATCH([.A394];[.A$2:.A$653];0)" office:value-type="float" office:value="393" calcext:value-type="float">
            <text:p>393</text:p>
          </table:table-cell>
          <table:table-cell table:formula="of:=[.B394]-ROW()+1" office:value-type="float" office:value="0" calcext:value-type="float">
            <text:p>0</text:p>
          </table:table-cell>
          <table:table-cell table:formula="of:=IF([.C394]&gt;=0;COUNTIF([.B$2:.B$653];&quot;=&quot;&amp;[.B39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ivguekjrzyxcdlbthfwonm</text:p>
          </table:table-cell>
          <table:table-cell table:formula="of:=MATCH([.A395];[.A$2:.A$653];0)" office:value-type="float" office:value="394" calcext:value-type="float">
            <text:p>394</text:p>
          </table:table-cell>
          <table:table-cell table:formula="of:=[.B395]-ROW()+1" office:value-type="float" office:value="0" calcext:value-type="float">
            <text:p>0</text:p>
          </table:table-cell>
          <table:table-cell table:formula="of:=IF([.C395]&gt;=0;COUNTIF([.B$2:.B$653];&quot;=&quot;&amp;[.B39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okjrzyicdlbthfwxnm</text:p>
          </table:table-cell>
          <table:table-cell table:formula="of:=MATCH([.A396];[.A$2:.A$653];0)" office:value-type="float" office:value="395" calcext:value-type="float">
            <text:p>395</text:p>
          </table:table-cell>
          <table:table-cell table:formula="of:=[.B396]-ROW()+1" office:value-type="float" office:value="0" calcext:value-type="float">
            <text:p>0</text:p>
          </table:table-cell>
          <table:table-cell table:formula="of:=IF([.C396]&gt;=0;COUNTIF([.B$2:.B$653];&quot;=&quot;&amp;[.B39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hukjrzyxcdlbtifwonm</text:p>
          </table:table-cell>
          <table:table-cell table:formula="of:=MATCH([.A397];[.A$2:.A$653];0)" office:value-type="float" office:value="396" calcext:value-type="float">
            <text:p>396</text:p>
          </table:table-cell>
          <table:table-cell table:formula="of:=[.B397]-ROW()+1" office:value-type="float" office:value="0" calcext:value-type="float">
            <text:p>0</text:p>
          </table:table-cell>
          <table:table-cell table:formula="of:=IF([.C397]&gt;=0;COUNTIF([.B$2:.B$653];&quot;=&quot;&amp;[.B39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nkjrzixcdlbthfwoym</text:p>
          </table:table-cell>
          <table:table-cell table:formula="of:=MATCH([.A398];[.A$2:.A$653];0)" office:value-type="float" office:value="397" calcext:value-type="float">
            <text:p>397</text:p>
          </table:table-cell>
          <table:table-cell table:formula="of:=[.B398]-ROW()+1" office:value-type="float" office:value="0" calcext:value-type="float">
            <text:p>0</text:p>
          </table:table-cell>
          <table:table-cell table:formula="of:=IF([.C398]&gt;=0;COUNTIF([.B$2:.B$653];&quot;=&quot;&amp;[.B39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gupkjrzyxidlbthfwonm</text:p>
          </table:table-cell>
          <table:table-cell table:formula="of:=MATCH([.A399];[.A$2:.A$653];0)" office:value-type="float" office:value="398" calcext:value-type="float">
            <text:p>398</text:p>
          </table:table-cell>
          <table:table-cell table:formula="of:=[.B399]-ROW()+1" office:value-type="float" office:value="0" calcext:value-type="float">
            <text:p>0</text:p>
          </table:table-cell>
          <table:table-cell table:formula="of:=IF([.C399]&gt;=0;COUNTIF([.B$2:.B$653];&quot;=&quot;&amp;[.B39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gukjirzyxcdlbthfwonm</text:p>
          </table:table-cell>
          <table:table-cell table:formula="of:=MATCH([.A400];[.A$2:.A$653];0)" office:value-type="float" office:value="399" calcext:value-type="float">
            <text:p>399</text:p>
          </table:table-cell>
          <table:table-cell table:formula="of:=[.B400]-ROW()+1" office:value-type="float" office:value="0" calcext:value-type="float">
            <text:p>0</text:p>
          </table:table-cell>
          <table:table-cell table:formula="of:=IF([.C400]&gt;=0;COUNTIF([.B$2:.B$653];&quot;=&quot;&amp;[.B40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wiugkjrzyxcdlbthvfonm</text:p>
          </table:table-cell>
          <table:table-cell table:formula="of:=MATCH([.A401];[.A$2:.A$653];0)" office:value-type="float" office:value="400" calcext:value-type="float">
            <text:p>400</text:p>
          </table:table-cell>
          <table:table-cell table:formula="of:=[.B401]-ROW()+1" office:value-type="float" office:value="0" calcext:value-type="float">
            <text:p>0</text:p>
          </table:table-cell>
          <table:table-cell table:formula="of:=IF([.C401]&gt;=0;COUNTIF([.B$2:.B$653];&quot;=&quot;&amp;[.B40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hifgkjrzyxcdlbtuvwonm</text:p>
          </table:table-cell>
          <table:table-cell table:formula="of:=MATCH([.A402];[.A$2:.A$653];0)" office:value-type="float" office:value="401" calcext:value-type="float">
            <text:p>401</text:p>
          </table:table-cell>
          <table:table-cell table:formula="of:=[.B402]-ROW()+1" office:value-type="float" office:value="0" calcext:value-type="float">
            <text:p>0</text:p>
          </table:table-cell>
          <table:table-cell table:formula="of:=IF([.C402]&gt;=0;COUNTIF([.B$2:.B$653];&quot;=&quot;&amp;[.B40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riugkjlzyxcdfbthvwonm</text:p>
          </table:table-cell>
          <table:table-cell table:formula="of:=MATCH([.A403];[.A$2:.A$653];0)" office:value-type="float" office:value="402" calcext:value-type="float">
            <text:p>402</text:p>
          </table:table-cell>
          <table:table-cell table:formula="of:=[.B403]-ROW()+1" office:value-type="float" office:value="0" calcext:value-type="float">
            <text:p>0</text:p>
          </table:table-cell>
          <table:table-cell table:formula="of:=IF([.C403]&gt;=0;COUNTIF([.B$2:.B$653];&quot;=&quot;&amp;[.B40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miugkjrfyxcdlbthvwonz</text:p>
          </table:table-cell>
          <table:table-cell table:formula="of:=MATCH([.A404];[.A$2:.A$653];0)" office:value-type="float" office:value="403" calcext:value-type="float">
            <text:p>403</text:p>
          </table:table-cell>
          <table:table-cell table:formula="of:=[.B404]-ROW()+1" office:value-type="float" office:value="0" calcext:value-type="float">
            <text:p>0</text:p>
          </table:table-cell>
          <table:table-cell table:formula="of:=IF([.C404]&gt;=0;COUNTIF([.B$2:.B$653];&quot;=&quot;&amp;[.B40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xiugkjrzyocdlbthvwfnm</text:p>
          </table:table-cell>
          <table:table-cell table:formula="of:=MATCH([.A405];[.A$2:.A$653];0)" office:value-type="float" office:value="404" calcext:value-type="float">
            <text:p>404</text:p>
          </table:table-cell>
          <table:table-cell table:formula="of:=[.B405]-ROW()+1" office:value-type="float" office:value="0" calcext:value-type="float">
            <text:p>0</text:p>
          </table:table-cell>
          <table:table-cell table:formula="of:=IF([.C405]&gt;=0;COUNTIF([.B$2:.B$653];&quot;=&quot;&amp;[.B40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qiugkjrzyxcflbthvwonm</text:p>
          </table:table-cell>
          <table:table-cell table:formula="of:=MATCH([.A406];[.A$2:.A$653];0)" office:value-type="float" office:value="405" calcext:value-type="float">
            <text:p>405</text:p>
          </table:table-cell>
          <table:table-cell table:formula="of:=[.B406]-ROW()+1" office:value-type="float" office:value="0" calcext:value-type="float">
            <text:p>0</text:p>
          </table:table-cell>
          <table:table-cell table:formula="of:=IF([.C406]&gt;=0;COUNTIF([.B$2:.B$653];&quot;=&quot;&amp;[.B40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fediugkjrzyxcqlbthvwonm</text:p>
          </table:table-cell>
          <table:table-cell table:formula="of:=MATCH([.A407];[.A$2:.A$653];0)" office:value-type="float" office:value="406" calcext:value-type="float">
            <text:p>406</text:p>
          </table:table-cell>
          <table:table-cell table:formula="of:=[.B407]-ROW()+1" office:value-type="float" office:value="0" calcext:value-type="float">
            <text:p>0</text:p>
          </table:table-cell>
          <table:table-cell table:formula="of:=IF([.C407]&gt;=0;COUNTIF([.B$2:.B$653];&quot;=&quot;&amp;[.B40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pqeaiugkjrzyxcdlbthvwonm</text:p>
          </table:table-cell>
          <table:table-cell table:formula="of:=MATCH([.A408];[.A$2:.A$653];0)" office:value-type="float" office:value="407" calcext:value-type="float">
            <text:p>407</text:p>
          </table:table-cell>
          <table:table-cell table:formula="of:=[.B408]-ROW()+1" office:value-type="float" office:value="0" calcext:value-type="float">
            <text:p>0</text:p>
          </table:table-cell>
          <table:table-cell table:formula="of:=IF([.C408]&gt;=0;COUNTIF([.B$2:.B$653];&quot;=&quot;&amp;[.B40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liugkjfzyxcdrbthvwonm</text:p>
          </table:table-cell>
          <table:table-cell table:formula="of:=MATCH([.A409];[.A$2:.A$653];0)" office:value-type="float" office:value="408" calcext:value-type="float">
            <text:p>408</text:p>
          </table:table-cell>
          <table:table-cell table:formula="of:=[.B409]-ROW()+1" office:value-type="float" office:value="0" calcext:value-type="float">
            <text:p>0</text:p>
          </table:table-cell>
          <table:table-cell table:formula="of:=IF([.C409]&gt;=0;COUNTIF([.B$2:.B$653];&quot;=&quot;&amp;[.B40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fqeciugkjrzyxpdlbthvwonm</text:p>
          </table:table-cell>
          <table:table-cell table:formula="of:=MATCH([.A410];[.A$2:.A$653];0)" office:value-type="float" office:value="409" calcext:value-type="float">
            <text:p>409</text:p>
          </table:table-cell>
          <table:table-cell table:formula="of:=[.B410]-ROW()+1" office:value-type="float" office:value="0" calcext:value-type="float">
            <text:p>0</text:p>
          </table:table-cell>
          <table:table-cell table:formula="of:=IF([.C410]&gt;=0;COUNTIF([.B$2:.B$653];&quot;=&quot;&amp;[.B41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gfuikjrzyxcdlbthvwonm</text:p>
          </table:table-cell>
          <table:table-cell table:formula="of:=MATCH([.A411];[.A$2:.A$653];0)" office:value-type="float" office:value="410" calcext:value-type="float">
            <text:p>410</text:p>
          </table:table-cell>
          <table:table-cell table:formula="of:=[.B411]-ROW()+1" office:value-type="float" office:value="0" calcext:value-type="float">
            <text:p>0</text:p>
          </table:table-cell>
          <table:table-cell table:formula="of:=IF([.C411]&gt;=0;COUNTIF([.B$2:.B$653];&quot;=&quot;&amp;[.B41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jiugfkrzyxcdlbthvwonm</text:p>
          </table:table-cell>
          <table:table-cell table:formula="of:=MATCH([.A412];[.A$2:.A$653];0)" office:value-type="float" office:value="411" calcext:value-type="float">
            <text:p>411</text:p>
          </table:table-cell>
          <table:table-cell table:formula="of:=[.B412]-ROW()+1" office:value-type="float" office:value="0" calcext:value-type="float">
            <text:p>0</text:p>
          </table:table-cell>
          <table:table-cell table:formula="of:=IF([.C412]&gt;=0;COUNTIF([.B$2:.B$653];&quot;=&quot;&amp;[.B41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siugkjrzyxcdlfthvwonm</text:p>
          </table:table-cell>
          <table:table-cell table:formula="of:=MATCH([.A413];[.A$2:.A$653];0)" office:value-type="float" office:value="412" calcext:value-type="float">
            <text:p>412</text:p>
          </table:table-cell>
          <table:table-cell table:formula="of:=[.B413]-ROW()+1" office:value-type="float" office:value="0" calcext:value-type="float">
            <text:p>0</text:p>
          </table:table-cell>
          <table:table-cell table:formula="of:=IF([.C413]&gt;=0;COUNTIF([.B$2:.B$653];&quot;=&quot;&amp;[.B41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tiugkjrzyxcdlbfhvwonm</text:p>
          </table:table-cell>
          <table:table-cell table:formula="of:=MATCH([.A414];[.A$2:.A$653];0)" office:value-type="float" office:value="413" calcext:value-type="float">
            <text:p>413</text:p>
          </table:table-cell>
          <table:table-cell table:formula="of:=[.B414]-ROW()+1" office:value-type="float" office:value="0" calcext:value-type="float">
            <text:p>0</text:p>
          </table:table-cell>
          <table:table-cell table:formula="of:=IF([.C414]&gt;=0;COUNTIF([.B$2:.B$653];&quot;=&quot;&amp;[.B41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yiugkjrznxcdlbthvwofm</text:p>
          </table:table-cell>
          <table:table-cell table:formula="of:=MATCH([.A415];[.A$2:.A$653];0)" office:value-type="float" office:value="414" calcext:value-type="float">
            <text:p>414</text:p>
          </table:table-cell>
          <table:table-cell table:formula="of:=[.B415]-ROW()+1" office:value-type="float" office:value="0" calcext:value-type="float">
            <text:p>0</text:p>
          </table:table-cell>
          <table:table-cell table:formula="of:=IF([.C415]&gt;=0;COUNTIF([.B$2:.B$653];&quot;=&quot;&amp;[.B41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fiugkjrzyxcdlbthvwonm</text:p>
          </table:table-cell>
          <table:table-cell table:formula="of:=MATCH([.A416];[.A$2:.A$653];0)" office:value-type="float" office:value="415" calcext:value-type="float">
            <text:p>415</text:p>
          </table:table-cell>
          <table:table-cell table:formula="of:=[.B416]-ROW()+1" office:value-type="float" office:value="0" calcext:value-type="float">
            <text:p>0</text:p>
          </table:table-cell>
          <table:table-cell table:formula="of:=IF([.C416]&gt;=0;COUNTIF([.B$2:.B$653];&quot;=&quot;&amp;[.B41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feiugkjrzyxcdlbthvwonm</text:p>
          </table:table-cell>
          <table:table-cell table:formula="of:=MATCH([.A417];[.A$2:.A$653];0)" office:value-type="float" office:value="416" calcext:value-type="float">
            <text:p>416</text:p>
          </table:table-cell>
          <table:table-cell table:formula="of:=[.B417]-ROW()+1" office:value-type="float" office:value="0" calcext:value-type="float">
            <text:p>0</text:p>
          </table:table-cell>
          <table:table-cell table:formula="of:=IF([.C417]&gt;=0;COUNTIF([.B$2:.B$653];&quot;=&quot;&amp;[.B41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oiugkjrzyfcdlbthvwxnm</text:p>
          </table:table-cell>
          <table:table-cell table:formula="of:=MATCH([.A418];[.A$2:.A$653];0)" office:value-type="float" office:value="417" calcext:value-type="float">
            <text:p>417</text:p>
          </table:table-cell>
          <table:table-cell table:formula="of:=[.B418]-ROW()+1" office:value-type="float" office:value="0" calcext:value-type="float">
            <text:p>0</text:p>
          </table:table-cell>
          <table:table-cell table:formula="of:=IF([.C418]&gt;=0;COUNTIF([.B$2:.B$653];&quot;=&quot;&amp;[.B41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uihgkjrzyxcdlbtfvwonm</text:p>
          </table:table-cell>
          <table:table-cell table:formula="of:=MATCH([.A419];[.A$2:.A$653];0)" office:value-type="float" office:value="418" calcext:value-type="float">
            <text:p>418</text:p>
          </table:table-cell>
          <table:table-cell table:formula="of:=[.B419]-ROW()+1" office:value-type="float" office:value="0" calcext:value-type="float">
            <text:p>0</text:p>
          </table:table-cell>
          <table:table-cell table:formula="of:=IF([.C419]&gt;=0;COUNTIF([.B$2:.B$653];&quot;=&quot;&amp;[.B41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niugkjrzfxcdlbthvwoym</text:p>
          </table:table-cell>
          <table:table-cell table:formula="of:=MATCH([.A420];[.A$2:.A$653];0)" office:value-type="float" office:value="419" calcext:value-type="float">
            <text:p>419</text:p>
          </table:table-cell>
          <table:table-cell table:formula="of:=[.B420]-ROW()+1" office:value-type="float" office:value="0" calcext:value-type="float">
            <text:p>0</text:p>
          </table:table-cell>
          <table:table-cell table:formula="of:=IF([.C420]&gt;=0;COUNTIF([.B$2:.B$653];&quot;=&quot;&amp;[.B42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piugkjrzyxfdlbthvwonm</text:p>
          </table:table-cell>
          <table:table-cell table:formula="of:=MATCH([.A421];[.A$2:.A$653];0)" office:value-type="float" office:value="420" calcext:value-type="float">
            <text:p>420</text:p>
          </table:table-cell>
          <table:table-cell table:formula="of:=[.B421]-ROW()+1" office:value-type="float" office:value="0" calcext:value-type="float">
            <text:p>0</text:p>
          </table:table-cell>
          <table:table-cell table:formula="of:=IF([.C421]&gt;=0;COUNTIF([.B$2:.B$653];&quot;=&quot;&amp;[.B42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kiugjfrzyxcdlbthvwonm</text:p>
          </table:table-cell>
          <table:table-cell table:formula="of:=MATCH([.A422];[.A$2:.A$653];0)" office:value-type="float" office:value="421" calcext:value-type="float">
            <text:p>421</text:p>
          </table:table-cell>
          <table:table-cell table:formula="of:=[.B422]-ROW()+1" office:value-type="float" office:value="0" calcext:value-type="float">
            <text:p>0</text:p>
          </table:table-cell>
          <table:table-cell table:formula="of:=IF([.C422]&gt;=0;COUNTIF([.B$2:.B$653];&quot;=&quot;&amp;[.B42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wgkjrzyxcdlbtufhonm</text:p>
          </table:table-cell>
          <table:table-cell table:formula="of:=MATCH([.A423];[.A$2:.A$653];0)" office:value-type="float" office:value="422" calcext:value-type="float">
            <text:p>422</text:p>
          </table:table-cell>
          <table:table-cell table:formula="of:=[.B423]-ROW()+1" office:value-type="float" office:value="0" calcext:value-type="float">
            <text:p>0</text:p>
          </table:table-cell>
          <table:table-cell table:formula="of:=IF([.C423]&gt;=0;COUNTIF([.B$2:.B$653];&quot;=&quot;&amp;[.B42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lzyxcdwbthfronm</text:p>
          </table:table-cell>
          <table:table-cell table:formula="of:=MATCH([.A424];[.A$2:.A$653];0)" office:value-type="float" office:value="423" calcext:value-type="float">
            <text:p>423</text:p>
          </table:table-cell>
          <table:table-cell table:formula="of:=[.B424]-ROW()+1" office:value-type="float" office:value="0" calcext:value-type="float">
            <text:p>0</text:p>
          </table:table-cell>
          <table:table-cell table:formula="of:=IF([.C424]&gt;=0;COUNTIF([.B$2:.B$653];&quot;=&quot;&amp;[.B42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wyxcdlbthfmonz</text:p>
          </table:table-cell>
          <table:table-cell table:formula="of:=MATCH([.A425];[.A$2:.A$653];0)" office:value-type="float" office:value="424" calcext:value-type="float">
            <text:p>424</text:p>
          </table:table-cell>
          <table:table-cell table:formula="of:=[.B425]-ROW()+1" office:value-type="float" office:value="0" calcext:value-type="float">
            <text:p>0</text:p>
          </table:table-cell>
          <table:table-cell table:formula="of:=IF([.C425]&gt;=0;COUNTIF([.B$2:.B$653];&quot;=&quot;&amp;[.B42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zyocdlbthfxwnm</text:p>
          </table:table-cell>
          <table:table-cell table:formula="of:=MATCH([.A426];[.A$2:.A$653];0)" office:value-type="float" office:value="425" calcext:value-type="float">
            <text:p>425</text:p>
          </table:table-cell>
          <table:table-cell table:formula="of:=[.B426]-ROW()+1" office:value-type="float" office:value="0" calcext:value-type="float">
            <text:p>0</text:p>
          </table:table-cell>
          <table:table-cell table:formula="of:=IF([.C426]&gt;=0;COUNTIF([.B$2:.B$653];&quot;=&quot;&amp;[.B42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rzyxcwlbthfqonm</text:p>
          </table:table-cell>
          <table:table-cell table:formula="of:=MATCH([.A427];[.A$2:.A$653];0)" office:value-type="float" office:value="426" calcext:value-type="float">
            <text:p>426</text:p>
          </table:table-cell>
          <table:table-cell table:formula="of:=[.B427]-ROW()+1" office:value-type="float" office:value="0" calcext:value-type="float">
            <text:p>0</text:p>
          </table:table-cell>
          <table:table-cell table:formula="of:=IF([.C427]&gt;=0;COUNTIF([.B$2:.B$653];&quot;=&quot;&amp;[.B42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weviugkjrzyxcqlbthfdonm</text:p>
          </table:table-cell>
          <table:table-cell table:formula="of:=MATCH([.A428];[.A$2:.A$653];0)" office:value-type="float" office:value="427" calcext:value-type="float">
            <text:p>427</text:p>
          </table:table-cell>
          <table:table-cell table:formula="of:=[.B428]-ROW()+1" office:value-type="float" office:value="0" calcext:value-type="float">
            <text:p>0</text:p>
          </table:table-cell>
          <table:table-cell table:formula="of:=IF([.C428]&gt;=0;COUNTIF([.B$2:.B$653];&quot;=&quot;&amp;[.B42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spqeviugkjrzyxcdlbthfaonm</text:p>
          </table:table-cell>
          <table:table-cell table:formula="of:=MATCH([.A429];[.A$2:.A$653];0)" office:value-type="float" office:value="428" calcext:value-type="float">
            <text:p>428</text:p>
          </table:table-cell>
          <table:table-cell table:formula="of:=[.B429]-ROW()+1" office:value-type="float" office:value="0" calcext:value-type="float">
            <text:p>0</text:p>
          </table:table-cell>
          <table:table-cell table:formula="of:=IF([.C429]&gt;=0;COUNTIF([.B$2:.B$653];&quot;=&quot;&amp;[.B42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wzyxcdrbthflonm</text:p>
          </table:table-cell>
          <table:table-cell table:formula="of:=MATCH([.A430];[.A$2:.A$653];0)" office:value-type="float" office:value="429" calcext:value-type="float">
            <text:p>429</text:p>
          </table:table-cell>
          <table:table-cell table:formula="of:=[.B430]-ROW()+1" office:value-type="float" office:value="0" calcext:value-type="float">
            <text:p>0</text:p>
          </table:table-cell>
          <table:table-cell table:formula="of:=IF([.C430]&gt;=0;COUNTIF([.B$2:.B$653];&quot;=&quot;&amp;[.B43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wqeviugkjrzyxpdlbthfconm</text:p>
          </table:table-cell>
          <table:table-cell table:formula="of:=MATCH([.A431];[.A$2:.A$653];0)" office:value-type="float" office:value="430" calcext:value-type="float">
            <text:p>430</text:p>
          </table:table-cell>
          <table:table-cell table:formula="of:=[.B431]-ROW()+1" office:value-type="float" office:value="0" calcext:value-type="float">
            <text:p>0</text:p>
          </table:table-cell>
          <table:table-cell table:formula="of:=IF([.C431]&gt;=0;COUNTIF([.B$2:.B$653];&quot;=&quot;&amp;[.B43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wuikjrzyxcdlbthfgonm</text:p>
          </table:table-cell>
          <table:table-cell table:formula="of:=MATCH([.A432];[.A$2:.A$653];0)" office:value-type="float" office:value="431" calcext:value-type="float">
            <text:p>431</text:p>
          </table:table-cell>
          <table:table-cell table:formula="of:=[.B432]-ROW()+1" office:value-type="float" office:value="0" calcext:value-type="float">
            <text:p>0</text:p>
          </table:table-cell>
          <table:table-cell table:formula="of:=IF([.C432]&gt;=0;COUNTIF([.B$2:.B$653];&quot;=&quot;&amp;[.B43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wkrzyxcdlbthfjonm</text:p>
          </table:table-cell>
          <table:table-cell table:formula="of:=MATCH([.A433];[.A$2:.A$653];0)" office:value-type="float" office:value="432" calcext:value-type="float">
            <text:p>432</text:p>
          </table:table-cell>
          <table:table-cell table:formula="of:=[.B433]-ROW()+1" office:value-type="float" office:value="0" calcext:value-type="float">
            <text:p>0</text:p>
          </table:table-cell>
          <table:table-cell table:formula="of:=IF([.C433]&gt;=0;COUNTIF([.B$2:.B$653];&quot;=&quot;&amp;[.B43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viugkjrzyxcdlwthfsonm</text:p>
          </table:table-cell>
          <table:table-cell table:formula="of:=MATCH([.A434];[.A$2:.A$653];0)" office:value-type="float" office:value="433" calcext:value-type="float">
            <text:p>433</text:p>
          </table:table-cell>
          <table:table-cell table:formula="of:=[.B434]-ROW()+1" office:value-type="float" office:value="0" calcext:value-type="float">
            <text:p>0</text:p>
          </table:table-cell>
          <table:table-cell table:formula="of:=IF([.C434]&gt;=0;COUNTIF([.B$2:.B$653];&quot;=&quot;&amp;[.B43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zyxcdlbwhftonm</text:p>
          </table:table-cell>
          <table:table-cell table:formula="of:=MATCH([.A435];[.A$2:.A$653];0)" office:value-type="float" office:value="434" calcext:value-type="float">
            <text:p>434</text:p>
          </table:table-cell>
          <table:table-cell table:formula="of:=[.B435]-ROW()+1" office:value-type="float" office:value="0" calcext:value-type="float">
            <text:p>0</text:p>
          </table:table-cell>
          <table:table-cell table:formula="of:=IF([.C435]&gt;=0;COUNTIF([.B$2:.B$653];&quot;=&quot;&amp;[.B43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znxcdlbthfyowm</text:p>
          </table:table-cell>
          <table:table-cell table:formula="of:=MATCH([.A436];[.A$2:.A$653];0)" office:value-type="float" office:value="435" calcext:value-type="float">
            <text:p>435</text:p>
          </table:table-cell>
          <table:table-cell table:formula="of:=[.B436]-ROW()+1" office:value-type="float" office:value="0" calcext:value-type="float">
            <text:p>0</text:p>
          </table:table-cell>
          <table:table-cell table:formula="of:=IF([.C436]&gt;=0;COUNTIF([.B$2:.B$653];&quot;=&quot;&amp;[.B43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fiugkjrzyxcdlbthwvonm</text:p>
          </table:table-cell>
          <table:table-cell table:formula="of:=MATCH([.A437];[.A$2:.A$653];0)" office:value-type="float" office:value="436" calcext:value-type="float">
            <text:p>436</text:p>
          </table:table-cell>
          <table:table-cell table:formula="of:=[.B437]-ROW()+1" office:value-type="float" office:value="0" calcext:value-type="float">
            <text:p>0</text:p>
          </table:table-cell>
          <table:table-cell table:formula="of:=IF([.C437]&gt;=0;COUNTIF([.B$2:.B$653];&quot;=&quot;&amp;[.B43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wviugkjrzyxcdlbthfeonm</text:p>
          </table:table-cell>
          <table:table-cell table:formula="of:=MATCH([.A438];[.A$2:.A$653];0)" office:value-type="float" office:value="437" calcext:value-type="float">
            <text:p>437</text:p>
          </table:table-cell>
          <table:table-cell table:formula="of:=[.B438]-ROW()+1" office:value-type="float" office:value="0" calcext:value-type="float">
            <text:p>0</text:p>
          </table:table-cell>
          <table:table-cell table:formula="of:=IF([.C438]&gt;=0;COUNTIF([.B$2:.B$653];&quot;=&quot;&amp;[.B43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zywcdlbthfoxnm</text:p>
          </table:table-cell>
          <table:table-cell table:formula="of:=MATCH([.A439];[.A$2:.A$653];0)" office:value-type="float" office:value="438" calcext:value-type="float">
            <text:p>438</text:p>
          </table:table-cell>
          <table:table-cell table:formula="of:=[.B439]-ROW()+1" office:value-type="float" office:value="0" calcext:value-type="float">
            <text:p>0</text:p>
          </table:table-cell>
          <table:table-cell table:formula="of:=IF([.C439]&gt;=0;COUNTIF([.B$2:.B$653];&quot;=&quot;&amp;[.B43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hgkjrzyxcdlbtwfuonm</text:p>
          </table:table-cell>
          <table:table-cell table:formula="of:=MATCH([.A440];[.A$2:.A$653];0)" office:value-type="float" office:value="439" calcext:value-type="float">
            <text:p>439</text:p>
          </table:table-cell>
          <table:table-cell table:formula="of:=[.B440]-ROW()+1" office:value-type="float" office:value="0" calcext:value-type="float">
            <text:p>0</text:p>
          </table:table-cell>
          <table:table-cell table:formula="of:=IF([.C440]&gt;=0;COUNTIF([.B$2:.B$653];&quot;=&quot;&amp;[.B44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zwxcdlbthfnoym</text:p>
          </table:table-cell>
          <table:table-cell table:formula="of:=MATCH([.A441];[.A$2:.A$653];0)" office:value-type="float" office:value="440" calcext:value-type="float">
            <text:p>440</text:p>
          </table:table-cell>
          <table:table-cell table:formula="of:=[.B441]-ROW()+1" office:value-type="float" office:value="0" calcext:value-type="float">
            <text:p>0</text:p>
          </table:table-cell>
          <table:table-cell table:formula="of:=IF([.C441]&gt;=0;COUNTIF([.B$2:.B$653];&quot;=&quot;&amp;[.B44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zyxwdlbthfponm</text:p>
          </table:table-cell>
          <table:table-cell table:formula="of:=MATCH([.A442];[.A$2:.A$653];0)" office:value-type="float" office:value="441" calcext:value-type="float">
            <text:p>441</text:p>
          </table:table-cell>
          <table:table-cell table:formula="of:=[.B442]-ROW()+1" office:value-type="float" office:value="0" calcext:value-type="float">
            <text:p>0</text:p>
          </table:table-cell>
          <table:table-cell table:formula="of:=IF([.C442]&gt;=0;COUNTIF([.B$2:.B$653];&quot;=&quot;&amp;[.B44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jwrzyxcdlbthfkonm</text:p>
          </table:table-cell>
          <table:table-cell table:formula="of:=MATCH([.A443];[.A$2:.A$653];0)" office:value-type="float" office:value="442" calcext:value-type="float">
            <text:p>442</text:p>
          </table:table-cell>
          <table:table-cell table:formula="of:=[.B443]-ROW()+1" office:value-type="float" office:value="0" calcext:value-type="float">
            <text:p>0</text:p>
          </table:table-cell>
          <table:table-cell table:formula="of:=IF([.C443]&gt;=0;COUNTIF([.B$2:.B$653];&quot;=&quot;&amp;[.B44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rgkjlzyxcdhbtufwonm</text:p>
          </table:table-cell>
          <table:table-cell table:formula="of:=MATCH([.A444];[.A$2:.A$653];0)" office:value-type="float" office:value="443" calcext:value-type="float">
            <text:p>443</text:p>
          </table:table-cell>
          <table:table-cell table:formula="of:=[.B444]-ROW()+1" office:value-type="float" office:value="0" calcext:value-type="float">
            <text:p>0</text:p>
          </table:table-cell>
          <table:table-cell table:formula="of:=IF([.C444]&gt;=0;COUNTIF([.B$2:.B$653];&quot;=&quot;&amp;[.B44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mgkjrhyxcdlbtufwonz</text:p>
          </table:table-cell>
          <table:table-cell table:formula="of:=MATCH([.A445];[.A$2:.A$653];0)" office:value-type="float" office:value="444" calcext:value-type="float">
            <text:p>444</text:p>
          </table:table-cell>
          <table:table-cell table:formula="of:=[.B445]-ROW()+1" office:value-type="float" office:value="0" calcext:value-type="float">
            <text:p>0</text:p>
          </table:table-cell>
          <table:table-cell table:formula="of:=IF([.C445]&gt;=0;COUNTIF([.B$2:.B$653];&quot;=&quot;&amp;[.B44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xgkjrzyocdlbtufwhnm</text:p>
          </table:table-cell>
          <table:table-cell table:formula="of:=MATCH([.A446];[.A$2:.A$653];0)" office:value-type="float" office:value="445" calcext:value-type="float">
            <text:p>445</text:p>
          </table:table-cell>
          <table:table-cell table:formula="of:=[.B446]-ROW()+1" office:value-type="float" office:value="0" calcext:value-type="float">
            <text:p>0</text:p>
          </table:table-cell>
          <table:table-cell table:formula="of:=IF([.C446]&gt;=0;COUNTIF([.B$2:.B$653];&quot;=&quot;&amp;[.B44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qgkjrzyxchlbtufwonm</text:p>
          </table:table-cell>
          <table:table-cell table:formula="of:=MATCH([.A447];[.A$2:.A$653];0)" office:value-type="float" office:value="446" calcext:value-type="float">
            <text:p>446</text:p>
          </table:table-cell>
          <table:table-cell table:formula="of:=[.B447]-ROW()+1" office:value-type="float" office:value="0" calcext:value-type="float">
            <text:p>0</text:p>
          </table:table-cell>
          <table:table-cell table:formula="of:=IF([.C447]&gt;=0;COUNTIF([.B$2:.B$653];&quot;=&quot;&amp;[.B44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hevidgkjrzyxcqlbtufwonm</text:p>
          </table:table-cell>
          <table:table-cell table:formula="of:=MATCH([.A448];[.A$2:.A$653];0)" office:value-type="float" office:value="447" calcext:value-type="float">
            <text:p>447</text:p>
          </table:table-cell>
          <table:table-cell table:formula="of:=[.B448]-ROW()+1" office:value-type="float" office:value="0" calcext:value-type="float">
            <text:p>0</text:p>
          </table:table-cell>
          <table:table-cell table:formula="of:=IF([.C448]&gt;=0;COUNTIF([.B$2:.B$653];&quot;=&quot;&amp;[.B44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pqeviagkjrzyxcdlbtufwonm</text:p>
          </table:table-cell>
          <table:table-cell table:formula="of:=MATCH([.A449];[.A$2:.A$653];0)" office:value-type="float" office:value="448" calcext:value-type="float">
            <text:p>448</text:p>
          </table:table-cell>
          <table:table-cell table:formula="of:=[.B449]-ROW()+1" office:value-type="float" office:value="0" calcext:value-type="float">
            <text:p>0</text:p>
          </table:table-cell>
          <table:table-cell table:formula="of:=IF([.C449]&gt;=0;COUNTIF([.B$2:.B$653];&quot;=&quot;&amp;[.B44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lgkjhzyxcdrbtufwonm</text:p>
          </table:table-cell>
          <table:table-cell table:formula="of:=MATCH([.A450];[.A$2:.A$653];0)" office:value-type="float" office:value="449" calcext:value-type="float">
            <text:p>449</text:p>
          </table:table-cell>
          <table:table-cell table:formula="of:=[.B450]-ROW()+1" office:value-type="float" office:value="0" calcext:value-type="float">
            <text:p>0</text:p>
          </table:table-cell>
          <table:table-cell table:formula="of:=IF([.C450]&gt;=0;COUNTIF([.B$2:.B$653];&quot;=&quot;&amp;[.B45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qevicgkjrzyxpdlbtufwonm</text:p>
          </table:table-cell>
          <table:table-cell table:formula="of:=MATCH([.A451];[.A$2:.A$653];0)" office:value-type="float" office:value="450" calcext:value-type="float">
            <text:p>450</text:p>
          </table:table-cell>
          <table:table-cell table:formula="of:=[.B451]-ROW()+1" office:value-type="float" office:value="0" calcext:value-type="float">
            <text:p>0</text:p>
          </table:table-cell>
          <table:table-cell table:formula="of:=IF([.C451]&gt;=0;COUNTIF([.B$2:.B$653];&quot;=&quot;&amp;[.B45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hgikjrzyxcdlbtufwonm</text:p>
          </table:table-cell>
          <table:table-cell table:formula="of:=MATCH([.A452];[.A$2:.A$653];0)" office:value-type="float" office:value="451" calcext:value-type="float">
            <text:p>451</text:p>
          </table:table-cell>
          <table:table-cell table:formula="of:=[.B452]-ROW()+1" office:value-type="float" office:value="0" calcext:value-type="float">
            <text:p>0</text:p>
          </table:table-cell>
          <table:table-cell table:formula="of:=IF([.C452]&gt;=0;COUNTIF([.B$2:.B$653];&quot;=&quot;&amp;[.B45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jghkrzyxcdlbtufwonm</text:p>
          </table:table-cell>
          <table:table-cell table:formula="of:=MATCH([.A453];[.A$2:.A$653];0)" office:value-type="float" office:value="452" calcext:value-type="float">
            <text:p>452</text:p>
          </table:table-cell>
          <table:table-cell table:formula="of:=[.B453]-ROW()+1" office:value-type="float" office:value="0" calcext:value-type="float">
            <text:p>0</text:p>
          </table:table-cell>
          <table:table-cell table:formula="of:=IF([.C453]&gt;=0;COUNTIF([.B$2:.B$653];&quot;=&quot;&amp;[.B45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visgkjrzyxcdlhtufwonm</text:p>
          </table:table-cell>
          <table:table-cell table:formula="of:=MATCH([.A454];[.A$2:.A$653];0)" office:value-type="float" office:value="453" calcext:value-type="float">
            <text:p>453</text:p>
          </table:table-cell>
          <table:table-cell table:formula="of:=[.B454]-ROW()+1" office:value-type="float" office:value="0" calcext:value-type="float">
            <text:p>0</text:p>
          </table:table-cell>
          <table:table-cell table:formula="of:=IF([.C454]&gt;=0;COUNTIF([.B$2:.B$653];&quot;=&quot;&amp;[.B45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tgkjrzyxcdlbhufwonm</text:p>
          </table:table-cell>
          <table:table-cell table:formula="of:=MATCH([.A455];[.A$2:.A$653];0)" office:value-type="float" office:value="454" calcext:value-type="float">
            <text:p>454</text:p>
          </table:table-cell>
          <table:table-cell table:formula="of:=[.B455]-ROW()+1" office:value-type="float" office:value="0" calcext:value-type="float">
            <text:p>0</text:p>
          </table:table-cell>
          <table:table-cell table:formula="of:=IF([.C455]&gt;=0;COUNTIF([.B$2:.B$653];&quot;=&quot;&amp;[.B45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ygkjrznxcdlbtufwohm</text:p>
          </table:table-cell>
          <table:table-cell table:formula="of:=MATCH([.A456];[.A$2:.A$653];0)" office:value-type="float" office:value="455" calcext:value-type="float">
            <text:p>455</text:p>
          </table:table-cell>
          <table:table-cell table:formula="of:=[.B456]-ROW()+1" office:value-type="float" office:value="0" calcext:value-type="float">
            <text:p>0</text:p>
          </table:table-cell>
          <table:table-cell table:formula="of:=IF([.C456]&gt;=0;COUNTIF([.B$2:.B$653];&quot;=&quot;&amp;[.B45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fivgkjrzyxcdlbtuhwonm</text:p>
          </table:table-cell>
          <table:table-cell table:formula="of:=MATCH([.A457];[.A$2:.A$653];0)" office:value-type="float" office:value="456" calcext:value-type="float">
            <text:p>456</text:p>
          </table:table-cell>
          <table:table-cell table:formula="of:=[.B457]-ROW()+1" office:value-type="float" office:value="0" calcext:value-type="float">
            <text:p>0</text:p>
          </table:table-cell>
          <table:table-cell table:formula="of:=IF([.C457]&gt;=0;COUNTIF([.B$2:.B$653];&quot;=&quot;&amp;[.B45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hviegkjrzyxcdlbtufwonm</text:p>
          </table:table-cell>
          <table:table-cell table:formula="of:=MATCH([.A458];[.A$2:.A$653];0)" office:value-type="float" office:value="457" calcext:value-type="float">
            <text:p>457</text:p>
          </table:table-cell>
          <table:table-cell table:formula="of:=[.B458]-ROW()+1" office:value-type="float" office:value="0" calcext:value-type="float">
            <text:p>0</text:p>
          </table:table-cell>
          <table:table-cell table:formula="of:=IF([.C458]&gt;=0;COUNTIF([.B$2:.B$653];&quot;=&quot;&amp;[.B45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ogkjrzyhcdlbtufwxnm</text:p>
          </table:table-cell>
          <table:table-cell table:formula="of:=MATCH([.A459];[.A$2:.A$653];0)" office:value-type="float" office:value="458" calcext:value-type="float">
            <text:p>458</text:p>
          </table:table-cell>
          <table:table-cell table:formula="of:=[.B459]-ROW()+1" office:value-type="float" office:value="0" calcext:value-type="float">
            <text:p>0</text:p>
          </table:table-cell>
          <table:table-cell table:formula="of:=IF([.C459]&gt;=0;COUNTIF([.B$2:.B$653];&quot;=&quot;&amp;[.B45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hgkjrzyxcdlbtufwonm</text:p>
          </table:table-cell>
          <table:table-cell table:formula="of:=MATCH([.A460];[.A$2:.A$653];0)" office:value-type="float" office:value="459" calcext:value-type="float">
            <text:p>459</text:p>
          </table:table-cell>
          <table:table-cell table:formula="of:=[.B460]-ROW()+1" office:value-type="float" office:value="0" calcext:value-type="float">
            <text:p>0</text:p>
          </table:table-cell>
          <table:table-cell table:formula="of:=IF([.C460]&gt;=0;COUNTIF([.B$2:.B$653];&quot;=&quot;&amp;[.B46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ngkjrzhxcdlbtufwoym</text:p>
          </table:table-cell>
          <table:table-cell table:formula="of:=MATCH([.A461];[.A$2:.A$653];0)" office:value-type="float" office:value="460" calcext:value-type="float">
            <text:p>460</text:p>
          </table:table-cell>
          <table:table-cell table:formula="of:=[.B461]-ROW()+1" office:value-type="float" office:value="0" calcext:value-type="float">
            <text:p>0</text:p>
          </table:table-cell>
          <table:table-cell table:formula="of:=IF([.C461]&gt;=0;COUNTIF([.B$2:.B$653];&quot;=&quot;&amp;[.B46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pgkjrzyxhdlbtufwonm</text:p>
          </table:table-cell>
          <table:table-cell table:formula="of:=MATCH([.A462];[.A$2:.A$653];0)" office:value-type="float" office:value="461" calcext:value-type="float">
            <text:p>461</text:p>
          </table:table-cell>
          <table:table-cell table:formula="of:=[.B462]-ROW()+1" office:value-type="float" office:value="0" calcext:value-type="float">
            <text:p>0</text:p>
          </table:table-cell>
          <table:table-cell table:formula="of:=IF([.C462]&gt;=0;COUNTIF([.B$2:.B$653];&quot;=&quot;&amp;[.B46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kgjhrzyxcdlbtufwonm</text:p>
          </table:table-cell>
          <table:table-cell table:formula="of:=MATCH([.A463];[.A$2:.A$653];0)" office:value-type="float" office:value="462" calcext:value-type="float">
            <text:p>462</text:p>
          </table:table-cell>
          <table:table-cell table:formula="of:=[.B463]-ROW()+1" office:value-type="float" office:value="0" calcext:value-type="float">
            <text:p>0</text:p>
          </table:table-cell>
          <table:table-cell table:formula="of:=IF([.C463]&gt;=0;COUNTIF([.B$2:.B$653];&quot;=&quot;&amp;[.B46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lryxcdmbthfwonz</text:p>
          </table:table-cell>
          <table:table-cell table:formula="of:=MATCH([.A464];[.A$2:.A$653];0)" office:value-type="float" office:value="463" calcext:value-type="float">
            <text:p>463</text:p>
          </table:table-cell>
          <table:table-cell table:formula="of:=[.B464]-ROW()+1" office:value-type="float" office:value="0" calcext:value-type="float">
            <text:p>0</text:p>
          </table:table-cell>
          <table:table-cell table:formula="of:=IF([.C464]&gt;=0;COUNTIF([.B$2:.B$653];&quot;=&quot;&amp;[.B46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lzyocdxbthfwrnm</text:p>
          </table:table-cell>
          <table:table-cell table:formula="of:=MATCH([.A465];[.A$2:.A$653];0)" office:value-type="float" office:value="464" calcext:value-type="float">
            <text:p>464</text:p>
          </table:table-cell>
          <table:table-cell table:formula="of:=[.B465]-ROW()+1" office:value-type="float" office:value="0" calcext:value-type="float">
            <text:p>0</text:p>
          </table:table-cell>
          <table:table-cell table:formula="of:=IF([.C465]&gt;=0;COUNTIF([.B$2:.B$653];&quot;=&quot;&amp;[.B46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lzyxcrqbthfwonm</text:p>
          </table:table-cell>
          <table:table-cell table:formula="of:=MATCH([.A466];[.A$2:.A$653];0)" office:value-type="float" office:value="465" calcext:value-type="float">
            <text:p>465</text:p>
          </table:table-cell>
          <table:table-cell table:formula="of:=[.B466]-ROW()+1" office:value-type="float" office:value="0" calcext:value-type="float">
            <text:p>0</text:p>
          </table:table-cell>
          <table:table-cell table:formula="of:=IF([.C466]&gt;=0;COUNTIF([.B$2:.B$653];&quot;=&quot;&amp;[.B46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reviugkjlzyxcqdbthfwonm</text:p>
          </table:table-cell>
          <table:table-cell table:formula="of:=MATCH([.A467];[.A$2:.A$653];0)" office:value-type="float" office:value="466" calcext:value-type="float">
            <text:p>466</text:p>
          </table:table-cell>
          <table:table-cell table:formula="of:=[.B467]-ROW()+1" office:value-type="float" office:value="0" calcext:value-type="float">
            <text:p>0</text:p>
          </table:table-cell>
          <table:table-cell table:formula="of:=IF([.C467]&gt;=0;COUNTIF([.B$2:.B$653];&quot;=&quot;&amp;[.B46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pqeviugkjlzyxcdabthfwonm</text:p>
          </table:table-cell>
          <table:table-cell table:formula="of:=MATCH([.A468];[.A$2:.A$653];0)" office:value-type="float" office:value="467" calcext:value-type="float">
            <text:p>467</text:p>
          </table:table-cell>
          <table:table-cell table:formula="of:=[.B468]-ROW()+1" office:value-type="float" office:value="0" calcext:value-type="float">
            <text:p>0</text:p>
          </table:table-cell>
          <table:table-cell table:formula="of:=IF([.C468]&gt;=0;COUNTIF([.B$2:.B$653];&quot;=&quot;&amp;[.B46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lzyxcdrbthfwonm</text:p>
          </table:table-cell>
          <table:table-cell table:formula="of:=MATCH([.A469];[.A$2:.A$653];0)" office:value-type="float" office:value="468" calcext:value-type="float">
            <text:p>468</text:p>
          </table:table-cell>
          <table:table-cell table:formula="of:=[.B469]-ROW()+1" office:value-type="float" office:value="0" calcext:value-type="float">
            <text:p>0</text:p>
          </table:table-cell>
          <table:table-cell table:formula="of:=IF([.C469]&gt;=0;COUNTIF([.B$2:.B$653];&quot;=&quot;&amp;[.B46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rqeviugkjlzyxpdcbthfwonm</text:p>
          </table:table-cell>
          <table:table-cell table:formula="of:=MATCH([.A470];[.A$2:.A$653];0)" office:value-type="float" office:value="469" calcext:value-type="float">
            <text:p>469</text:p>
          </table:table-cell>
          <table:table-cell table:formula="of:=[.B470]-ROW()+1" office:value-type="float" office:value="0" calcext:value-type="float">
            <text:p>0</text:p>
          </table:table-cell>
          <table:table-cell table:formula="of:=IF([.C470]&gt;=0;COUNTIF([.B$2:.B$653];&quot;=&quot;&amp;[.B47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ruikjlzyxcdgbthfwonm</text:p>
          </table:table-cell>
          <table:table-cell table:formula="of:=MATCH([.A471];[.A$2:.A$653];0)" office:value-type="float" office:value="470" calcext:value-type="float">
            <text:p>470</text:p>
          </table:table-cell>
          <table:table-cell table:formula="of:=[.B471]-ROW()+1" office:value-type="float" office:value="0" calcext:value-type="float">
            <text:p>0</text:p>
          </table:table-cell>
          <table:table-cell table:formula="of:=IF([.C471]&gt;=0;COUNTIF([.B$2:.B$653];&quot;=&quot;&amp;[.B47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rklzyxcdjbthfwonm</text:p>
          </table:table-cell>
          <table:table-cell table:formula="of:=MATCH([.A472];[.A$2:.A$653];0)" office:value-type="float" office:value="471" calcext:value-type="float">
            <text:p>471</text:p>
          </table:table-cell>
          <table:table-cell table:formula="of:=[.B472]-ROW()+1" office:value-type="float" office:value="0" calcext:value-type="float">
            <text:p>0</text:p>
          </table:table-cell>
          <table:table-cell table:formula="of:=IF([.C472]&gt;=0;COUNTIF([.B$2:.B$653];&quot;=&quot;&amp;[.B47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viugkjlzyxcdsrthfwonm</text:p>
          </table:table-cell>
          <table:table-cell table:formula="of:=MATCH([.A473];[.A$2:.A$653];0)" office:value-type="float" office:value="472" calcext:value-type="float">
            <text:p>472</text:p>
          </table:table-cell>
          <table:table-cell table:formula="of:=[.B473]-ROW()+1" office:value-type="float" office:value="0" calcext:value-type="float">
            <text:p>0</text:p>
          </table:table-cell>
          <table:table-cell table:formula="of:=IF([.C473]&gt;=0;COUNTIF([.B$2:.B$653];&quot;=&quot;&amp;[.B47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lzyxcdtbrhfwonm</text:p>
          </table:table-cell>
          <table:table-cell table:formula="of:=MATCH([.A474];[.A$2:.A$653];0)" office:value-type="float" office:value="473" calcext:value-type="float">
            <text:p>473</text:p>
          </table:table-cell>
          <table:table-cell table:formula="of:=[.B474]-ROW()+1" office:value-type="float" office:value="0" calcext:value-type="float">
            <text:p>0</text:p>
          </table:table-cell>
          <table:table-cell table:formula="of:=IF([.C474]&gt;=0;COUNTIF([.B$2:.B$653];&quot;=&quot;&amp;[.B47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lznxcdybthfworm</text:p>
          </table:table-cell>
          <table:table-cell table:formula="of:=MATCH([.A475];[.A$2:.A$653];0)" office:value-type="float" office:value="474" calcext:value-type="float">
            <text:p>474</text:p>
          </table:table-cell>
          <table:table-cell table:formula="of:=[.B475]-ROW()+1" office:value-type="float" office:value="0" calcext:value-type="float">
            <text:p>0</text:p>
          </table:table-cell>
          <table:table-cell table:formula="of:=IF([.C475]&gt;=0;COUNTIF([.B$2:.B$653];&quot;=&quot;&amp;[.B47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fiugkjlzyxcdvbthrwonm</text:p>
          </table:table-cell>
          <table:table-cell table:formula="of:=MATCH([.A476];[.A$2:.A$653];0)" office:value-type="float" office:value="475" calcext:value-type="float">
            <text:p>475</text:p>
          </table:table-cell>
          <table:table-cell table:formula="of:=[.B476]-ROW()+1" office:value-type="float" office:value="0" calcext:value-type="float">
            <text:p>0</text:p>
          </table:table-cell>
          <table:table-cell table:formula="of:=IF([.C476]&gt;=0;COUNTIF([.B$2:.B$653];&quot;=&quot;&amp;[.B47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rviugkjlzyxcdebthfwonm</text:p>
          </table:table-cell>
          <table:table-cell table:formula="of:=MATCH([.A477];[.A$2:.A$653];0)" office:value-type="float" office:value="476" calcext:value-type="float">
            <text:p>476</text:p>
          </table:table-cell>
          <table:table-cell table:formula="of:=[.B477]-ROW()+1" office:value-type="float" office:value="0" calcext:value-type="float">
            <text:p>0</text:p>
          </table:table-cell>
          <table:table-cell table:formula="of:=IF([.C477]&gt;=0;COUNTIF([.B$2:.B$653];&quot;=&quot;&amp;[.B47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lzyrcdobthfwxnm</text:p>
          </table:table-cell>
          <table:table-cell table:formula="of:=MATCH([.A478];[.A$2:.A$653];0)" office:value-type="float" office:value="477" calcext:value-type="float">
            <text:p>477</text:p>
          </table:table-cell>
          <table:table-cell table:formula="of:=[.B478]-ROW()+1" office:value-type="float" office:value="0" calcext:value-type="float">
            <text:p>0</text:p>
          </table:table-cell>
          <table:table-cell table:formula="of:=IF([.C478]&gt;=0;COUNTIF([.B$2:.B$653];&quot;=&quot;&amp;[.B47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hgkjlzyxcdubtrfwonm</text:p>
          </table:table-cell>
          <table:table-cell table:formula="of:=MATCH([.A479];[.A$2:.A$653];0)" office:value-type="float" office:value="478" calcext:value-type="float">
            <text:p>478</text:p>
          </table:table-cell>
          <table:table-cell table:formula="of:=[.B479]-ROW()+1" office:value-type="float" office:value="0" calcext:value-type="float">
            <text:p>0</text:p>
          </table:table-cell>
          <table:table-cell table:formula="of:=IF([.C479]&gt;=0;COUNTIF([.B$2:.B$653];&quot;=&quot;&amp;[.B47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lzrxcdnbthfwoym</text:p>
          </table:table-cell>
          <table:table-cell table:formula="of:=MATCH([.A480];[.A$2:.A$653];0)" office:value-type="float" office:value="479" calcext:value-type="float">
            <text:p>479</text:p>
          </table:table-cell>
          <table:table-cell table:formula="of:=[.B480]-ROW()+1" office:value-type="float" office:value="0" calcext:value-type="float">
            <text:p>0</text:p>
          </table:table-cell>
          <table:table-cell table:formula="of:=IF([.C480]&gt;=0;COUNTIF([.B$2:.B$653];&quot;=&quot;&amp;[.B48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lzyxrdpbthfwonm</text:p>
          </table:table-cell>
          <table:table-cell table:formula="of:=MATCH([.A481];[.A$2:.A$653];0)" office:value-type="float" office:value="480" calcext:value-type="float">
            <text:p>480</text:p>
          </table:table-cell>
          <table:table-cell table:formula="of:=[.B481]-ROW()+1" office:value-type="float" office:value="0" calcext:value-type="float">
            <text:p>0</text:p>
          </table:table-cell>
          <table:table-cell table:formula="of:=IF([.C481]&gt;=0;COUNTIF([.B$2:.B$653];&quot;=&quot;&amp;[.B48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jrlzyxcdkbthfwonm</text:p>
          </table:table-cell>
          <table:table-cell table:formula="of:=MATCH([.A482];[.A$2:.A$653];0)" office:value-type="float" office:value="481" calcext:value-type="float">
            <text:p>481</text:p>
          </table:table-cell>
          <table:table-cell table:formula="of:=[.B482]-ROW()+1" office:value-type="float" office:value="0" calcext:value-type="float">
            <text:p>0</text:p>
          </table:table-cell>
          <table:table-cell table:formula="of:=IF([.C482]&gt;=0;COUNTIF([.B$2:.B$653];&quot;=&quot;&amp;[.B48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xyocdlbthfwmnz</text:p>
          </table:table-cell>
          <table:table-cell table:formula="of:=MATCH([.A483];[.A$2:.A$653];0)" office:value-type="float" office:value="482" calcext:value-type="float">
            <text:p>482</text:p>
          </table:table-cell>
          <table:table-cell table:formula="of:=[.B483]-ROW()+1" office:value-type="float" office:value="0" calcext:value-type="float">
            <text:p>0</text:p>
          </table:table-cell>
          <table:table-cell table:formula="of:=IF([.C483]&gt;=0;COUNTIF([.B$2:.B$653];&quot;=&quot;&amp;[.B48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rqyxcmlbthfwonz</text:p>
          </table:table-cell>
          <table:table-cell table:formula="of:=MATCH([.A484];[.A$2:.A$653];0)" office:value-type="float" office:value="483" calcext:value-type="float">
            <text:p>483</text:p>
          </table:table-cell>
          <table:table-cell table:formula="of:=[.B484]-ROW()+1" office:value-type="float" office:value="0" calcext:value-type="float">
            <text:p>0</text:p>
          </table:table-cell>
          <table:table-cell table:formula="of:=IF([.C484]&gt;=0;COUNTIF([.B$2:.B$653];&quot;=&quot;&amp;[.B48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meviugkjrdyxcqlbthfwonz</text:p>
          </table:table-cell>
          <table:table-cell table:formula="of:=MATCH([.A485];[.A$2:.A$653];0)" office:value-type="float" office:value="484" calcext:value-type="float">
            <text:p>484</text:p>
          </table:table-cell>
          <table:table-cell table:formula="of:=[.B485]-ROW()+1" office:value-type="float" office:value="0" calcext:value-type="float">
            <text:p>0</text:p>
          </table:table-cell>
          <table:table-cell table:formula="of:=IF([.C485]&gt;=0;COUNTIF([.B$2:.B$653];&quot;=&quot;&amp;[.B48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pqeviugkjrayxcdlbthfwonz</text:p>
          </table:table-cell>
          <table:table-cell table:formula="of:=MATCH([.A486];[.A$2:.A$653];0)" office:value-type="float" office:value="485" calcext:value-type="float">
            <text:p>485</text:p>
          </table:table-cell>
          <table:table-cell table:formula="of:=[.B486]-ROW()+1" office:value-type="float" office:value="0" calcext:value-type="float">
            <text:p>0</text:p>
          </table:table-cell>
          <table:table-cell table:formula="of:=IF([.C486]&gt;=0;COUNTIF([.B$2:.B$653];&quot;=&quot;&amp;[.B48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mlyxcdrbthfwonz</text:p>
          </table:table-cell>
          <table:table-cell table:formula="of:=MATCH([.A487];[.A$2:.A$653];0)" office:value-type="float" office:value="486" calcext:value-type="float">
            <text:p>486</text:p>
          </table:table-cell>
          <table:table-cell table:formula="of:=[.B487]-ROW()+1" office:value-type="float" office:value="0" calcext:value-type="float">
            <text:p>0</text:p>
          </table:table-cell>
          <table:table-cell table:formula="of:=IF([.C487]&gt;=0;COUNTIF([.B$2:.B$653];&quot;=&quot;&amp;[.B48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mqeviugkjrcyxpdlbthfwonz</text:p>
          </table:table-cell>
          <table:table-cell table:formula="of:=MATCH([.A488];[.A$2:.A$653];0)" office:value-type="float" office:value="487" calcext:value-type="float">
            <text:p>487</text:p>
          </table:table-cell>
          <table:table-cell table:formula="of:=[.B488]-ROW()+1" office:value-type="float" office:value="0" calcext:value-type="float">
            <text:p>0</text:p>
          </table:table-cell>
          <table:table-cell table:formula="of:=IF([.C488]&gt;=0;COUNTIF([.B$2:.B$653];&quot;=&quot;&amp;[.B48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muikjrgyxcdlbthfwonz</text:p>
          </table:table-cell>
          <table:table-cell table:formula="of:=MATCH([.A489];[.A$2:.A$653];0)" office:value-type="float" office:value="488" calcext:value-type="float">
            <text:p>488</text:p>
          </table:table-cell>
          <table:table-cell table:formula="of:=[.B489]-ROW()+1" office:value-type="float" office:value="0" calcext:value-type="float">
            <text:p>0</text:p>
          </table:table-cell>
          <table:table-cell table:formula="of:=IF([.C489]&gt;=0;COUNTIF([.B$2:.B$653];&quot;=&quot;&amp;[.B48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mkrjyxcdlbthfwonz</text:p>
          </table:table-cell>
          <table:table-cell table:formula="of:=MATCH([.A490];[.A$2:.A$653];0)" office:value-type="float" office:value="489" calcext:value-type="float">
            <text:p>489</text:p>
          </table:table-cell>
          <table:table-cell table:formula="of:=[.B490]-ROW()+1" office:value-type="float" office:value="0" calcext:value-type="float">
            <text:p>0</text:p>
          </table:table-cell>
          <table:table-cell table:formula="of:=IF([.C490]&gt;=0;COUNTIF([.B$2:.B$653];&quot;=&quot;&amp;[.B49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viugkjrsyxcdlmthfwonz</text:p>
          </table:table-cell>
          <table:table-cell table:formula="of:=MATCH([.A491];[.A$2:.A$653];0)" office:value-type="float" office:value="490" calcext:value-type="float">
            <text:p>490</text:p>
          </table:table-cell>
          <table:table-cell table:formula="of:=[.B491]-ROW()+1" office:value-type="float" office:value="0" calcext:value-type="float">
            <text:p>0</text:p>
          </table:table-cell>
          <table:table-cell table:formula="of:=IF([.C491]&gt;=0;COUNTIF([.B$2:.B$653];&quot;=&quot;&amp;[.B49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tyxcdlbmhfwonz</text:p>
          </table:table-cell>
          <table:table-cell table:formula="of:=MATCH([.A492];[.A$2:.A$653];0)" office:value-type="float" office:value="491" calcext:value-type="float">
            <text:p>491</text:p>
          </table:table-cell>
          <table:table-cell table:formula="of:=[.B492]-ROW()+1" office:value-type="float" office:value="0" calcext:value-type="float">
            <text:p>0</text:p>
          </table:table-cell>
          <table:table-cell table:formula="of:=IF([.C492]&gt;=0;COUNTIF([.B$2:.B$653];&quot;=&quot;&amp;[.B49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ynxcdlbthfwomz</text:p>
          </table:table-cell>
          <table:table-cell table:formula="of:=MATCH([.A493];[.A$2:.A$653];0)" office:value-type="float" office:value="492" calcext:value-type="float">
            <text:p>492</text:p>
          </table:table-cell>
          <table:table-cell table:formula="of:=[.B493]-ROW()+1" office:value-type="float" office:value="0" calcext:value-type="float">
            <text:p>0</text:p>
          </table:table-cell>
          <table:table-cell table:formula="of:=IF([.C493]&gt;=0;COUNTIF([.B$2:.B$653];&quot;=&quot;&amp;[.B49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fiugkjrvyxcdlbthmwonz</text:p>
          </table:table-cell>
          <table:table-cell table:formula="of:=MATCH([.A494];[.A$2:.A$653];0)" office:value-type="float" office:value="493" calcext:value-type="float">
            <text:p>493</text:p>
          </table:table-cell>
          <table:table-cell table:formula="of:=[.B494]-ROW()+1" office:value-type="float" office:value="0" calcext:value-type="float">
            <text:p>0</text:p>
          </table:table-cell>
          <table:table-cell table:formula="of:=IF([.C494]&gt;=0;COUNTIF([.B$2:.B$653];&quot;=&quot;&amp;[.B49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mviugkjreyxcdlbthfwonz</text:p>
          </table:table-cell>
          <table:table-cell table:formula="of:=MATCH([.A495];[.A$2:.A$653];0)" office:value-type="float" office:value="494" calcext:value-type="float">
            <text:p>494</text:p>
          </table:table-cell>
          <table:table-cell table:formula="of:=[.B495]-ROW()+1" office:value-type="float" office:value="0" calcext:value-type="float">
            <text:p>0</text:p>
          </table:table-cell>
          <table:table-cell table:formula="of:=IF([.C495]&gt;=0;COUNTIF([.B$2:.B$653];&quot;=&quot;&amp;[.B49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oymcdlbthfwxnz</text:p>
          </table:table-cell>
          <table:table-cell table:formula="of:=MATCH([.A496];[.A$2:.A$653];0)" office:value-type="float" office:value="495" calcext:value-type="float">
            <text:p>495</text:p>
          </table:table-cell>
          <table:table-cell table:formula="of:=[.B496]-ROW()+1" office:value-type="float" office:value="0" calcext:value-type="float">
            <text:p>0</text:p>
          </table:table-cell>
          <table:table-cell table:formula="of:=IF([.C496]&gt;=0;COUNTIF([.B$2:.B$653];&quot;=&quot;&amp;[.B49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hgkjruyxcdlbtmfwonz</text:p>
          </table:table-cell>
          <table:table-cell table:formula="of:=MATCH([.A497];[.A$2:.A$653];0)" office:value-type="float" office:value="496" calcext:value-type="float">
            <text:p>496</text:p>
          </table:table-cell>
          <table:table-cell table:formula="of:=[.B497]-ROW()+1" office:value-type="float" office:value="0" calcext:value-type="float">
            <text:p>0</text:p>
          </table:table-cell>
          <table:table-cell table:formula="of:=IF([.C497]&gt;=0;COUNTIF([.B$2:.B$653];&quot;=&quot;&amp;[.B49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nmxcdlbthfwoyz</text:p>
          </table:table-cell>
          <table:table-cell table:formula="of:=MATCH([.A498];[.A$2:.A$653];0)" office:value-type="float" office:value="497" calcext:value-type="float">
            <text:p>497</text:p>
          </table:table-cell>
          <table:table-cell table:formula="of:=[.B498]-ROW()+1" office:value-type="float" office:value="0" calcext:value-type="float">
            <text:p>0</text:p>
          </table:table-cell>
          <table:table-cell table:formula="of:=IF([.C498]&gt;=0;COUNTIF([.B$2:.B$653];&quot;=&quot;&amp;[.B49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pyxmdlbthfwonz</text:p>
          </table:table-cell>
          <table:table-cell table:formula="of:=MATCH([.A499];[.A$2:.A$653];0)" office:value-type="float" office:value="498" calcext:value-type="float">
            <text:p>498</text:p>
          </table:table-cell>
          <table:table-cell table:formula="of:=[.B499]-ROW()+1" office:value-type="float" office:value="0" calcext:value-type="float">
            <text:p>0</text:p>
          </table:table-cell>
          <table:table-cell table:formula="of:=IF([.C499]&gt;=0;COUNTIF([.B$2:.B$653];&quot;=&quot;&amp;[.B49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jmrkyxcdlbthfwonz</text:p>
          </table:table-cell>
          <table:table-cell table:formula="of:=MATCH([.A500];[.A$2:.A$653];0)" office:value-type="float" office:value="499" calcext:value-type="float">
            <text:p>499</text:p>
          </table:table-cell>
          <table:table-cell table:formula="of:=[.B500]-ROW()+1" office:value-type="float" office:value="0" calcext:value-type="float">
            <text:p>0</text:p>
          </table:table-cell>
          <table:table-cell table:formula="of:=IF([.C500]&gt;=0;COUNTIF([.B$2:.B$653];&quot;=&quot;&amp;[.B50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rzyocxlbthfwqnm</text:p>
          </table:table-cell>
          <table:table-cell table:formula="of:=MATCH([.A501];[.A$2:.A$653];0)" office:value-type="float" office:value="500" calcext:value-type="float">
            <text:p>500</text:p>
          </table:table-cell>
          <table:table-cell table:formula="of:=[.B501]-ROW()+1" office:value-type="float" office:value="0" calcext:value-type="float">
            <text:p>0</text:p>
          </table:table-cell>
          <table:table-cell table:formula="of:=IF([.C501]&gt;=0;COUNTIF([.B$2:.B$653];&quot;=&quot;&amp;[.B50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xeviugkjrzyocqlbthfwdnm</text:p>
          </table:table-cell>
          <table:table-cell table:formula="of:=MATCH([.A502];[.A$2:.A$653];0)" office:value-type="float" office:value="501" calcext:value-type="float">
            <text:p>501</text:p>
          </table:table-cell>
          <table:table-cell table:formula="of:=[.B502]-ROW()+1" office:value-type="float" office:value="0" calcext:value-type="float">
            <text:p>0</text:p>
          </table:table-cell>
          <table:table-cell table:formula="of:=IF([.C502]&gt;=0;COUNTIF([.B$2:.B$653];&quot;=&quot;&amp;[.B50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pqeviugkjrzyocdlbthfwanm</text:p>
          </table:table-cell>
          <table:table-cell table:formula="of:=MATCH([.A503];[.A$2:.A$653];0)" office:value-type="float" office:value="502" calcext:value-type="float">
            <text:p>502</text:p>
          </table:table-cell>
          <table:table-cell table:formula="of:=[.B503]-ROW()+1" office:value-type="float" office:value="0" calcext:value-type="float">
            <text:p>0</text:p>
          </table:table-cell>
          <table:table-cell table:formula="of:=IF([.C503]&gt;=0;COUNTIF([.B$2:.B$653];&quot;=&quot;&amp;[.B50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xzyocdrbthfwlnm</text:p>
          </table:table-cell>
          <table:table-cell table:formula="of:=MATCH([.A504];[.A$2:.A$653];0)" office:value-type="float" office:value="503" calcext:value-type="float">
            <text:p>503</text:p>
          </table:table-cell>
          <table:table-cell table:formula="of:=[.B504]-ROW()+1" office:value-type="float" office:value="0" calcext:value-type="float">
            <text:p>0</text:p>
          </table:table-cell>
          <table:table-cell table:formula="of:=IF([.C504]&gt;=0;COUNTIF([.B$2:.B$653];&quot;=&quot;&amp;[.B50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xqeviugkjrzyopdlbthfwcnm</text:p>
          </table:table-cell>
          <table:table-cell table:formula="of:=MATCH([.A505];[.A$2:.A$653];0)" office:value-type="float" office:value="504" calcext:value-type="float">
            <text:p>504</text:p>
          </table:table-cell>
          <table:table-cell table:formula="of:=[.B505]-ROW()+1" office:value-type="float" office:value="0" calcext:value-type="float">
            <text:p>0</text:p>
          </table:table-cell>
          <table:table-cell table:formula="of:=IF([.C505]&gt;=0;COUNTIF([.B$2:.B$653];&quot;=&quot;&amp;[.B50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xuikjrzyocdlbthfwgnm</text:p>
          </table:table-cell>
          <table:table-cell table:formula="of:=MATCH([.A506];[.A$2:.A$653];0)" office:value-type="float" office:value="505" calcext:value-type="float">
            <text:p>505</text:p>
          </table:table-cell>
          <table:table-cell table:formula="of:=[.B506]-ROW()+1" office:value-type="float" office:value="0" calcext:value-type="float">
            <text:p>0</text:p>
          </table:table-cell>
          <table:table-cell table:formula="of:=IF([.C506]&gt;=0;COUNTIF([.B$2:.B$653];&quot;=&quot;&amp;[.B50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xkrzyocdlbthfwjnm</text:p>
          </table:table-cell>
          <table:table-cell table:formula="of:=MATCH([.A507];[.A$2:.A$653];0)" office:value-type="float" office:value="506" calcext:value-type="float">
            <text:p>506</text:p>
          </table:table-cell>
          <table:table-cell table:formula="of:=[.B507]-ROW()+1" office:value-type="float" office:value="0" calcext:value-type="float">
            <text:p>0</text:p>
          </table:table-cell>
          <table:table-cell table:formula="of:=IF([.C507]&gt;=0;COUNTIF([.B$2:.B$653];&quot;=&quot;&amp;[.B50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viugkjrzyocdlxthfwsnm</text:p>
          </table:table-cell>
          <table:table-cell table:formula="of:=MATCH([.A508];[.A$2:.A$653];0)" office:value-type="float" office:value="507" calcext:value-type="float">
            <text:p>507</text:p>
          </table:table-cell>
          <table:table-cell table:formula="of:=[.B508]-ROW()+1" office:value-type="float" office:value="0" calcext:value-type="float">
            <text:p>0</text:p>
          </table:table-cell>
          <table:table-cell table:formula="of:=IF([.C508]&gt;=0;COUNTIF([.B$2:.B$653];&quot;=&quot;&amp;[.B50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zyocdlbxhfwtnm</text:p>
          </table:table-cell>
          <table:table-cell table:formula="of:=MATCH([.A509];[.A$2:.A$653];0)" office:value-type="float" office:value="508" calcext:value-type="float">
            <text:p>508</text:p>
          </table:table-cell>
          <table:table-cell table:formula="of:=[.B509]-ROW()+1" office:value-type="float" office:value="0" calcext:value-type="float">
            <text:p>0</text:p>
          </table:table-cell>
          <table:table-cell table:formula="of:=IF([.C509]&gt;=0;COUNTIF([.B$2:.B$653];&quot;=&quot;&amp;[.B50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znocdlbthfwyxm</text:p>
          </table:table-cell>
          <table:table-cell table:formula="of:=MATCH([.A510];[.A$2:.A$653];0)" office:value-type="float" office:value="509" calcext:value-type="float">
            <text:p>509</text:p>
          </table:table-cell>
          <table:table-cell table:formula="of:=[.B510]-ROW()+1" office:value-type="float" office:value="0" calcext:value-type="float">
            <text:p>0</text:p>
          </table:table-cell>
          <table:table-cell table:formula="of:=IF([.C510]&gt;=0;COUNTIF([.B$2:.B$653];&quot;=&quot;&amp;[.B51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fiugkjrzyocdlbthxwvnm</text:p>
          </table:table-cell>
          <table:table-cell table:formula="of:=MATCH([.A511];[.A$2:.A$653];0)" office:value-type="float" office:value="510" calcext:value-type="float">
            <text:p>510</text:p>
          </table:table-cell>
          <table:table-cell table:formula="of:=[.B511]-ROW()+1" office:value-type="float" office:value="0" calcext:value-type="float">
            <text:p>0</text:p>
          </table:table-cell>
          <table:table-cell table:formula="of:=IF([.C511]&gt;=0;COUNTIF([.B$2:.B$653];&quot;=&quot;&amp;[.B51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xviugkjrzyocdlbthfwenm</text:p>
          </table:table-cell>
          <table:table-cell table:formula="of:=MATCH([.A512];[.A$2:.A$653];0)" office:value-type="float" office:value="511" calcext:value-type="float">
            <text:p>511</text:p>
          </table:table-cell>
          <table:table-cell table:formula="of:=[.B512]-ROW()+1" office:value-type="float" office:value="0" calcext:value-type="float">
            <text:p>0</text:p>
          </table:table-cell>
          <table:table-cell table:formula="of:=IF([.C512]&gt;=0;COUNTIF([.B$2:.B$653];&quot;=&quot;&amp;[.B51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zyocdlbthfwxnm</text:p>
          </table:table-cell>
          <table:table-cell table:formula="of:=MATCH([.A513];[.A$2:.A$653];0)" office:value-type="float" office:value="512" calcext:value-type="float">
            <text:p>512</text:p>
          </table:table-cell>
          <table:table-cell table:formula="of:=[.B513]-ROW()+1" office:value-type="float" office:value="0" calcext:value-type="float">
            <text:p>0</text:p>
          </table:table-cell>
          <table:table-cell table:formula="of:=IF([.C513]&gt;=0;COUNTIF([.B$2:.B$653];&quot;=&quot;&amp;[.B51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hgkjrzyocdlbtxfwunm</text:p>
          </table:table-cell>
          <table:table-cell table:formula="of:=MATCH([.A514];[.A$2:.A$653];0)" office:value-type="float" office:value="513" calcext:value-type="float">
            <text:p>513</text:p>
          </table:table-cell>
          <table:table-cell table:formula="of:=[.B514]-ROW()+1" office:value-type="float" office:value="0" calcext:value-type="float">
            <text:p>0</text:p>
          </table:table-cell>
          <table:table-cell table:formula="of:=IF([.C514]&gt;=0;COUNTIF([.B$2:.B$653];&quot;=&quot;&amp;[.B51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rzxocdlbthfwnym</text:p>
          </table:table-cell>
          <table:table-cell table:formula="of:=MATCH([.A515];[.A$2:.A$653];0)" office:value-type="float" office:value="514" calcext:value-type="float">
            <text:p>514</text:p>
          </table:table-cell>
          <table:table-cell table:formula="of:=[.B515]-ROW()+1" office:value-type="float" office:value="0" calcext:value-type="float">
            <text:p>0</text:p>
          </table:table-cell>
          <table:table-cell table:formula="of:=IF([.C515]&gt;=0;COUNTIF([.B$2:.B$653];&quot;=&quot;&amp;[.B51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rzyoxdlbthfwpnm</text:p>
          </table:table-cell>
          <table:table-cell table:formula="of:=MATCH([.A516];[.A$2:.A$653];0)" office:value-type="float" office:value="515" calcext:value-type="float">
            <text:p>515</text:p>
          </table:table-cell>
          <table:table-cell table:formula="of:=[.B516]-ROW()+1" office:value-type="float" office:value="0" calcext:value-type="float">
            <text:p>0</text:p>
          </table:table-cell>
          <table:table-cell table:formula="of:=IF([.C516]&gt;=0;COUNTIF([.B$2:.B$653];&quot;=&quot;&amp;[.B51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jxrzyocdlbthfwknm</text:p>
          </table:table-cell>
          <table:table-cell table:formula="of:=MATCH([.A517];[.A$2:.A$653];0)" office:value-type="float" office:value="516" calcext:value-type="float">
            <text:p>516</text:p>
          </table:table-cell>
          <table:table-cell table:formula="of:=[.B517]-ROW()+1" office:value-type="float" office:value="0" calcext:value-type="float">
            <text:p>0</text:p>
          </table:table-cell>
          <table:table-cell table:formula="of:=IF([.C517]&gt;=0;COUNTIF([.B$2:.B$653];&quot;=&quot;&amp;[.B51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rzyxcqlbthfwonm</text:p>
          </table:table-cell>
          <table:table-cell table:formula="of:=MATCH([.A518];[.A$2:.A$653];0)" office:value-type="float" office:value="517" calcext:value-type="float">
            <text:p>517</text:p>
          </table:table-cell>
          <table:table-cell table:formula="of:=[.B518]-ROW()+1" office:value-type="float" office:value="0" calcext:value-type="float">
            <text:p>0</text:p>
          </table:table-cell>
          <table:table-cell table:formula="of:=IF([.C518]&gt;=0;COUNTIF([.B$2:.B$653];&quot;=&quot;&amp;[.B51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spdeviugkjrzyxcalbthfwonm</text:p>
          </table:table-cell>
          <table:table-cell table:formula="of:=MATCH([.A519];[.A$2:.A$653];0)" office:value-type="float" office:value="518" calcext:value-type="float">
            <text:p>518</text:p>
          </table:table-cell>
          <table:table-cell table:formula="of:=[.B519]-ROW()+1" office:value-type="float" office:value="0" calcext:value-type="float">
            <text:p>0</text:p>
          </table:table-cell>
          <table:table-cell table:formula="of:=IF([.C519]&gt;=0;COUNTIF([.B$2:.B$653];&quot;=&quot;&amp;[.B51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qzyxclrbthfwonm</text:p>
          </table:table-cell>
          <table:table-cell table:formula="of:=MATCH([.A520];[.A$2:.A$653];0)" office:value-type="float" office:value="519" calcext:value-type="float">
            <text:p>519</text:p>
          </table:table-cell>
          <table:table-cell table:formula="of:=[.B520]-ROW()+1" office:value-type="float" office:value="0" calcext:value-type="float">
            <text:p>0</text:p>
          </table:table-cell>
          <table:table-cell table:formula="of:=IF([.C520]&gt;=0;COUNTIF([.B$2:.B$653];&quot;=&quot;&amp;[.B52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qdeviugkjrzyxpclbthfwonm</text:p>
          </table:table-cell>
          <table:table-cell table:formula="of:=MATCH([.A521];[.A$2:.A$653];0)" office:value-type="float" office:value="520" calcext:value-type="float">
            <text:p>520</text:p>
          </table:table-cell>
          <table:table-cell table:formula="of:=[.B521]-ROW()+1" office:value-type="float" office:value="0" calcext:value-type="float">
            <text:p>0</text:p>
          </table:table-cell>
          <table:table-cell table:formula="of:=IF([.C521]&gt;=0;COUNTIF([.B$2:.B$653];&quot;=&quot;&amp;[.B52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quikjrzyxcglbthfwonm</text:p>
          </table:table-cell>
          <table:table-cell table:formula="of:=MATCH([.A522];[.A$2:.A$653];0)" office:value-type="float" office:value="521" calcext:value-type="float">
            <text:p>521</text:p>
          </table:table-cell>
          <table:table-cell table:formula="of:=[.B522]-ROW()+1" office:value-type="float" office:value="0" calcext:value-type="float">
            <text:p>0</text:p>
          </table:table-cell>
          <table:table-cell table:formula="of:=IF([.C522]&gt;=0;COUNTIF([.B$2:.B$653];&quot;=&quot;&amp;[.B52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qkrzyxcjlbthfwonm</text:p>
          </table:table-cell>
          <table:table-cell table:formula="of:=MATCH([.A523];[.A$2:.A$653];0)" office:value-type="float" office:value="522" calcext:value-type="float">
            <text:p>522</text:p>
          </table:table-cell>
          <table:table-cell table:formula="of:=[.B523]-ROW()+1" office:value-type="float" office:value="0" calcext:value-type="float">
            <text:p>0</text:p>
          </table:table-cell>
          <table:table-cell table:formula="of:=IF([.C523]&gt;=0;COUNTIF([.B$2:.B$653];&quot;=&quot;&amp;[.B52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deviugkjrzyxcslqthfwonm</text:p>
          </table:table-cell>
          <table:table-cell table:formula="of:=MATCH([.A524];[.A$2:.A$653];0)" office:value-type="float" office:value="523" calcext:value-type="float">
            <text:p>523</text:p>
          </table:table-cell>
          <table:table-cell table:formula="of:=[.B524]-ROW()+1" office:value-type="float" office:value="0" calcext:value-type="float">
            <text:p>0</text:p>
          </table:table-cell>
          <table:table-cell table:formula="of:=IF([.C524]&gt;=0;COUNTIF([.B$2:.B$653];&quot;=&quot;&amp;[.B52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rzyxctlbqhfwonm</text:p>
          </table:table-cell>
          <table:table-cell table:formula="of:=MATCH([.A525];[.A$2:.A$653];0)" office:value-type="float" office:value="524" calcext:value-type="float">
            <text:p>524</text:p>
          </table:table-cell>
          <table:table-cell table:formula="of:=[.B525]-ROW()+1" office:value-type="float" office:value="0" calcext:value-type="float">
            <text:p>0</text:p>
          </table:table-cell>
          <table:table-cell table:formula="of:=IF([.C525]&gt;=0;COUNTIF([.B$2:.B$653];&quot;=&quot;&amp;[.B52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rznxcylbthfwoqm</text:p>
          </table:table-cell>
          <table:table-cell table:formula="of:=MATCH([.A526];[.A$2:.A$653];0)" office:value-type="float" office:value="525" calcext:value-type="float">
            <text:p>525</text:p>
          </table:table-cell>
          <table:table-cell table:formula="of:=[.B526]-ROW()+1" office:value-type="float" office:value="0" calcext:value-type="float">
            <text:p>0</text:p>
          </table:table-cell>
          <table:table-cell table:formula="of:=IF([.C526]&gt;=0;COUNTIF([.B$2:.B$653];&quot;=&quot;&amp;[.B52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fiugkjrzyxcvlbthqwonm</text:p>
          </table:table-cell>
          <table:table-cell table:formula="of:=MATCH([.A527];[.A$2:.A$653];0)" office:value-type="float" office:value="526" calcext:value-type="float">
            <text:p>526</text:p>
          </table:table-cell>
          <table:table-cell table:formula="of:=[.B527]-ROW()+1" office:value-type="float" office:value="0" calcext:value-type="float">
            <text:p>0</text:p>
          </table:table-cell>
          <table:table-cell table:formula="of:=IF([.C527]&gt;=0;COUNTIF([.B$2:.B$653];&quot;=&quot;&amp;[.B52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qviugkjrzyxcelbthfwonm</text:p>
          </table:table-cell>
          <table:table-cell table:formula="of:=MATCH([.A528];[.A$2:.A$653];0)" office:value-type="float" office:value="527" calcext:value-type="float">
            <text:p>527</text:p>
          </table:table-cell>
          <table:table-cell table:formula="of:=[.B528]-ROW()+1" office:value-type="float" office:value="0" calcext:value-type="float">
            <text:p>0</text:p>
          </table:table-cell>
          <table:table-cell table:formula="of:=IF([.C528]&gt;=0;COUNTIF([.B$2:.B$653];&quot;=&quot;&amp;[.B52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rzyqcolbthfwxnm</text:p>
          </table:table-cell>
          <table:table-cell table:formula="of:=MATCH([.A529];[.A$2:.A$653];0)" office:value-type="float" office:value="528" calcext:value-type="float">
            <text:p>528</text:p>
          </table:table-cell>
          <table:table-cell table:formula="of:=[.B529]-ROW()+1" office:value-type="float" office:value="0" calcext:value-type="float">
            <text:p>0</text:p>
          </table:table-cell>
          <table:table-cell table:formula="of:=IF([.C529]&gt;=0;COUNTIF([.B$2:.B$653];&quot;=&quot;&amp;[.B52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hgkjrzyxculbtqfwonm</text:p>
          </table:table-cell>
          <table:table-cell table:formula="of:=MATCH([.A530];[.A$2:.A$653];0)" office:value-type="float" office:value="529" calcext:value-type="float">
            <text:p>529</text:p>
          </table:table-cell>
          <table:table-cell table:formula="of:=[.B530]-ROW()+1" office:value-type="float" office:value="0" calcext:value-type="float">
            <text:p>0</text:p>
          </table:table-cell>
          <table:table-cell table:formula="of:=IF([.C530]&gt;=0;COUNTIF([.B$2:.B$653];&quot;=&quot;&amp;[.B53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kjrzqxcnlbthfwoym</text:p>
          </table:table-cell>
          <table:table-cell table:formula="of:=MATCH([.A531];[.A$2:.A$653];0)" office:value-type="float" office:value="530" calcext:value-type="float">
            <text:p>530</text:p>
          </table:table-cell>
          <table:table-cell table:formula="of:=[.B531]-ROW()+1" office:value-type="float" office:value="0" calcext:value-type="float">
            <text:p>0</text:p>
          </table:table-cell>
          <table:table-cell table:formula="of:=IF([.C531]&gt;=0;COUNTIF([.B$2:.B$653];&quot;=&quot;&amp;[.B53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deviugkjrzyxqplbthfwonm</text:p>
          </table:table-cell>
          <table:table-cell table:formula="of:=MATCH([.A532];[.A$2:.A$653];0)" office:value-type="float" office:value="531" calcext:value-type="float">
            <text:p>531</text:p>
          </table:table-cell>
          <table:table-cell table:formula="of:=[.B532]-ROW()+1" office:value-type="float" office:value="0" calcext:value-type="float">
            <text:p>0</text:p>
          </table:table-cell>
          <table:table-cell table:formula="of:=IF([.C532]&gt;=0;COUNTIF([.B$2:.B$653];&quot;=&quot;&amp;[.B53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deviugjqrzyxcklbthfwonm</text:p>
          </table:table-cell>
          <table:table-cell table:formula="of:=MATCH([.A533];[.A$2:.A$653];0)" office:value-type="float" office:value="532" calcext:value-type="float">
            <text:p>532</text:p>
          </table:table-cell>
          <table:table-cell table:formula="of:=[.B533]-ROW()+1" office:value-type="float" office:value="0" calcext:value-type="float">
            <text:p>0</text:p>
          </table:table-cell>
          <table:table-cell table:formula="of:=IF([.C533]&gt;=0;COUNTIF([.B$2:.B$653];&quot;=&quot;&amp;[.B53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paeviugkjrzyxcqlbthfwonm</text:p>
          </table:table-cell>
          <table:table-cell table:formula="of:=MATCH([.A534];[.A$2:.A$653];0)" office:value-type="float" office:value="533" calcext:value-type="float">
            <text:p>533</text:p>
          </table:table-cell>
          <table:table-cell table:formula="of:=[.B534]-ROW()+1" office:value-type="float" office:value="0" calcext:value-type="float">
            <text:p>0</text:p>
          </table:table-cell>
          <table:table-cell table:formula="of:=IF([.C534]&gt;=0;COUNTIF([.B$2:.B$653];&quot;=&quot;&amp;[.B53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leviugkjdzyxcqrbthfwonm</text:p>
          </table:table-cell>
          <table:table-cell table:formula="of:=MATCH([.A535];[.A$2:.A$653];0)" office:value-type="float" office:value="534" calcext:value-type="float">
            <text:p>534</text:p>
          </table:table-cell>
          <table:table-cell table:formula="of:=[.B535]-ROW()+1" office:value-type="float" office:value="0" calcext:value-type="float">
            <text:p>0</text:p>
          </table:table-cell>
          <table:table-cell table:formula="of:=IF([.C535]&gt;=0;COUNTIF([.B$2:.B$653];&quot;=&quot;&amp;[.B53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dceviugkjrzyxpqlbthfwonm</text:p>
          </table:table-cell>
          <table:table-cell table:formula="of:=MATCH([.A536];[.A$2:.A$653];0)" office:value-type="float" office:value="535" calcext:value-type="float">
            <text:p>535</text:p>
          </table:table-cell>
          <table:table-cell table:formula="of:=[.B536]-ROW()+1" office:value-type="float" office:value="0" calcext:value-type="float">
            <text:p>0</text:p>
          </table:table-cell>
          <table:table-cell table:formula="of:=IF([.C536]&gt;=0;COUNTIF([.B$2:.B$653];&quot;=&quot;&amp;[.B53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gevduikjrzyxcqlbthfwonm</text:p>
          </table:table-cell>
          <table:table-cell table:formula="of:=MATCH([.A537];[.A$2:.A$653];0)" office:value-type="float" office:value="536" calcext:value-type="float">
            <text:p>536</text:p>
          </table:table-cell>
          <table:table-cell table:formula="of:=[.B537]-ROW()+1" office:value-type="float" office:value="0" calcext:value-type="float">
            <text:p>0</text:p>
          </table:table-cell>
          <table:table-cell table:formula="of:=IF([.C537]&gt;=0;COUNTIF([.B$2:.B$653];&quot;=&quot;&amp;[.B53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jeviugdkrzyxcqlbthfwonm</text:p>
          </table:table-cell>
          <table:table-cell table:formula="of:=MATCH([.A538];[.A$2:.A$653];0)" office:value-type="float" office:value="537" calcext:value-type="float">
            <text:p>537</text:p>
          </table:table-cell>
          <table:table-cell table:formula="of:=[.B538]-ROW()+1" office:value-type="float" office:value="0" calcext:value-type="float">
            <text:p>0</text:p>
          </table:table-cell>
          <table:table-cell table:formula="of:=IF([.C538]&gt;=0;COUNTIF([.B$2:.B$653];&quot;=&quot;&amp;[.B53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seviugkjrzyxcqldthfwonm</text:p>
          </table:table-cell>
          <table:table-cell table:formula="of:=MATCH([.A539];[.A$2:.A$653];0)" office:value-type="float" office:value="538" calcext:value-type="float">
            <text:p>538</text:p>
          </table:table-cell>
          <table:table-cell table:formula="of:=[.B539]-ROW()+1" office:value-type="float" office:value="0" calcext:value-type="float">
            <text:p>0</text:p>
          </table:table-cell>
          <table:table-cell table:formula="of:=IF([.C539]&gt;=0;COUNTIF([.B$2:.B$653];&quot;=&quot;&amp;[.B53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teviugkjrzyxcqlbdhfwonm</text:p>
          </table:table-cell>
          <table:table-cell table:formula="of:=MATCH([.A540];[.A$2:.A$653];0)" office:value-type="float" office:value="539" calcext:value-type="float">
            <text:p>539</text:p>
          </table:table-cell>
          <table:table-cell table:formula="of:=[.B540]-ROW()+1" office:value-type="float" office:value="0" calcext:value-type="float">
            <text:p>0</text:p>
          </table:table-cell>
          <table:table-cell table:formula="of:=IF([.C540]&gt;=0;COUNTIF([.B$2:.B$653];&quot;=&quot;&amp;[.B54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yeviugkjrznxcqlbthfwodm</text:p>
          </table:table-cell>
          <table:table-cell table:formula="of:=MATCH([.A541];[.A$2:.A$653];0)" office:value-type="float" office:value="540" calcext:value-type="float">
            <text:p>540</text:p>
          </table:table-cell>
          <table:table-cell table:formula="of:=[.B541]-ROW()+1" office:value-type="float" office:value="0" calcext:value-type="float">
            <text:p>0</text:p>
          </table:table-cell>
          <table:table-cell table:formula="of:=IF([.C541]&gt;=0;COUNTIF([.B$2:.B$653];&quot;=&quot;&amp;[.B54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vefiugkjrzyxcqlbthdwonm</text:p>
          </table:table-cell>
          <table:table-cell table:formula="of:=MATCH([.A542];[.A$2:.A$653];0)" office:value-type="float" office:value="541" calcext:value-type="float">
            <text:p>541</text:p>
          </table:table-cell>
          <table:table-cell table:formula="of:=[.B542]-ROW()+1" office:value-type="float" office:value="0" calcext:value-type="float">
            <text:p>0</text:p>
          </table:table-cell>
          <table:table-cell table:formula="of:=IF([.C542]&gt;=0;COUNTIF([.B$2:.B$653];&quot;=&quot;&amp;[.B54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edviugkjrzyxcqlbthfwonm</text:p>
          </table:table-cell>
          <table:table-cell table:formula="of:=MATCH([.A543];[.A$2:.A$653];0)" office:value-type="float" office:value="542" calcext:value-type="float">
            <text:p>542</text:p>
          </table:table-cell>
          <table:table-cell table:formula="of:=[.B543]-ROW()+1" office:value-type="float" office:value="0" calcext:value-type="float">
            <text:p>0</text:p>
          </table:table-cell>
          <table:table-cell table:formula="of:=IF([.C543]&gt;=0;COUNTIF([.B$2:.B$653];&quot;=&quot;&amp;[.B54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oeviugkjrzydcqlbthfwxnm</text:p>
          </table:table-cell>
          <table:table-cell table:formula="of:=MATCH([.A544];[.A$2:.A$653];0)" office:value-type="float" office:value="543" calcext:value-type="float">
            <text:p>543</text:p>
          </table:table-cell>
          <table:table-cell table:formula="of:=[.B544]-ROW()+1" office:value-type="float" office:value="0" calcext:value-type="float">
            <text:p>0</text:p>
          </table:table-cell>
          <table:table-cell table:formula="of:=IF([.C544]&gt;=0;COUNTIF([.B$2:.B$653];&quot;=&quot;&amp;[.B54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uevihgkjrzyxcqlbtdfwonm</text:p>
          </table:table-cell>
          <table:table-cell table:formula="of:=MATCH([.A545];[.A$2:.A$653];0)" office:value-type="float" office:value="544" calcext:value-type="float">
            <text:p>544</text:p>
          </table:table-cell>
          <table:table-cell table:formula="of:=[.B545]-ROW()+1" office:value-type="float" office:value="0" calcext:value-type="float">
            <text:p>0</text:p>
          </table:table-cell>
          <table:table-cell table:formula="of:=IF([.C545]&gt;=0;COUNTIF([.B$2:.B$653];&quot;=&quot;&amp;[.B54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neviugkjrzdxcqlbthfwoym</text:p>
          </table:table-cell>
          <table:table-cell table:formula="of:=MATCH([.A546];[.A$2:.A$653];0)" office:value-type="float" office:value="545" calcext:value-type="float">
            <text:p>545</text:p>
          </table:table-cell>
          <table:table-cell table:formula="of:=[.B546]-ROW()+1" office:value-type="float" office:value="0" calcext:value-type="float">
            <text:p>0</text:p>
          </table:table-cell>
          <table:table-cell table:formula="of:=IF([.C546]&gt;=0;COUNTIF([.B$2:.B$653];&quot;=&quot;&amp;[.B54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peviugkjrzyxdqlbthfwonm</text:p>
          </table:table-cell>
          <table:table-cell table:formula="of:=MATCH([.A547];[.A$2:.A$653];0)" office:value-type="float" office:value="546" calcext:value-type="float">
            <text:p>546</text:p>
          </table:table-cell>
          <table:table-cell table:formula="of:=[.B547]-ROW()+1" office:value-type="float" office:value="0" calcext:value-type="float">
            <text:p>0</text:p>
          </table:table-cell>
          <table:table-cell table:formula="of:=IF([.C547]&gt;=0;COUNTIF([.B$2:.B$653];&quot;=&quot;&amp;[.B54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keviugjdrzyxcqlbthfwonm</text:p>
          </table:table-cell>
          <table:table-cell table:formula="of:=MATCH([.A548];[.A$2:.A$653];0)" office:value-type="float" office:value="547" calcext:value-type="float">
            <text:p>547</text:p>
          </table:table-cell>
          <table:table-cell table:formula="of:=[.B548]-ROW()+1" office:value-type="float" office:value="0" calcext:value-type="float">
            <text:p>0</text:p>
          </table:table-cell>
          <table:table-cell table:formula="of:=IF([.C548]&gt;=0;COUNTIF([.B$2:.B$653];&quot;=&quot;&amp;[.B54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pqeviugkjazyxcdrbthfwonm</text:p>
          </table:table-cell>
          <table:table-cell table:formula="of:=MATCH([.A549];[.A$2:.A$653];0)" office:value-type="float" office:value="548" calcext:value-type="float">
            <text:p>548</text:p>
          </table:table-cell>
          <table:table-cell table:formula="of:=[.B549]-ROW()+1" office:value-type="float" office:value="0" calcext:value-type="float">
            <text:p>0</text:p>
          </table:table-cell>
          <table:table-cell table:formula="of:=IF([.C549]&gt;=0;COUNTIF([.B$2:.B$653];&quot;=&quot;&amp;[.B54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qeviugkjrzyxpdlbthfwonm</text:p>
          </table:table-cell>
          <table:table-cell table:formula="of:=MATCH([.A550];[.A$2:.A$653];0)" office:value-type="float" office:value="549" calcext:value-type="float">
            <text:p>549</text:p>
          </table:table-cell>
          <table:table-cell table:formula="of:=[.B550]-ROW()+1" office:value-type="float" office:value="0" calcext:value-type="float">
            <text:p>0</text:p>
          </table:table-cell>
          <table:table-cell table:formula="of:=IF([.C550]&gt;=0;COUNTIF([.B$2:.B$653];&quot;=&quot;&amp;[.B55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pqevauikjrzyxcdlbthfwonm</text:p>
          </table:table-cell>
          <table:table-cell table:formula="of:=MATCH([.A551];[.A$2:.A$653];0)" office:value-type="float" office:value="550" calcext:value-type="float">
            <text:p>550</text:p>
          </table:table-cell>
          <table:table-cell table:formula="of:=[.B551]-ROW()+1" office:value-type="float" office:value="0" calcext:value-type="float">
            <text:p>0</text:p>
          </table:table-cell>
          <table:table-cell table:formula="of:=IF([.C551]&gt;=0;COUNTIF([.B$2:.B$653];&quot;=&quot;&amp;[.B55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pqeviugakrzyxcdlbthfwonm</text:p>
          </table:table-cell>
          <table:table-cell table:formula="of:=MATCH([.A552];[.A$2:.A$653];0)" office:value-type="float" office:value="551" calcext:value-type="float">
            <text:p>551</text:p>
          </table:table-cell>
          <table:table-cell table:formula="of:=[.B552]-ROW()+1" office:value-type="float" office:value="0" calcext:value-type="float">
            <text:p>0</text:p>
          </table:table-cell>
          <table:table-cell table:formula="of:=IF([.C552]&gt;=0;COUNTIF([.B$2:.B$653];&quot;=&quot;&amp;[.B55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pqeviugkjrzyxcdlathfwonm</text:p>
          </table:table-cell>
          <table:table-cell table:formula="of:=MATCH([.A553];[.A$2:.A$653];0)" office:value-type="float" office:value="552" calcext:value-type="float">
            <text:p>552</text:p>
          </table:table-cell>
          <table:table-cell table:formula="of:=[.B553]-ROW()+1" office:value-type="float" office:value="0" calcext:value-type="float">
            <text:p>0</text:p>
          </table:table-cell>
          <table:table-cell table:formula="of:=IF([.C553]&gt;=0;COUNTIF([.B$2:.B$653];&quot;=&quot;&amp;[.B55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pqeviugkjrzyxcdlbahfwonm</text:p>
          </table:table-cell>
          <table:table-cell table:formula="of:=MATCH([.A554];[.A$2:.A$653];0)" office:value-type="float" office:value="553" calcext:value-type="float">
            <text:p>553</text:p>
          </table:table-cell>
          <table:table-cell table:formula="of:=[.B554]-ROW()+1" office:value-type="float" office:value="0" calcext:value-type="float">
            <text:p>0</text:p>
          </table:table-cell>
          <table:table-cell table:formula="of:=IF([.C554]&gt;=0;COUNTIF([.B$2:.B$653];&quot;=&quot;&amp;[.B55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spqeviugkjrznxcdlbthfwoam</text:p>
          </table:table-cell>
          <table:table-cell table:formula="of:=MATCH([.A555];[.A$2:.A$653];0)" office:value-type="float" office:value="554" calcext:value-type="float">
            <text:p>554</text:p>
          </table:table-cell>
          <table:table-cell table:formula="of:=[.B555]-ROW()+1" office:value-type="float" office:value="0" calcext:value-type="float">
            <text:p>0</text:p>
          </table:table-cell>
          <table:table-cell table:formula="of:=IF([.C555]&gt;=0;COUNTIF([.B$2:.B$653];&quot;=&quot;&amp;[.B55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pqefiugkjrzyxcdlbthawonm</text:p>
          </table:table-cell>
          <table:table-cell table:formula="of:=MATCH([.A556];[.A$2:.A$653];0)" office:value-type="float" office:value="555" calcext:value-type="float">
            <text:p>555</text:p>
          </table:table-cell>
          <table:table-cell table:formula="of:=[.B556]-ROW()+1" office:value-type="float" office:value="0" calcext:value-type="float">
            <text:p>0</text:p>
          </table:table-cell>
          <table:table-cell table:formula="of:=IF([.C556]&gt;=0;COUNTIF([.B$2:.B$653];&quot;=&quot;&amp;[.B55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qaviugkjrzyxcdlbthfwonm</text:p>
          </table:table-cell>
          <table:table-cell table:formula="of:=MATCH([.A557];[.A$2:.A$653];0)" office:value-type="float" office:value="556" calcext:value-type="float">
            <text:p>556</text:p>
          </table:table-cell>
          <table:table-cell table:formula="of:=[.B557]-ROW()+1" office:value-type="float" office:value="0" calcext:value-type="float">
            <text:p>0</text:p>
          </table:table-cell>
          <table:table-cell table:formula="of:=IF([.C557]&gt;=0;COUNTIF([.B$2:.B$653];&quot;=&quot;&amp;[.B55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pqeviugkjrzyacdlbthfwxnm</text:p>
          </table:table-cell>
          <table:table-cell table:formula="of:=MATCH([.A558];[.A$2:.A$653];0)" office:value-type="float" office:value="557" calcext:value-type="float">
            <text:p>557</text:p>
          </table:table-cell>
          <table:table-cell table:formula="of:=[.B558]-ROW()+1" office:value-type="float" office:value="0" calcext:value-type="float">
            <text:p>0</text:p>
          </table:table-cell>
          <table:table-cell table:formula="of:=IF([.C558]&gt;=0;COUNTIF([.B$2:.B$653];&quot;=&quot;&amp;[.B55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pqevihgkjrzyxcdlbtafwonm</text:p>
          </table:table-cell>
          <table:table-cell table:formula="of:=MATCH([.A559];[.A$2:.A$653];0)" office:value-type="float" office:value="558" calcext:value-type="float">
            <text:p>558</text:p>
          </table:table-cell>
          <table:table-cell table:formula="of:=[.B559]-ROW()+1" office:value-type="float" office:value="0" calcext:value-type="float">
            <text:p>0</text:p>
          </table:table-cell>
          <table:table-cell table:formula="of:=IF([.C559]&gt;=0;COUNTIF([.B$2:.B$653];&quot;=&quot;&amp;[.B55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pqeviugkjrzaxcdlbthfwoym</text:p>
          </table:table-cell>
          <table:table-cell table:formula="of:=MATCH([.A560];[.A$2:.A$653];0)" office:value-type="float" office:value="559" calcext:value-type="float">
            <text:p>559</text:p>
          </table:table-cell>
          <table:table-cell table:formula="of:=[.B560]-ROW()+1" office:value-type="float" office:value="0" calcext:value-type="float">
            <text:p>0</text:p>
          </table:table-cell>
          <table:table-cell table:formula="of:=IF([.C560]&gt;=0;COUNTIF([.B$2:.B$653];&quot;=&quot;&amp;[.B56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cqeviugkjrzyxadlbthfwonm</text:p>
          </table:table-cell>
          <table:table-cell table:formula="of:=MATCH([.A561];[.A$2:.A$653];0)" office:value-type="float" office:value="560" calcext:value-type="float">
            <text:p>560</text:p>
          </table:table-cell>
          <table:table-cell table:formula="of:=[.B561]-ROW()+1" office:value-type="float" office:value="0" calcext:value-type="float">
            <text:p>0</text:p>
          </table:table-cell>
          <table:table-cell table:formula="of:=IF([.C561]&gt;=0;COUNTIF([.B$2:.B$653];&quot;=&quot;&amp;[.B56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spqeviugjarzyxcdlbthfwonm</text:p>
          </table:table-cell>
          <table:table-cell table:formula="of:=MATCH([.A562];[.A$2:.A$653];0)" office:value-type="float" office:value="561" calcext:value-type="float">
            <text:p>561</text:p>
          </table:table-cell>
          <table:table-cell table:formula="of:=[.B562]-ROW()+1" office:value-type="float" office:value="0" calcext:value-type="float">
            <text:p>0</text:p>
          </table:table-cell>
          <table:table-cell table:formula="of:=IF([.C562]&gt;=0;COUNTIF([.B$2:.B$653];&quot;=&quot;&amp;[.B56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lqeviugkjczyxpdrbthfwonm</text:p>
          </table:table-cell>
          <table:table-cell table:formula="of:=MATCH([.A563];[.A$2:.A$653];0)" office:value-type="float" office:value="562" calcext:value-type="float">
            <text:p>562</text:p>
          </table:table-cell>
          <table:table-cell table:formula="of:=[.B563]-ROW()+1" office:value-type="float" office:value="0" calcext:value-type="float">
            <text:p>0</text:p>
          </table:table-cell>
          <table:table-cell table:formula="of:=IF([.C563]&gt;=0;COUNTIF([.B$2:.B$653];&quot;=&quot;&amp;[.B56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luikjgzyxcdrbthfwonm</text:p>
          </table:table-cell>
          <table:table-cell table:formula="of:=MATCH([.A564];[.A$2:.A$653];0)" office:value-type="float" office:value="563" calcext:value-type="float">
            <text:p>563</text:p>
          </table:table-cell>
          <table:table-cell table:formula="of:=[.B564]-ROW()+1" office:value-type="float" office:value="0" calcext:value-type="float">
            <text:p>0</text:p>
          </table:table-cell>
          <table:table-cell table:formula="of:=IF([.C564]&gt;=0;COUNTIF([.B$2:.B$653];&quot;=&quot;&amp;[.B56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lkjzyxcdrbthfwonm</text:p>
          </table:table-cell>
          <table:table-cell table:formula="of:=MATCH([.A565];[.A$2:.A$653];0)" office:value-type="float" office:value="564" calcext:value-type="float">
            <text:p>564</text:p>
          </table:table-cell>
          <table:table-cell table:formula="of:=[.B565]-ROW()+1" office:value-type="float" office:value="0" calcext:value-type="float">
            <text:p>0</text:p>
          </table:table-cell>
          <table:table-cell table:formula="of:=IF([.C565]&gt;=0;COUNTIF([.B$2:.B$653];&quot;=&quot;&amp;[.B56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qeviugkjszyxcdrlthfwonm</text:p>
          </table:table-cell>
          <table:table-cell table:formula="of:=MATCH([.A566];[.A$2:.A$653];0)" office:value-type="float" office:value="565" calcext:value-type="float">
            <text:p>565</text:p>
          </table:table-cell>
          <table:table-cell table:formula="of:=[.B566]-ROW()+1" office:value-type="float" office:value="0" calcext:value-type="float">
            <text:p>0</text:p>
          </table:table-cell>
          <table:table-cell table:formula="of:=IF([.C566]&gt;=0;COUNTIF([.B$2:.B$653];&quot;=&quot;&amp;[.B56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tzyxcdrblhfwonm</text:p>
          </table:table-cell>
          <table:table-cell table:formula="of:=MATCH([.A567];[.A$2:.A$653];0)" office:value-type="float" office:value="566" calcext:value-type="float">
            <text:p>566</text:p>
          </table:table-cell>
          <table:table-cell table:formula="of:=[.B567]-ROW()+1" office:value-type="float" office:value="0" calcext:value-type="float">
            <text:p>0</text:p>
          </table:table-cell>
          <table:table-cell table:formula="of:=IF([.C567]&gt;=0;COUNTIF([.B$2:.B$653];&quot;=&quot;&amp;[.B56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yznxcdrbthfwolm</text:p>
          </table:table-cell>
          <table:table-cell table:formula="of:=MATCH([.A568];[.A$2:.A$653];0)" office:value-type="float" office:value="567" calcext:value-type="float">
            <text:p>567</text:p>
          </table:table-cell>
          <table:table-cell table:formula="of:=[.B568]-ROW()+1" office:value-type="float" office:value="0" calcext:value-type="float">
            <text:p>0</text:p>
          </table:table-cell>
          <table:table-cell table:formula="of:=IF([.C568]&gt;=0;COUNTIF([.B$2:.B$653];&quot;=&quot;&amp;[.B56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fiugkjvzyxcdrbthlwonm</text:p>
          </table:table-cell>
          <table:table-cell table:formula="of:=MATCH([.A569];[.A$2:.A$653];0)" office:value-type="float" office:value="568" calcext:value-type="float">
            <text:p>568</text:p>
          </table:table-cell>
          <table:table-cell table:formula="of:=[.B569]-ROW()+1" office:value-type="float" office:value="0" calcext:value-type="float">
            <text:p>0</text:p>
          </table:table-cell>
          <table:table-cell table:formula="of:=IF([.C569]&gt;=0;COUNTIF([.B$2:.B$653];&quot;=&quot;&amp;[.B569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lviugkjezyxcdrbthfwonm</text:p>
          </table:table-cell>
          <table:table-cell table:formula="of:=MATCH([.A570];[.A$2:.A$653];0)" office:value-type="float" office:value="569" calcext:value-type="float">
            <text:p>569</text:p>
          </table:table-cell>
          <table:table-cell table:formula="of:=[.B570]-ROW()+1" office:value-type="float" office:value="0" calcext:value-type="float">
            <text:p>0</text:p>
          </table:table-cell>
          <table:table-cell table:formula="of:=IF([.C570]&gt;=0;COUNTIF([.B$2:.B$653];&quot;=&quot;&amp;[.B570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ozylcdrbthfwxnm</text:p>
          </table:table-cell>
          <table:table-cell table:formula="of:=MATCH([.A571];[.A$2:.A$653];0)" office:value-type="float" office:value="570" calcext:value-type="float">
            <text:p>570</text:p>
          </table:table-cell>
          <table:table-cell table:formula="of:=[.B571]-ROW()+1" office:value-type="float" office:value="0" calcext:value-type="float">
            <text:p>0</text:p>
          </table:table-cell>
          <table:table-cell table:formula="of:=IF([.C571]&gt;=0;COUNTIF([.B$2:.B$653];&quot;=&quot;&amp;[.B571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hgkjuzyxcdrbtlfwonm</text:p>
          </table:table-cell>
          <table:table-cell table:formula="of:=MATCH([.A572];[.A$2:.A$653];0)" office:value-type="float" office:value="571" calcext:value-type="float">
            <text:p>571</text:p>
          </table:table-cell>
          <table:table-cell table:formula="of:=[.B572]-ROW()+1" office:value-type="float" office:value="0" calcext:value-type="float">
            <text:p>0</text:p>
          </table:table-cell>
          <table:table-cell table:formula="of:=IF([.C572]&gt;=0;COUNTIF([.B$2:.B$653];&quot;=&quot;&amp;[.B572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kjnzlxcdrbthfwoym</text:p>
          </table:table-cell>
          <table:table-cell table:formula="of:=MATCH([.A573];[.A$2:.A$653];0)" office:value-type="float" office:value="572" calcext:value-type="float">
            <text:p>572</text:p>
          </table:table-cell>
          <table:table-cell table:formula="of:=[.B573]-ROW()+1" office:value-type="float" office:value="0" calcext:value-type="float">
            <text:p>0</text:p>
          </table:table-cell>
          <table:table-cell table:formula="of:=IF([.C573]&gt;=0;COUNTIF([.B$2:.B$653];&quot;=&quot;&amp;[.B573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qeviugkjpzyxldrbthfwonm</text:p>
          </table:table-cell>
          <table:table-cell table:formula="of:=MATCH([.A574];[.A$2:.A$653];0)" office:value-type="float" office:value="573" calcext:value-type="float">
            <text:p>573</text:p>
          </table:table-cell>
          <table:table-cell table:formula="of:=[.B574]-ROW()+1" office:value-type="float" office:value="0" calcext:value-type="float">
            <text:p>0</text:p>
          </table:table-cell>
          <table:table-cell table:formula="of:=IF([.C574]&gt;=0;COUNTIF([.B$2:.B$653];&quot;=&quot;&amp;[.B574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qeviugjlkzyxcdrbthfwonm</text:p>
          </table:table-cell>
          <table:table-cell table:formula="of:=MATCH([.A575];[.A$2:.A$653];0)" office:value-type="float" office:value="574" calcext:value-type="float">
            <text:p>574</text:p>
          </table:table-cell>
          <table:table-cell table:formula="of:=[.B575]-ROW()+1" office:value-type="float" office:value="0" calcext:value-type="float">
            <text:p>0</text:p>
          </table:table-cell>
          <table:table-cell table:formula="of:=IF([.C575]&gt;=0;COUNTIF([.B$2:.B$653];&quot;=&quot;&amp;[.B575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gqevcuikjrzyxpdlbthfwonm</text:p>
          </table:table-cell>
          <table:table-cell table:formula="of:=MATCH([.A576];[.A$2:.A$653];0)" office:value-type="float" office:value="575" calcext:value-type="float">
            <text:p>575</text:p>
          </table:table-cell>
          <table:table-cell table:formula="of:=[.B576]-ROW()+1" office:value-type="float" office:value="0" calcext:value-type="float">
            <text:p>0</text:p>
          </table:table-cell>
          <table:table-cell table:formula="of:=IF([.C576]&gt;=0;COUNTIF([.B$2:.B$653];&quot;=&quot;&amp;[.B57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jqeviugckrzyxpdlbthfwonm</text:p>
          </table:table-cell>
          <table:table-cell table:formula="of:=MATCH([.A577];[.A$2:.A$653];0)" office:value-type="float" office:value="576" calcext:value-type="float">
            <text:p>576</text:p>
          </table:table-cell>
          <table:table-cell table:formula="of:=[.B577]-ROW()+1" office:value-type="float" office:value="0" calcext:value-type="float">
            <text:p>0</text:p>
          </table:table-cell>
          <table:table-cell table:formula="of:=IF([.C577]&gt;=0;COUNTIF([.B$2:.B$653];&quot;=&quot;&amp;[.B577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sqeviugkjrzyxpdlcthfwonm</text:p>
          </table:table-cell>
          <table:table-cell table:formula="of:=MATCH([.A578];[.A$2:.A$653];0)" office:value-type="float" office:value="577" calcext:value-type="float">
            <text:p>577</text:p>
          </table:table-cell>
          <table:table-cell table:formula="of:=[.B578]-ROW()+1" office:value-type="float" office:value="0" calcext:value-type="float">
            <text:p>0</text:p>
          </table:table-cell>
          <table:table-cell table:formula="of:=IF([.C578]&gt;=0;COUNTIF([.B$2:.B$653];&quot;=&quot;&amp;[.B578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qeviugkjrzyxpdlbchfwonm</text:p>
          </table:table-cell>
          <table:table-cell table:formula="of:=MATCH([.A579];[.A$2:.A$653];0)" office:value-type="float" office:value="252" calcext:value-type="float">
            <text:p>252</text:p>
          </table:table-cell>
          <table:table-cell table:formula="of:=[.B579]-ROW()+1" office:value-type="float" office:value="-326" calcext:value-type="float">
            <text:p>-326</text:p>
          </table:table-cell>
          <table:table-cell table:formula="of:=IF([.C579]&gt;=0;COUNTIF([.B$2:.B$653];&quot;=&quot;&amp;[.B579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yqeviugkjrznxpdlbthfwocm</text:p>
          </table:table-cell>
          <table:table-cell table:formula="of:=MATCH([.A580];[.A$2:.A$653];0)" office:value-type="float" office:value="253" calcext:value-type="float">
            <text:p>253</text:p>
          </table:table-cell>
          <table:table-cell table:formula="of:=[.B580]-ROW()+1" office:value-type="float" office:value="-326" calcext:value-type="float">
            <text:p>-326</text:p>
          </table:table-cell>
          <table:table-cell table:formula="of:=IF([.C580]&gt;=0;COUNTIF([.B$2:.B$653];&quot;=&quot;&amp;[.B580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vqefiugkjrzyxpdlbthcwonm</text:p>
          </table:table-cell>
          <table:table-cell table:formula="of:=MATCH([.A581];[.A$2:.A$653];0)" office:value-type="float" office:value="254" calcext:value-type="float">
            <text:p>254</text:p>
          </table:table-cell>
          <table:table-cell table:formula="of:=[.B581]-ROW()+1" office:value-type="float" office:value="-326" calcext:value-type="float">
            <text:p>-326</text:p>
          </table:table-cell>
          <table:table-cell table:formula="of:=IF([.C581]&gt;=0;COUNTIF([.B$2:.B$653];&quot;=&quot;&amp;[.B581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eqcviugkjrzyxpdlbthfwonm</text:p>
          </table:table-cell>
          <table:table-cell table:formula="of:=MATCH([.A582];[.A$2:.A$653];0)" office:value-type="float" office:value="255" calcext:value-type="float">
            <text:p>255</text:p>
          </table:table-cell>
          <table:table-cell table:formula="of:=[.B582]-ROW()+1" office:value-type="float" office:value="-326" calcext:value-type="float">
            <text:p>-326</text:p>
          </table:table-cell>
          <table:table-cell table:formula="of:=IF([.C582]&gt;=0;COUNTIF([.B$2:.B$653];&quot;=&quot;&amp;[.B582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oqeviugkjrzycpdlbthfwxnm</text:p>
          </table:table-cell>
          <table:table-cell table:formula="of:=MATCH([.A583];[.A$2:.A$653];0)" office:value-type="float" office:value="256" calcext:value-type="float">
            <text:p>256</text:p>
          </table:table-cell>
          <table:table-cell table:formula="of:=[.B583]-ROW()+1" office:value-type="float" office:value="-326" calcext:value-type="float">
            <text:p>-326</text:p>
          </table:table-cell>
          <table:table-cell table:formula="of:=IF([.C583]&gt;=0;COUNTIF([.B$2:.B$653];&quot;=&quot;&amp;[.B583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uqevihgkjrzyxpdlbtcfwonm</text:p>
          </table:table-cell>
          <table:table-cell table:formula="of:=MATCH([.A584];[.A$2:.A$653];0)" office:value-type="float" office:value="257" calcext:value-type="float">
            <text:p>257</text:p>
          </table:table-cell>
          <table:table-cell table:formula="of:=[.B584]-ROW()+1" office:value-type="float" office:value="-326" calcext:value-type="float">
            <text:p>-326</text:p>
          </table:table-cell>
          <table:table-cell table:formula="of:=IF([.C584]&gt;=0;COUNTIF([.B$2:.B$653];&quot;=&quot;&amp;[.B584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nqeviugkjrzcxpdlbthfwoym</text:p>
          </table:table-cell>
          <table:table-cell table:formula="of:=MATCH([.A585];[.A$2:.A$653];0)" office:value-type="float" office:value="258" calcext:value-type="float">
            <text:p>258</text:p>
          </table:table-cell>
          <table:table-cell table:formula="of:=[.B585]-ROW()+1" office:value-type="float" office:value="-326" calcext:value-type="float">
            <text:p>-326</text:p>
          </table:table-cell>
          <table:table-cell table:formula="of:=IF([.C585]&gt;=0;COUNTIF([.B$2:.B$653];&quot;=&quot;&amp;[.B585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viugkjrzyxpdlbthfwonm</text:p>
          </table:table-cell>
          <table:table-cell table:formula="of:=MATCH([.A586];[.A$2:.A$653];0)" office:value-type="float" office:value="585" calcext:value-type="float">
            <text:p>585</text:p>
          </table:table-cell>
          <table:table-cell table:formula="of:=[.B586]-ROW()+1" office:value-type="float" office:value="0" calcext:value-type="float">
            <text:p>0</text:p>
          </table:table-cell>
          <table:table-cell table:formula="of:=IF([.C586]&gt;=0;COUNTIF([.B$2:.B$653];&quot;=&quot;&amp;[.B586]);NA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kqeviugjcrzyxpdlbthfwonm</text:p>
          </table:table-cell>
          <table:table-cell table:formula="of:=MATCH([.A587];[.A$2:.A$653];0)" office:value-type="float" office:value="260" calcext:value-type="float">
            <text:p>260</text:p>
          </table:table-cell>
          <table:table-cell table:formula="of:=[.B587]-ROW()+1" office:value-type="float" office:value="-326" calcext:value-type="float">
            <text:p>-326</text:p>
          </table:table-cell>
          <table:table-cell table:formula="of:=IF([.C587]&gt;=0;COUNTIF([.B$2:.B$653];&quot;=&quot;&amp;[.B587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juigkrzyxcdlbthfwonm</text:p>
          </table:table-cell>
          <table:table-cell table:formula="of:=MATCH([.A588];[.A$2:.A$653];0)" office:value-type="float" office:value="261" calcext:value-type="float">
            <text:p>261</text:p>
          </table:table-cell>
          <table:table-cell table:formula="of:=[.B588]-ROW()+1" office:value-type="float" office:value="-326" calcext:value-type="float">
            <text:p>-326</text:p>
          </table:table-cell>
          <table:table-cell table:formula="of:=IF([.C588]&gt;=0;COUNTIF([.B$2:.B$653];&quot;=&quot;&amp;[.B588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evsuikjrzyxcdlgthfwonm</text:p>
          </table:table-cell>
          <table:table-cell table:formula="of:=MATCH([.A589];[.A$2:.A$653];0)" office:value-type="float" office:value="262" calcext:value-type="float">
            <text:p>262</text:p>
          </table:table-cell>
          <table:table-cell table:formula="of:=[.B589]-ROW()+1" office:value-type="float" office:value="-326" calcext:value-type="float">
            <text:p>-326</text:p>
          </table:table-cell>
          <table:table-cell table:formula="of:=IF([.C589]&gt;=0;COUNTIF([.B$2:.B$653];&quot;=&quot;&amp;[.B589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tuikjrzyxcdlbghfwonm</text:p>
          </table:table-cell>
          <table:table-cell table:formula="of:=MATCH([.A590];[.A$2:.A$653];0)" office:value-type="float" office:value="263" calcext:value-type="float">
            <text:p>263</text:p>
          </table:table-cell>
          <table:table-cell table:formula="of:=[.B590]-ROW()+1" office:value-type="float" office:value="-326" calcext:value-type="float">
            <text:p>-326</text:p>
          </table:table-cell>
          <table:table-cell table:formula="of:=IF([.C590]&gt;=0;COUNTIF([.B$2:.B$653];&quot;=&quot;&amp;[.B590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yuikjrznxcdlbthfwogm</text:p>
          </table:table-cell>
          <table:table-cell table:formula="of:=MATCH([.A591];[.A$2:.A$653];0)" office:value-type="float" office:value="264" calcext:value-type="float">
            <text:p>264</text:p>
          </table:table-cell>
          <table:table-cell table:formula="of:=[.B591]-ROW()+1" office:value-type="float" office:value="-326" calcext:value-type="float">
            <text:p>-326</text:p>
          </table:table-cell>
          <table:table-cell table:formula="of:=IF([.C591]&gt;=0;COUNTIF([.B$2:.B$653];&quot;=&quot;&amp;[.B591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fvuikjrzyxcdlbthgwonm</text:p>
          </table:table-cell>
          <table:table-cell table:formula="of:=MATCH([.A592];[.A$2:.A$653];0)" office:value-type="float" office:value="265" calcext:value-type="float">
            <text:p>265</text:p>
          </table:table-cell>
          <table:table-cell table:formula="of:=[.B592]-ROW()+1" office:value-type="float" office:value="-326" calcext:value-type="float">
            <text:p>-326</text:p>
          </table:table-cell>
          <table:table-cell table:formula="of:=IF([.C592]&gt;=0;COUNTIF([.B$2:.B$653];&quot;=&quot;&amp;[.B592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gveuikjrzyxcdlbthfwonm</text:p>
          </table:table-cell>
          <table:table-cell table:formula="of:=MATCH([.A593];[.A$2:.A$653];0)" office:value-type="float" office:value="266" calcext:value-type="float">
            <text:p>266</text:p>
          </table:table-cell>
          <table:table-cell table:formula="of:=[.B593]-ROW()+1" office:value-type="float" office:value="-326" calcext:value-type="float">
            <text:p>-326</text:p>
          </table:table-cell>
          <table:table-cell table:formula="of:=IF([.C593]&gt;=0;COUNTIF([.B$2:.B$653];&quot;=&quot;&amp;[.B593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ouikjrzygcdlbthfwxnm</text:p>
          </table:table-cell>
          <table:table-cell table:formula="of:=MATCH([.A594];[.A$2:.A$653];0)" office:value-type="float" office:value="267" calcext:value-type="float">
            <text:p>267</text:p>
          </table:table-cell>
          <table:table-cell table:formula="of:=[.B594]-ROW()+1" office:value-type="float" office:value="-326" calcext:value-type="float">
            <text:p>-326</text:p>
          </table:table-cell>
          <table:table-cell table:formula="of:=IF([.C594]&gt;=0;COUNTIF([.B$2:.B$653];&quot;=&quot;&amp;[.B594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uhikjrzyxcdlbtgfwonm</text:p>
          </table:table-cell>
          <table:table-cell table:formula="of:=MATCH([.A595];[.A$2:.A$653];0)" office:value-type="float" office:value="268" calcext:value-type="float">
            <text:p>268</text:p>
          </table:table-cell>
          <table:table-cell table:formula="of:=[.B595]-ROW()+1" office:value-type="float" office:value="-326" calcext:value-type="float">
            <text:p>-326</text:p>
          </table:table-cell>
          <table:table-cell table:formula="of:=IF([.C595]&gt;=0;COUNTIF([.B$2:.B$653];&quot;=&quot;&amp;[.B595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nuikjrzgxcdlbthfwoym</text:p>
          </table:table-cell>
          <table:table-cell table:formula="of:=MATCH([.A596];[.A$2:.A$653];0)" office:value-type="float" office:value="269" calcext:value-type="float">
            <text:p>269</text:p>
          </table:table-cell>
          <table:table-cell table:formula="of:=[.B596]-ROW()+1" office:value-type="float" office:value="-326" calcext:value-type="float">
            <text:p>-326</text:p>
          </table:table-cell>
          <table:table-cell table:formula="of:=IF([.C596]&gt;=0;COUNTIF([.B$2:.B$653];&quot;=&quot;&amp;[.B596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vpuikjrzyxgdlbthfwonm</text:p>
          </table:table-cell>
          <table:table-cell table:formula="of:=MATCH([.A597];[.A$2:.A$653];0)" office:value-type="float" office:value="270" calcext:value-type="float">
            <text:p>270</text:p>
          </table:table-cell>
          <table:table-cell table:formula="of:=[.B597]-ROW()+1" office:value-type="float" office:value="-326" calcext:value-type="float">
            <text:p>-326</text:p>
          </table:table-cell>
          <table:table-cell table:formula="of:=IF([.C597]&gt;=0;COUNTIF([.B$2:.B$653];&quot;=&quot;&amp;[.B597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kuijgrzyxcdlbthfwonm</text:p>
          </table:table-cell>
          <table:table-cell table:formula="of:=MATCH([.A598];[.A$2:.A$653];0)" office:value-type="float" office:value="271" calcext:value-type="float">
            <text:p>271</text:p>
          </table:table-cell>
          <table:table-cell table:formula="of:=[.B598]-ROW()+1" office:value-type="float" office:value="-326" calcext:value-type="float">
            <text:p>-326</text:p>
          </table:table-cell>
          <table:table-cell table:formula="of:=IF([.C598]&gt;=0;COUNTIF([.B$2:.B$653];&quot;=&quot;&amp;[.B598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eviugskrzyxcdljthfwonm</text:p>
          </table:table-cell>
          <table:table-cell table:formula="of:=MATCH([.A599];[.A$2:.A$653];0)" office:value-type="float" office:value="272" calcext:value-type="float">
            <text:p>272</text:p>
          </table:table-cell>
          <table:table-cell table:formula="of:=[.B599]-ROW()+1" office:value-type="float" office:value="-326" calcext:value-type="float">
            <text:p>-326</text:p>
          </table:table-cell>
          <table:table-cell table:formula="of:=IF([.C599]&gt;=0;COUNTIF([.B$2:.B$653];&quot;=&quot;&amp;[.B599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tkrzyxcdlbjhfwonm</text:p>
          </table:table-cell>
          <table:table-cell table:formula="of:=MATCH([.A600];[.A$2:.A$653];0)" office:value-type="float" office:value="273" calcext:value-type="float">
            <text:p>273</text:p>
          </table:table-cell>
          <table:table-cell table:formula="of:=[.B600]-ROW()+1" office:value-type="float" office:value="-326" calcext:value-type="float">
            <text:p>-326</text:p>
          </table:table-cell>
          <table:table-cell table:formula="of:=IF([.C600]&gt;=0;COUNTIF([.B$2:.B$653];&quot;=&quot;&amp;[.B600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ykrznxcdlbthfwojm</text:p>
          </table:table-cell>
          <table:table-cell table:formula="of:=MATCH([.A601];[.A$2:.A$653];0)" office:value-type="float" office:value="274" calcext:value-type="float">
            <text:p>274</text:p>
          </table:table-cell>
          <table:table-cell table:formula="of:=[.B601]-ROW()+1" office:value-type="float" office:value="-326" calcext:value-type="float">
            <text:p>-326</text:p>
          </table:table-cell>
          <table:table-cell table:formula="of:=IF([.C601]&gt;=0;COUNTIF([.B$2:.B$653];&quot;=&quot;&amp;[.B601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fiugvkrzyxcdlbthjwonm</text:p>
          </table:table-cell>
          <table:table-cell table:formula="of:=MATCH([.A602];[.A$2:.A$653];0)" office:value-type="float" office:value="275" calcext:value-type="float">
            <text:p>275</text:p>
          </table:table-cell>
          <table:table-cell table:formula="of:=[.B602]-ROW()+1" office:value-type="float" office:value="-326" calcext:value-type="float">
            <text:p>-326</text:p>
          </table:table-cell>
          <table:table-cell table:formula="of:=IF([.C602]&gt;=0;COUNTIF([.B$2:.B$653];&quot;=&quot;&amp;[.B602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jviugekrzyxcdlbthfwonm</text:p>
          </table:table-cell>
          <table:table-cell table:formula="of:=MATCH([.A603];[.A$2:.A$653];0)" office:value-type="float" office:value="276" calcext:value-type="float">
            <text:p>276</text:p>
          </table:table-cell>
          <table:table-cell table:formula="of:=[.B603]-ROW()+1" office:value-type="float" office:value="-326" calcext:value-type="float">
            <text:p>-326</text:p>
          </table:table-cell>
          <table:table-cell table:formula="of:=IF([.C603]&gt;=0;COUNTIF([.B$2:.B$653];&quot;=&quot;&amp;[.B603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okrzyjcdlbthfwxnm</text:p>
          </table:table-cell>
          <table:table-cell table:formula="of:=MATCH([.A604];[.A$2:.A$653];0)" office:value-type="float" office:value="277" calcext:value-type="float">
            <text:p>277</text:p>
          </table:table-cell>
          <table:table-cell table:formula="of:=[.B604]-ROW()+1" office:value-type="float" office:value="-326" calcext:value-type="float">
            <text:p>-326</text:p>
          </table:table-cell>
          <table:table-cell table:formula="of:=IF([.C604]&gt;=0;COUNTIF([.B$2:.B$653];&quot;=&quot;&amp;[.B604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hgukrzyxcdlbtjfwonm</text:p>
          </table:table-cell>
          <table:table-cell table:formula="of:=MATCH([.A605];[.A$2:.A$653];0)" office:value-type="float" office:value="278" calcext:value-type="float">
            <text:p>278</text:p>
          </table:table-cell>
          <table:table-cell table:formula="of:=[.B605]-ROW()+1" office:value-type="float" office:value="-326" calcext:value-type="float">
            <text:p>-326</text:p>
          </table:table-cell>
          <table:table-cell table:formula="of:=IF([.C605]&gt;=0;COUNTIF([.B$2:.B$653];&quot;=&quot;&amp;[.B605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nkrzjxcdlbthfwoym</text:p>
          </table:table-cell>
          <table:table-cell table:formula="of:=MATCH([.A606];[.A$2:.A$653];0)" office:value-type="float" office:value="279" calcext:value-type="float">
            <text:p>279</text:p>
          </table:table-cell>
          <table:table-cell table:formula="of:=[.B606]-ROW()+1" office:value-type="float" office:value="-326" calcext:value-type="float">
            <text:p>-326</text:p>
          </table:table-cell>
          <table:table-cell table:formula="of:=IF([.C606]&gt;=0;COUNTIF([.B$2:.B$653];&quot;=&quot;&amp;[.B606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viugpkrzyxjdlbthfwonm</text:p>
          </table:table-cell>
          <table:table-cell table:formula="of:=MATCH([.A607];[.A$2:.A$653];0)" office:value-type="float" office:value="280" calcext:value-type="float">
            <text:p>280</text:p>
          </table:table-cell>
          <table:table-cell table:formula="of:=[.B607]-ROW()+1" office:value-type="float" office:value="-326" calcext:value-type="float">
            <text:p>-326</text:p>
          </table:table-cell>
          <table:table-cell table:formula="of:=IF([.C607]&gt;=0;COUNTIF([.B$2:.B$653];&quot;=&quot;&amp;[.B607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jkrzyxcdlbthfwonm</text:p>
          </table:table-cell>
          <table:table-cell table:formula="of:=MATCH([.A608];[.A$2:.A$653];0)" office:value-type="float" office:value="281" calcext:value-type="float">
            <text:p>281</text:p>
          </table:table-cell>
          <table:table-cell table:formula="of:=[.B608]-ROW()+1" office:value-type="float" office:value="-326" calcext:value-type="float">
            <text:p>-326</text:p>
          </table:table-cell>
          <table:table-cell table:formula="of:=IF([.C608]&gt;=0;COUNTIF([.B$2:.B$653];&quot;=&quot;&amp;[.B608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eviugkjrzyxcdltshfwonm</text:p>
          </table:table-cell>
          <table:table-cell table:formula="of:=MATCH([.A609];[.A$2:.A$653];0)" office:value-type="float" office:value="282" calcext:value-type="float">
            <text:p>282</text:p>
          </table:table-cell>
          <table:table-cell table:formula="of:=[.B609]-ROW()+1" office:value-type="float" office:value="-326" calcext:value-type="float">
            <text:p>-326</text:p>
          </table:table-cell>
          <table:table-cell table:formula="of:=IF([.C609]&gt;=0;COUNTIF([.B$2:.B$653];&quot;=&quot;&amp;[.B609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eviugkjrznxcdlythfwosm</text:p>
          </table:table-cell>
          <table:table-cell table:formula="of:=MATCH([.A610];[.A$2:.A$653];0)" office:value-type="float" office:value="283" calcext:value-type="float">
            <text:p>283</text:p>
          </table:table-cell>
          <table:table-cell table:formula="of:=[.B610]-ROW()+1" office:value-type="float" office:value="-326" calcext:value-type="float">
            <text:p>-326</text:p>
          </table:table-cell>
          <table:table-cell table:formula="of:=IF([.C610]&gt;=0;COUNTIF([.B$2:.B$653];&quot;=&quot;&amp;[.B610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efiugkjrzyxcdlvthswonm</text:p>
          </table:table-cell>
          <table:table-cell table:formula="of:=MATCH([.A611];[.A$2:.A$653];0)" office:value-type="float" office:value="284" calcext:value-type="float">
            <text:p>284</text:p>
          </table:table-cell>
          <table:table-cell table:formula="of:=[.B611]-ROW()+1" office:value-type="float" office:value="-326" calcext:value-type="float">
            <text:p>-326</text:p>
          </table:table-cell>
          <table:table-cell table:formula="of:=IF([.C611]&gt;=0;COUNTIF([.B$2:.B$653];&quot;=&quot;&amp;[.B611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sviugkjrzyxcdlethfwonm</text:p>
          </table:table-cell>
          <table:table-cell table:formula="of:=MATCH([.A612];[.A$2:.A$653];0)" office:value-type="float" office:value="285" calcext:value-type="float">
            <text:p>285</text:p>
          </table:table-cell>
          <table:table-cell table:formula="of:=[.B612]-ROW()+1" office:value-type="float" office:value="-326" calcext:value-type="float">
            <text:p>-326</text:p>
          </table:table-cell>
          <table:table-cell table:formula="of:=IF([.C612]&gt;=0;COUNTIF([.B$2:.B$653];&quot;=&quot;&amp;[.B612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eviugkjrzyscdlothfwxnm</text:p>
          </table:table-cell>
          <table:table-cell table:formula="of:=MATCH([.A613];[.A$2:.A$653];0)" office:value-type="float" office:value="286" calcext:value-type="float">
            <text:p>286</text:p>
          </table:table-cell>
          <table:table-cell table:formula="of:=[.B613]-ROW()+1" office:value-type="float" office:value="-326" calcext:value-type="float">
            <text:p>-326</text:p>
          </table:table-cell>
          <table:table-cell table:formula="of:=IF([.C613]&gt;=0;COUNTIF([.B$2:.B$653];&quot;=&quot;&amp;[.B613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evihgkjrzyxcdlutsfwonm</text:p>
          </table:table-cell>
          <table:table-cell table:formula="of:=MATCH([.A614];[.A$2:.A$653];0)" office:value-type="float" office:value="287" calcext:value-type="float">
            <text:p>287</text:p>
          </table:table-cell>
          <table:table-cell table:formula="of:=[.B614]-ROW()+1" office:value-type="float" office:value="-326" calcext:value-type="float">
            <text:p>-326</text:p>
          </table:table-cell>
          <table:table-cell table:formula="of:=IF([.C614]&gt;=0;COUNTIF([.B$2:.B$653];&quot;=&quot;&amp;[.B614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eviugkjrzsxcdlnthfwoym</text:p>
          </table:table-cell>
          <table:table-cell table:formula="of:=MATCH([.A615];[.A$2:.A$653];0)" office:value-type="float" office:value="288" calcext:value-type="float">
            <text:p>288</text:p>
          </table:table-cell>
          <table:table-cell table:formula="of:=[.B615]-ROW()+1" office:value-type="float" office:value="-326" calcext:value-type="float">
            <text:p>-326</text:p>
          </table:table-cell>
          <table:table-cell table:formula="of:=IF([.C615]&gt;=0;COUNTIF([.B$2:.B$653];&quot;=&quot;&amp;[.B615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cqeviugkjrzyxsdlpthfwonm</text:p>
          </table:table-cell>
          <table:table-cell table:formula="of:=MATCH([.A616];[.A$2:.A$653];0)" office:value-type="float" office:value="289" calcext:value-type="float">
            <text:p>289</text:p>
          </table:table-cell>
          <table:table-cell table:formula="of:=[.B616]-ROW()+1" office:value-type="float" office:value="-326" calcext:value-type="float">
            <text:p>-326</text:p>
          </table:table-cell>
          <table:table-cell table:formula="of:=IF([.C616]&gt;=0;COUNTIF([.B$2:.B$653];&quot;=&quot;&amp;[.B616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bpqeviugjsrzyxcdlkthfwonm</text:p>
          </table:table-cell>
          <table:table-cell table:formula="of:=MATCH([.A617];[.A$2:.A$653];0)" office:value-type="float" office:value="290" calcext:value-type="float">
            <text:p>290</text:p>
          </table:table-cell>
          <table:table-cell table:formula="of:=[.B617]-ROW()+1" office:value-type="float" office:value="-326" calcext:value-type="float">
            <text:p>-326</text:p>
          </table:table-cell>
          <table:table-cell table:formula="of:=IF([.C617]&gt;=0;COUNTIF([.B$2:.B$653];&quot;=&quot;&amp;[.B617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kjrznxcdlbyhfwotm</text:p>
          </table:table-cell>
          <table:table-cell table:formula="of:=MATCH([.A618];[.A$2:.A$653];0)" office:value-type="float" office:value="291" calcext:value-type="float">
            <text:p>291</text:p>
          </table:table-cell>
          <table:table-cell table:formula="of:=[.B618]-ROW()+1" office:value-type="float" office:value="-326" calcext:value-type="float">
            <text:p>-326</text:p>
          </table:table-cell>
          <table:table-cell table:formula="of:=IF([.C618]&gt;=0;COUNTIF([.B$2:.B$653];&quot;=&quot;&amp;[.B618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fiugkjrzyxcdlbvhtwonm</text:p>
          </table:table-cell>
          <table:table-cell table:formula="of:=MATCH([.A619];[.A$2:.A$653];0)" office:value-type="float" office:value="292" calcext:value-type="float">
            <text:p>292</text:p>
          </table:table-cell>
          <table:table-cell table:formula="of:=[.B619]-ROW()+1" office:value-type="float" office:value="-326" calcext:value-type="float">
            <text:p>-326</text:p>
          </table:table-cell>
          <table:table-cell table:formula="of:=IF([.C619]&gt;=0;COUNTIF([.B$2:.B$653];&quot;=&quot;&amp;[.B619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tviugkjrzyxcdlbehfwonm</text:p>
          </table:table-cell>
          <table:table-cell table:formula="of:=MATCH([.A620];[.A$2:.A$653];0)" office:value-type="float" office:value="293" calcext:value-type="float">
            <text:p>293</text:p>
          </table:table-cell>
          <table:table-cell table:formula="of:=[.B620]-ROW()+1" office:value-type="float" office:value="-326" calcext:value-type="float">
            <text:p>-326</text:p>
          </table:table-cell>
          <table:table-cell table:formula="of:=IF([.C620]&gt;=0;COUNTIF([.B$2:.B$653];&quot;=&quot;&amp;[.B620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kjrzytcdlbohfwxnm</text:p>
          </table:table-cell>
          <table:table-cell table:formula="of:=MATCH([.A621];[.A$2:.A$653];0)" office:value-type="float" office:value="294" calcext:value-type="float">
            <text:p>294</text:p>
          </table:table-cell>
          <table:table-cell table:formula="of:=[.B621]-ROW()+1" office:value-type="float" office:value="-326" calcext:value-type="float">
            <text:p>-326</text:p>
          </table:table-cell>
          <table:table-cell table:formula="of:=IF([.C621]&gt;=0;COUNTIF([.B$2:.B$653];&quot;=&quot;&amp;[.B621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hgkjrzyxcdlbutfwonm</text:p>
          </table:table-cell>
          <table:table-cell table:formula="of:=MATCH([.A622];[.A$2:.A$653];0)" office:value-type="float" office:value="295" calcext:value-type="float">
            <text:p>295</text:p>
          </table:table-cell>
          <table:table-cell table:formula="of:=[.B622]-ROW()+1" office:value-type="float" office:value="-326" calcext:value-type="float">
            <text:p>-326</text:p>
          </table:table-cell>
          <table:table-cell table:formula="of:=IF([.C622]&gt;=0;COUNTIF([.B$2:.B$653];&quot;=&quot;&amp;[.B622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kjrztxcdlbnhfwoym</text:p>
          </table:table-cell>
          <table:table-cell table:formula="of:=MATCH([.A623];[.A$2:.A$653];0)" office:value-type="float" office:value="296" calcext:value-type="float">
            <text:p>296</text:p>
          </table:table-cell>
          <table:table-cell table:formula="of:=[.B623]-ROW()+1" office:value-type="float" office:value="-326" calcext:value-type="float">
            <text:p>-326</text:p>
          </table:table-cell>
          <table:table-cell table:formula="of:=IF([.C623]&gt;=0;COUNTIF([.B$2:.B$653];&quot;=&quot;&amp;[.B623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viugkjrzyxtdlbphfwonm</text:p>
          </table:table-cell>
          <table:table-cell table:formula="of:=MATCH([.A624];[.A$2:.A$653];0)" office:value-type="float" office:value="297" calcext:value-type="float">
            <text:p>297</text:p>
          </table:table-cell>
          <table:table-cell table:formula="of:=[.B624]-ROW()+1" office:value-type="float" office:value="-326" calcext:value-type="float">
            <text:p>-326</text:p>
          </table:table-cell>
          <table:table-cell table:formula="of:=IF([.C624]&gt;=0;COUNTIF([.B$2:.B$653];&quot;=&quot;&amp;[.B624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jtrzyxcdlbkhfwonm</text:p>
          </table:table-cell>
          <table:table-cell table:formula="of:=MATCH([.A625];[.A$2:.A$653];0)" office:value-type="float" office:value="298" calcext:value-type="float">
            <text:p>298</text:p>
          </table:table-cell>
          <table:table-cell table:formula="of:=[.B625]-ROW()+1" office:value-type="float" office:value="-326" calcext:value-type="float">
            <text:p>-326</text:p>
          </table:table-cell>
          <table:table-cell table:formula="of:=IF([.C625]&gt;=0;COUNTIF([.B$2:.B$653];&quot;=&quot;&amp;[.B625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fiugkjrznxcdlbthywovm</text:p>
          </table:table-cell>
          <table:table-cell table:formula="of:=MATCH([.A626];[.A$2:.A$653];0)" office:value-type="float" office:value="299" calcext:value-type="float">
            <text:p>299</text:p>
          </table:table-cell>
          <table:table-cell table:formula="of:=[.B626]-ROW()+1" office:value-type="float" office:value="-326" calcext:value-type="float">
            <text:p>-326</text:p>
          </table:table-cell>
          <table:table-cell table:formula="of:=IF([.C626]&gt;=0;COUNTIF([.B$2:.B$653];&quot;=&quot;&amp;[.B626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yviugkjrznxcdlbthfwoem</text:p>
          </table:table-cell>
          <table:table-cell table:formula="of:=MATCH([.A627];[.A$2:.A$653];0)" office:value-type="float" office:value="300" calcext:value-type="float">
            <text:p>300</text:p>
          </table:table-cell>
          <table:table-cell table:formula="of:=[.B627]-ROW()+1" office:value-type="float" office:value="-326" calcext:value-type="float">
            <text:p>-326</text:p>
          </table:table-cell>
          <table:table-cell table:formula="of:=IF([.C627]&gt;=0;COUNTIF([.B$2:.B$653];&quot;=&quot;&amp;[.B627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kjrznycdlbthfwxom</text:p>
          </table:table-cell>
          <table:table-cell table:formula="of:=MATCH([.A628];[.A$2:.A$653];0)" office:value-type="float" office:value="301" calcext:value-type="float">
            <text:p>301</text:p>
          </table:table-cell>
          <table:table-cell table:formula="of:=[.B628]-ROW()+1" office:value-type="float" office:value="-326" calcext:value-type="float">
            <text:p>-326</text:p>
          </table:table-cell>
          <table:table-cell table:formula="of:=IF([.C628]&gt;=0;COUNTIF([.B$2:.B$653];&quot;=&quot;&amp;[.B628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hgkjrznxcdlbtyfwoum</text:p>
          </table:table-cell>
          <table:table-cell table:formula="of:=MATCH([.A629];[.A$2:.A$653];0)" office:value-type="float" office:value="302" calcext:value-type="float">
            <text:p>302</text:p>
          </table:table-cell>
          <table:table-cell table:formula="of:=[.B629]-ROW()+1" office:value-type="float" office:value="-326" calcext:value-type="float">
            <text:p>-326</text:p>
          </table:table-cell>
          <table:table-cell table:formula="of:=IF([.C629]&gt;=0;COUNTIF([.B$2:.B$653];&quot;=&quot;&amp;[.B629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kjrznxcdlbthfwoym</text:p>
          </table:table-cell>
          <table:table-cell table:formula="of:=MATCH([.A630];[.A$2:.A$653];0)" office:value-type="float" office:value="303" calcext:value-type="float">
            <text:p>303</text:p>
          </table:table-cell>
          <table:table-cell table:formula="of:=[.B630]-ROW()+1" office:value-type="float" office:value="-326" calcext:value-type="float">
            <text:p>-326</text:p>
          </table:table-cell>
          <table:table-cell table:formula="of:=IF([.C630]&gt;=0;COUNTIF([.B$2:.B$653];&quot;=&quot;&amp;[.B630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viugkjrznxydlbthfwopm</text:p>
          </table:table-cell>
          <table:table-cell table:formula="of:=MATCH([.A631];[.A$2:.A$653];0)" office:value-type="float" office:value="304" calcext:value-type="float">
            <text:p>304</text:p>
          </table:table-cell>
          <table:table-cell table:formula="of:=[.B631]-ROW()+1" office:value-type="float" office:value="-326" calcext:value-type="float">
            <text:p>-326</text:p>
          </table:table-cell>
          <table:table-cell table:formula="of:=IF([.C631]&gt;=0;COUNTIF([.B$2:.B$653];&quot;=&quot;&amp;[.B631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jyrznxcdlbthfwokm</text:p>
          </table:table-cell>
          <table:table-cell table:formula="of:=MATCH([.A632];[.A$2:.A$653];0)" office:value-type="float" office:value="305" calcext:value-type="float">
            <text:p>305</text:p>
          </table:table-cell>
          <table:table-cell table:formula="of:=[.B632]-ROW()+1" office:value-type="float" office:value="-326" calcext:value-type="float">
            <text:p>-326</text:p>
          </table:table-cell>
          <table:table-cell table:formula="of:=IF([.C632]&gt;=0;COUNTIF([.B$2:.B$653];&quot;=&quot;&amp;[.B632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vfiugkjrzyxcdlbthewonm</text:p>
          </table:table-cell>
          <table:table-cell table:formula="of:=MATCH([.A633];[.A$2:.A$653];0)" office:value-type="float" office:value="306" calcext:value-type="float">
            <text:p>306</text:p>
          </table:table-cell>
          <table:table-cell table:formula="of:=[.B633]-ROW()+1" office:value-type="float" office:value="-326" calcext:value-type="float">
            <text:p>-326</text:p>
          </table:table-cell>
          <table:table-cell table:formula="of:=IF([.C633]&gt;=0;COUNTIF([.B$2:.B$653];&quot;=&quot;&amp;[.B633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fiugkjrzyvcdlbthowxnm</text:p>
          </table:table-cell>
          <table:table-cell table:formula="of:=MATCH([.A634];[.A$2:.A$653];0)" office:value-type="float" office:value="307" calcext:value-type="float">
            <text:p>307</text:p>
          </table:table-cell>
          <table:table-cell table:formula="of:=[.B634]-ROW()+1" office:value-type="float" office:value="-326" calcext:value-type="float">
            <text:p>-326</text:p>
          </table:table-cell>
          <table:table-cell table:formula="of:=IF([.C634]&gt;=0;COUNTIF([.B$2:.B$653];&quot;=&quot;&amp;[.B634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fihgkjrzyxcdlbtvuwonm</text:p>
          </table:table-cell>
          <table:table-cell table:formula="of:=MATCH([.A635];[.A$2:.A$653];0)" office:value-type="float" office:value="308" calcext:value-type="float">
            <text:p>308</text:p>
          </table:table-cell>
          <table:table-cell table:formula="of:=[.B635]-ROW()+1" office:value-type="float" office:value="-326" calcext:value-type="float">
            <text:p>-326</text:p>
          </table:table-cell>
          <table:table-cell table:formula="of:=IF([.C635]&gt;=0;COUNTIF([.B$2:.B$653];&quot;=&quot;&amp;[.B635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fiugkjrzvxcdlbthnwoym</text:p>
          </table:table-cell>
          <table:table-cell table:formula="of:=MATCH([.A636];[.A$2:.A$653];0)" office:value-type="float" office:value="309" calcext:value-type="float">
            <text:p>309</text:p>
          </table:table-cell>
          <table:table-cell table:formula="of:=[.B636]-ROW()+1" office:value-type="float" office:value="-326" calcext:value-type="float">
            <text:p>-326</text:p>
          </table:table-cell>
          <table:table-cell table:formula="of:=IF([.C636]&gt;=0;COUNTIF([.B$2:.B$653];&quot;=&quot;&amp;[.B636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fiugkjrzyxvdlbthpwonm</text:p>
          </table:table-cell>
          <table:table-cell table:formula="of:=MATCH([.A637];[.A$2:.A$653];0)" office:value-type="float" office:value="310" calcext:value-type="float">
            <text:p>310</text:p>
          </table:table-cell>
          <table:table-cell table:formula="of:=[.B637]-ROW()+1" office:value-type="float" office:value="-326" calcext:value-type="float">
            <text:p>-326</text:p>
          </table:table-cell>
          <table:table-cell table:formula="of:=IF([.C637]&gt;=0;COUNTIF([.B$2:.B$653];&quot;=&quot;&amp;[.B637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fiugjvrzyxcdlbthkwonm</text:p>
          </table:table-cell>
          <table:table-cell table:formula="of:=MATCH([.A638];[.A$2:.A$653];0)" office:value-type="float" office:value="311" calcext:value-type="float">
            <text:p>311</text:p>
          </table:table-cell>
          <table:table-cell table:formula="of:=[.B638]-ROW()+1" office:value-type="float" office:value="-326" calcext:value-type="float">
            <text:p>-326</text:p>
          </table:table-cell>
          <table:table-cell table:formula="of:=IF([.C638]&gt;=0;COUNTIF([.B$2:.B$653];&quot;=&quot;&amp;[.B638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oviugkjrzyecdlbthfwxnm</text:p>
          </table:table-cell>
          <table:table-cell table:formula="of:=MATCH([.A639];[.A$2:.A$653];0)" office:value-type="float" office:value="312" calcext:value-type="float">
            <text:p>312</text:p>
          </table:table-cell>
          <table:table-cell table:formula="of:=[.B639]-ROW()+1" office:value-type="float" office:value="-326" calcext:value-type="float">
            <text:p>-326</text:p>
          </table:table-cell>
          <table:table-cell table:formula="of:=IF([.C639]&gt;=0;COUNTIF([.B$2:.B$653];&quot;=&quot;&amp;[.B639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uvihgkjrzyxcdlbtefwonm</text:p>
          </table:table-cell>
          <table:table-cell table:formula="of:=MATCH([.A640];[.A$2:.A$653];0)" office:value-type="float" office:value="313" calcext:value-type="float">
            <text:p>313</text:p>
          </table:table-cell>
          <table:table-cell table:formula="of:=[.B640]-ROW()+1" office:value-type="float" office:value="-326" calcext:value-type="float">
            <text:p>-326</text:p>
          </table:table-cell>
          <table:table-cell table:formula="of:=IF([.C640]&gt;=0;COUNTIF([.B$2:.B$653];&quot;=&quot;&amp;[.B640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nviugkjrzexcdlbthfwoym</text:p>
          </table:table-cell>
          <table:table-cell table:formula="of:=MATCH([.A641];[.A$2:.A$653];0)" office:value-type="float" office:value="314" calcext:value-type="float">
            <text:p>314</text:p>
          </table:table-cell>
          <table:table-cell table:formula="of:=[.B641]-ROW()+1" office:value-type="float" office:value="-326" calcext:value-type="float">
            <text:p>-326</text:p>
          </table:table-cell>
          <table:table-cell table:formula="of:=IF([.C641]&gt;=0;COUNTIF([.B$2:.B$653];&quot;=&quot;&amp;[.B641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pviugkjrzyxedlbthfwonm</text:p>
          </table:table-cell>
          <table:table-cell table:formula="of:=MATCH([.A642];[.A$2:.A$653];0)" office:value-type="float" office:value="315" calcext:value-type="float">
            <text:p>315</text:p>
          </table:table-cell>
          <table:table-cell table:formula="of:=[.B642]-ROW()+1" office:value-type="float" office:value="-326" calcext:value-type="float">
            <text:p>-326</text:p>
          </table:table-cell>
          <table:table-cell table:formula="of:=IF([.C642]&gt;=0;COUNTIF([.B$2:.B$653];&quot;=&quot;&amp;[.B642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kviugjerzyxcdlbthfwonm</text:p>
          </table:table-cell>
          <table:table-cell table:formula="of:=MATCH([.A643];[.A$2:.A$653];0)" office:value-type="float" office:value="316" calcext:value-type="float">
            <text:p>316</text:p>
          </table:table-cell>
          <table:table-cell table:formula="of:=[.B643]-ROW()+1" office:value-type="float" office:value="-326" calcext:value-type="float">
            <text:p>-326</text:p>
          </table:table-cell>
          <table:table-cell table:formula="of:=IF([.C643]&gt;=0;COUNTIF([.B$2:.B$653];&quot;=&quot;&amp;[.B643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hgkjrzyucdlbtofwxnm</text:p>
          </table:table-cell>
          <table:table-cell table:formula="of:=MATCH([.A644];[.A$2:.A$653];0)" office:value-type="float" office:value="317" calcext:value-type="float">
            <text:p>317</text:p>
          </table:table-cell>
          <table:table-cell table:formula="of:=[.B644]-ROW()+1" office:value-type="float" office:value="-326" calcext:value-type="float">
            <text:p>-326</text:p>
          </table:table-cell>
          <table:table-cell table:formula="of:=IF([.C644]&gt;=0;COUNTIF([.B$2:.B$653];&quot;=&quot;&amp;[.B644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kjrzoncdlbthfwxym</text:p>
          </table:table-cell>
          <table:table-cell table:formula="of:=MATCH([.A645];[.A$2:.A$653];0)" office:value-type="float" office:value="318" calcext:value-type="float">
            <text:p>318</text:p>
          </table:table-cell>
          <table:table-cell table:formula="of:=[.B645]-ROW()+1" office:value-type="float" office:value="-326" calcext:value-type="float">
            <text:p>-326</text:p>
          </table:table-cell>
          <table:table-cell table:formula="of:=IF([.C645]&gt;=0;COUNTIF([.B$2:.B$653];&quot;=&quot;&amp;[.B645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viugkjrzypodlbthfwxnm</text:p>
          </table:table-cell>
          <table:table-cell table:formula="of:=MATCH([.A646];[.A$2:.A$653];0)" office:value-type="float" office:value="319" calcext:value-type="float">
            <text:p>319</text:p>
          </table:table-cell>
          <table:table-cell table:formula="of:=[.B646]-ROW()+1" office:value-type="float" office:value="-326" calcext:value-type="float">
            <text:p>-326</text:p>
          </table:table-cell>
          <table:table-cell table:formula="of:=IF([.C646]&gt;=0;COUNTIF([.B$2:.B$653];&quot;=&quot;&amp;[.B646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jorzykcdlbthfwxnm</text:p>
          </table:table-cell>
          <table:table-cell table:formula="of:=MATCH([.A647];[.A$2:.A$653];0)" office:value-type="float" office:value="320" calcext:value-type="float">
            <text:p>320</text:p>
          </table:table-cell>
          <table:table-cell table:formula="of:=[.B647]-ROW()+1" office:value-type="float" office:value="-326" calcext:value-type="float">
            <text:p>-326</text:p>
          </table:table-cell>
          <table:table-cell table:formula="of:=IF([.C647]&gt;=0;COUNTIF([.B$2:.B$653];&quot;=&quot;&amp;[.B647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hgkjrzuxcdlbtnfwoym</text:p>
          </table:table-cell>
          <table:table-cell table:formula="of:=MATCH([.A648];[.A$2:.A$653];0)" office:value-type="float" office:value="321" calcext:value-type="float">
            <text:p>321</text:p>
          </table:table-cell>
          <table:table-cell table:formula="of:=[.B648]-ROW()+1" office:value-type="float" office:value="-326" calcext:value-type="float">
            <text:p>-326</text:p>
          </table:table-cell>
          <table:table-cell table:formula="of:=IF([.C648]&gt;=0;COUNTIF([.B$2:.B$653];&quot;=&quot;&amp;[.B648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vihgkjrzyxudlbtpfwonm</text:p>
          </table:table-cell>
          <table:table-cell table:formula="of:=MATCH([.A649];[.A$2:.A$653];0)" office:value-type="float" office:value="322" calcext:value-type="float">
            <text:p>322</text:p>
          </table:table-cell>
          <table:table-cell table:formula="of:=[.B649]-ROW()+1" office:value-type="float" office:value="-326" calcext:value-type="float">
            <text:p>-326</text:p>
          </table:table-cell>
          <table:table-cell table:formula="of:=IF([.C649]&gt;=0;COUNTIF([.B$2:.B$653];&quot;=&quot;&amp;[.B649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hgjurzyxcdlbtkfwonm</text:p>
          </table:table-cell>
          <table:table-cell table:formula="of:=MATCH([.A650];[.A$2:.A$653];0)" office:value-type="float" office:value="323" calcext:value-type="float">
            <text:p>323</text:p>
          </table:table-cell>
          <table:table-cell table:formula="of:=[.B650]-ROW()+1" office:value-type="float" office:value="-326" calcext:value-type="float">
            <text:p>-326</text:p>
          </table:table-cell>
          <table:table-cell table:formula="of:=IF([.C650]&gt;=0;COUNTIF([.B$2:.B$653];&quot;=&quot;&amp;[.B650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viugkjrzpxndlbthfwoym</text:p>
          </table:table-cell>
          <table:table-cell table:formula="of:=MATCH([.A651];[.A$2:.A$653];0)" office:value-type="float" office:value="324" calcext:value-type="float">
            <text:p>324</text:p>
          </table:table-cell>
          <table:table-cell table:formula="of:=[.B651]-ROW()+1" office:value-type="float" office:value="-326" calcext:value-type="float">
            <text:p>-326</text:p>
          </table:table-cell>
          <table:table-cell table:formula="of:=IF([.C651]&gt;=0;COUNTIF([.B$2:.B$653];&quot;=&quot;&amp;[.B651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pqeviugjnrzkxcdlbthfwoym</text:p>
          </table:table-cell>
          <table:table-cell table:formula="of:=MATCH([.A652];[.A$2:.A$653];0)" office:value-type="float" office:value="325" calcext:value-type="float">
            <text:p>325</text:p>
          </table:table-cell>
          <table:table-cell table:formula="of:=[.B652]-ROW()+1" office:value-type="float" office:value="-326" calcext:value-type="float">
            <text:p>-326</text:p>
          </table:table-cell>
          <table:table-cell table:formula="of:=IF([.C652]&gt;=0;COUNTIF([.B$2:.B$653];&quot;=&quot;&amp;[.B652]);NA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scqeviugjprzyxkdlbthfwonm</text:p>
          </table:table-cell>
          <table:table-cell table:formula="of:=MATCH([.A653];[.A$2:.A$653];0)" office:value-type="float" office:value="326" calcext:value-type="float">
            <text:p>326</text:p>
          </table:table-cell>
          <table:table-cell table:formula="of:=[.B653]-ROW()+1" office:value-type="float" office:value="-326" calcext:value-type="float">
            <text:p>-326</text:p>
          </table:table-cell>
          <table:table-cell table:formula="of:=IF([.C653]&gt;=0;COUNTIF([.B$2:.B$653];&quot;=&quot;&amp;[.B653]);NA())" office:value-type="string" office:string-value="" calcext:value-type="error">
            <text:p>#N/A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22">
      <number:scientific-number number:decimal-places="16" loext:min-decimal-places="16" number:min-integer-digits="1" number:min-exponent-digits="3" loext:exponent-interval="1" loext:forced-exponent-sign="true"/>
    </number:number-style>
    <number:number-style style:name="N123">
      <number:scientific-number number:decimal-places="17" loext:min-decimal-places="17" number:min-integer-digits="1" number:min-exponent-digits="3" loext:exponent-interval="1" loext:forced-exponent-sign="true"/>
    </number:number-style>
    <number:number-style style:name="N124">
      <number:scientific-number number:decimal-places="18" loext:min-decimal-places="18" number:min-integer-digits="1" number:min-exponent-digits="3" loext:exponent-interval="1" loext:forced-exponent-sign="true"/>
    </number:number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23:09:14.705559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3:09:26.704290941</meta:creation-date>
    <meta:editing-duration>P1DT20H46M9S</meta:editing-duration>
    <meta:editing-cycles>3</meta:editing-cycles>
    <meta:generator>LibreOffice/6.2.4.2$Linux_X86_64 LibreOffice_project/2412653d852ce75f65fbfa83fb7e7b669a126d64</meta:generator>
    <dc:date>2019-06-14T20:16:50.077208758</dc:date>
    <meta:document-statistic meta:table-count="5" meta:cell-count="3649" meta:object-count="0"/>
  </office:meta>
</office:document-meta>
</file>